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159.99mm" svg:height="89.99mm" svg:x="275.79mm" svg:y="16.13mm">
            <loext:p draw:notify-on-update-of-ranges="Tabelle1.D4:Tabelle1.D4 Tabelle1.D5:Tabelle1.D206 Tabelle1.H4:Tabelle1.H4 Tabelle1.H5:Tabelle1.H206 Tabelle1.K4:Tabelle1.K4 Tabelle1.K5:Tabelle1.K206 Tabelle1.E4:Tabelle1.E4 Tabelle1.E5:Tabelle1.E206 Tabelle1.I4:Tabelle1.I4 Tabelle1.I5:Tabelle1.I206 Tabelle1.L4:Tabelle1.L4 Tabelle1.L5:Tabelle1.L20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mu_z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_a</text:p>
          </table:table-cell>
          <table:table-cell office:value-type="float" office:value="0.92" calcext:value-type="float">
            <text:p>0,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lta_t</text:p>
          </table:table-cell>
          <table:table-cell office:value-type="float" office:value="0.01024" calcext:value-type="float">
            <text:p>0,01024</text:p>
          </table:table-cell>
          <table:table-cell table:number-columns-repeated="4"/>
          <table:table-cell office:value-type="string" calcext:value-type="string">
            <text:p>(1-K)a + K(z-mu_a)</text:p>
          </table:table-cell>
          <table:table-cell table:number-columns-repeated="2"/>
          <table:table-cell office:value-type="string" calcext:value-type="string">
            <text:p>(1-K)a + Kz – mu_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z_real</text:p>
          </table:table-cell>
          <table:table-cell office:value-type="string" calcext:value-type="string">
            <text:p>a_real</text:p>
          </table:table-cell>
          <table:table-cell office:value-type="string" calcext:value-type="string">
            <text:p>v_real</text:p>
          </table:table-cell>
          <table:table-cell office:value-type="string" calcext:value-type="string">
            <text:p>h_rea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 (K(z-mu))</text:p>
          </table:table-cell>
          <table:table-cell office:value-type="string" calcext:value-type="string">
            <text:p>h (K(z-mu)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 (Kz – mu)</text:p>
          </table:table-cell>
          <table:table-cell office:value-type="string" calcext:value-type="string">
            <text:p>h (Kz – mu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B5]-10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5]+mu_z-10" office:value-type="float" office:value="20" calcext:value-type="float">
            <text:p>20</text:p>
          </table:table-cell>
          <table:table-cell table:formula="of:=K_a*([.F5]-mu_z)" office:value-type="float" office:value="9.2" calcext:value-type="float">
            <text:p>9,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K_a*[.F5]-mu_z" office:value-type="float" office:value="8.4" calcext:value-type="float">
            <text:p>8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5]+delta_t" office:value-type="float" office:value="0.01024" calcext:value-type="float">
            <text:p>0,01024</text:p>
          </table:table-cell>
          <table:table-cell office:value-type="float" office:value="20" calcext:value-type="float">
            <text:p>20</text:p>
          </table:table-cell>
          <table:table-cell table:formula="of:=[.B6]-10" office:value-type="float" office:value="10" calcext:value-type="float">
            <text:p>10</text:p>
          </table:table-cell>
          <table:table-cell table:formula="of:=delta_t*[.C5]+[.D5]" office:value-type="float" office:value="0.1024" calcext:value-type="float">
            <text:p>0,1024</text:p>
          </table:table-cell>
          <table:table-cell table:formula="of:=[.E5]+delta_t*[.D5]+0.5*delta_t^2*[.C5]" office:value-type="float" office:value="0.000524288" calcext:value-type="float">
            <text:p>0,000524288</text:p>
          </table:table-cell>
          <table:table-cell table:formula="of:=[.B6]+mu_z-10" office:value-type="float" office:value="20" calcext:value-type="float">
            <text:p>20</text:p>
          </table:table-cell>
          <table:table-cell table:formula="of:=(1-K_a)*[.G5]+K_a*([.F6]-mu_z)" office:value-type="float" office:value="9.936" calcext:value-type="float">
            <text:p>9,936</text:p>
          </table:table-cell>
          <table:table-cell table:formula="of:=[.H5]+delta_t*[.G5]" office:value-type="float" office:value="0.094208" calcext:value-type="float">
            <text:p>0,094208</text:p>
          </table:table-cell>
          <table:table-cell table:formula="of:=[.I5]+delta_t*[.H5]+0.5*delta_t^2*[.G5]" office:value-type="float" office:value="0.00048234496" calcext:value-type="float">
            <text:p>0,000482345</text:p>
          </table:table-cell>
          <table:table-cell table:formula="of:=(1-K_a)*[.J5]+K_a*[.F6]-mu_z" office:value-type="float" office:value="9.072" calcext:value-type="float">
            <text:p>9,072</text:p>
          </table:table-cell>
          <table:table-cell table:formula="of:=[.K5]+delta_t*[.J5]" office:value-type="float" office:value="0.086016" calcext:value-type="float">
            <text:p>0,086016</text:p>
          </table:table-cell>
          <table:table-cell table:formula="of:=[.L5]+delta_t*[.K5]+0.5*delta_t^2*[.J5]" office:value-type="float" office:value="0.00044040192" calcext:value-type="float">
            <text:p>0,0004404019</text:p>
          </table:table-cell>
        </table:table-row>
        <table:table-row table:style-name="ro1">
          <table:table-cell table:formula="of:=[.A6]+delta_t" office:value-type="float" office:value="0.02048" calcext:value-type="float">
            <text:p>0,02048</text:p>
          </table:table-cell>
          <table:table-cell office:value-type="float" office:value="20" calcext:value-type="float">
            <text:p>20</text:p>
          </table:table-cell>
          <table:table-cell table:formula="of:=[.B7]-10" office:value-type="float" office:value="10" calcext:value-type="float">
            <text:p>10</text:p>
          </table:table-cell>
          <table:table-cell table:formula="of:=delta_t*[.C6]+[.D6]" office:value-type="float" office:value="0.2048" calcext:value-type="float">
            <text:p>0,2048</text:p>
          </table:table-cell>
          <table:table-cell table:formula="of:=[.E6]+delta_t*[.D6]+0.5*delta_t^2*[.C6]" office:value-type="float" office:value="0.002097152" calcext:value-type="float">
            <text:p>0,002097152</text:p>
          </table:table-cell>
          <table:table-cell table:formula="of:=[.B7]+mu_z-10" office:value-type="float" office:value="20" calcext:value-type="float">
            <text:p>20</text:p>
          </table:table-cell>
          <table:table-cell table:formula="of:=(1-K_a)*[.G6]+K_a*([.F7]-mu_z)" office:value-type="float" office:value="9.99488" calcext:value-type="float">
            <text:p>9,99488</text:p>
          </table:table-cell>
          <table:table-cell table:formula="of:=[.H6]+delta_t*[.G6]" office:value-type="float" office:value="0.19595264" calcext:value-type="float">
            <text:p>0,19595264</text:p>
          </table:table-cell>
          <table:table-cell table:formula="of:=[.I6]+delta_t*[.H6]+0.5*delta_t^2*[.G6]" office:value-type="float" office:value="0.0019679674368" calcext:value-type="float">
            <text:p>0,0019679674</text:p>
          </table:table-cell>
          <table:table-cell table:formula="of:=(1-K_a)*[.J6]+K_a*[.F7]-mu_z" office:value-type="float" office:value="9.12576" calcext:value-type="float">
            <text:p>9,12576</text:p>
          </table:table-cell>
          <table:table-cell table:formula="of:=[.K6]+delta_t*[.J6]" office:value-type="float" office:value="0.17891328" calcext:value-type="float">
            <text:p>0,17891328</text:p>
          </table:table-cell>
          <table:table-cell table:formula="of:=[.L6]+delta_t*[.K6]+0.5*delta_t^2*[.J6]" office:value-type="float" office:value="0.0017968398336" calcext:value-type="float">
            <text:p>0,0017968398</text:p>
          </table:table-cell>
        </table:table-row>
        <table:table-row table:style-name="ro1">
          <table:table-cell table:formula="of:=[.A7]+delta_t" office:value-type="float" office:value="0.03072" calcext:value-type="float">
            <text:p>0,03072</text:p>
          </table:table-cell>
          <table:table-cell office:value-type="float" office:value="20" calcext:value-type="float">
            <text:p>20</text:p>
          </table:table-cell>
          <table:table-cell table:formula="of:=[.B8]-10" office:value-type="float" office:value="10" calcext:value-type="float">
            <text:p>10</text:p>
          </table:table-cell>
          <table:table-cell table:formula="of:=delta_t*[.C7]+[.D7]" office:value-type="float" office:value="0.3072" calcext:value-type="float">
            <text:p>0,3072</text:p>
          </table:table-cell>
          <table:table-cell table:formula="of:=[.E7]+delta_t*[.D7]+0.5*delta_t^2*[.C7]" office:value-type="float" office:value="0.004718592" calcext:value-type="float">
            <text:p>0,004718592</text:p>
          </table:table-cell>
          <table:table-cell table:formula="of:=[.B8]+mu_z-10" office:value-type="float" office:value="20" calcext:value-type="float">
            <text:p>20</text:p>
          </table:table-cell>
          <table:table-cell table:formula="of:=(1-K_a)*[.G7]+K_a*([.F8]-mu_z)" office:value-type="float" office:value="9.9995904" calcext:value-type="float">
            <text:p>9,9995904</text:p>
          </table:table-cell>
          <table:table-cell table:formula="of:=[.H7]+delta_t*[.G7]" office:value-type="float" office:value="0.2983002112" calcext:value-type="float">
            <text:p>0,2983002112</text:p>
          </table:table-cell>
          <table:table-cell table:formula="of:=[.I7]+delta_t*[.H7]+0.5*delta_t^2*[.G7]" office:value-type="float" office:value="0.004498542034944" calcext:value-type="float">
            <text:p>0,004498542</text:p>
          </table:table-cell>
          <table:table-cell table:formula="of:=(1-K_a)*[.J7]+K_a*[.F8]-mu_z" office:value-type="float" office:value="9.1300608" calcext:value-type="float">
            <text:p>9,1300608</text:p>
          </table:table-cell>
          <table:table-cell table:formula="of:=[.K7]+delta_t*[.J7]" office:value-type="float" office:value="0.2723610624" calcext:value-type="float">
            <text:p>0,2723610624</text:p>
          </table:table-cell>
          <table:table-cell table:formula="of:=[.L7]+delta_t*[.K7]+0.5*delta_t^2*[.J7]" office:value-type="float" office:value="0.004107364466688" calcext:value-type="float">
            <text:p>0,0041073645</text:p>
          </table:table-cell>
        </table:table-row>
        <table:table-row table:style-name="ro1">
          <table:table-cell table:formula="of:=[.A8]+delta_t" office:value-type="float" office:value="0.04096" calcext:value-type="float">
            <text:p>0,04096</text:p>
          </table:table-cell>
          <table:table-cell office:value-type="float" office:value="20" calcext:value-type="float">
            <text:p>20</text:p>
          </table:table-cell>
          <table:table-cell table:formula="of:=[.B9]-10" office:value-type="float" office:value="10" calcext:value-type="float">
            <text:p>10</text:p>
          </table:table-cell>
          <table:table-cell table:formula="of:=delta_t*[.C8]+[.D8]" office:value-type="float" office:value="0.4096" calcext:value-type="float">
            <text:p>0,4096</text:p>
          </table:table-cell>
          <table:table-cell table:formula="of:=[.E8]+delta_t*[.D8]+0.5*delta_t^2*[.C8]" office:value-type="float" office:value="0.008388608" calcext:value-type="float">
            <text:p>0,008388608</text:p>
          </table:table-cell>
          <table:table-cell table:formula="of:=[.B9]+mu_z-10" office:value-type="float" office:value="20" calcext:value-type="float">
            <text:p>20</text:p>
          </table:table-cell>
          <table:table-cell table:formula="of:=(1-K_a)*[.G8]+K_a*([.F9]-mu_z)" office:value-type="float" office:value="9.999967232" calcext:value-type="float">
            <text:p>9,999967232</text:p>
          </table:table-cell>
          <table:table-cell table:formula="of:=[.H8]+delta_t*[.G8]" office:value-type="float" office:value="0.400696016896" calcext:value-type="float">
            <text:p>0,4006960169</text:p>
          </table:table-cell>
          <table:table-cell table:formula="of:=[.I8]+delta_t*[.H8]+0.5*delta_t^2*[.G8]" office:value-type="float" office:value="0.00807740272279552" calcext:value-type="float">
            <text:p>0,0080774027</text:p>
          </table:table-cell>
          <table:table-cell table:formula="of:=(1-K_a)*[.J8]+K_a*[.F9]-mu_z" office:value-type="float" office:value="9.130404864" calcext:value-type="float">
            <text:p>9,130404864</text:p>
          </table:table-cell>
          <table:table-cell table:formula="of:=[.K8]+delta_t*[.J8]" office:value-type="float" office:value="0.365852884992" calcext:value-type="float">
            <text:p>0,365852885</text:p>
          </table:table-cell>
          <table:table-cell table:formula="of:=[.L8]+delta_t*[.K8]+0.5*delta_t^2*[.J8]" office:value-type="float" office:value="0.00737501987733504" calcext:value-type="float">
            <text:p>0,0073750199</text:p>
          </table:table-cell>
        </table:table-row>
        <table:table-row table:style-name="ro1">
          <table:table-cell table:formula="of:=[.A9]+delta_t" office:value-type="float" office:value="0.0512" calcext:value-type="float">
            <text:p>0,0512</text:p>
          </table:table-cell>
          <table:table-cell office:value-type="float" office:value="20" calcext:value-type="float">
            <text:p>20</text:p>
          </table:table-cell>
          <table:table-cell table:formula="of:=[.B10]-10" office:value-type="float" office:value="10" calcext:value-type="float">
            <text:p>10</text:p>
          </table:table-cell>
          <table:table-cell table:formula="of:=delta_t*[.C9]+[.D9]" office:value-type="float" office:value="0.512" calcext:value-type="float">
            <text:p>0,512</text:p>
          </table:table-cell>
          <table:table-cell table:formula="of:=[.E9]+delta_t*[.D9]+0.5*delta_t^2*[.C9]" office:value-type="float" office:value="0.0131072" calcext:value-type="float">
            <text:p>0,0131072</text:p>
          </table:table-cell>
          <table:table-cell table:formula="of:=[.B10]+mu_z-10" office:value-type="float" office:value="20" calcext:value-type="float">
            <text:p>20</text:p>
          </table:table-cell>
          <table:table-cell table:formula="of:=(1-K_a)*[.G9]+K_a*([.F10]-mu_z)" office:value-type="float" office:value="9.99999737856" calcext:value-type="float">
            <text:p>9,9999973786</text:p>
          </table:table-cell>
          <table:table-cell table:formula="of:=[.H9]+delta_t*[.G9]" office:value-type="float" office:value="0.50309568135168" calcext:value-type="float">
            <text:p>0,5030956814</text:p>
          </table:table-cell>
          <table:table-cell table:formula="of:=[.I9]+delta_t*[.H9]+0.5*delta_t^2*[.G9]" office:value-type="float" office:value="0.0127048162178236" calcext:value-type="float">
            <text:p>0,0127048162</text:p>
          </table:table-cell>
          <table:table-cell table:formula="of:=(1-K_a)*[.J9]+K_a*[.F10]-mu_z" office:value-type="float" office:value="9.13043238912" calcext:value-type="float">
            <text:p>9,1304323891</text:p>
          </table:table-cell>
          <table:table-cell table:formula="of:=[.K9]+delta_t*[.J9]" office:value-type="float" office:value="0.45934823079936" calcext:value-type="float">
            <text:p>0,4593482308</text:p>
          </table:table-cell>
          <table:table-cell table:formula="of:=[.L9]+delta_t*[.K9]+0.5*delta_t^2*[.J9]" office:value-type="float" office:value="0.0116000495901868" calcext:value-type="float">
            <text:p>0,0116000496</text:p>
          </table:table-cell>
        </table:table-row>
        <table:table-row table:style-name="ro1">
          <table:table-cell table:formula="of:=[.A10]+delta_t" office:value-type="float" office:value="0.06144" calcext:value-type="float">
            <text:p>0,06144</text:p>
          </table:table-cell>
          <table:table-cell office:value-type="float" office:value="20" calcext:value-type="float">
            <text:p>20</text:p>
          </table:table-cell>
          <table:table-cell table:formula="of:=[.B11]-10" office:value-type="float" office:value="10" calcext:value-type="float">
            <text:p>10</text:p>
          </table:table-cell>
          <table:table-cell table:formula="of:=delta_t*[.C10]+[.D10]" office:value-type="float" office:value="0.6144" calcext:value-type="float">
            <text:p>0,6144</text:p>
          </table:table-cell>
          <table:table-cell table:formula="of:=[.E10]+delta_t*[.D10]+0.5*delta_t^2*[.C10]" office:value-type="float" office:value="0.018874368" calcext:value-type="float">
            <text:p>0,018874368</text:p>
          </table:table-cell>
          <table:table-cell table:formula="of:=[.B11]+mu_z-10" office:value-type="float" office:value="20" calcext:value-type="float">
            <text:p>20</text:p>
          </table:table-cell>
          <table:table-cell table:formula="of:=(1-K_a)*[.G10]+K_a*([.F11]-mu_z)" office:value-type="float" office:value="9.9999997902848" calcext:value-type="float">
            <text:p>9,9999997903</text:p>
          </table:table-cell>
          <table:table-cell table:formula="of:=[.H10]+delta_t*[.G10]" office:value-type="float" office:value="0.605495654508135" calcext:value-type="float">
            <text:p>0,6054956545</text:p>
          </table:table-cell>
          <table:table-cell table:formula="of:=[.I10]+delta_t*[.H10]+0.5*delta_t^2*[.G10]" office:value-type="float" office:value="0.0183808038574259" calcext:value-type="float">
            <text:p>0,0183808039</text:p>
          </table:table-cell>
          <table:table-cell table:formula="of:=(1-K_a)*[.J10]+K_a*[.F11]-mu_z" office:value-type="float" office:value="9.1304345911296" calcext:value-type="float">
            <text:p>9,1304345911</text:p>
          </table:table-cell>
          <table:table-cell table:formula="of:=[.K10]+delta_t*[.J10]" office:value-type="float" office:value="0.552843858463949" calcext:value-type="float">
            <text:p>0,5528438585</text:p>
          </table:table-cell>
          <table:table-cell table:formula="of:=[.L10]+delta_t*[.K10]+0.5*delta_t^2*[.J10]" office:value-type="float" office:value="0.016782473087215" calcext:value-type="float">
            <text:p>0,0167824731</text:p>
          </table:table-cell>
        </table:table-row>
        <table:table-row table:style-name="ro1">
          <table:table-cell table:formula="of:=[.A11]+delta_t" office:value-type="float" office:value="0.07168" calcext:value-type="float">
            <text:p>0,07168</text:p>
          </table:table-cell>
          <table:table-cell office:value-type="float" office:value="20" calcext:value-type="float">
            <text:p>20</text:p>
          </table:table-cell>
          <table:table-cell table:formula="of:=[.B12]-10" office:value-type="float" office:value="10" calcext:value-type="float">
            <text:p>10</text:p>
          </table:table-cell>
          <table:table-cell table:formula="of:=delta_t*[.C11]+[.D11]" office:value-type="float" office:value="0.7168" calcext:value-type="float">
            <text:p>0,7168</text:p>
          </table:table-cell>
          <table:table-cell table:formula="of:=[.E11]+delta_t*[.D11]+0.5*delta_t^2*[.C11]" office:value-type="float" office:value="0.025690112" calcext:value-type="float">
            <text:p>0,025690112</text:p>
          </table:table-cell>
          <table:table-cell table:formula="of:=[.B12]+mu_z-10" office:value-type="float" office:value="20" calcext:value-type="float">
            <text:p>20</text:p>
          </table:table-cell>
          <table:table-cell table:formula="of:=(1-K_a)*[.G11]+K_a*([.F12]-mu_z)" office:value-type="float" office:value="9.99999998322278" calcext:value-type="float">
            <text:p>9,9999999832</text:p>
          </table:table-cell>
          <table:table-cell table:formula="of:=[.H11]+delta_t*[.G11]" office:value-type="float" office:value="0.707895652360651" calcext:value-type="float">
            <text:p>0,7078956524</text:p>
          </table:table-cell>
          <table:table-cell table:formula="of:=[.I11]+delta_t*[.H11]+0.5*delta_t^2*[.G11]" office:value-type="float" office:value="0.0251053673485941" calcext:value-type="float">
            <text:p>0,0251053673</text:p>
          </table:table-cell>
          <table:table-cell table:formula="of:=(1-K_a)*[.J11]+K_a*[.F12]-mu_z" office:value-type="float" office:value="9.13043476729037" calcext:value-type="float">
            <text:p>9,1304347673</text:p>
          </table:table-cell>
          <table:table-cell table:formula="of:=[.K11]+delta_t*[.J11]" office:value-type="float" office:value="0.646339508677116" calcext:value-type="float">
            <text:p>0,6463395087</text:p>
          </table:table-cell>
          <table:table-cell table:formula="of:=[.L11]+delta_t*[.K11]+0.5*delta_t^2*[.J11]" office:value-type="float" office:value="0.0229222919269772" calcext:value-type="float">
            <text:p>0,0229222919</text:p>
          </table:table-cell>
        </table:table-row>
        <table:table-row table:style-name="ro1">
          <table:table-cell table:formula="of:=[.A12]+delta_t" office:value-type="float" office:value="0.08192" calcext:value-type="float">
            <text:p>0,08192</text:p>
          </table:table-cell>
          <table:table-cell office:value-type="float" office:value="20" calcext:value-type="float">
            <text:p>20</text:p>
          </table:table-cell>
          <table:table-cell table:formula="of:=[.B13]-10" office:value-type="float" office:value="10" calcext:value-type="float">
            <text:p>10</text:p>
          </table:table-cell>
          <table:table-cell table:formula="of:=delta_t*[.C12]+[.D12]" office:value-type="float" office:value="0.8192" calcext:value-type="float">
            <text:p>0,8192</text:p>
          </table:table-cell>
          <table:table-cell table:formula="of:=[.E12]+delta_t*[.D12]+0.5*delta_t^2*[.C12]" office:value-type="float" office:value="0.033554432" calcext:value-type="float">
            <text:p>0,033554432</text:p>
          </table:table-cell>
          <table:table-cell table:formula="of:=[.B13]+mu_z-10" office:value-type="float" office:value="20" calcext:value-type="float">
            <text:p>20</text:p>
          </table:table-cell>
          <table:table-cell table:formula="of:=(1-K_a)*[.G12]+K_a*([.F13]-mu_z)" office:value-type="float" office:value="9.99999999865782" calcext:value-type="float">
            <text:p>9,9999999987</text:p>
          </table:table-cell>
          <table:table-cell table:formula="of:=[.H12]+delta_t*[.G12]" office:value-type="float" office:value="0.810295652188852" calcext:value-type="float">
            <text:p>0,8102956522</text:p>
          </table:table-cell>
          <table:table-cell table:formula="of:=[.I12]+delta_t*[.H12]+0.5*delta_t^2*[.G12]" office:value-type="float" office:value="0.0328785068278875" calcext:value-type="float">
            <text:p>0,0328785068</text:p>
          </table:table-cell>
          <table:table-cell table:formula="of:=(1-K_a)*[.J12]+K_a*[.F13]-mu_z" office:value-type="float" office:value="9.13043478138323" calcext:value-type="float">
            <text:p>9,1304347814</text:p>
          </table:table-cell>
          <table:table-cell table:formula="of:=[.K12]+delta_t*[.J12]" office:value-type="float" office:value="0.73983516069417" calcext:value-type="float">
            <text:p>0,7398351607</text:p>
          </table:table-cell>
          <table:table-cell table:formula="of:=[.L12]+delta_t*[.K12]+0.5*delta_t^2*[.J12]" office:value-type="float" office:value="0.0300195062341582" calcext:value-type="float">
            <text:p>0,0300195062</text:p>
          </table:table-cell>
        </table:table-row>
        <table:table-row table:style-name="ro1">
          <table:table-cell table:formula="of:=[.A13]+delta_t" office:value-type="float" office:value="0.09216" calcext:value-type="float">
            <text:p>0,09216</text:p>
          </table:table-cell>
          <table:table-cell office:value-type="float" office:value="20" calcext:value-type="float">
            <text:p>20</text:p>
          </table:table-cell>
          <table:table-cell table:formula="of:=[.B14]-10" office:value-type="float" office:value="10" calcext:value-type="float">
            <text:p>10</text:p>
          </table:table-cell>
          <table:table-cell table:formula="of:=delta_t*[.C13]+[.D13]" office:value-type="float" office:value="0.9216" calcext:value-type="float">
            <text:p>0,9216</text:p>
          </table:table-cell>
          <table:table-cell table:formula="of:=[.E13]+delta_t*[.D13]+0.5*delta_t^2*[.C13]" office:value-type="float" office:value="0.042467328" calcext:value-type="float">
            <text:p>0,042467328</text:p>
          </table:table-cell>
          <table:table-cell table:formula="of:=[.B14]+mu_z-10" office:value-type="float" office:value="20" calcext:value-type="float">
            <text:p>20</text:p>
          </table:table-cell>
          <table:table-cell table:formula="of:=(1-K_a)*[.G13]+K_a*([.F14]-mu_z)" office:value-type="float" office:value="9.99999999989263" calcext:value-type="float">
            <text:p>9,9999999999</text:p>
          </table:table-cell>
          <table:table-cell table:formula="of:=[.H13]+delta_t*[.G13]" office:value-type="float" office:value="0.912695652175109" calcext:value-type="float">
            <text:p>0,9126956522</text:p>
          </table:table-cell>
          <table:table-cell table:formula="of:=[.I13]+delta_t*[.H13]+0.5*delta_t^2*[.G13]" office:value-type="float" office:value="0.041700222306231" calcext:value-type="float">
            <text:p>0,0417002223</text:p>
          </table:table-cell>
          <table:table-cell table:formula="of:=(1-K_a)*[.J13]+K_a*[.F14]-mu_z" office:value-type="float" office:value="9.13043478251066" calcext:value-type="float">
            <text:p>9,1304347825</text:p>
          </table:table-cell>
          <table:table-cell table:formula="of:=[.K13]+delta_t*[.J13]" office:value-type="float" office:value="0.833330812855534" calcext:value-type="float">
            <text:p>0,8333308129</text:p>
          </table:table-cell>
          <table:table-cell table:formula="of:=[.L13]+delta_t*[.K13]+0.5*delta_t^2*[.J13]" office:value-type="float" office:value="0.0380741160187327" calcext:value-type="float">
            <text:p>0,038074116</text:p>
          </table:table-cell>
        </table:table-row>
        <table:table-row table:style-name="ro1">
          <table:table-cell table:formula="of:=[.A14]+delta_t" office:value-type="float" office:value="0.1024" calcext:value-type="float">
            <text:p>0,1024</text:p>
          </table:table-cell>
          <table:table-cell office:value-type="float" office:value="20" calcext:value-type="float">
            <text:p>20</text:p>
          </table:table-cell>
          <table:table-cell table:formula="of:=[.B15]-10" office:value-type="float" office:value="10" calcext:value-type="float">
            <text:p>10</text:p>
          </table:table-cell>
          <table:table-cell table:formula="of:=delta_t*[.C14]+[.D14]" office:value-type="float" office:value="1.024" calcext:value-type="float">
            <text:p>1,024</text:p>
          </table:table-cell>
          <table:table-cell table:formula="of:=[.E14]+delta_t*[.D14]+0.5*delta_t^2*[.C14]" office:value-type="float" office:value="0.0524288" calcext:value-type="float">
            <text:p>0,0524288</text:p>
          </table:table-cell>
          <table:table-cell table:formula="of:=[.B15]+mu_z-10" office:value-type="float" office:value="20" calcext:value-type="float">
            <text:p>20</text:p>
          </table:table-cell>
          <table:table-cell table:formula="of:=(1-K_a)*[.G14]+K_a*([.F15]-mu_z)" office:value-type="float" office:value="9.99999999999141" calcext:value-type="float">
            <text:p>10</text:p>
          </table:table-cell>
          <table:table-cell table:formula="of:=[.H14]+delta_t*[.G14]" office:value-type="float" office:value="1.01509565217401" calcext:value-type="float">
            <text:p>1,0150956522</text:p>
          </table:table-cell>
          <table:table-cell table:formula="of:=[.I14]+delta_t*[.H14]+0.5*delta_t^2*[.G14]" office:value-type="float" office:value="0.0515705137844985" calcext:value-type="float">
            <text:p>0,0515705138</text:p>
          </table:table-cell>
          <table:table-cell table:formula="of:=(1-K_a)*[.J14]+K_a*[.F15]-mu_z" office:value-type="float" office:value="9.13043478260085" calcext:value-type="float">
            <text:p>9,1304347826</text:p>
          </table:table-cell>
          <table:table-cell table:formula="of:=[.K14]+delta_t*[.J14]" office:value-type="float" office:value="0.926826465028443" calcext:value-type="float">
            <text:p>0,926826465</text:p>
          </table:table-cell>
          <table:table-cell table:formula="of:=[.L14]+delta_t*[.K14]+0.5*delta_t^2*[.J14]" office:value-type="float" office:value="0.0470861212814986" calcext:value-type="float">
            <text:p>0,0470861213</text:p>
          </table:table-cell>
        </table:table-row>
        <table:table-row table:style-name="ro1">
          <table:table-cell table:formula="of:=[.A15]+delta_t" office:value-type="float" office:value="0.11264" calcext:value-type="float">
            <text:p>0,11264</text:p>
          </table:table-cell>
          <table:table-cell office:value-type="float" office:value="20" calcext:value-type="float">
            <text:p>20</text:p>
          </table:table-cell>
          <table:table-cell table:formula="of:=[.B16]-10" office:value-type="float" office:value="10" calcext:value-type="float">
            <text:p>10</text:p>
          </table:table-cell>
          <table:table-cell table:formula="of:=delta_t*[.C15]+[.D15]" office:value-type="float" office:value="1.1264" calcext:value-type="float">
            <text:p>1,1264</text:p>
          </table:table-cell>
          <table:table-cell table:formula="of:=[.E15]+delta_t*[.D15]+0.5*delta_t^2*[.C15]" office:value-type="float" office:value="0.063438848" calcext:value-type="float">
            <text:p>0,063438848</text:p>
          </table:table-cell>
          <table:table-cell table:formula="of:=[.B16]+mu_z-10" office:value-type="float" office:value="20" calcext:value-type="float">
            <text:p>20</text:p>
          </table:table-cell>
          <table:table-cell table:formula="of:=(1-K_a)*[.G15]+K_a*([.F16]-mu_z)" office:value-type="float" office:value="9.99999999999931" calcext:value-type="float">
            <text:p>10</text:p>
          </table:table-cell>
          <table:table-cell table:formula="of:=[.H15]+delta_t*[.G15]" office:value-type="float" office:value="1.11749565217392" calcext:value-type="float">
            <text:p>1,1174956522</text:p>
          </table:table-cell>
          <table:table-cell table:formula="of:=[.I15]+delta_t*[.H15]+0.5*delta_t^2*[.G15]" office:value-type="float" office:value="0.0624893812627599" calcext:value-type="float">
            <text:p>0,0624893813</text:p>
          </table:table-cell>
          <table:table-cell table:formula="of:=(1-K_a)*[.J15]+K_a*[.F16]-mu_z" office:value-type="float" office:value="9.13043478260807" calcext:value-type="float">
            <text:p>9,1304347826</text:p>
          </table:table-cell>
          <table:table-cell table:formula="of:=[.K15]+delta_t*[.J15]" office:value-type="float" office:value="1.02032211720228" calcext:value-type="float">
            <text:p>1,0203221172</text:p>
          </table:table-cell>
          <table:table-cell table:formula="of:=[.L15]+delta_t*[.K15]+0.5*delta_t^2*[.J15]" office:value-type="float" office:value="0.0570555220225199" calcext:value-type="float">
            <text:p>0,057055522</text:p>
          </table:table-cell>
        </table:table-row>
        <table:table-row table:style-name="ro1">
          <table:table-cell table:formula="of:=[.A16]+delta_t" office:value-type="float" office:value="0.12288" calcext:value-type="float">
            <text:p>0,12288</text:p>
          </table:table-cell>
          <table:table-cell office:value-type="float" office:value="20" calcext:value-type="float">
            <text:p>20</text:p>
          </table:table-cell>
          <table:table-cell table:formula="of:=[.B17]-10" office:value-type="float" office:value="10" calcext:value-type="float">
            <text:p>10</text:p>
          </table:table-cell>
          <table:table-cell table:formula="of:=delta_t*[.C16]+[.D16]" office:value-type="float" office:value="1.2288" calcext:value-type="float">
            <text:p>1,2288</text:p>
          </table:table-cell>
          <table:table-cell table:formula="of:=[.E16]+delta_t*[.D16]+0.5*delta_t^2*[.C16]" office:value-type="float" office:value="0.075497472" calcext:value-type="float">
            <text:p>0,075497472</text:p>
          </table:table-cell>
          <table:table-cell table:formula="of:=[.B17]+mu_z-10" office:value-type="float" office:value="20" calcext:value-type="float">
            <text:p>20</text:p>
          </table:table-cell>
          <table:table-cell table:formula="of:=(1-K_a)*[.G16]+K_a*([.F17]-mu_z)" office:value-type="float" office:value="9.99999999999995" calcext:value-type="float">
            <text:p>10</text:p>
          </table:table-cell>
          <table:table-cell table:formula="of:=[.H16]+delta_t*[.G16]" office:value-type="float" office:value="1.21989565217391" calcext:value-type="float">
            <text:p>1,2198956522</text:p>
          </table:table-cell>
          <table:table-cell table:formula="of:=[.I16]+delta_t*[.H16]+0.5*delta_t^2*[.G16]" office:value-type="float" office:value="0.0744568247410208" calcext:value-type="float">
            <text:p>0,0744568247</text:p>
          </table:table-cell>
          <table:table-cell table:formula="of:=(1-K_a)*[.J16]+K_a*[.F17]-mu_z" office:value-type="float" office:value="9.13043478260865" calcext:value-type="float">
            <text:p>9,1304347826</text:p>
          </table:table-cell>
          <table:table-cell table:formula="of:=[.K16]+delta_t*[.J16]" office:value-type="float" office:value="1.11381776937618" calcext:value-type="float">
            <text:p>1,1138177694</text:p>
          </table:table-cell>
          <table:table-cell table:formula="of:=[.L16]+delta_t*[.K16]+0.5*delta_t^2*[.J16]" office:value-type="float" office:value="0.0679823182418016" calcext:value-type="float">
            <text:p>0,0679823182</text:p>
          </table:table-cell>
        </table:table-row>
        <table:table-row table:style-name="ro1">
          <table:table-cell table:formula="of:=[.A17]+delta_t" office:value-type="float" office:value="0.13312" calcext:value-type="float">
            <text:p>0,13312</text:p>
          </table:table-cell>
          <table:table-cell office:value-type="float" office:value="20" calcext:value-type="float">
            <text:p>20</text:p>
          </table:table-cell>
          <table:table-cell table:formula="of:=[.B18]-10" office:value-type="float" office:value="10" calcext:value-type="float">
            <text:p>10</text:p>
          </table:table-cell>
          <table:table-cell table:formula="of:=delta_t*[.C17]+[.D17]" office:value-type="float" office:value="1.3312" calcext:value-type="float">
            <text:p>1,3312</text:p>
          </table:table-cell>
          <table:table-cell table:formula="of:=[.E17]+delta_t*[.D17]+0.5*delta_t^2*[.C17]" office:value-type="float" office:value="0.088604672" calcext:value-type="float">
            <text:p>0,088604672</text:p>
          </table:table-cell>
          <table:table-cell table:formula="of:=[.B18]+mu_z-10" office:value-type="float" office:value="20" calcext:value-type="float">
            <text:p>20</text:p>
          </table:table-cell>
          <table:table-cell table:formula="of:=(1-K_a)*[.G17]+K_a*([.F18]-mu_z)" office:value-type="float" office:value="10" calcext:value-type="float">
            <text:p>10</text:p>
          </table:table-cell>
          <table:table-cell table:formula="of:=[.H17]+delta_t*[.G17]" office:value-type="float" office:value="1.32229565217391" calcext:value-type="float">
            <text:p>1,3222956522</text:p>
          </table:table-cell>
          <table:table-cell table:formula="of:=[.I17]+delta_t*[.H17]+0.5*delta_t^2*[.G17]" office:value-type="float" office:value="0.0874728442192817" calcext:value-type="float">
            <text:p>0,0874728442</text:p>
          </table:table-cell>
          <table:table-cell table:formula="of:=(1-K_a)*[.J17]+K_a*[.F18]-mu_z" office:value-type="float" office:value="9.13043478260869" calcext:value-type="float">
            <text:p>9,1304347826</text:p>
          </table:table-cell>
          <table:table-cell table:formula="of:=[.K17]+delta_t*[.J17]" office:value-type="float" office:value="1.2073134215501" calcext:value-type="float">
            <text:p>1,2073134216</text:p>
          </table:table-cell>
          <table:table-cell table:formula="of:=[.L17]+delta_t*[.K17]+0.5*delta_t^2*[.J17]" office:value-type="float" office:value="0.0798665099393442" calcext:value-type="float">
            <text:p>0,0798665099</text:p>
          </table:table-cell>
        </table:table-row>
        <table:table-row table:style-name="ro1">
          <table:table-cell table:formula="of:=[.A18]+delta_t" office:value-type="float" office:value="0.14336" calcext:value-type="float">
            <text:p>0,14336</text:p>
          </table:table-cell>
          <table:table-cell office:value-type="float" office:value="20" calcext:value-type="float">
            <text:p>20</text:p>
          </table:table-cell>
          <table:table-cell table:formula="of:=[.B19]-10" office:value-type="float" office:value="10" calcext:value-type="float">
            <text:p>10</text:p>
          </table:table-cell>
          <table:table-cell table:formula="of:=delta_t*[.C18]+[.D18]" office:value-type="float" office:value="1.4336" calcext:value-type="float">
            <text:p>1,4336</text:p>
          </table:table-cell>
          <table:table-cell table:formula="of:=[.E18]+delta_t*[.D18]+0.5*delta_t^2*[.C18]" office:value-type="float" office:value="0.102760448" calcext:value-type="float">
            <text:p>0,102760448</text:p>
          </table:table-cell>
          <table:table-cell table:formula="of:=[.B19]+mu_z-10" office:value-type="float" office:value="20" calcext:value-type="float">
            <text:p>20</text:p>
          </table:table-cell>
          <table:table-cell table:formula="of:=(1-K_a)*[.G18]+K_a*([.F19]-mu_z)" office:value-type="float" office:value="10" calcext:value-type="float">
            <text:p>10</text:p>
          </table:table-cell>
          <table:table-cell table:formula="of:=[.H18]+delta_t*[.G18]" office:value-type="float" office:value="1.42469565217391" calcext:value-type="float">
            <text:p>1,4246956522</text:p>
          </table:table-cell>
          <table:table-cell table:formula="of:=[.I18]+delta_t*[.H18]+0.5*delta_t^2*[.G18]" office:value-type="float" office:value="0.101537439697543" calcext:value-type="float">
            <text:p>0,1015374397</text:p>
          </table:table-cell>
          <table:table-cell table:formula="of:=(1-K_a)*[.J18]+K_a*[.F19]-mu_z" office:value-type="float" office:value="9.1304347826087" calcext:value-type="float">
            <text:p>9,1304347826</text:p>
          </table:table-cell>
          <table:table-cell table:formula="of:=[.K18]+delta_t*[.J18]" office:value-type="float" office:value="1.30080907372401" calcext:value-type="float">
            <text:p>1,3008090737</text:p>
          </table:table-cell>
          <table:table-cell table:formula="of:=[.L18]+delta_t*[.K18]+0.5*delta_t^2*[.J18]" office:value-type="float" office:value="0.0927080971151476" calcext:value-type="float">
            <text:p>0,0927080971</text:p>
          </table:table-cell>
        </table:table-row>
        <table:table-row table:style-name="ro1">
          <table:table-cell table:formula="of:=[.A19]+delta_t" office:value-type="float" office:value="0.1536" calcext:value-type="float">
            <text:p>0,1536</text:p>
          </table:table-cell>
          <table:table-cell office:value-type="float" office:value="20" calcext:value-type="float">
            <text:p>20</text:p>
          </table:table-cell>
          <table:table-cell table:formula="of:=[.B20]-10" office:value-type="float" office:value="10" calcext:value-type="float">
            <text:p>10</text:p>
          </table:table-cell>
          <table:table-cell table:formula="of:=delta_t*[.C19]+[.D19]" office:value-type="float" office:value="1.536" calcext:value-type="float">
            <text:p>1,536</text:p>
          </table:table-cell>
          <table:table-cell table:formula="of:=[.E19]+delta_t*[.D19]+0.5*delta_t^2*[.C19]" office:value-type="float" office:value="0.1179648" calcext:value-type="float">
            <text:p>0,1179648</text:p>
          </table:table-cell>
          <table:table-cell table:formula="of:=[.B20]+mu_z-10" office:value-type="float" office:value="20" calcext:value-type="float">
            <text:p>20</text:p>
          </table:table-cell>
          <table:table-cell table:formula="of:=(1-K_a)*[.G19]+K_a*([.F20]-mu_z)" office:value-type="float" office:value="10" calcext:value-type="float">
            <text:p>10</text:p>
          </table:table-cell>
          <table:table-cell table:formula="of:=[.H19]+delta_t*[.G19]" office:value-type="float" office:value="1.52709565217391" calcext:value-type="float">
            <text:p>1,5270956522</text:p>
          </table:table-cell>
          <table:table-cell table:formula="of:=[.I19]+delta_t*[.H19]+0.5*delta_t^2*[.G19]" office:value-type="float" office:value="0.116650611175803" calcext:value-type="float">
            <text:p>0,1166506112</text:p>
          </table:table-cell>
          <table:table-cell table:formula="of:=(1-K_a)*[.J19]+K_a*[.F20]-mu_z" office:value-type="float" office:value="9.1304347826087" calcext:value-type="float">
            <text:p>9,1304347826</text:p>
          </table:table-cell>
          <table:table-cell table:formula="of:=[.K19]+delta_t*[.J19]" office:value-type="float" office:value="1.39430472589792" calcext:value-type="float">
            <text:p>1,3943047259</text:p>
          </table:table-cell>
          <table:table-cell table:formula="of:=[.L19]+delta_t*[.K19]+0.5*delta_t^2*[.J19]" office:value-type="float" office:value="0.106507079769212" calcext:value-type="float">
            <text:p>0,1065070798</text:p>
          </table:table-cell>
        </table:table-row>
        <table:table-row table:style-name="ro1">
          <table:table-cell table:formula="of:=[.A20]+delta_t" office:value-type="float" office:value="0.16384" calcext:value-type="float">
            <text:p>0,16384</text:p>
          </table:table-cell>
          <table:table-cell office:value-type="float" office:value="20" calcext:value-type="float">
            <text:p>20</text:p>
          </table:table-cell>
          <table:table-cell table:formula="of:=[.B21]-10" office:value-type="float" office:value="10" calcext:value-type="float">
            <text:p>10</text:p>
          </table:table-cell>
          <table:table-cell table:formula="of:=delta_t*[.C20]+[.D20]" office:value-type="float" office:value="1.6384" calcext:value-type="float">
            <text:p>1,6384</text:p>
          </table:table-cell>
          <table:table-cell table:formula="of:=[.E20]+delta_t*[.D20]+0.5*delta_t^2*[.C20]" office:value-type="float" office:value="0.134217728" calcext:value-type="float">
            <text:p>0,134217728</text:p>
          </table:table-cell>
          <table:table-cell table:formula="of:=[.B21]+mu_z-10" office:value-type="float" office:value="20" calcext:value-type="float">
            <text:p>20</text:p>
          </table:table-cell>
          <table:table-cell table:formula="of:=(1-K_a)*[.G20]+K_a*([.F21]-mu_z)" office:value-type="float" office:value="10" calcext:value-type="float">
            <text:p>10</text:p>
          </table:table-cell>
          <table:table-cell table:formula="of:=[.H20]+delta_t*[.G20]" office:value-type="float" office:value="1.62949565217391" calcext:value-type="float">
            <text:p>1,6294956522</text:p>
          </table:table-cell>
          <table:table-cell table:formula="of:=[.I20]+delta_t*[.H20]+0.5*delta_t^2*[.G20]" office:value-type="float" office:value="0.132812358654064" calcext:value-type="float">
            <text:p>0,1328123587</text:p>
          </table:table-cell>
          <table:table-cell table:formula="of:=(1-K_a)*[.J20]+K_a*[.F21]-mu_z" office:value-type="float" office:value="9.1304347826087" calcext:value-type="float">
            <text:p>9,1304347826</text:p>
          </table:table-cell>
          <table:table-cell table:formula="of:=[.K20]+delta_t*[.J20]" office:value-type="float" office:value="1.48780037807183" calcext:value-type="float">
            <text:p>1,4878003781</text:p>
          </table:table-cell>
          <table:table-cell table:formula="of:=[.L20]+delta_t*[.K20]+0.5*delta_t^2*[.J20]" office:value-type="float" office:value="0.121263457901537" calcext:value-type="float">
            <text:p>0,1212634579</text:p>
          </table:table-cell>
        </table:table-row>
        <table:table-row table:style-name="ro1">
          <table:table-cell table:formula="of:=[.A21]+delta_t" office:value-type="float" office:value="0.17408" calcext:value-type="float">
            <text:p>0,17408</text:p>
          </table:table-cell>
          <table:table-cell office:value-type="float" office:value="20" calcext:value-type="float">
            <text:p>20</text:p>
          </table:table-cell>
          <table:table-cell table:formula="of:=[.B22]-10" office:value-type="float" office:value="10" calcext:value-type="float">
            <text:p>10</text:p>
          </table:table-cell>
          <table:table-cell table:formula="of:=delta_t*[.C21]+[.D21]" office:value-type="float" office:value="1.7408" calcext:value-type="float">
            <text:p>1,7408</text:p>
          </table:table-cell>
          <table:table-cell table:formula="of:=[.E21]+delta_t*[.D21]+0.5*delta_t^2*[.C21]" office:value-type="float" office:value="0.151519232" calcext:value-type="float">
            <text:p>0,151519232</text:p>
          </table:table-cell>
          <table:table-cell table:formula="of:=[.B22]+mu_z-10" office:value-type="float" office:value="20" calcext:value-type="float">
            <text:p>20</text:p>
          </table:table-cell>
          <table:table-cell table:formula="of:=(1-K_a)*[.G21]+K_a*([.F22]-mu_z)" office:value-type="float" office:value="10" calcext:value-type="float">
            <text:p>10</text:p>
          </table:table-cell>
          <table:table-cell table:formula="of:=[.H21]+delta_t*[.G21]" office:value-type="float" office:value="1.73189565217391" calcext:value-type="float">
            <text:p>1,7318956522</text:p>
          </table:table-cell>
          <table:table-cell table:formula="of:=[.I21]+delta_t*[.H21]+0.5*delta_t^2*[.G21]" office:value-type="float" office:value="0.150022682132325" calcext:value-type="float">
            <text:p>0,1500226821</text:p>
          </table:table-cell>
          <table:table-cell table:formula="of:=(1-K_a)*[.J21]+K_a*[.F22]-mu_z" office:value-type="float" office:value="9.1304347826087" calcext:value-type="float">
            <text:p>9,1304347826</text:p>
          </table:table-cell>
          <table:table-cell table:formula="of:=[.K21]+delta_t*[.J21]" office:value-type="float" office:value="1.58129603024575" calcext:value-type="float">
            <text:p>1,5812960302</text:p>
          </table:table-cell>
          <table:table-cell table:formula="of:=[.L21]+delta_t*[.K21]+0.5*delta_t^2*[.J21]" office:value-type="float" office:value="0.136977231512123" calcext:value-type="float">
            <text:p>0,1369772315</text:p>
          </table:table-cell>
        </table:table-row>
        <table:table-row table:style-name="ro1">
          <table:table-cell table:formula="of:=[.A22]+delta_t" office:value-type="float" office:value="0.18432" calcext:value-type="float">
            <text:p>0,18432</text:p>
          </table:table-cell>
          <table:table-cell office:value-type="float" office:value="20" calcext:value-type="float">
            <text:p>20</text:p>
          </table:table-cell>
          <table:table-cell table:formula="of:=[.B23]-10" office:value-type="float" office:value="10" calcext:value-type="float">
            <text:p>10</text:p>
          </table:table-cell>
          <table:table-cell table:formula="of:=delta_t*[.C22]+[.D22]" office:value-type="float" office:value="1.8432" calcext:value-type="float">
            <text:p>1,8432</text:p>
          </table:table-cell>
          <table:table-cell table:formula="of:=[.E22]+delta_t*[.D22]+0.5*delta_t^2*[.C22]" office:value-type="float" office:value="0.169869312" calcext:value-type="float">
            <text:p>0,169869312</text:p>
          </table:table-cell>
          <table:table-cell table:formula="of:=[.B23]+mu_z-10" office:value-type="float" office:value="20" calcext:value-type="float">
            <text:p>20</text:p>
          </table:table-cell>
          <table:table-cell table:formula="of:=(1-K_a)*[.G22]+K_a*([.F23]-mu_z)" office:value-type="float" office:value="10" calcext:value-type="float">
            <text:p>10</text:p>
          </table:table-cell>
          <table:table-cell table:formula="of:=[.H22]+delta_t*[.G22]" office:value-type="float" office:value="1.83429565217391" calcext:value-type="float">
            <text:p>1,8342956522</text:p>
          </table:table-cell>
          <table:table-cell table:formula="of:=[.I22]+delta_t*[.H22]+0.5*delta_t^2*[.G22]" office:value-type="float" office:value="0.168281581610586" calcext:value-type="float">
            <text:p>0,1682815816</text:p>
          </table:table-cell>
          <table:table-cell table:formula="of:=(1-K_a)*[.J22]+K_a*[.F23]-mu_z" office:value-type="float" office:value="9.1304347826087" calcext:value-type="float">
            <text:p>9,1304347826</text:p>
          </table:table-cell>
          <table:table-cell table:formula="of:=[.K22]+delta_t*[.J22]" office:value-type="float" office:value="1.67479168241966" calcext:value-type="float">
            <text:p>1,6747916824</text:p>
          </table:table-cell>
          <table:table-cell table:formula="of:=[.L22]+delta_t*[.K22]+0.5*delta_t^2*[.J22]" office:value-type="float" office:value="0.15364840060097" calcext:value-type="float">
            <text:p>0,1536484006</text:p>
          </table:table-cell>
        </table:table-row>
        <table:table-row table:style-name="ro1">
          <table:table-cell table:formula="of:=[.A23]+delta_t" office:value-type="float" office:value="0.19456" calcext:value-type="float">
            <text:p>0,19456</text:p>
          </table:table-cell>
          <table:table-cell office:value-type="float" office:value="20" calcext:value-type="float">
            <text:p>20</text:p>
          </table:table-cell>
          <table:table-cell table:formula="of:=[.B24]-10" office:value-type="float" office:value="10" calcext:value-type="float">
            <text:p>10</text:p>
          </table:table-cell>
          <table:table-cell table:formula="of:=delta_t*[.C23]+[.D23]" office:value-type="float" office:value="1.9456" calcext:value-type="float">
            <text:p>1,9456</text:p>
          </table:table-cell>
          <table:table-cell table:formula="of:=[.E23]+delta_t*[.D23]+0.5*delta_t^2*[.C23]" office:value-type="float" office:value="0.189267968" calcext:value-type="float">
            <text:p>0,189267968</text:p>
          </table:table-cell>
          <table:table-cell table:formula="of:=[.B24]+mu_z-10" office:value-type="float" office:value="20" calcext:value-type="float">
            <text:p>20</text:p>
          </table:table-cell>
          <table:table-cell table:formula="of:=(1-K_a)*[.G23]+K_a*([.F24]-mu_z)" office:value-type="float" office:value="10" calcext:value-type="float">
            <text:p>10</text:p>
          </table:table-cell>
          <table:table-cell table:formula="of:=[.H23]+delta_t*[.G23]" office:value-type="float" office:value="1.93669565217391" calcext:value-type="float">
            <text:p>1,9366956522</text:p>
          </table:table-cell>
          <table:table-cell table:formula="of:=[.I23]+delta_t*[.H23]+0.5*delta_t^2*[.G23]" office:value-type="float" office:value="0.187589057088847" calcext:value-type="float">
            <text:p>0,1875890571</text:p>
          </table:table-cell>
          <table:table-cell table:formula="of:=(1-K_a)*[.J23]+K_a*[.F24]-mu_z" office:value-type="float" office:value="9.1304347826087" calcext:value-type="float">
            <text:p>9,1304347826</text:p>
          </table:table-cell>
          <table:table-cell table:formula="of:=[.K23]+delta_t*[.J23]" office:value-type="float" office:value="1.76828733459357" calcext:value-type="float">
            <text:p>1,7682873346</text:p>
          </table:table-cell>
          <table:table-cell table:formula="of:=[.L23]+delta_t*[.K23]+0.5*delta_t^2*[.J23]" office:value-type="float" office:value="0.171276965168078" calcext:value-type="float">
            <text:p>0,1712769652</text:p>
          </table:table-cell>
        </table:table-row>
        <table:table-row table:style-name="ro1">
          <table:table-cell table:formula="of:=[.A24]+delta_t" office:value-type="float" office:value="0.2048" calcext:value-type="float">
            <text:p>0,2048</text:p>
          </table:table-cell>
          <table:table-cell office:value-type="float" office:value="20" calcext:value-type="float">
            <text:p>20</text:p>
          </table:table-cell>
          <table:table-cell table:formula="of:=[.B25]-10" office:value-type="float" office:value="10" calcext:value-type="float">
            <text:p>10</text:p>
          </table:table-cell>
          <table:table-cell table:formula="of:=delta_t*[.C24]+[.D24]" office:value-type="float" office:value="2.048" calcext:value-type="float">
            <text:p>2,048</text:p>
          </table:table-cell>
          <table:table-cell table:formula="of:=[.E24]+delta_t*[.D24]+0.5*delta_t^2*[.C24]" office:value-type="float" office:value="0.2097152" calcext:value-type="float">
            <text:p>0,2097152</text:p>
          </table:table-cell>
          <table:table-cell table:formula="of:=[.B25]+mu_z-10" office:value-type="float" office:value="20" calcext:value-type="float">
            <text:p>20</text:p>
          </table:table-cell>
          <table:table-cell table:formula="of:=(1-K_a)*[.G24]+K_a*([.F25]-mu_z)" office:value-type="float" office:value="10" calcext:value-type="float">
            <text:p>10</text:p>
          </table:table-cell>
          <table:table-cell table:formula="of:=[.H24]+delta_t*[.G24]" office:value-type="float" office:value="2.03909565217391" calcext:value-type="float">
            <text:p>2,0390956522</text:p>
          </table:table-cell>
          <table:table-cell table:formula="of:=[.I24]+delta_t*[.H24]+0.5*delta_t^2*[.G24]" office:value-type="float" office:value="0.207945108567108" calcext:value-type="float">
            <text:p>0,2079451086</text:p>
          </table:table-cell>
          <table:table-cell table:formula="of:=(1-K_a)*[.J24]+K_a*[.F25]-mu_z" office:value-type="float" office:value="9.1304347826087" calcext:value-type="float">
            <text:p>9,1304347826</text:p>
          </table:table-cell>
          <table:table-cell table:formula="of:=[.K24]+delta_t*[.J24]" office:value-type="float" office:value="1.86178298676749" calcext:value-type="float">
            <text:p>1,8617829868</text:p>
          </table:table-cell>
          <table:table-cell table:formula="of:=[.L24]+delta_t*[.K24]+0.5*delta_t^2*[.J24]" office:value-type="float" office:value="0.189862925213446" calcext:value-type="float">
            <text:p>0,1898629252</text:p>
          </table:table-cell>
        </table:table-row>
        <table:table-row table:style-name="ro1">
          <table:table-cell table:formula="of:=[.A25]+delta_t" office:value-type="float" office:value="0.21504" calcext:value-type="float">
            <text:p>0,21504</text:p>
          </table:table-cell>
          <table:table-cell office:value-type="float" office:value="20" calcext:value-type="float">
            <text:p>20</text:p>
          </table:table-cell>
          <table:table-cell table:formula="of:=[.B26]-10" office:value-type="float" office:value="10" calcext:value-type="float">
            <text:p>10</text:p>
          </table:table-cell>
          <table:table-cell table:formula="of:=delta_t*[.C25]+[.D25]" office:value-type="float" office:value="2.1504" calcext:value-type="float">
            <text:p>2,1504</text:p>
          </table:table-cell>
          <table:table-cell table:formula="of:=[.E25]+delta_t*[.D25]+0.5*delta_t^2*[.C25]" office:value-type="float" office:value="0.231211008" calcext:value-type="float">
            <text:p>0,231211008</text:p>
          </table:table-cell>
          <table:table-cell table:formula="of:=[.B26]+mu_z-10" office:value-type="float" office:value="20" calcext:value-type="float">
            <text:p>20</text:p>
          </table:table-cell>
          <table:table-cell table:formula="of:=(1-K_a)*[.G25]+K_a*([.F26]-mu_z)" office:value-type="float" office:value="10" calcext:value-type="float">
            <text:p>10</text:p>
          </table:table-cell>
          <table:table-cell table:formula="of:=[.H25]+delta_t*[.G25]" office:value-type="float" office:value="2.14149565217391" calcext:value-type="float">
            <text:p>2,1414956522</text:p>
          </table:table-cell>
          <table:table-cell table:formula="of:=[.I25]+delta_t*[.H25]+0.5*delta_t^2*[.G25]" office:value-type="float" office:value="0.229349736045369" calcext:value-type="float">
            <text:p>0,229349736</text:p>
          </table:table-cell>
          <table:table-cell table:formula="of:=(1-K_a)*[.J25]+K_a*[.F26]-mu_z" office:value-type="float" office:value="9.1304347826087" calcext:value-type="float">
            <text:p>9,1304347826</text:p>
          </table:table-cell>
          <table:table-cell table:formula="of:=[.K25]+delta_t*[.J25]" office:value-type="float" office:value="1.9552786389414" calcext:value-type="float">
            <text:p>1,9552786389</text:p>
          </table:table-cell>
          <table:table-cell table:formula="of:=[.L25]+delta_t*[.K25]+0.5*delta_t^2*[.J25]" office:value-type="float" office:value="0.209406280737076" calcext:value-type="float">
            <text:p>0,2094062807</text:p>
          </table:table-cell>
        </table:table-row>
        <table:table-row table:style-name="ro1">
          <table:table-cell table:formula="of:=[.A26]+delta_t" office:value-type="float" office:value="0.22528" calcext:value-type="float">
            <text:p>0,22528</text:p>
          </table:table-cell>
          <table:table-cell office:value-type="float" office:value="20" calcext:value-type="float">
            <text:p>20</text:p>
          </table:table-cell>
          <table:table-cell table:formula="of:=[.B27]-10" office:value-type="float" office:value="10" calcext:value-type="float">
            <text:p>10</text:p>
          </table:table-cell>
          <table:table-cell table:formula="of:=delta_t*[.C26]+[.D26]" office:value-type="float" office:value="2.2528" calcext:value-type="float">
            <text:p>2,2528</text:p>
          </table:table-cell>
          <table:table-cell table:formula="of:=[.E26]+delta_t*[.D26]+0.5*delta_t^2*[.C26]" office:value-type="float" office:value="0.253755392" calcext:value-type="float">
            <text:p>0,253755392</text:p>
          </table:table-cell>
          <table:table-cell table:formula="of:=[.B27]+mu_z-10" office:value-type="float" office:value="20" calcext:value-type="float">
            <text:p>20</text:p>
          </table:table-cell>
          <table:table-cell table:formula="of:=(1-K_a)*[.G26]+K_a*([.F27]-mu_z)" office:value-type="float" office:value="10" calcext:value-type="float">
            <text:p>10</text:p>
          </table:table-cell>
          <table:table-cell table:formula="of:=[.H26]+delta_t*[.G26]" office:value-type="float" office:value="2.24389565217391" calcext:value-type="float">
            <text:p>2,2438956522</text:p>
          </table:table-cell>
          <table:table-cell table:formula="of:=[.I26]+delta_t*[.H26]+0.5*delta_t^2*[.G26]" office:value-type="float" office:value="0.25180293952363" calcext:value-type="float">
            <text:p>0,2518029395</text:p>
          </table:table-cell>
          <table:table-cell table:formula="of:=(1-K_a)*[.J26]+K_a*[.F27]-mu_z" office:value-type="float" office:value="9.1304347826087" calcext:value-type="float">
            <text:p>9,1304347826</text:p>
          </table:table-cell>
          <table:table-cell table:formula="of:=[.K26]+delta_t*[.J26]" office:value-type="float" office:value="2.04877429111531" calcext:value-type="float">
            <text:p>2,0487742911</text:p>
          </table:table-cell>
          <table:table-cell table:formula="of:=[.L26]+delta_t*[.K26]+0.5*delta_t^2*[.J26]" office:value-type="float" office:value="0.229907031738966" calcext:value-type="float">
            <text:p>0,2299070317</text:p>
          </table:table-cell>
        </table:table-row>
        <table:table-row table:style-name="ro1">
          <table:table-cell table:formula="of:=[.A27]+delta_t" office:value-type="float" office:value="0.23552" calcext:value-type="float">
            <text:p>0,23552</text:p>
          </table:table-cell>
          <table:table-cell office:value-type="float" office:value="20" calcext:value-type="float">
            <text:p>20</text:p>
          </table:table-cell>
          <table:table-cell table:formula="of:=[.B28]-10" office:value-type="float" office:value="10" calcext:value-type="float">
            <text:p>10</text:p>
          </table:table-cell>
          <table:table-cell table:formula="of:=delta_t*[.C27]+[.D27]" office:value-type="float" office:value="2.3552" calcext:value-type="float">
            <text:p>2,3552</text:p>
          </table:table-cell>
          <table:table-cell table:formula="of:=[.E27]+delta_t*[.D27]+0.5*delta_t^2*[.C27]" office:value-type="float" office:value="0.277348352" calcext:value-type="float">
            <text:p>0,277348352</text:p>
          </table:table-cell>
          <table:table-cell table:formula="of:=[.B28]+mu_z-10" office:value-type="float" office:value="20" calcext:value-type="float">
            <text:p>20</text:p>
          </table:table-cell>
          <table:table-cell table:formula="of:=(1-K_a)*[.G27]+K_a*([.F28]-mu_z)" office:value-type="float" office:value="10" calcext:value-type="float">
            <text:p>10</text:p>
          </table:table-cell>
          <table:table-cell table:formula="of:=[.H27]+delta_t*[.G27]" office:value-type="float" office:value="2.34629565217391" calcext:value-type="float">
            <text:p>2,3462956522</text:p>
          </table:table-cell>
          <table:table-cell table:formula="of:=[.I27]+delta_t*[.H27]+0.5*delta_t^2*[.G27]" office:value-type="float" office:value="0.27530471900189" calcext:value-type="float">
            <text:p>0,275304719</text:p>
          </table:table-cell>
          <table:table-cell table:formula="of:=(1-K_a)*[.J27]+K_a*[.F28]-mu_z" office:value-type="float" office:value="9.1304347826087" calcext:value-type="float">
            <text:p>9,1304347826</text:p>
          </table:table-cell>
          <table:table-cell table:formula="of:=[.K27]+delta_t*[.J27]" office:value-type="float" office:value="2.14226994328923" calcext:value-type="float">
            <text:p>2,1422699433</text:p>
          </table:table-cell>
          <table:table-cell table:formula="of:=[.L27]+delta_t*[.K27]+0.5*delta_t^2*[.J27]" office:value-type="float" office:value="0.251365178219117" calcext:value-type="float">
            <text:p>0,2513651782</text:p>
          </table:table-cell>
        </table:table-row>
        <table:table-row table:style-name="ro1">
          <table:table-cell table:formula="of:=[.A28]+delta_t" office:value-type="float" office:value="0.24576" calcext:value-type="float">
            <text:p>0,24576</text:p>
          </table:table-cell>
          <table:table-cell office:value-type="float" office:value="20" calcext:value-type="float">
            <text:p>20</text:p>
          </table:table-cell>
          <table:table-cell table:formula="of:=[.B29]-10" office:value-type="float" office:value="10" calcext:value-type="float">
            <text:p>10</text:p>
          </table:table-cell>
          <table:table-cell table:formula="of:=delta_t*[.C28]+[.D28]" office:value-type="float" office:value="2.4576" calcext:value-type="float">
            <text:p>2,4576</text:p>
          </table:table-cell>
          <table:table-cell table:formula="of:=[.E28]+delta_t*[.D28]+0.5*delta_t^2*[.C28]" office:value-type="float" office:value="0.301989888" calcext:value-type="float">
            <text:p>0,301989888</text:p>
          </table:table-cell>
          <table:table-cell table:formula="of:=[.B29]+mu_z-10" office:value-type="float" office:value="20" calcext:value-type="float">
            <text:p>20</text:p>
          </table:table-cell>
          <table:table-cell table:formula="of:=(1-K_a)*[.G28]+K_a*([.F29]-mu_z)" office:value-type="float" office:value="10" calcext:value-type="float">
            <text:p>10</text:p>
          </table:table-cell>
          <table:table-cell table:formula="of:=[.H28]+delta_t*[.G28]" office:value-type="float" office:value="2.44869565217391" calcext:value-type="float">
            <text:p>2,4486956522</text:p>
          </table:table-cell>
          <table:table-cell table:formula="of:=[.I28]+delta_t*[.H28]+0.5*delta_t^2*[.G28]" office:value-type="float" office:value="0.299855074480151" calcext:value-type="float">
            <text:p>0,2998550745</text:p>
          </table:table-cell>
          <table:table-cell table:formula="of:=(1-K_a)*[.J28]+K_a*[.F29]-mu_z" office:value-type="float" office:value="9.1304347826087" calcext:value-type="float">
            <text:p>9,1304347826</text:p>
          </table:table-cell>
          <table:table-cell table:formula="of:=[.K28]+delta_t*[.J28]" office:value-type="float" office:value="2.23576559546314" calcext:value-type="float">
            <text:p>2,2357655955</text:p>
          </table:table-cell>
          <table:table-cell table:formula="of:=[.L28]+delta_t*[.K28]+0.5*delta_t^2*[.J28]" office:value-type="float" office:value="0.273780720177529" calcext:value-type="float">
            <text:p>0,2737807202</text:p>
          </table:table-cell>
        </table:table-row>
        <table:table-row table:style-name="ro1">
          <table:table-cell table:formula="of:=[.A29]+delta_t" office:value-type="float" office:value="0.256" calcext:value-type="float">
            <text:p>0,256</text:p>
          </table:table-cell>
          <table:table-cell office:value-type="float" office:value="20" calcext:value-type="float">
            <text:p>20</text:p>
          </table:table-cell>
          <table:table-cell table:formula="of:=[.B30]-10" office:value-type="float" office:value="10" calcext:value-type="float">
            <text:p>10</text:p>
          </table:table-cell>
          <table:table-cell table:formula="of:=delta_t*[.C29]+[.D29]" office:value-type="float" office:value="2.56" calcext:value-type="float">
            <text:p>2,56</text:p>
          </table:table-cell>
          <table:table-cell table:formula="of:=[.E29]+delta_t*[.D29]+0.5*delta_t^2*[.C29]" office:value-type="float" office:value="0.32768" calcext:value-type="float">
            <text:p>0,32768</text:p>
          </table:table-cell>
          <table:table-cell table:formula="of:=[.B30]+mu_z-10" office:value-type="float" office:value="20" calcext:value-type="float">
            <text:p>20</text:p>
          </table:table-cell>
          <table:table-cell table:formula="of:=(1-K_a)*[.G29]+K_a*([.F30]-mu_z)" office:value-type="float" office:value="10" calcext:value-type="float">
            <text:p>10</text:p>
          </table:table-cell>
          <table:table-cell table:formula="of:=[.H29]+delta_t*[.G29]" office:value-type="float" office:value="2.55109565217391" calcext:value-type="float">
            <text:p>2,5510956522</text:p>
          </table:table-cell>
          <table:table-cell table:formula="of:=[.I29]+delta_t*[.H29]+0.5*delta_t^2*[.G29]" office:value-type="float" office:value="0.325454005958412" calcext:value-type="float">
            <text:p>0,325454006</text:p>
          </table:table-cell>
          <table:table-cell table:formula="of:=(1-K_a)*[.J29]+K_a*[.F30]-mu_z" office:value-type="float" office:value="9.1304347826087" calcext:value-type="float">
            <text:p>9,1304347826</text:p>
          </table:table-cell>
          <table:table-cell table:formula="of:=[.K29]+delta_t*[.J29]" office:value-type="float" office:value="2.32926124763705" calcext:value-type="float">
            <text:p>2,3292612476</text:p>
          </table:table-cell>
          <table:table-cell table:formula="of:=[.L29]+delta_t*[.K29]+0.5*delta_t^2*[.J29]" office:value-type="float" office:value="0.297153657614202" calcext:value-type="float">
            <text:p>0,2971536576</text:p>
          </table:table-cell>
        </table:table-row>
        <table:table-row table:style-name="ro1">
          <table:table-cell table:formula="of:=[.A30]+delta_t" office:value-type="float" office:value="0.26624" calcext:value-type="float">
            <text:p>0,26624</text:p>
          </table:table-cell>
          <table:table-cell office:value-type="float" office:value="20" calcext:value-type="float">
            <text:p>20</text:p>
          </table:table-cell>
          <table:table-cell table:formula="of:=[.B31]-10" office:value-type="float" office:value="10" calcext:value-type="float">
            <text:p>10</text:p>
          </table:table-cell>
          <table:table-cell table:formula="of:=delta_t*[.C30]+[.D30]" office:value-type="float" office:value="2.6624" calcext:value-type="float">
            <text:p>2,6624</text:p>
          </table:table-cell>
          <table:table-cell table:formula="of:=[.E30]+delta_t*[.D30]+0.5*delta_t^2*[.C30]" office:value-type="float" office:value="0.354418688" calcext:value-type="float">
            <text:p>0,354418688</text:p>
          </table:table-cell>
          <table:table-cell table:formula="of:=[.B31]+mu_z-10" office:value-type="float" office:value="20" calcext:value-type="float">
            <text:p>20</text:p>
          </table:table-cell>
          <table:table-cell table:formula="of:=(1-K_a)*[.G30]+K_a*([.F31]-mu_z)" office:value-type="float" office:value="10" calcext:value-type="float">
            <text:p>10</text:p>
          </table:table-cell>
          <table:table-cell table:formula="of:=[.H30]+delta_t*[.G30]" office:value-type="float" office:value="2.65349565217391" calcext:value-type="float">
            <text:p>2,6534956522</text:p>
          </table:table-cell>
          <table:table-cell table:formula="of:=[.I30]+delta_t*[.H30]+0.5*delta_t^2*[.G30]" office:value-type="float" office:value="0.352101513436673" calcext:value-type="float">
            <text:p>0,3521015134</text:p>
          </table:table-cell>
          <table:table-cell table:formula="of:=(1-K_a)*[.J30]+K_a*[.F31]-mu_z" office:value-type="float" office:value="9.1304347826087" calcext:value-type="float">
            <text:p>9,1304347826</text:p>
          </table:table-cell>
          <table:table-cell table:formula="of:=[.K30]+delta_t*[.J30]" office:value-type="float" office:value="2.42275689981096" calcext:value-type="float">
            <text:p>2,4227568998</text:p>
          </table:table-cell>
          <table:table-cell table:formula="of:=[.L30]+delta_t*[.K30]+0.5*delta_t^2*[.J30]" office:value-type="float" office:value="0.321483990529136" calcext:value-type="float">
            <text:p>0,3214839905</text:p>
          </table:table-cell>
        </table:table-row>
        <table:table-row table:style-name="ro1">
          <table:table-cell table:formula="of:=[.A31]+delta_t" office:value-type="float" office:value="0.27648" calcext:value-type="float">
            <text:p>0,27648</text:p>
          </table:table-cell>
          <table:table-cell office:value-type="float" office:value="20" calcext:value-type="float">
            <text:p>20</text:p>
          </table:table-cell>
          <table:table-cell table:formula="of:=[.B32]-10" office:value-type="float" office:value="10" calcext:value-type="float">
            <text:p>10</text:p>
          </table:table-cell>
          <table:table-cell table:formula="of:=delta_t*[.C31]+[.D31]" office:value-type="float" office:value="2.7648" calcext:value-type="float">
            <text:p>2,7648</text:p>
          </table:table-cell>
          <table:table-cell table:formula="of:=[.E31]+delta_t*[.D31]+0.5*delta_t^2*[.C31]" office:value-type="float" office:value="0.382205952" calcext:value-type="float">
            <text:p>0,382205952</text:p>
          </table:table-cell>
          <table:table-cell table:formula="of:=[.B32]+mu_z-10" office:value-type="float" office:value="20" calcext:value-type="float">
            <text:p>20</text:p>
          </table:table-cell>
          <table:table-cell table:formula="of:=(1-K_a)*[.G31]+K_a*([.F32]-mu_z)" office:value-type="float" office:value="10" calcext:value-type="float">
            <text:p>10</text:p>
          </table:table-cell>
          <table:table-cell table:formula="of:=[.H31]+delta_t*[.G31]" office:value-type="float" office:value="2.75589565217391" calcext:value-type="float">
            <text:p>2,7558956522</text:p>
          </table:table-cell>
          <table:table-cell table:formula="of:=[.I31]+delta_t*[.H31]+0.5*delta_t^2*[.G31]" office:value-type="float" office:value="0.379797596914934" calcext:value-type="float">
            <text:p>0,3797975969</text:p>
          </table:table-cell>
          <table:table-cell table:formula="of:=(1-K_a)*[.J31]+K_a*[.F32]-mu_z" office:value-type="float" office:value="9.1304347826087" calcext:value-type="float">
            <text:p>9,1304347826</text:p>
          </table:table-cell>
          <table:table-cell table:formula="of:=[.K31]+delta_t*[.J31]" office:value-type="float" office:value="2.51625255198488" calcext:value-type="float">
            <text:p>2,516252552</text:p>
          </table:table-cell>
          <table:table-cell table:formula="of:=[.L31]+delta_t*[.K31]+0.5*delta_t^2*[.J31]" office:value-type="float" office:value="0.346771718922331" calcext:value-type="float">
            <text:p>0,3467717189</text:p>
          </table:table-cell>
        </table:table-row>
        <table:table-row table:style-name="ro1">
          <table:table-cell table:formula="of:=[.A32]+delta_t" office:value-type="float" office:value="0.28672" calcext:value-type="float">
            <text:p>0,28672</text:p>
          </table:table-cell>
          <table:table-cell office:value-type="float" office:value="20" calcext:value-type="float">
            <text:p>20</text:p>
          </table:table-cell>
          <table:table-cell table:formula="of:=[.B33]-10" office:value-type="float" office:value="10" calcext:value-type="float">
            <text:p>10</text:p>
          </table:table-cell>
          <table:table-cell table:formula="of:=delta_t*[.C32]+[.D32]" office:value-type="float" office:value="2.8672" calcext:value-type="float">
            <text:p>2,8672</text:p>
          </table:table-cell>
          <table:table-cell table:formula="of:=[.E32]+delta_t*[.D32]+0.5*delta_t^2*[.C32]" office:value-type="float" office:value="0.411041792" calcext:value-type="float">
            <text:p>0,411041792</text:p>
          </table:table-cell>
          <table:table-cell table:formula="of:=[.B33]+mu_z-10" office:value-type="float" office:value="20" calcext:value-type="float">
            <text:p>20</text:p>
          </table:table-cell>
          <table:table-cell table:formula="of:=(1-K_a)*[.G32]+K_a*([.F33]-mu_z)" office:value-type="float" office:value="10" calcext:value-type="float">
            <text:p>10</text:p>
          </table:table-cell>
          <table:table-cell table:formula="of:=[.H32]+delta_t*[.G32]" office:value-type="float" office:value="2.85829565217391" calcext:value-type="float">
            <text:p>2,8582956522</text:p>
          </table:table-cell>
          <table:table-cell table:formula="of:=[.I32]+delta_t*[.H32]+0.5*delta_t^2*[.G32]" office:value-type="float" office:value="0.408542256393195" calcext:value-type="float">
            <text:p>0,4085422564</text:p>
          </table:table-cell>
          <table:table-cell table:formula="of:=(1-K_a)*[.J32]+K_a*[.F33]-mu_z" office:value-type="float" office:value="9.1304347826087" calcext:value-type="float">
            <text:p>9,1304347826</text:p>
          </table:table-cell>
          <table:table-cell table:formula="of:=[.K32]+delta_t*[.J32]" office:value-type="float" office:value="2.60974820415879" calcext:value-type="float">
            <text:p>2,6097482042</text:p>
          </table:table-cell>
          <table:table-cell table:formula="of:=[.L32]+delta_t*[.K32]+0.5*delta_t^2*[.J32]" office:value-type="float" office:value="0.373016842793787" calcext:value-type="float">
            <text:p>0,3730168428</text:p>
          </table:table-cell>
        </table:table-row>
        <table:table-row table:style-name="ro1">
          <table:table-cell table:formula="of:=[.A33]+delta_t" office:value-type="float" office:value="0.29696" calcext:value-type="float">
            <text:p>0,29696</text:p>
          </table:table-cell>
          <table:table-cell office:value-type="float" office:value="20" calcext:value-type="float">
            <text:p>20</text:p>
          </table:table-cell>
          <table:table-cell table:formula="of:=[.B34]-10" office:value-type="float" office:value="10" calcext:value-type="float">
            <text:p>10</text:p>
          </table:table-cell>
          <table:table-cell table:formula="of:=delta_t*[.C33]+[.D33]" office:value-type="float" office:value="2.9696" calcext:value-type="float">
            <text:p>2,9696</text:p>
          </table:table-cell>
          <table:table-cell table:formula="of:=[.E33]+delta_t*[.D33]+0.5*delta_t^2*[.C33]" office:value-type="float" office:value="0.440926208" calcext:value-type="float">
            <text:p>0,440926208</text:p>
          </table:table-cell>
          <table:table-cell table:formula="of:=[.B34]+mu_z-10" office:value-type="float" office:value="20" calcext:value-type="float">
            <text:p>20</text:p>
          </table:table-cell>
          <table:table-cell table:formula="of:=(1-K_a)*[.G33]+K_a*([.F34]-mu_z)" office:value-type="float" office:value="10" calcext:value-type="float">
            <text:p>10</text:p>
          </table:table-cell>
          <table:table-cell table:formula="of:=[.H33]+delta_t*[.G33]" office:value-type="float" office:value="2.96069565217391" calcext:value-type="float">
            <text:p>2,9606956522</text:p>
          </table:table-cell>
          <table:table-cell table:formula="of:=[.I33]+delta_t*[.H33]+0.5*delta_t^2*[.G33]" office:value-type="float" office:value="0.438335491871456" calcext:value-type="float">
            <text:p>0,4383354919</text:p>
          </table:table-cell>
          <table:table-cell table:formula="of:=(1-K_a)*[.J33]+K_a*[.F34]-mu_z" office:value-type="float" office:value="9.1304347826087" calcext:value-type="float">
            <text:p>9,1304347826</text:p>
          </table:table-cell>
          <table:table-cell table:formula="of:=[.K33]+delta_t*[.J33]" office:value-type="float" office:value="2.7032438563327" calcext:value-type="float">
            <text:p>2,7032438563</text:p>
          </table:table-cell>
          <table:table-cell table:formula="of:=[.L33]+delta_t*[.K33]+0.5*delta_t^2*[.J33]" office:value-type="float" office:value="0.400219362143503" calcext:value-type="float">
            <text:p>0,4002193621</text:p>
          </table:table-cell>
        </table:table-row>
        <table:table-row table:style-name="ro1">
          <table:table-cell table:formula="of:=[.A34]+delta_t" office:value-type="float" office:value="0.3072" calcext:value-type="float">
            <text:p>0,3072</text:p>
          </table:table-cell>
          <table:table-cell office:value-type="float" office:value="20" calcext:value-type="float">
            <text:p>20</text:p>
          </table:table-cell>
          <table:table-cell table:formula="of:=[.B35]-10" office:value-type="float" office:value="10" calcext:value-type="float">
            <text:p>10</text:p>
          </table:table-cell>
          <table:table-cell table:formula="of:=delta_t*[.C34]+[.D34]" office:value-type="float" office:value="3.072" calcext:value-type="float">
            <text:p>3,072</text:p>
          </table:table-cell>
          <table:table-cell table:formula="of:=[.E34]+delta_t*[.D34]+0.5*delta_t^2*[.C34]" office:value-type="float" office:value="0.4718592" calcext:value-type="float">
            <text:p>0,4718592</text:p>
          </table:table-cell>
          <table:table-cell table:formula="of:=[.B35]+mu_z-10" office:value-type="float" office:value="20" calcext:value-type="float">
            <text:p>20</text:p>
          </table:table-cell>
          <table:table-cell table:formula="of:=(1-K_a)*[.G34]+K_a*([.F35]-mu_z)" office:value-type="float" office:value="10" calcext:value-type="float">
            <text:p>10</text:p>
          </table:table-cell>
          <table:table-cell table:formula="of:=[.H34]+delta_t*[.G34]" office:value-type="float" office:value="3.06309565217391" calcext:value-type="float">
            <text:p>3,0630956522</text:p>
          </table:table-cell>
          <table:table-cell table:formula="of:=[.I34]+delta_t*[.H34]+0.5*delta_t^2*[.G34]" office:value-type="float" office:value="0.469177303349716" calcext:value-type="float">
            <text:p>0,4691773033</text:p>
          </table:table-cell>
          <table:table-cell table:formula="of:=(1-K_a)*[.J34]+K_a*[.F35]-mu_z" office:value-type="float" office:value="9.1304347826087" calcext:value-type="float">
            <text:p>9,1304347826</text:p>
          </table:table-cell>
          <table:table-cell table:formula="of:=[.K34]+delta_t*[.J34]" office:value-type="float" office:value="2.79673950850662" calcext:value-type="float">
            <text:p>2,7967395085</text:p>
          </table:table-cell>
          <table:table-cell table:formula="of:=[.L34]+delta_t*[.K34]+0.5*delta_t^2*[.J34]" office:value-type="float" office:value="0.428379276971481" calcext:value-type="float">
            <text:p>0,428379277</text:p>
          </table:table-cell>
        </table:table-row>
        <table:table-row table:style-name="ro1">
          <table:table-cell table:formula="of:=[.A35]+delta_t" office:value-type="float" office:value="0.31744" calcext:value-type="float">
            <text:p>0,31744</text:p>
          </table:table-cell>
          <table:table-cell office:value-type="float" office:value="20" calcext:value-type="float">
            <text:p>20</text:p>
          </table:table-cell>
          <table:table-cell table:formula="of:=[.B36]-10" office:value-type="float" office:value="10" calcext:value-type="float">
            <text:p>10</text:p>
          </table:table-cell>
          <table:table-cell table:formula="of:=delta_t*[.C35]+[.D35]" office:value-type="float" office:value="3.1744" calcext:value-type="float">
            <text:p>3,1744</text:p>
          </table:table-cell>
          <table:table-cell table:formula="of:=[.E35]+delta_t*[.D35]+0.5*delta_t^2*[.C35]" office:value-type="float" office:value="0.503840768" calcext:value-type="float">
            <text:p>0,503840768</text:p>
          </table:table-cell>
          <table:table-cell table:formula="of:=[.B36]+mu_z-10" office:value-type="float" office:value="20" calcext:value-type="float">
            <text:p>20</text:p>
          </table:table-cell>
          <table:table-cell table:formula="of:=(1-K_a)*[.G35]+K_a*([.F36]-mu_z)" office:value-type="float" office:value="10" calcext:value-type="float">
            <text:p>10</text:p>
          </table:table-cell>
          <table:table-cell table:formula="of:=[.H35]+delta_t*[.G35]" office:value-type="float" office:value="3.16549565217391" calcext:value-type="float">
            <text:p>3,1654956522</text:p>
          </table:table-cell>
          <table:table-cell table:formula="of:=[.I35]+delta_t*[.H35]+0.5*delta_t^2*[.G35]" office:value-type="float" office:value="0.501067690827977" calcext:value-type="float">
            <text:p>0,5010676908</text:p>
          </table:table-cell>
          <table:table-cell table:formula="of:=(1-K_a)*[.J35]+K_a*[.F36]-mu_z" office:value-type="float" office:value="9.1304347826087" calcext:value-type="float">
            <text:p>9,1304347826</text:p>
          </table:table-cell>
          <table:table-cell table:formula="of:=[.K35]+delta_t*[.J35]" office:value-type="float" office:value="2.89023516068053" calcext:value-type="float">
            <text:p>2,8902351607</text:p>
          </table:table-cell>
          <table:table-cell table:formula="of:=[.L35]+delta_t*[.K35]+0.5*delta_t^2*[.J35]" office:value-type="float" office:value="0.457496587277719" calcext:value-type="float">
            <text:p>0,4574965873</text:p>
          </table:table-cell>
        </table:table-row>
        <table:table-row table:style-name="ro1">
          <table:table-cell table:formula="of:=[.A36]+delta_t" office:value-type="float" office:value="0.32768" calcext:value-type="float">
            <text:p>0,32768</text:p>
          </table:table-cell>
          <table:table-cell office:value-type="float" office:value="20" calcext:value-type="float">
            <text:p>20</text:p>
          </table:table-cell>
          <table:table-cell table:formula="of:=[.B37]-10" office:value-type="float" office:value="10" calcext:value-type="float">
            <text:p>10</text:p>
          </table:table-cell>
          <table:table-cell table:formula="of:=delta_t*[.C36]+[.D36]" office:value-type="float" office:value="3.2768" calcext:value-type="float">
            <text:p>3,2768</text:p>
          </table:table-cell>
          <table:table-cell table:formula="of:=[.E36]+delta_t*[.D36]+0.5*delta_t^2*[.C36]" office:value-type="float" office:value="0.536870912" calcext:value-type="float">
            <text:p>0,536870912</text:p>
          </table:table-cell>
          <table:table-cell table:formula="of:=[.B37]+mu_z-10" office:value-type="float" office:value="20" calcext:value-type="float">
            <text:p>20</text:p>
          </table:table-cell>
          <table:table-cell table:formula="of:=(1-K_a)*[.G36]+K_a*([.F37]-mu_z)" office:value-type="float" office:value="10" calcext:value-type="float">
            <text:p>10</text:p>
          </table:table-cell>
          <table:table-cell table:formula="of:=[.H36]+delta_t*[.G36]" office:value-type="float" office:value="3.26789565217391" calcext:value-type="float">
            <text:p>3,2678956522</text:p>
          </table:table-cell>
          <table:table-cell table:formula="of:=[.I36]+delta_t*[.H36]+0.5*delta_t^2*[.G36]" office:value-type="float" office:value="0.534006654306238" calcext:value-type="float">
            <text:p>0,5340066543</text:p>
          </table:table-cell>
          <table:table-cell table:formula="of:=(1-K_a)*[.J36]+K_a*[.F37]-mu_z" office:value-type="float" office:value="9.1304347826087" calcext:value-type="float">
            <text:p>9,1304347826</text:p>
          </table:table-cell>
          <table:table-cell table:formula="of:=[.K36]+delta_t*[.J36]" office:value-type="float" office:value="2.98373081285444" calcext:value-type="float">
            <text:p>2,9837308129</text:p>
          </table:table-cell>
          <table:table-cell table:formula="of:=[.L36]+delta_t*[.K36]+0.5*delta_t^2*[.J36]" office:value-type="float" office:value="0.487571293062218" calcext:value-type="float">
            <text:p>0,4875712931</text:p>
          </table:table-cell>
        </table:table-row>
        <table:table-row table:style-name="ro1">
          <table:table-cell table:formula="of:=[.A37]+delta_t" office:value-type="float" office:value="0.33792" calcext:value-type="float">
            <text:p>0,33792</text:p>
          </table:table-cell>
          <table:table-cell office:value-type="float" office:value="20" calcext:value-type="float">
            <text:p>20</text:p>
          </table:table-cell>
          <table:table-cell table:formula="of:=[.B38]-10" office:value-type="float" office:value="10" calcext:value-type="float">
            <text:p>10</text:p>
          </table:table-cell>
          <table:table-cell table:formula="of:=delta_t*[.C37]+[.D37]" office:value-type="float" office:value="3.3792" calcext:value-type="float">
            <text:p>3,3792</text:p>
          </table:table-cell>
          <table:table-cell table:formula="of:=[.E37]+delta_t*[.D37]+0.5*delta_t^2*[.C37]" office:value-type="float" office:value="0.570949632" calcext:value-type="float">
            <text:p>0,570949632</text:p>
          </table:table-cell>
          <table:table-cell table:formula="of:=[.B38]+mu_z-10" office:value-type="float" office:value="20" calcext:value-type="float">
            <text:p>20</text:p>
          </table:table-cell>
          <table:table-cell table:formula="of:=(1-K_a)*[.G37]+K_a*([.F38]-mu_z)" office:value-type="float" office:value="10" calcext:value-type="float">
            <text:p>10</text:p>
          </table:table-cell>
          <table:table-cell table:formula="of:=[.H37]+delta_t*[.G37]" office:value-type="float" office:value="3.37029565217391" calcext:value-type="float">
            <text:p>3,3702956522</text:p>
          </table:table-cell>
          <table:table-cell table:formula="of:=[.I37]+delta_t*[.H37]+0.5*delta_t^2*[.G37]" office:value-type="float" office:value="0.567994193784499" calcext:value-type="float">
            <text:p>0,5679941938</text:p>
          </table:table-cell>
          <table:table-cell table:formula="of:=(1-K_a)*[.J37]+K_a*[.F38]-mu_z" office:value-type="float" office:value="9.1304347826087" calcext:value-type="float">
            <text:p>9,1304347826</text:p>
          </table:table-cell>
          <table:table-cell table:formula="of:=[.K37]+delta_t*[.J37]" office:value-type="float" office:value="3.07722646502835" calcext:value-type="float">
            <text:p>3,077226465</text:p>
          </table:table-cell>
          <table:table-cell table:formula="of:=[.L37]+delta_t*[.K37]+0.5*delta_t^2*[.J37]" office:value-type="float" office:value="0.518603394324978" calcext:value-type="float">
            <text:p>0,5186033943</text:p>
          </table:table-cell>
        </table:table-row>
        <table:table-row table:style-name="ro1">
          <table:table-cell table:formula="of:=[.A38]+delta_t" office:value-type="float" office:value="0.34816" calcext:value-type="float">
            <text:p>0,34816</text:p>
          </table:table-cell>
          <table:table-cell office:value-type="float" office:value="20" calcext:value-type="float">
            <text:p>20</text:p>
          </table:table-cell>
          <table:table-cell table:formula="of:=[.B39]-10" office:value-type="float" office:value="10" calcext:value-type="float">
            <text:p>10</text:p>
          </table:table-cell>
          <table:table-cell table:formula="of:=delta_t*[.C38]+[.D38]" office:value-type="float" office:value="3.4816" calcext:value-type="float">
            <text:p>3,4816</text:p>
          </table:table-cell>
          <table:table-cell table:formula="of:=[.E38]+delta_t*[.D38]+0.5*delta_t^2*[.C38]" office:value-type="float" office:value="0.606076928" calcext:value-type="float">
            <text:p>0,606076928</text:p>
          </table:table-cell>
          <table:table-cell table:formula="of:=[.B39]+mu_z-10" office:value-type="float" office:value="20" calcext:value-type="float">
            <text:p>20</text:p>
          </table:table-cell>
          <table:table-cell table:formula="of:=(1-K_a)*[.G38]+K_a*([.F39]-mu_z)" office:value-type="float" office:value="10" calcext:value-type="float">
            <text:p>10</text:p>
          </table:table-cell>
          <table:table-cell table:formula="of:=[.H38]+delta_t*[.G38]" office:value-type="float" office:value="3.47269565217391" calcext:value-type="float">
            <text:p>3,4726956522</text:p>
          </table:table-cell>
          <table:table-cell table:formula="of:=[.I38]+delta_t*[.H38]+0.5*delta_t^2*[.G38]" office:value-type="float" office:value="0.60303030926276" calcext:value-type="float">
            <text:p>0,6030303093</text:p>
          </table:table-cell>
          <table:table-cell table:formula="of:=(1-K_a)*[.J38]+K_a*[.F39]-mu_z" office:value-type="float" office:value="9.1304347826087" calcext:value-type="float">
            <text:p>9,1304347826</text:p>
          </table:table-cell>
          <table:table-cell table:formula="of:=[.K38]+delta_t*[.J38]" office:value-type="float" office:value="3.17072211720227" calcext:value-type="float">
            <text:p>3,1707221172</text:p>
          </table:table-cell>
          <table:table-cell table:formula="of:=[.L38]+delta_t*[.K38]+0.5*delta_t^2*[.J38]" office:value-type="float" office:value="0.550592891065999" calcext:value-type="float">
            <text:p>0,5505928911</text:p>
          </table:table-cell>
        </table:table-row>
        <table:table-row table:style-name="ro1">
          <table:table-cell table:formula="of:=[.A39]+delta_t" office:value-type="float" office:value="0.3584" calcext:value-type="float">
            <text:p>0,3584</text:p>
          </table:table-cell>
          <table:table-cell office:value-type="float" office:value="20" calcext:value-type="float">
            <text:p>20</text:p>
          </table:table-cell>
          <table:table-cell table:formula="of:=[.B40]-10" office:value-type="float" office:value="10" calcext:value-type="float">
            <text:p>10</text:p>
          </table:table-cell>
          <table:table-cell table:formula="of:=delta_t*[.C39]+[.D39]" office:value-type="float" office:value="3.584" calcext:value-type="float">
            <text:p>3,584</text:p>
          </table:table-cell>
          <table:table-cell table:formula="of:=[.E39]+delta_t*[.D39]+0.5*delta_t^2*[.C39]" office:value-type="float" office:value="0.6422528" calcext:value-type="float">
            <text:p>0,6422528</text:p>
          </table:table-cell>
          <table:table-cell table:formula="of:=[.B40]+mu_z-10" office:value-type="float" office:value="20" calcext:value-type="float">
            <text:p>20</text:p>
          </table:table-cell>
          <table:table-cell table:formula="of:=(1-K_a)*[.G39]+K_a*([.F40]-mu_z)" office:value-type="float" office:value="10" calcext:value-type="float">
            <text:p>10</text:p>
          </table:table-cell>
          <table:table-cell table:formula="of:=[.H39]+delta_t*[.G39]" office:value-type="float" office:value="3.57509565217391" calcext:value-type="float">
            <text:p>3,5750956522</text:p>
          </table:table-cell>
          <table:table-cell table:formula="of:=[.I39]+delta_t*[.H39]+0.5*delta_t^2*[.G39]" office:value-type="float" office:value="0.639115000741021" calcext:value-type="float">
            <text:p>0,6391150007</text:p>
          </table:table-cell>
          <table:table-cell table:formula="of:=(1-K_a)*[.J39]+K_a*[.F40]-mu_z" office:value-type="float" office:value="9.1304347826087" calcext:value-type="float">
            <text:p>9,1304347826</text:p>
          </table:table-cell>
          <table:table-cell table:formula="of:=[.K39]+delta_t*[.J39]" office:value-type="float" office:value="3.26421776937618" calcext:value-type="float">
            <text:p>3,2642177694</text:p>
          </table:table-cell>
          <table:table-cell table:formula="of:=[.L39]+delta_t*[.K39]+0.5*delta_t^2*[.J39]" office:value-type="float" office:value="0.58353978328528" calcext:value-type="float">
            <text:p>0,5835397833</text:p>
          </table:table-cell>
        </table:table-row>
        <table:table-row table:style-name="ro1">
          <table:table-cell table:formula="of:=[.A40]+delta_t" office:value-type="float" office:value="0.36864" calcext:value-type="float">
            <text:p>0,36864</text:p>
          </table:table-cell>
          <table:table-cell office:value-type="float" office:value="0" calcext:value-type="float">
            <text:p>0</text:p>
          </table:table-cell>
          <table:table-cell table:formula="of:=[.B41]-10" office:value-type="float" office:value="-10" calcext:value-type="float">
            <text:p>-10</text:p>
          </table:table-cell>
          <table:table-cell table:formula="of:=delta_t*[.C40]+[.D40]" office:value-type="float" office:value="3.6864" calcext:value-type="float">
            <text:p>3,6864</text:p>
          </table:table-cell>
          <table:table-cell table:formula="of:=[.E40]+delta_t*[.D40]+0.5*delta_t^2*[.C40]" office:value-type="float" office:value="0.679477248" calcext:value-type="float">
            <text:p>0,679477248</text:p>
          </table:table-cell>
          <table:table-cell table:formula="of:=[.B41]+mu_z-10" office:value-type="float" office:value="0" calcext:value-type="float">
            <text:p>0</text:p>
          </table:table-cell>
          <table:table-cell table:formula="of:=(1-K_a)*[.G40]+K_a*([.F41]-mu_z)" office:value-type="float" office:value="-8.4" calcext:value-type="float">
            <text:p>-8,4</text:p>
          </table:table-cell>
          <table:table-cell table:formula="of:=[.H40]+delta_t*[.G40]" office:value-type="float" office:value="3.67749565217391" calcext:value-type="float">
            <text:p>3,6774956522</text:p>
          </table:table-cell>
          <table:table-cell table:formula="of:=[.I40]+delta_t*[.H40]+0.5*delta_t^2*[.G40]" office:value-type="float" office:value="0.676248268219282" calcext:value-type="float">
            <text:p>0,6762482682</text:p>
          </table:table-cell>
          <table:table-cell table:formula="of:=(1-K_a)*[.J40]+K_a*[.F41]-mu_z" office:value-type="float" office:value="-9.26956521739131" calcext:value-type="float">
            <text:p>-9,2695652174</text:p>
          </table:table-cell>
          <table:table-cell table:formula="of:=[.K40]+delta_t*[.J40]" office:value-type="float" office:value="3.35771342155009" calcext:value-type="float">
            <text:p>3,3577134216</text:p>
          </table:table-cell>
          <table:table-cell table:formula="of:=[.L40]+delta_t*[.K40]+0.5*delta_t^2*[.J40]" office:value-type="float" office:value="0.617444070982823" calcext:value-type="float">
            <text:p>0,617444071</text:p>
          </table:table-cell>
        </table:table-row>
        <table:table-row table:style-name="ro1">
          <table:table-cell table:formula="of:=[.A41]+delta_t" office:value-type="float" office:value="0.37888" calcext:value-type="float">
            <text:p>0,37888</text:p>
          </table:table-cell>
          <table:table-cell office:value-type="float" office:value="0" calcext:value-type="float">
            <text:p>0</text:p>
          </table:table-cell>
          <table:table-cell table:formula="of:=[.B42]-10" office:value-type="float" office:value="-10" calcext:value-type="float">
            <text:p>-10</text:p>
          </table:table-cell>
          <table:table-cell table:formula="of:=delta_t*[.C41]+[.D41]" office:value-type="float" office:value="3.584" calcext:value-type="float">
            <text:p>3,584</text:p>
          </table:table-cell>
          <table:table-cell table:formula="of:=[.E41]+delta_t*[.D41]+0.5*delta_t^2*[.C41]" office:value-type="float" office:value="0.716701696" calcext:value-type="float">
            <text:p>0,716701696</text:p>
          </table:table-cell>
          <table:table-cell table:formula="of:=[.B42]+mu_z-10" office:value-type="float" office:value="0" calcext:value-type="float">
            <text:p>0</text:p>
          </table:table-cell>
          <table:table-cell table:formula="of:=(1-K_a)*[.G41]+K_a*([.F42]-mu_z)" office:value-type="float" office:value="-9.872" calcext:value-type="float">
            <text:p>-9,872</text:p>
          </table:table-cell>
          <table:table-cell table:formula="of:=[.H41]+delta_t*[.G41]" office:value-type="float" office:value="3.59147965217391" calcext:value-type="float">
            <text:p>3,5914796522</text:p>
          </table:table-cell>
          <table:table-cell table:formula="of:=[.I41]+delta_t*[.H41]+0.5*delta_t^2*[.G41]" office:value-type="float" office:value="0.713465421777543" calcext:value-type="float">
            <text:p>0,7134654218</text:p>
          </table:table-cell>
          <table:table-cell table:formula="of:=(1-K_a)*[.J41]+K_a*[.F42]-mu_z" office:value-type="float" office:value="-10.7415652173913" calcext:value-type="float">
            <text:p>-10,7415652174</text:p>
          </table:table-cell>
          <table:table-cell table:formula="of:=[.K41]+delta_t*[.J41]" office:value-type="float" office:value="3.26279307372401" calcext:value-type="float">
            <text:p>3,2627930737</text:p>
          </table:table-cell>
          <table:table-cell table:formula="of:=[.L41]+delta_t*[.K41]+0.5*delta_t^2*[.J41]" office:value-type="float" office:value="0.651341064238626" calcext:value-type="float">
            <text:p>0,6513410642</text:p>
          </table:table-cell>
        </table:table-row>
        <table:table-row table:style-name="ro1">
          <table:table-cell table:formula="of:=[.A42]+delta_t" office:value-type="float" office:value="0.38912" calcext:value-type="float">
            <text:p>0,38912</text:p>
          </table:table-cell>
          <table:table-cell office:value-type="float" office:value="0" calcext:value-type="float">
            <text:p>0</text:p>
          </table:table-cell>
          <table:table-cell table:formula="of:=[.B43]-10" office:value-type="float" office:value="-10" calcext:value-type="float">
            <text:p>-10</text:p>
          </table:table-cell>
          <table:table-cell table:formula="of:=delta_t*[.C42]+[.D42]" office:value-type="float" office:value="3.4816" calcext:value-type="float">
            <text:p>3,4816</text:p>
          </table:table-cell>
          <table:table-cell table:formula="of:=[.E42]+delta_t*[.D42]+0.5*delta_t^2*[.C42]" office:value-type="float" office:value="0.752877568" calcext:value-type="float">
            <text:p>0,752877568</text:p>
          </table:table-cell>
          <table:table-cell table:formula="of:=[.B43]+mu_z-10" office:value-type="float" office:value="0" calcext:value-type="float">
            <text:p>0</text:p>
          </table:table-cell>
          <table:table-cell table:formula="of:=(1-K_a)*[.G42]+K_a*([.F43]-mu_z)" office:value-type="float" office:value="-9.98976" calcext:value-type="float">
            <text:p>-9,98976</text:p>
          </table:table-cell>
          <table:table-cell table:formula="of:=[.H42]+delta_t*[.G42]" office:value-type="float" office:value="3.49039037217391" calcext:value-type="float">
            <text:p>3,4903903722</text:p>
          </table:table-cell>
          <table:table-cell table:formula="of:=[.I42]+delta_t*[.H42]+0.5*delta_t^2*[.G42]" office:value-type="float" office:value="0.749724596302204" calcext:value-type="float">
            <text:p>0,7497245963</text:p>
          </table:table-cell>
          <table:table-cell table:formula="of:=(1-K_a)*[.J42]+K_a*[.F43]-mu_z" office:value-type="float" office:value="-10.8593252173913" calcext:value-type="float">
            <text:p>-10,8593252174</text:p>
          </table:table-cell>
          <table:table-cell table:formula="of:=[.K42]+delta_t*[.J42]" office:value-type="float" office:value="3.15279944589792" calcext:value-type="float">
            <text:p>3,1527994459</text:p>
          </table:table-cell>
          <table:table-cell table:formula="of:=[.L42]+delta_t*[.K42]+0.5*delta_t^2*[.J42]" office:value-type="float" office:value="0.68418889793909" calcext:value-type="float">
            <text:p>0,6841888979</text:p>
          </table:table-cell>
        </table:table-row>
        <table:table-row table:style-name="ro1">
          <table:table-cell table:formula="of:=[.A43]+delta_t" office:value-type="float" office:value="0.39936" calcext:value-type="float">
            <text:p>0,39936</text:p>
          </table:table-cell>
          <table:table-cell office:value-type="float" office:value="0" calcext:value-type="float">
            <text:p>0</text:p>
          </table:table-cell>
          <table:table-cell table:formula="of:=[.B44]-10" office:value-type="float" office:value="-10" calcext:value-type="float">
            <text:p>-10</text:p>
          </table:table-cell>
          <table:table-cell table:formula="of:=delta_t*[.C43]+[.D43]" office:value-type="float" office:value="3.3792" calcext:value-type="float">
            <text:p>3,3792</text:p>
          </table:table-cell>
          <table:table-cell table:formula="of:=[.E43]+delta_t*[.D43]+0.5*delta_t^2*[.C43]" office:value-type="float" office:value="0.788004864" calcext:value-type="float">
            <text:p>0,788004864</text:p>
          </table:table-cell>
          <table:table-cell table:formula="of:=[.B44]+mu_z-10" office:value-type="float" office:value="0" calcext:value-type="float">
            <text:p>0</text:p>
          </table:table-cell>
          <table:table-cell table:formula="of:=(1-K_a)*[.G43]+K_a*([.F44]-mu_z)" office:value-type="float" office:value="-9.9991808" calcext:value-type="float">
            <text:p>-9,9991808</text:p>
          </table:table-cell>
          <table:table-cell table:formula="of:=[.H43]+delta_t*[.G43]" office:value-type="float" office:value="3.38809522977391" calcext:value-type="float">
            <text:p>3,3880952298</text:p>
          </table:table-cell>
          <table:table-cell table:formula="of:=[.I43]+delta_t*[.H43]+0.5*delta_t^2*[.G43]" office:value-type="float" office:value="0.784942442584176" calcext:value-type="float">
            <text:p>0,7849424426</text:p>
          </table:table-cell>
          <table:table-cell table:formula="of:=(1-K_a)*[.J43]+K_a*[.F44]-mu_z" office:value-type="float" office:value="-10.8687460173913" calcext:value-type="float">
            <text:p>-10,8687460174</text:p>
          </table:table-cell>
          <table:table-cell table:formula="of:=[.K43]+delta_t*[.J43]" office:value-type="float" office:value="3.04159995567183" calcext:value-type="float">
            <text:p>3,0415999557</text:p>
          </table:table-cell>
          <table:table-cell table:formula="of:=[.L43]+delta_t*[.K43]+0.5*delta_t^2*[.J43]" office:value-type="float" office:value="0.715904222875127" calcext:value-type="float">
            <text:p>0,7159042229</text:p>
          </table:table-cell>
        </table:table-row>
        <table:table-row table:style-name="ro1">
          <table:table-cell table:formula="of:=[.A44]+delta_t" office:value-type="float" office:value="0.4096" calcext:value-type="float">
            <text:p>0,4096</text:p>
          </table:table-cell>
          <table:table-cell office:value-type="float" office:value="0" calcext:value-type="float">
            <text:p>0</text:p>
          </table:table-cell>
          <table:table-cell table:formula="of:=[.B45]-10" office:value-type="float" office:value="-10" calcext:value-type="float">
            <text:p>-10</text:p>
          </table:table-cell>
          <table:table-cell table:formula="of:=delta_t*[.C44]+[.D44]" office:value-type="float" office:value="3.2768" calcext:value-type="float">
            <text:p>3,2768</text:p>
          </table:table-cell>
          <table:table-cell table:formula="of:=[.E44]+delta_t*[.D44]+0.5*delta_t^2*[.C44]" office:value-type="float" office:value="0.822083584" calcext:value-type="float">
            <text:p>0,822083584</text:p>
          </table:table-cell>
          <table:table-cell table:formula="of:=[.B45]+mu_z-10" office:value-type="float" office:value="0" calcext:value-type="float">
            <text:p>0</text:p>
          </table:table-cell>
          <table:table-cell table:formula="of:=(1-K_a)*[.G44]+K_a*([.F45]-mu_z)" office:value-type="float" office:value="-9.999934464" calcext:value-type="float">
            <text:p>-9,999934464</text:p>
          </table:table-cell>
          <table:table-cell table:formula="of:=[.H44]+delta_t*[.G44]" office:value-type="float" office:value="3.28570361838191" calcext:value-type="float">
            <text:p>3,2857036184</text:p>
          </table:table-cell>
          <table:table-cell table:formula="of:=[.I44]+delta_t*[.H44]+0.5*delta_t^2*[.G44]" office:value-type="float" office:value="0.819112292686734" calcext:value-type="float">
            <text:p>0,8191122927</text:p>
          </table:table-cell>
          <table:table-cell table:formula="of:=(1-K_a)*[.J44]+K_a*[.F45]-mu_z" office:value-type="float" office:value="-10.8694996813913" calcext:value-type="float">
            <text:p>-10,8694996814</text:p>
          </table:table-cell>
          <table:table-cell table:formula="of:=[.K44]+delta_t*[.J44]" office:value-type="float" office:value="2.93030399645375" calcext:value-type="float">
            <text:p>2,9303039965</text:p>
          </table:table-cell>
          <table:table-cell table:formula="of:=[.L44]+delta_t*[.K44]+0.5*delta_t^2*[.J44]" office:value-type="float" office:value="0.74648037111001" calcext:value-type="float">
            <text:p>0,7464803711</text:p>
          </table:table-cell>
        </table:table-row>
        <table:table-row table:style-name="ro1">
          <table:table-cell table:formula="of:=[.A45]+delta_t" office:value-type="float" office:value="0.41984" calcext:value-type="float">
            <text:p>0,41984</text:p>
          </table:table-cell>
          <table:table-cell office:value-type="float" office:value="0" calcext:value-type="float">
            <text:p>0</text:p>
          </table:table-cell>
          <table:table-cell table:formula="of:=[.B46]-10" office:value-type="float" office:value="-10" calcext:value-type="float">
            <text:p>-10</text:p>
          </table:table-cell>
          <table:table-cell table:formula="of:=delta_t*[.C45]+[.D45]" office:value-type="float" office:value="3.1744" calcext:value-type="float">
            <text:p>3,1744</text:p>
          </table:table-cell>
          <table:table-cell table:formula="of:=[.E45]+delta_t*[.D45]+0.5*delta_t^2*[.C45]" office:value-type="float" office:value="0.855113728" calcext:value-type="float">
            <text:p>0,855113728</text:p>
          </table:table-cell>
          <table:table-cell table:formula="of:=[.B46]+mu_z-10" office:value-type="float" office:value="0" calcext:value-type="float">
            <text:p>0</text:p>
          </table:table-cell>
          <table:table-cell table:formula="of:=(1-K_a)*[.G45]+K_a*([.F46]-mu_z)" office:value-type="float" office:value="-9.99999475712" calcext:value-type="float">
            <text:p>-9,9999947571</text:p>
          </table:table-cell>
          <table:table-cell table:formula="of:=[.H45]+delta_t*[.G45]" office:value-type="float" office:value="3.18330428947055" calcext:value-type="float">
            <text:p>3,1833042895</text:p>
          </table:table-cell>
          <table:table-cell table:formula="of:=[.I45]+delta_t*[.H45]+0.5*delta_t^2*[.G45]" office:value-type="float" office:value="0.852233613174939" calcext:value-type="float">
            <text:p>0,8522336132</text:p>
          </table:table-cell>
          <table:table-cell table:formula="of:=(1-K_a)*[.J45]+K_a*[.F46]-mu_z" office:value-type="float" office:value="-10.8695599745113" calcext:value-type="float">
            <text:p>-10,8695599745</text:p>
          </table:table-cell>
          <table:table-cell table:formula="of:=[.K45]+delta_t*[.J45]" office:value-type="float" office:value="2.8190003197163" calcext:value-type="float">
            <text:p>2,8190003197</text:p>
          </table:table-cell>
          <table:table-cell table:formula="of:=[.L45]+delta_t*[.K45]+0.5*delta_t^2*[.J45]" office:value-type="float" office:value="0.775916809208801" calcext:value-type="float">
            <text:p>0,7759168092</text:p>
          </table:table-cell>
        </table:table-row>
        <table:table-row table:style-name="ro1">
          <table:table-cell table:formula="of:=[.A46]+delta_t" office:value-type="float" office:value="0.43008" calcext:value-type="float">
            <text:p>0,43008</text:p>
          </table:table-cell>
          <table:table-cell office:value-type="float" office:value="0" calcext:value-type="float">
            <text:p>0</text:p>
          </table:table-cell>
          <table:table-cell table:formula="of:=[.B47]-10" office:value-type="float" office:value="-10" calcext:value-type="float">
            <text:p>-10</text:p>
          </table:table-cell>
          <table:table-cell table:formula="of:=delta_t*[.C46]+[.D46]" office:value-type="float" office:value="3.072" calcext:value-type="float">
            <text:p>3,072</text:p>
          </table:table-cell>
          <table:table-cell table:formula="of:=[.E46]+delta_t*[.D46]+0.5*delta_t^2*[.C46]" office:value-type="float" office:value="0.887095296" calcext:value-type="float">
            <text:p>0,887095296</text:p>
          </table:table-cell>
          <table:table-cell table:formula="of:=[.B47]+mu_z-10" office:value-type="float" office:value="0" calcext:value-type="float">
            <text:p>0</text:p>
          </table:table-cell>
          <table:table-cell table:formula="of:=(1-K_a)*[.G46]+K_a*([.F47]-mu_z)" office:value-type="float" office:value="-9.9999995805696" calcext:value-type="float">
            <text:p>-9,9999995806</text:p>
          </table:table-cell>
          <table:table-cell table:formula="of:=[.H46]+delta_t*[.G46]" office:value-type="float" office:value="3.08090434315764" calcext:value-type="float">
            <text:p>3,0809043432</text:p>
          </table:table-cell>
          <table:table-cell table:formula="of:=[.I46]+delta_t*[.H46]+0.5*delta_t^2*[.G46]" office:value-type="float" office:value="0.884306361373995" calcext:value-type="float">
            <text:p>0,8843063614</text:p>
          </table:table-cell>
          <table:table-cell table:formula="of:=(1-K_a)*[.J46]+K_a*[.F47]-mu_z" office:value-type="float" office:value="-10.8695647979609" calcext:value-type="float">
            <text:p>-10,869564798</text:p>
          </table:table-cell>
          <table:table-cell table:formula="of:=[.K46]+delta_t*[.J46]" office:value-type="float" office:value="2.7076960255773" calcext:value-type="float">
            <text:p>2,7076960256</text:p>
          </table:table-cell>
          <table:table-cell table:formula="of:=[.L46]+delta_t*[.K46]+0.5*delta_t^2*[.J46]" office:value-type="float" office:value="0.804213494496704" calcext:value-type="float">
            <text:p>0,8042134945</text:p>
          </table:table-cell>
        </table:table-row>
        <table:table-row table:style-name="ro1">
          <table:table-cell table:formula="of:=[.A47]+delta_t" office:value-type="float" office:value="0.44032" calcext:value-type="float">
            <text:p>0,44032</text:p>
          </table:table-cell>
          <table:table-cell table:formula="of:=[.B47]" office:value-type="float" office:value="0" calcext:value-type="float">
            <text:p>0</text:p>
          </table:table-cell>
          <table:table-cell table:formula="of:=[.B48]-10" office:value-type="float" office:value="-10" calcext:value-type="float">
            <text:p>-10</text:p>
          </table:table-cell>
          <table:table-cell table:formula="of:=delta_t*[.C47]+[.D47]" office:value-type="float" office:value="2.9696" calcext:value-type="float">
            <text:p>2,9696</text:p>
          </table:table-cell>
          <table:table-cell table:formula="of:=[.E47]+delta_t*[.D47]+0.5*delta_t^2*[.C47]" office:value-type="float" office:value="0.918028288" calcext:value-type="float">
            <text:p>0,918028288</text:p>
          </table:table-cell>
          <table:table-cell table:formula="of:=[.B48]+mu_z-10" office:value-type="float" office:value="0" calcext:value-type="float">
            <text:p>0</text:p>
          </table:table-cell>
          <table:table-cell table:formula="of:=(1-K_a)*[.G47]+K_a*([.F48]-mu_z)" office:value-type="float" office:value="-9.99999996644557" calcext:value-type="float">
            <text:p>-9,9999999664</text:p>
          </table:table-cell>
          <table:table-cell table:formula="of:=[.H47]+delta_t*[.G47]" office:value-type="float" office:value="2.97850434745261" calcext:value-type="float">
            <text:p>2,9785043475</text:p>
          </table:table-cell>
          <table:table-cell table:formula="of:=[.I47]+delta_t*[.H47]+0.5*delta_t^2*[.G47]" office:value-type="float" office:value="0.91533053386992" calcext:value-type="float">
            <text:p>0,9153305339</text:p>
          </table:table-cell>
          <table:table-cell table:formula="of:=(1-K_a)*[.J47]+K_a*[.F48]-mu_z" office:value-type="float" office:value="-10.8695651838369" calcext:value-type="float">
            <text:p>-10,8695651838</text:p>
          </table:table-cell>
          <table:table-cell table:formula="of:=[.K47]+delta_t*[.J47]" office:value-type="float" office:value="2.59639168204618" calcext:value-type="float">
            <text:p>2,596391682</text:p>
          </table:table-cell>
          <table:table-cell table:formula="of:=[.L47]+delta_t*[.K47]+0.5*delta_t^2*[.J47]" office:value-type="float" office:value="0.831370423559737" calcext:value-type="float">
            <text:p>0,8313704236</text:p>
          </table:table-cell>
        </table:table-row>
        <table:table-row table:style-name="ro1">
          <table:table-cell table:formula="of:=[.A48]+delta_t" office:value-type="float" office:value="0.450560000000001" calcext:value-type="float">
            <text:p>0,45056</text:p>
          </table:table-cell>
          <table:table-cell table:formula="of:=[.B48]" office:value-type="float" office:value="0" calcext:value-type="float">
            <text:p>0</text:p>
          </table:table-cell>
          <table:table-cell table:formula="of:=[.B49]-10" office:value-type="float" office:value="-10" calcext:value-type="float">
            <text:p>-10</text:p>
          </table:table-cell>
          <table:table-cell table:formula="of:=delta_t*[.C48]+[.D48]" office:value-type="float" office:value="2.8672" calcext:value-type="float">
            <text:p>2,8672</text:p>
          </table:table-cell>
          <table:table-cell table:formula="of:=[.E48]+delta_t*[.D48]+0.5*delta_t^2*[.C48]" office:value-type="float" office:value="0.947912704" calcext:value-type="float">
            <text:p>0,947912704</text:p>
          </table:table-cell>
          <table:table-cell table:formula="of:=[.B49]+mu_z-10" office:value-type="float" office:value="0" calcext:value-type="float">
            <text:p>0</text:p>
          </table:table-cell>
          <table:table-cell table:formula="of:=(1-K_a)*[.G48]+K_a*([.F49]-mu_z)" office:value-type="float" office:value="-9.99999999731565" calcext:value-type="float">
            <text:p>-9,9999999973</text:p>
          </table:table-cell>
          <table:table-cell table:formula="of:=[.H48]+delta_t*[.G48]" office:value-type="float" office:value="2.87610434779621" calcext:value-type="float">
            <text:p>2,8761043478</text:p>
          </table:table-cell>
          <table:table-cell table:formula="of:=[.I48]+delta_t*[.H48]+0.5*delta_t^2*[.G48]" office:value-type="float" office:value="0.945306130389594" calcext:value-type="float">
            <text:p>0,9453061304</text:p>
          </table:table-cell>
          <table:table-cell table:formula="of:=(1-K_a)*[.J48]+K_a*[.F49]-mu_z" office:value-type="float" office:value="-10.8695652147069" calcext:value-type="float">
            <text:p>-10,8695652147</text:p>
          </table:table-cell>
          <table:table-cell table:formula="of:=[.K48]+delta_t*[.J48]" office:value-type="float" office:value="2.48508733456369" calcext:value-type="float">
            <text:p>2,4850873346</text:p>
          </table:table-cell>
          <table:table-cell table:formula="of:=[.L48]+delta_t*[.K48]+0.5*delta_t^2*[.J48]" office:value-type="float" office:value="0.857387596124779" calcext:value-type="float">
            <text:p>0,8573875961</text:p>
          </table:table-cell>
        </table:table-row>
        <table:table-row table:style-name="ro1">
          <table:table-cell table:formula="of:=[.A49]+delta_t" office:value-type="float" office:value="0.460800000000001" calcext:value-type="float">
            <text:p>0,4608</text:p>
          </table:table-cell>
          <table:table-cell table:formula="of:=[.B49]" office:value-type="float" office:value="0" calcext:value-type="float">
            <text:p>0</text:p>
          </table:table-cell>
          <table:table-cell table:formula="of:=[.B50]-10" office:value-type="float" office:value="-10" calcext:value-type="float">
            <text:p>-10</text:p>
          </table:table-cell>
          <table:table-cell table:formula="of:=delta_t*[.C49]+[.D49]" office:value-type="float" office:value="2.7648" calcext:value-type="float">
            <text:p>2,7648</text:p>
          </table:table-cell>
          <table:table-cell table:formula="of:=[.E49]+delta_t*[.D49]+0.5*delta_t^2*[.C49]" office:value-type="float" office:value="0.976748543999999" calcext:value-type="float">
            <text:p>0,976748544</text:p>
          </table:table-cell>
          <table:table-cell table:formula="of:=[.B50]+mu_z-10" office:value-type="float" office:value="0" calcext:value-type="float">
            <text:p>0</text:p>
          </table:table-cell>
          <table:table-cell table:formula="of:=(1-K_a)*[.G49]+K_a*([.F50]-mu_z)" office:value-type="float" office:value="-9.99999999978525" calcext:value-type="float">
            <text:p>-9,9999999998</text:p>
          </table:table-cell>
          <table:table-cell table:formula="of:=[.H49]+delta_t*[.G49]" office:value-type="float" office:value="2.77370434782369" calcext:value-type="float">
            <text:p>2,7737043478</text:p>
          </table:table-cell>
          <table:table-cell table:formula="of:=[.I49]+delta_t*[.H49]+0.5*delta_t^2*[.G49]" office:value-type="float" office:value="0.974233150911168" calcext:value-type="float">
            <text:p>0,9742331509</text:p>
          </table:table-cell>
          <table:table-cell table:formula="of:=(1-K_a)*[.J49]+K_a*[.F50]-mu_z" office:value-type="float" office:value="-10.8695652171766" calcext:value-type="float">
            <text:p>-10,8695652172</text:p>
          </table:table-cell>
          <table:table-cell table:formula="of:=[.K49]+delta_t*[.J49]" office:value-type="float" office:value="2.37378298676509" calcext:value-type="float">
            <text:p>2,3737829868</text:p>
          </table:table-cell>
          <table:table-cell table:formula="of:=[.L49]+delta_t*[.K49]+0.5*delta_t^2*[.J49]" office:value-type="float" office:value="0.882265012169983" calcext:value-type="float">
            <text:p>0,8822650122</text:p>
          </table:table-cell>
        </table:table-row>
        <table:table-row table:style-name="ro1">
          <table:table-cell table:formula="of:=[.A50]+delta_t" office:value-type="float" office:value="0.471040000000001" calcext:value-type="float">
            <text:p>0,47104</text:p>
          </table:table-cell>
          <table:table-cell table:formula="of:=[.B50]" office:value-type="float" office:value="0" calcext:value-type="float">
            <text:p>0</text:p>
          </table:table-cell>
          <table:table-cell table:formula="of:=[.B51]-10" office:value-type="float" office:value="-10" calcext:value-type="float">
            <text:p>-10</text:p>
          </table:table-cell>
          <table:table-cell table:formula="of:=delta_t*[.C50]+[.D50]" office:value-type="float" office:value="2.6624" calcext:value-type="float">
            <text:p>2,6624</text:p>
          </table:table-cell>
          <table:table-cell table:formula="of:=[.E50]+delta_t*[.D50]+0.5*delta_t^2*[.C50]" office:value-type="float" office:value="1.004535808" calcext:value-type="float">
            <text:p>1,004535808</text:p>
          </table:table-cell>
          <table:table-cell table:formula="of:=[.B51]+mu_z-10" office:value-type="float" office:value="0" calcext:value-type="float">
            <text:p>0</text:p>
          </table:table-cell>
          <table:table-cell table:formula="of:=(1-K_a)*[.G50]+K_a*([.F51]-mu_z)" office:value-type="float" office:value="-9.99999999998282" calcext:value-type="float">
            <text:p>-10</text:p>
          </table:table-cell>
          <table:table-cell table:formula="of:=[.H50]+delta_t*[.G50]" office:value-type="float" office:value="2.67130434782589" calcext:value-type="float">
            <text:p>2,6713043478</text:p>
          </table:table-cell>
          <table:table-cell table:formula="of:=[.I50]+delta_t*[.H50]+0.5*delta_t^2*[.G50]" office:value-type="float" office:value="1.00211159543289" calcext:value-type="float">
            <text:p>1,0021115954</text:p>
          </table:table-cell>
          <table:table-cell table:formula="of:=(1-K_a)*[.J50]+K_a*[.F51]-mu_z" office:value-type="float" office:value="-10.8695652173741" calcext:value-type="float">
            <text:p>-10,8695652174</text:p>
          </table:table-cell>
          <table:table-cell table:formula="of:=[.K50]+delta_t*[.J50]" office:value-type="float" office:value="2.26247863894121" calcext:value-type="float">
            <text:p>2,2624786389</text:p>
          </table:table-cell>
          <table:table-cell table:formula="of:=[.L50]+delta_t*[.K50]+0.5*delta_t^2*[.J50]" office:value-type="float" office:value="0.906002671693599" calcext:value-type="float">
            <text:p>0,9060026717</text:p>
          </table:table-cell>
        </table:table-row>
        <table:table-row table:style-name="ro1">
          <table:table-cell table:formula="of:=[.A51]+delta_t" office:value-type="float" office:value="0.481280000000001" calcext:value-type="float">
            <text:p>0,48128</text:p>
          </table:table-cell>
          <table:table-cell table:formula="of:=[.B51]" office:value-type="float" office:value="0" calcext:value-type="float">
            <text:p>0</text:p>
          </table:table-cell>
          <table:table-cell table:formula="of:=[.B52]-10" office:value-type="float" office:value="-10" calcext:value-type="float">
            <text:p>-10</text:p>
          </table:table-cell>
          <table:table-cell table:formula="of:=delta_t*[.C51]+[.D51]" office:value-type="float" office:value="2.56" calcext:value-type="float">
            <text:p>2,56</text:p>
          </table:table-cell>
          <table:table-cell table:formula="of:=[.E51]+delta_t*[.D51]+0.5*delta_t^2*[.C51]" office:value-type="float" office:value="1.031274496" calcext:value-type="float">
            <text:p>1,031274496</text:p>
          </table:table-cell>
          <table:table-cell table:formula="of:=[.B52]+mu_z-10" office:value-type="float" office:value="0" calcext:value-type="float">
            <text:p>0</text:p>
          </table:table-cell>
          <table:table-cell table:formula="of:=(1-K_a)*[.G51]+K_a*([.F52]-mu_z)" office:value-type="float" office:value="-9.99999999999863" calcext:value-type="float">
            <text:p>-10</text:p>
          </table:table-cell>
          <table:table-cell table:formula="of:=[.H51]+delta_t*[.G51]" office:value-type="float" office:value="2.56890434782607" calcext:value-type="float">
            <text:p>2,5689043478</text:p>
          </table:table-cell>
          <table:table-cell table:formula="of:=[.I51]+delta_t*[.H51]+0.5*delta_t^2*[.G51]" office:value-type="float" office:value="1.02894146395463" calcext:value-type="float">
            <text:p>1,028941464</text:p>
          </table:table-cell>
          <table:table-cell table:formula="of:=(1-K_a)*[.J51]+K_a*[.F52]-mu_z" office:value-type="float" office:value="-10.8695652173899" calcext:value-type="float">
            <text:p>-10,8695652174</text:p>
          </table:table-cell>
          <table:table-cell table:formula="of:=[.K51]+delta_t*[.J51]" office:value-type="float" office:value="2.1511742911153" calcext:value-type="float">
            <text:p>2,1511742911</text:p>
          </table:table-cell>
          <table:table-cell table:formula="of:=[.L51]+delta_t*[.K51]+0.5*delta_t^2*[.J51]" office:value-type="float" office:value="0.928600574695488" calcext:value-type="float">
            <text:p>0,9286005747</text:p>
          </table:table-cell>
        </table:table-row>
        <table:table-row table:style-name="ro1">
          <table:table-cell table:formula="of:=[.A52]+delta_t" office:value-type="float" office:value="0.491520000000001" calcext:value-type="float">
            <text:p>0,49152</text:p>
          </table:table-cell>
          <table:table-cell table:formula="of:=[.B52]" office:value-type="float" office:value="0" calcext:value-type="float">
            <text:p>0</text:p>
          </table:table-cell>
          <table:table-cell table:formula="of:=[.B53]-10" office:value-type="float" office:value="-10" calcext:value-type="float">
            <text:p>-10</text:p>
          </table:table-cell>
          <table:table-cell table:formula="of:=delta_t*[.C52]+[.D52]" office:value-type="float" office:value="2.4576" calcext:value-type="float">
            <text:p>2,4576</text:p>
          </table:table-cell>
          <table:table-cell table:formula="of:=[.E52]+delta_t*[.D52]+0.5*delta_t^2*[.C52]" office:value-type="float" office:value="1.056964608" calcext:value-type="float">
            <text:p>1,056964608</text:p>
          </table:table-cell>
          <table:table-cell table:formula="of:=[.B53]+mu_z-10" office:value-type="float" office:value="0" calcext:value-type="float">
            <text:p>0</text:p>
          </table:table-cell>
          <table:table-cell table:formula="of:=(1-K_a)*[.G52]+K_a*([.F53]-mu_z)" office:value-type="float" office:value="-9.99999999999989" calcext:value-type="float">
            <text:p>-10</text:p>
          </table:table-cell>
          <table:table-cell table:formula="of:=[.H52]+delta_t*[.G52]" office:value-type="float" office:value="2.46650434782608" calcext:value-type="float">
            <text:p>2,4665043478</text:p>
          </table:table-cell>
          <table:table-cell table:formula="of:=[.I52]+delta_t*[.H52]+0.5*delta_t^2*[.G52]" office:value-type="float" office:value="1.05472275647637" calcext:value-type="float">
            <text:p>1,0547227565</text:p>
          </table:table-cell>
          <table:table-cell table:formula="of:=(1-K_a)*[.J52]+K_a*[.F53]-mu_z" office:value-type="float" office:value="-10.8695652173912" calcext:value-type="float">
            <text:p>-10,8695652174</text:p>
          </table:table-cell>
          <table:table-cell table:formula="of:=[.K52]+delta_t*[.J52]" office:value-type="float" office:value="2.03986994328922" calcext:value-type="float">
            <text:p>2,0398699433</text:p>
          </table:table-cell>
          <table:table-cell table:formula="of:=[.L52]+delta_t*[.K52]+0.5*delta_t^2*[.J52]" office:value-type="float" office:value="0.950058721175639" calcext:value-type="float">
            <text:p>0,9500587212</text:p>
          </table:table-cell>
        </table:table-row>
        <table:table-row table:style-name="ro1">
          <table:table-cell table:formula="of:=[.A53]+delta_t" office:value-type="float" office:value="0.501760000000001" calcext:value-type="float">
            <text:p>0,50176</text:p>
          </table:table-cell>
          <table:table-cell table:formula="of:=[.B53]" office:value-type="float" office:value="0" calcext:value-type="float">
            <text:p>0</text:p>
          </table:table-cell>
          <table:table-cell table:formula="of:=[.B54]-10" office:value-type="float" office:value="-10" calcext:value-type="float">
            <text:p>-10</text:p>
          </table:table-cell>
          <table:table-cell table:formula="of:=delta_t*[.C53]+[.D53]" office:value-type="float" office:value="2.3552" calcext:value-type="float">
            <text:p>2,3552</text:p>
          </table:table-cell>
          <table:table-cell table:formula="of:=[.E53]+delta_t*[.D53]+0.5*delta_t^2*[.C53]" office:value-type="float" office:value="1.081606144" calcext:value-type="float">
            <text:p>1,081606144</text:p>
          </table:table-cell>
          <table:table-cell table:formula="of:=[.B54]+mu_z-10" office:value-type="float" office:value="0" calcext:value-type="float">
            <text:p>0</text:p>
          </table:table-cell>
          <table:table-cell table:formula="of:=(1-K_a)*[.G53]+K_a*([.F54]-mu_z)" office:value-type="float" office:value=".0" calcext:value-type="float">
            <text:p>-10</text:p>
          </table:table-cell>
          <table:table-cell table:formula="of:=[.H53]+delta_t*[.G53]" office:value-type="float" office:value="2.36410434782608" calcext:value-type="float">
            <text:p>2,3641043478</text:p>
          </table:table-cell>
          <table:table-cell table:formula="of:=[.I53]+delta_t*[.H53]+0.5*delta_t^2*[.G53]" office:value-type="float" office:value="1.07945547299811" calcext:value-type="float">
            <text:p>1,079455473</text:p>
          </table:table-cell>
          <table:table-cell table:formula="of:=(1-K_a)*[.J53]+K_a*[.F54]-mu_z" office:value-type="float" office:value="-10.8695652173913" calcext:value-type="float">
            <text:p>-10,8695652174</text:p>
          </table:table-cell>
          <table:table-cell table:formula="of:=[.K53]+delta_t*[.J53]" office:value-type="float" office:value="1.92856559546314" calcext:value-type="float">
            <text:p>1,9285655955</text:p>
          </table:table-cell>
          <table:table-cell table:formula="of:=[.L53]+delta_t*[.K53]+0.5*delta_t^2*[.J53]" office:value-type="float" office:value="0.970377111134051" calcext:value-type="float">
            <text:p>0,9703771111</text:p>
          </table:table-cell>
        </table:table-row>
        <table:table-row table:style-name="ro1">
          <table:table-cell table:formula="of:=[.A54]+delta_t" office:value-type="float" office:value="0.512000000000001" calcext:value-type="float">
            <text:p>0,512</text:p>
          </table:table-cell>
          <table:table-cell table:formula="of:=[.B54]" office:value-type="float" office:value="0" calcext:value-type="float">
            <text:p>0</text:p>
          </table:table-cell>
          <table:table-cell table:formula="of:=[.B55]-10" office:value-type="float" office:value="-10" calcext:value-type="float">
            <text:p>-10</text:p>
          </table:table-cell>
          <table:table-cell table:formula="of:=delta_t*[.C54]+[.D54]" office:value-type="float" office:value="2.2528" calcext:value-type="float">
            <text:p>2,2528</text:p>
          </table:table-cell>
          <table:table-cell table:formula="of:=[.E54]+delta_t*[.D54]+0.5*delta_t^2*[.C54]" office:value-type="float" office:value="1.105199104" calcext:value-type="float">
            <text:p>1,105199104</text:p>
          </table:table-cell>
          <table:table-cell table:formula="of:=[.B55]+mu_z-10" office:value-type="float" office:value="0" calcext:value-type="float">
            <text:p>0</text:p>
          </table:table-cell>
          <table:table-cell table:formula="of:=(1-K_a)*[.G54]+K_a*([.F55]-mu_z)" office:value-type="float" office:value="-10" calcext:value-type="float">
            <text:p>-10</text:p>
          </table:table-cell>
          <table:table-cell table:formula="of:=[.H54]+delta_t*[.G54]" office:value-type="float" office:value="2.26170434782608" calcext:value-type="float">
            <text:p>2,2617043478</text:p>
          </table:table-cell>
          <table:table-cell table:formula="of:=[.I54]+delta_t*[.H54]+0.5*delta_t^2*[.G54]" office:value-type="float" office:value="1.10313961351985" calcext:value-type="float">
            <text:p>1,1031396135</text:p>
          </table:table-cell>
          <table:table-cell table:formula="of:=(1-K_a)*[.J54]+K_a*[.F55]-mu_z" office:value-type="float" office:value="-10.8695652173913" calcext:value-type="float">
            <text:p>-10,8695652174</text:p>
          </table:table-cell>
          <table:table-cell table:formula="of:=[.K54]+delta_t*[.J54]" office:value-type="float" office:value="1.81726124763705" calcext:value-type="float">
            <text:p>1,8172612476</text:p>
          </table:table-cell>
          <table:table-cell table:formula="of:=[.L54]+delta_t*[.K54]+0.5*delta_t^2*[.J54]" office:value-type="float" office:value="0.989555744570724" calcext:value-type="float">
            <text:p>0,9895557446</text:p>
          </table:table-cell>
        </table:table-row>
        <table:table-row table:style-name="ro1">
          <table:table-cell table:formula="of:=[.A55]+delta_t" office:value-type="float" office:value="0.522240000000001" calcext:value-type="float">
            <text:p>0,52224</text:p>
          </table:table-cell>
          <table:table-cell table:formula="of:=[.B55]" office:value-type="float" office:value="0" calcext:value-type="float">
            <text:p>0</text:p>
          </table:table-cell>
          <table:table-cell table:formula="of:=[.B56]-10" office:value-type="float" office:value="-10" calcext:value-type="float">
            <text:p>-10</text:p>
          </table:table-cell>
          <table:table-cell table:formula="of:=delta_t*[.C55]+[.D55]" office:value-type="float" office:value="2.1504" calcext:value-type="float">
            <text:p>2,1504</text:p>
          </table:table-cell>
          <table:table-cell table:formula="of:=[.E55]+delta_t*[.D55]+0.5*delta_t^2*[.C55]" office:value-type="float" office:value="1.127743488" calcext:value-type="float">
            <text:p>1,127743488</text:p>
          </table:table-cell>
          <table:table-cell table:formula="of:=[.B56]+mu_z-10" office:value-type="float" office:value="0" calcext:value-type="float">
            <text:p>0</text:p>
          </table:table-cell>
          <table:table-cell table:formula="of:=(1-K_a)*[.G55]+K_a*([.F56]-mu_z)" office:value-type="float" office:value="-10" calcext:value-type="float">
            <text:p>-10</text:p>
          </table:table-cell>
          <table:table-cell table:formula="of:=[.H55]+delta_t*[.G55]" office:value-type="float" office:value="2.15930434782608" calcext:value-type="float">
            <text:p>2,1593043478</text:p>
          </table:table-cell>
          <table:table-cell table:formula="of:=[.I55]+delta_t*[.H55]+0.5*delta_t^2*[.G55]" office:value-type="float" office:value="1.12577517804159" calcext:value-type="float">
            <text:p>1,125775178</text:p>
          </table:table-cell>
          <table:table-cell table:formula="of:=(1-K_a)*[.J55]+K_a*[.F56]-mu_z" office:value-type="float" office:value="-10.8695652173913" calcext:value-type="float">
            <text:p>-10,8695652174</text:p>
          </table:table-cell>
          <table:table-cell table:formula="of:=[.K55]+delta_t*[.J55]" office:value-type="float" office:value="1.70595689981096" calcext:value-type="float">
            <text:p>1,7059568998</text:p>
          </table:table-cell>
          <table:table-cell table:formula="of:=[.L55]+delta_t*[.K55]+0.5*delta_t^2*[.J55]" office:value-type="float" office:value="1.00759462148566" calcext:value-type="float">
            <text:p>1,0075946215</text:p>
          </table:table-cell>
        </table:table-row>
        <table:table-row table:style-name="ro1">
          <table:table-cell table:formula="of:=[.A56]+delta_t" office:value-type="float" office:value="0.532480000000001" calcext:value-type="float">
            <text:p>0,53248</text:p>
          </table:table-cell>
          <table:table-cell table:formula="of:=[.B56]" office:value-type="float" office:value="0" calcext:value-type="float">
            <text:p>0</text:p>
          </table:table-cell>
          <table:table-cell table:formula="of:=[.B57]-10" office:value-type="float" office:value="-10" calcext:value-type="float">
            <text:p>-10</text:p>
          </table:table-cell>
          <table:table-cell table:formula="of:=delta_t*[.C56]+[.D56]" office:value-type="float" office:value="2.048" calcext:value-type="float">
            <text:p>2,048</text:p>
          </table:table-cell>
          <table:table-cell table:formula="of:=[.E56]+delta_t*[.D56]+0.5*delta_t^2*[.C56]" office:value-type="float" office:value="1.149239296" calcext:value-type="float">
            <text:p>1,149239296</text:p>
          </table:table-cell>
          <table:table-cell table:formula="of:=[.B57]+mu_z-10" office:value-type="float" office:value="0" calcext:value-type="float">
            <text:p>0</text:p>
          </table:table-cell>
          <table:table-cell table:formula="of:=(1-K_a)*[.G56]+K_a*([.F57]-mu_z)" office:value-type="float" office:value="-10" calcext:value-type="float">
            <text:p>-10</text:p>
          </table:table-cell>
          <table:table-cell table:formula="of:=[.H56]+delta_t*[.G56]" office:value-type="float" office:value="2.05690434782608" calcext:value-type="float">
            <text:p>2,0569043478</text:p>
          </table:table-cell>
          <table:table-cell table:formula="of:=[.I56]+delta_t*[.H56]+0.5*delta_t^2*[.G56]" office:value-type="float" office:value="1.14736216656333" calcext:value-type="float">
            <text:p>1,1473621666</text:p>
          </table:table-cell>
          <table:table-cell table:formula="of:=(1-K_a)*[.J56]+K_a*[.F57]-mu_z" office:value-type="float" office:value="-10.8695652173913" calcext:value-type="float">
            <text:p>-10,8695652174</text:p>
          </table:table-cell>
          <table:table-cell table:formula="of:=[.K56]+delta_t*[.J56]" office:value-type="float" office:value="1.59465255198488" calcext:value-type="float">
            <text:p>1,594652552</text:p>
          </table:table-cell>
          <table:table-cell table:formula="of:=[.L56]+delta_t*[.K56]+0.5*delta_t^2*[.J56]" office:value-type="float" office:value="1.02449374187885" calcext:value-type="float">
            <text:p>1,0244937419</text:p>
          </table:table-cell>
        </table:table-row>
        <table:table-row table:style-name="ro1">
          <table:table-cell table:formula="of:=[.A57]+delta_t" office:value-type="float" office:value="0.542720000000001" calcext:value-type="float">
            <text:p>0,54272</text:p>
          </table:table-cell>
          <table:table-cell table:formula="of:=[.B57]" office:value-type="float" office:value="0" calcext:value-type="float">
            <text:p>0</text:p>
          </table:table-cell>
          <table:table-cell table:formula="of:=[.B58]-10" office:value-type="float" office:value="-10" calcext:value-type="float">
            <text:p>-10</text:p>
          </table:table-cell>
          <table:table-cell table:formula="of:=delta_t*[.C57]+[.D57]" office:value-type="float" office:value="1.9456" calcext:value-type="float">
            <text:p>1,9456</text:p>
          </table:table-cell>
          <table:table-cell table:formula="of:=[.E57]+delta_t*[.D57]+0.5*delta_t^2*[.C57]" office:value-type="float" office:value="1.169686528" calcext:value-type="float">
            <text:p>1,169686528</text:p>
          </table:table-cell>
          <table:table-cell table:formula="of:=[.B58]+mu_z-10" office:value-type="float" office:value="0" calcext:value-type="float">
            <text:p>0</text:p>
          </table:table-cell>
          <table:table-cell table:formula="of:=(1-K_a)*[.G57]+K_a*([.F58]-mu_z)" office:value-type="float" office:value="-10" calcext:value-type="float">
            <text:p>-10</text:p>
          </table:table-cell>
          <table:table-cell table:formula="of:=[.H57]+delta_t*[.G57]" office:value-type="float" office:value="1.95450434782609" calcext:value-type="float">
            <text:p>1,9545043478</text:p>
          </table:table-cell>
          <table:table-cell table:formula="of:=[.I57]+delta_t*[.H57]+0.5*delta_t^2*[.G57]" office:value-type="float" office:value="1.16790057908507" calcext:value-type="float">
            <text:p>1,1679005791</text:p>
          </table:table-cell>
          <table:table-cell table:formula="of:=(1-K_a)*[.J57]+K_a*[.F58]-mu_z" office:value-type="float" office:value="-10.8695652173913" calcext:value-type="float">
            <text:p>-10,8695652174</text:p>
          </table:table-cell>
          <table:table-cell table:formula="of:=[.K57]+delta_t*[.J57]" office:value-type="float" office:value="1.48334820415879" calcext:value-type="float">
            <text:p>1,4833482042</text:p>
          </table:table-cell>
          <table:table-cell table:formula="of:=[.L57]+delta_t*[.K57]+0.5*delta_t^2*[.J57]" office:value-type="float" office:value="1.04025310575031" calcext:value-type="float">
            <text:p>1,0402531058</text:p>
          </table:table-cell>
        </table:table-row>
        <table:table-row table:style-name="ro1">
          <table:table-cell table:formula="of:=[.A58]+delta_t" office:value-type="float" office:value="0.552960000000001" calcext:value-type="float">
            <text:p>0,55296</text:p>
          </table:table-cell>
          <table:table-cell table:formula="of:=[.B58]" office:value-type="float" office:value="0" calcext:value-type="float">
            <text:p>0</text:p>
          </table:table-cell>
          <table:table-cell table:formula="of:=[.B59]-10" office:value-type="float" office:value="-10" calcext:value-type="float">
            <text:p>-10</text:p>
          </table:table-cell>
          <table:table-cell table:formula="of:=delta_t*[.C58]+[.D58]" office:value-type="float" office:value="1.8432" calcext:value-type="float">
            <text:p>1,8432</text:p>
          </table:table-cell>
          <table:table-cell table:formula="of:=[.E58]+delta_t*[.D58]+0.5*delta_t^2*[.C58]" office:value-type="float" office:value="1.189085184" calcext:value-type="float">
            <text:p>1,189085184</text:p>
          </table:table-cell>
          <table:table-cell table:formula="of:=[.B59]+mu_z-10" office:value-type="float" office:value="0" calcext:value-type="float">
            <text:p>0</text:p>
          </table:table-cell>
          <table:table-cell table:formula="of:=(1-K_a)*[.G58]+K_a*([.F59]-mu_z)" office:value-type="float" office:value="-10" calcext:value-type="float">
            <text:p>-10</text:p>
          </table:table-cell>
          <table:table-cell table:formula="of:=[.H58]+delta_t*[.G58]" office:value-type="float" office:value="1.85210434782609" calcext:value-type="float">
            <text:p>1,8521043478</text:p>
          </table:table-cell>
          <table:table-cell table:formula="of:=[.I58]+delta_t*[.H58]+0.5*delta_t^2*[.G58]" office:value-type="float" office:value="1.18739041560681" calcext:value-type="float">
            <text:p>1,1873904156</text:p>
          </table:table-cell>
          <table:table-cell table:formula="of:=(1-K_a)*[.J58]+K_a*[.F59]-mu_z" office:value-type="float" office:value="-10.8695652173913" calcext:value-type="float">
            <text:p>-10,8695652174</text:p>
          </table:table-cell>
          <table:table-cell table:formula="of:=[.K58]+delta_t*[.J58]" office:value-type="float" office:value="1.3720438563327" calcext:value-type="float">
            <text:p>1,3720438563</text:p>
          </table:table-cell>
          <table:table-cell table:formula="of:=[.L58]+delta_t*[.K58]+0.5*delta_t^2*[.J58]" office:value-type="float" office:value="1.05487271310002" calcext:value-type="float">
            <text:p>1,0548727131</text:p>
          </table:table-cell>
        </table:table-row>
        <table:table-row table:style-name="ro1">
          <table:table-cell table:formula="of:=[.A59]+delta_t" office:value-type="float" office:value="0.563200000000001" calcext:value-type="float">
            <text:p>0,5632</text:p>
          </table:table-cell>
          <table:table-cell table:formula="of:=[.B59]" office:value-type="float" office:value="0" calcext:value-type="float">
            <text:p>0</text:p>
          </table:table-cell>
          <table:table-cell table:formula="of:=[.B60]-10" office:value-type="float" office:value="-10" calcext:value-type="float">
            <text:p>-10</text:p>
          </table:table-cell>
          <table:table-cell table:formula="of:=delta_t*[.C59]+[.D59]" office:value-type="float" office:value="1.7408" calcext:value-type="float">
            <text:p>1,7408</text:p>
          </table:table-cell>
          <table:table-cell table:formula="of:=[.E59]+delta_t*[.D59]+0.5*delta_t^2*[.C59]" office:value-type="float" office:value="1.207435264" calcext:value-type="float">
            <text:p>1,207435264</text:p>
          </table:table-cell>
          <table:table-cell table:formula="of:=[.B60]+mu_z-10" office:value-type="float" office:value="0" calcext:value-type="float">
            <text:p>0</text:p>
          </table:table-cell>
          <table:table-cell table:formula="of:=(1-K_a)*[.G59]+K_a*([.F60]-mu_z)" office:value-type="float" office:value="-10" calcext:value-type="float">
            <text:p>-10</text:p>
          </table:table-cell>
          <table:table-cell table:formula="of:=[.H59]+delta_t*[.G59]" office:value-type="float" office:value="1.74970434782609" calcext:value-type="float">
            <text:p>1,7497043478</text:p>
          </table:table-cell>
          <table:table-cell table:formula="of:=[.I59]+delta_t*[.H59]+0.5*delta_t^2*[.G59]" office:value-type="float" office:value="1.20583167612854" calcext:value-type="float">
            <text:p>1,2058316761</text:p>
          </table:table-cell>
          <table:table-cell table:formula="of:=(1-K_a)*[.J59]+K_a*[.F60]-mu_z" office:value-type="float" office:value="-10.8695652173913" calcext:value-type="float">
            <text:p>-10,8695652174</text:p>
          </table:table-cell>
          <table:table-cell table:formula="of:=[.K59]+delta_t*[.J59]" office:value-type="float" office:value="1.26073950850662" calcext:value-type="float">
            <text:p>1,2607395085</text:p>
          </table:table-cell>
          <table:table-cell table:formula="of:=[.L59]+delta_t*[.K59]+0.5*delta_t^2*[.J59]" office:value-type="float" office:value="1.068352563928" calcext:value-type="float">
            <text:p>1,0683525639</text:p>
          </table:table-cell>
        </table:table-row>
        <table:table-row table:style-name="ro1">
          <table:table-cell table:formula="of:=[.A60]+delta_t" office:value-type="float" office:value="0.573440000000001" calcext:value-type="float">
            <text:p>0,57344</text:p>
          </table:table-cell>
          <table:table-cell table:formula="of:=[.B60]" office:value-type="float" office:value="0" calcext:value-type="float">
            <text:p>0</text:p>
          </table:table-cell>
          <table:table-cell table:formula="of:=[.B61]-10" office:value-type="float" office:value="-10" calcext:value-type="float">
            <text:p>-10</text:p>
          </table:table-cell>
          <table:table-cell table:formula="of:=delta_t*[.C60]+[.D60]" office:value-type="float" office:value="1.6384" calcext:value-type="float">
            <text:p>1,6384</text:p>
          </table:table-cell>
          <table:table-cell table:formula="of:=[.E60]+delta_t*[.D60]+0.5*delta_t^2*[.C60]" office:value-type="float" office:value="1.224736768" calcext:value-type="float">
            <text:p>1,224736768</text:p>
          </table:table-cell>
          <table:table-cell table:formula="of:=[.B61]+mu_z-10" office:value-type="float" office:value="0" calcext:value-type="float">
            <text:p>0</text:p>
          </table:table-cell>
          <table:table-cell table:formula="of:=(1-K_a)*[.G60]+K_a*([.F61]-mu_z)" office:value-type="float" office:value="-10" calcext:value-type="float">
            <text:p>-10</text:p>
          </table:table-cell>
          <table:table-cell table:formula="of:=[.H60]+delta_t*[.G60]" office:value-type="float" office:value="1.64730434782608" calcext:value-type="float">
            <text:p>1,6473043478</text:p>
          </table:table-cell>
          <table:table-cell table:formula="of:=[.I60]+delta_t*[.H60]+0.5*delta_t^2*[.G60]" office:value-type="float" office:value="1.22322436065028" calcext:value-type="float">
            <text:p>1,2232243607</text:p>
          </table:table-cell>
          <table:table-cell table:formula="of:=(1-K_a)*[.J60]+K_a*[.F61]-mu_z" office:value-type="float" office:value="-10.8695652173913" calcext:value-type="float">
            <text:p>-10,8695652174</text:p>
          </table:table-cell>
          <table:table-cell table:formula="of:=[.K60]+delta_t*[.J60]" office:value-type="float" office:value="1.14943516068053" calcext:value-type="float">
            <text:p>1,1494351607</text:p>
          </table:table-cell>
          <table:table-cell table:formula="of:=[.L60]+delta_t*[.K60]+0.5*delta_t^2*[.J60]" office:value-type="float" office:value="1.08069265823424" calcext:value-type="float">
            <text:p>1,0806926582</text:p>
          </table:table-cell>
        </table:table-row>
        <table:table-row table:style-name="ro1">
          <table:table-cell table:formula="of:=[.A61]+delta_t" office:value-type="float" office:value="0.583680000000001" calcext:value-type="float">
            <text:p>0,58368</text:p>
          </table:table-cell>
          <table:table-cell table:formula="of:=[.B61]" office:value-type="float" office:value="0" calcext:value-type="float">
            <text:p>0</text:p>
          </table:table-cell>
          <table:table-cell table:formula="of:=[.B62]-10" office:value-type="float" office:value="-10" calcext:value-type="float">
            <text:p>-10</text:p>
          </table:table-cell>
          <table:table-cell table:formula="of:=delta_t*[.C61]+[.D61]" office:value-type="float" office:value="1.536" calcext:value-type="float">
            <text:p>1,536</text:p>
          </table:table-cell>
          <table:table-cell table:formula="of:=[.E61]+delta_t*[.D61]+0.5*delta_t^2*[.C61]" office:value-type="float" office:value="1.240989696" calcext:value-type="float">
            <text:p>1,240989696</text:p>
          </table:table-cell>
          <table:table-cell table:formula="of:=[.B62]+mu_z-10" office:value-type="float" office:value="0" calcext:value-type="float">
            <text:p>0</text:p>
          </table:table-cell>
          <table:table-cell table:formula="of:=(1-K_a)*[.G61]+K_a*([.F62]-mu_z)" office:value-type="float" office:value="-10" calcext:value-type="float">
            <text:p>-10</text:p>
          </table:table-cell>
          <table:table-cell table:formula="of:=[.H61]+delta_t*[.G61]" office:value-type="float" office:value="1.54490434782608" calcext:value-type="float">
            <text:p>1,5449043478</text:p>
          </table:table-cell>
          <table:table-cell table:formula="of:=[.I61]+delta_t*[.H61]+0.5*delta_t^2*[.G61]" office:value-type="float" office:value="1.23956846917202" calcext:value-type="float">
            <text:p>1,2395684692</text:p>
          </table:table-cell>
          <table:table-cell table:formula="of:=(1-K_a)*[.J61]+K_a*[.F62]-mu_z" office:value-type="float" office:value="-10.8695652173913" calcext:value-type="float">
            <text:p>-10,8695652174</text:p>
          </table:table-cell>
          <table:table-cell table:formula="of:=[.K61]+delta_t*[.J61]" office:value-type="float" office:value="1.03813081285444" calcext:value-type="float">
            <text:p>1,0381308129</text:p>
          </table:table-cell>
          <table:table-cell table:formula="of:=[.L61]+delta_t*[.K61]+0.5*delta_t^2*[.J61]" office:value-type="float" office:value="1.09189299601874" calcext:value-type="float">
            <text:p>1,091892996</text:p>
          </table:table-cell>
        </table:table-row>
        <table:table-row table:style-name="ro1">
          <table:table-cell table:formula="of:=[.A62]+delta_t" office:value-type="float" office:value="0.593920000000001" calcext:value-type="float">
            <text:p>0,59392</text:p>
          </table:table-cell>
          <table:table-cell table:formula="of:=[.B62]" office:value-type="float" office:value="0" calcext:value-type="float">
            <text:p>0</text:p>
          </table:table-cell>
          <table:table-cell table:formula="of:=[.B63]-10" office:value-type="float" office:value="-10" calcext:value-type="float">
            <text:p>-10</text:p>
          </table:table-cell>
          <table:table-cell table:formula="of:=delta_t*[.C62]+[.D62]" office:value-type="float" office:value="1.4336" calcext:value-type="float">
            <text:p>1,4336</text:p>
          </table:table-cell>
          <table:table-cell table:formula="of:=[.E62]+delta_t*[.D62]+0.5*delta_t^2*[.C62]" office:value-type="float" office:value="1.256194048" calcext:value-type="float">
            <text:p>1,256194048</text:p>
          </table:table-cell>
          <table:table-cell table:formula="of:=[.B63]+mu_z-10" office:value-type="float" office:value="0" calcext:value-type="float">
            <text:p>0</text:p>
          </table:table-cell>
          <table:table-cell table:formula="of:=(1-K_a)*[.G62]+K_a*([.F63]-mu_z)" office:value-type="float" office:value="-10" calcext:value-type="float">
            <text:p>-10</text:p>
          </table:table-cell>
          <table:table-cell table:formula="of:=[.H62]+delta_t*[.G62]" office:value-type="float" office:value="1.44250434782608" calcext:value-type="float">
            <text:p>1,4425043478</text:p>
          </table:table-cell>
          <table:table-cell table:formula="of:=[.I62]+delta_t*[.H62]+0.5*delta_t^2*[.G62]" office:value-type="float" office:value="1.25486400169376" calcext:value-type="float">
            <text:p>1,2548640017</text:p>
          </table:table-cell>
          <table:table-cell table:formula="of:=(1-K_a)*[.J62]+K_a*[.F63]-mu_z" office:value-type="float" office:value="-10.8695652173913" calcext:value-type="float">
            <text:p>-10,8695652174</text:p>
          </table:table-cell>
          <table:table-cell table:formula="of:=[.K62]+delta_t*[.J62]" office:value-type="float" office:value="0.926826465028355" calcext:value-type="float">
            <text:p>0,926826465</text:p>
          </table:table-cell>
          <table:table-cell table:formula="of:=[.L62]+delta_t*[.K62]+0.5*delta_t^2*[.J62]" office:value-type="float" office:value="1.1019535772815" calcext:value-type="float">
            <text:p>1,1019535773</text:p>
          </table:table-cell>
        </table:table-row>
        <table:table-row table:style-name="ro1">
          <table:table-cell table:formula="of:=[.A63]+delta_t" office:value-type="float" office:value="0.604160000000001" calcext:value-type="float">
            <text:p>0,60416</text:p>
          </table:table-cell>
          <table:table-cell table:formula="of:=[.B63]" office:value-type="float" office:value="0" calcext:value-type="float">
            <text:p>0</text:p>
          </table:table-cell>
          <table:table-cell table:formula="of:=[.B64]-10" office:value-type="float" office:value="-10" calcext:value-type="float">
            <text:p>-10</text:p>
          </table:table-cell>
          <table:table-cell table:formula="of:=delta_t*[.C63]+[.D63]" office:value-type="float" office:value="1.3312" calcext:value-type="float">
            <text:p>1,3312</text:p>
          </table:table-cell>
          <table:table-cell table:formula="of:=[.E63]+delta_t*[.D63]+0.5*delta_t^2*[.C63]" office:value-type="float" office:value="1.270349824" calcext:value-type="float">
            <text:p>1,270349824</text:p>
          </table:table-cell>
          <table:table-cell table:formula="of:=[.B64]+mu_z-10" office:value-type="float" office:value="0" calcext:value-type="float">
            <text:p>0</text:p>
          </table:table-cell>
          <table:table-cell table:formula="of:=(1-K_a)*[.G63]+K_a*([.F64]-mu_z)" office:value-type="float" office:value="-10" calcext:value-type="float">
            <text:p>-10</text:p>
          </table:table-cell>
          <table:table-cell table:formula="of:=[.H63]+delta_t*[.G63]" office:value-type="float" office:value="1.34010434782608" calcext:value-type="float">
            <text:p>1,3401043478</text:p>
          </table:table-cell>
          <table:table-cell table:formula="of:=[.I63]+delta_t*[.H63]+0.5*delta_t^2*[.G63]" office:value-type="float" office:value="1.2691109582155" calcext:value-type="float">
            <text:p>1,2691109582</text:p>
          </table:table-cell>
          <table:table-cell table:formula="of:=(1-K_a)*[.J63]+K_a*[.F64]-mu_z" office:value-type="float" office:value="-10.8695652173913" calcext:value-type="float">
            <text:p>-10,8695652174</text:p>
          </table:table-cell>
          <table:table-cell table:formula="of:=[.K63]+delta_t*[.J63]" office:value-type="float" office:value="0.815522117202268" calcext:value-type="float">
            <text:p>0,8155221172</text:p>
          </table:table-cell>
          <table:table-cell table:formula="of:=[.L63]+delta_t*[.K63]+0.5*delta_t^2*[.J63]" office:value-type="float" office:value="1.11087440202252" calcext:value-type="float">
            <text:p>1,110874402</text:p>
          </table:table-cell>
        </table:table-row>
        <table:table-row table:style-name="ro1">
          <table:table-cell table:formula="of:=[.A64]+delta_t" office:value-type="float" office:value="0.614400000000001" calcext:value-type="float">
            <text:p>0,6144</text:p>
          </table:table-cell>
          <table:table-cell table:formula="of:=[.B64]" office:value-type="float" office:value="0" calcext:value-type="float">
            <text:p>0</text:p>
          </table:table-cell>
          <table:table-cell table:formula="of:=[.B65]-10" office:value-type="float" office:value="-10" calcext:value-type="float">
            <text:p>-10</text:p>
          </table:table-cell>
          <table:table-cell table:formula="of:=delta_t*[.C64]+[.D64]" office:value-type="float" office:value="1.2288" calcext:value-type="float">
            <text:p>1,2288</text:p>
          </table:table-cell>
          <table:table-cell table:formula="of:=[.E64]+delta_t*[.D64]+0.5*delta_t^2*[.C64]" office:value-type="float" office:value="1.283457024" calcext:value-type="float">
            <text:p>1,283457024</text:p>
          </table:table-cell>
          <table:table-cell table:formula="of:=[.B65]+mu_z-10" office:value-type="float" office:value="0" calcext:value-type="float">
            <text:p>0</text:p>
          </table:table-cell>
          <table:table-cell table:formula="of:=(1-K_a)*[.G64]+K_a*([.F65]-mu_z)" office:value-type="float" office:value="-10" calcext:value-type="float">
            <text:p>-10</text:p>
          </table:table-cell>
          <table:table-cell table:formula="of:=[.H64]+delta_t*[.G64]" office:value-type="float" office:value="1.23770434782608" calcext:value-type="float">
            <text:p>1,2377043478</text:p>
          </table:table-cell>
          <table:table-cell table:formula="of:=[.I64]+delta_t*[.H64]+0.5*delta_t^2*[.G64]" office:value-type="float" office:value="1.28230933873724" calcext:value-type="float">
            <text:p>1,2823093387</text:p>
          </table:table-cell>
          <table:table-cell table:formula="of:=(1-K_a)*[.J64]+K_a*[.F65]-mu_z" office:value-type="float" office:value="-10.8695652173913" calcext:value-type="float">
            <text:p>-10,8695652174</text:p>
          </table:table-cell>
          <table:table-cell table:formula="of:=[.K64]+delta_t*[.J64]" office:value-type="float" office:value="0.704217769376181" calcext:value-type="float">
            <text:p>0,7042177694</text:p>
          </table:table-cell>
          <table:table-cell table:formula="of:=[.L64]+delta_t*[.K64]+0.5*delta_t^2*[.J64]" office:value-type="float" office:value="1.1186554702418" calcext:value-type="float">
            <text:p>1,1186554702</text:p>
          </table:table-cell>
        </table:table-row>
        <table:table-row table:style-name="ro1">
          <table:table-cell table:formula="of:=[.A65]+delta_t" office:value-type="float" office:value="0.624640000000001" calcext:value-type="float">
            <text:p>0,62464</text:p>
          </table:table-cell>
          <table:table-cell table:formula="of:=[.B65]" office:value-type="float" office:value="0" calcext:value-type="float">
            <text:p>0</text:p>
          </table:table-cell>
          <table:table-cell table:formula="of:=[.B66]-10" office:value-type="float" office:value="-10" calcext:value-type="float">
            <text:p>-10</text:p>
          </table:table-cell>
          <table:table-cell table:formula="of:=delta_t*[.C65]+[.D65]" office:value-type="float" office:value="1.1264" calcext:value-type="float">
            <text:p>1,1264</text:p>
          </table:table-cell>
          <table:table-cell table:formula="of:=[.E65]+delta_t*[.D65]+0.5*delta_t^2*[.C65]" office:value-type="float" office:value="1.295515648" calcext:value-type="float">
            <text:p>1,295515648</text:p>
          </table:table-cell>
          <table:table-cell table:formula="of:=[.B66]+mu_z-10" office:value-type="float" office:value="0" calcext:value-type="float">
            <text:p>0</text:p>
          </table:table-cell>
          <table:table-cell table:formula="of:=(1-K_a)*[.G65]+K_a*([.F66]-mu_z)" office:value-type="float" office:value="-10" calcext:value-type="float">
            <text:p>-10</text:p>
          </table:table-cell>
          <table:table-cell table:formula="of:=[.H65]+delta_t*[.G65]" office:value-type="float" office:value="1.13530434782608" calcext:value-type="float">
            <text:p>1,1353043478</text:p>
          </table:table-cell>
          <table:table-cell table:formula="of:=[.I65]+delta_t*[.H65]+0.5*delta_t^2*[.G65]" office:value-type="float" office:value="1.29445914325898" calcext:value-type="float">
            <text:p>1,2944591433</text:p>
          </table:table-cell>
          <table:table-cell table:formula="of:=(1-K_a)*[.J65]+K_a*[.F66]-mu_z" office:value-type="float" office:value="-10.8695652173913" calcext:value-type="float">
            <text:p>-10,8695652174</text:p>
          </table:table-cell>
          <table:table-cell table:formula="of:=[.K65]+delta_t*[.J65]" office:value-type="float" office:value="0.592913421550094" calcext:value-type="float">
            <text:p>0,5929134216</text:p>
          </table:table-cell>
          <table:table-cell table:formula="of:=[.L65]+delta_t*[.K65]+0.5*delta_t^2*[.J65]" office:value-type="float" office:value="1.12529678193934" calcext:value-type="float">
            <text:p>1,1252967819</text:p>
          </table:table-cell>
        </table:table-row>
        <table:table-row table:style-name="ro1">
          <table:table-cell table:formula="of:=[.A66]+delta_t" office:value-type="float" office:value="0.634880000000001" calcext:value-type="float">
            <text:p>0,63488</text:p>
          </table:table-cell>
          <table:table-cell table:formula="of:=[.B66]" office:value-type="float" office:value="0" calcext:value-type="float">
            <text:p>0</text:p>
          </table:table-cell>
          <table:table-cell table:formula="of:=[.B67]-10" office:value-type="float" office:value="-10" calcext:value-type="float">
            <text:p>-10</text:p>
          </table:table-cell>
          <table:table-cell table:formula="of:=delta_t*[.C66]+[.D66]" office:value-type="float" office:value="1.024" calcext:value-type="float">
            <text:p>1,024</text:p>
          </table:table-cell>
          <table:table-cell table:formula="of:=[.E66]+delta_t*[.D66]+0.5*delta_t^2*[.C66]" office:value-type="float" office:value="1.306525696" calcext:value-type="float">
            <text:p>1,306525696</text:p>
          </table:table-cell>
          <table:table-cell table:formula="of:=[.B67]+mu_z-10" office:value-type="float" office:value="0" calcext:value-type="float">
            <text:p>0</text:p>
          </table:table-cell>
          <table:table-cell table:formula="of:=(1-K_a)*[.G66]+K_a*([.F67]-mu_z)" office:value-type="float" office:value="-10" calcext:value-type="float">
            <text:p>-10</text:p>
          </table:table-cell>
          <table:table-cell table:formula="of:=[.H66]+delta_t*[.G66]" office:value-type="float" office:value="1.03290434782608" calcext:value-type="float">
            <text:p>1,0329043478</text:p>
          </table:table-cell>
          <table:table-cell table:formula="of:=[.I66]+delta_t*[.H66]+0.5*delta_t^2*[.G66]" office:value-type="float" office:value="1.30556037178072" calcext:value-type="float">
            <text:p>1,3055603718</text:p>
          </table:table-cell>
          <table:table-cell table:formula="of:=(1-K_a)*[.J66]+K_a*[.F67]-mu_z" office:value-type="float" office:value="-10.8695652173913" calcext:value-type="float">
            <text:p>-10,8695652174</text:p>
          </table:table-cell>
          <table:table-cell table:formula="of:=[.K66]+delta_t*[.J66]" office:value-type="float" office:value="0.481609073724007" calcext:value-type="float">
            <text:p>0,4816090737</text:p>
          </table:table-cell>
          <table:table-cell table:formula="of:=[.L66]+delta_t*[.K66]+0.5*delta_t^2*[.J66]" office:value-type="float" office:value="1.13079833711515" calcext:value-type="float">
            <text:p>1,1307983371</text:p>
          </table:table-cell>
        </table:table-row>
        <table:table-row table:style-name="ro1">
          <table:table-cell table:formula="of:=[.A67]+delta_t" office:value-type="float" office:value="0.645120000000001" calcext:value-type="float">
            <text:p>0,64512</text:p>
          </table:table-cell>
          <table:table-cell table:formula="of:=[.B67]" office:value-type="float" office:value="0" calcext:value-type="float">
            <text:p>0</text:p>
          </table:table-cell>
          <table:table-cell table:formula="of:=[.B68]-10" office:value-type="float" office:value="-10" calcext:value-type="float">
            <text:p>-10</text:p>
          </table:table-cell>
          <table:table-cell table:formula="of:=delta_t*[.C67]+[.D67]" office:value-type="float" office:value="0.9216" calcext:value-type="float">
            <text:p>0,9216</text:p>
          </table:table-cell>
          <table:table-cell table:formula="of:=[.E67]+delta_t*[.D67]+0.5*delta_t^2*[.C67]" office:value-type="float" office:value="1.316487168" calcext:value-type="float">
            <text:p>1,316487168</text:p>
          </table:table-cell>
          <table:table-cell table:formula="of:=[.B68]+mu_z-10" office:value-type="float" office:value="0" calcext:value-type="float">
            <text:p>0</text:p>
          </table:table-cell>
          <table:table-cell table:formula="of:=(1-K_a)*[.G67]+K_a*([.F68]-mu_z)" office:value-type="float" office:value="-10" calcext:value-type="float">
            <text:p>-10</text:p>
          </table:table-cell>
          <table:table-cell table:formula="of:=[.H67]+delta_t*[.G67]" office:value-type="float" office:value="0.930504347826085" calcext:value-type="float">
            <text:p>0,9305043478</text:p>
          </table:table-cell>
          <table:table-cell table:formula="of:=[.I67]+delta_t*[.H67]+0.5*delta_t^2*[.G67]" office:value-type="float" office:value="1.31561302430246" calcext:value-type="float">
            <text:p>1,3156130243</text:p>
          </table:table-cell>
          <table:table-cell table:formula="of:=(1-K_a)*[.J67]+K_a*[.F68]-mu_z" office:value-type="float" office:value="-10.8695652173913" calcext:value-type="float">
            <text:p>-10,8695652174</text:p>
          </table:table-cell>
          <table:table-cell table:formula="of:=[.K67]+delta_t*[.J67]" office:value-type="float" office:value="0.37030472589792" calcext:value-type="float">
            <text:p>0,3703047259</text:p>
          </table:table-cell>
          <table:table-cell table:formula="of:=[.L67]+delta_t*[.K67]+0.5*delta_t^2*[.J67]" office:value-type="float" office:value="1.13516013576921" calcext:value-type="float">
            <text:p>1,1351601358</text:p>
          </table:table-cell>
        </table:table-row>
        <table:table-row table:style-name="ro1">
          <table:table-cell table:formula="of:=[.A68]+delta_t" office:value-type="float" office:value="0.655360000000001" calcext:value-type="float">
            <text:p>0,65536</text:p>
          </table:table-cell>
          <table:table-cell table:formula="of:=[.B68]" office:value-type="float" office:value="0" calcext:value-type="float">
            <text:p>0</text:p>
          </table:table-cell>
          <table:table-cell table:formula="of:=[.B69]-10" office:value-type="float" office:value="-10" calcext:value-type="float">
            <text:p>-10</text:p>
          </table:table-cell>
          <table:table-cell table:formula="of:=delta_t*[.C68]+[.D68]" office:value-type="float" office:value="0.8192" calcext:value-type="float">
            <text:p>0,8192</text:p>
          </table:table-cell>
          <table:table-cell table:formula="of:=[.E68]+delta_t*[.D68]+0.5*delta_t^2*[.C68]" office:value-type="float" office:value="1.325400064" calcext:value-type="float">
            <text:p>1,325400064</text:p>
          </table:table-cell>
          <table:table-cell table:formula="of:=[.B69]+mu_z-10" office:value-type="float" office:value="0" calcext:value-type="float">
            <text:p>0</text:p>
          </table:table-cell>
          <table:table-cell table:formula="of:=(1-K_a)*[.G68]+K_a*([.F69]-mu_z)" office:value-type="float" office:value="-10" calcext:value-type="float">
            <text:p>-10</text:p>
          </table:table-cell>
          <table:table-cell table:formula="of:=[.H68]+delta_t*[.G68]" office:value-type="float" office:value="0.828104347826084" calcext:value-type="float">
            <text:p>0,8281043478</text:p>
          </table:table-cell>
          <table:table-cell table:formula="of:=[.I68]+delta_t*[.H68]+0.5*delta_t^2*[.G68]" office:value-type="float" office:value="1.3246171008242" calcext:value-type="float">
            <text:p>1,3246171008</text:p>
          </table:table-cell>
          <table:table-cell table:formula="of:=(1-K_a)*[.J68]+K_a*[.F69]-mu_z" office:value-type="float" office:value="-10.8695652173913" calcext:value-type="float">
            <text:p>-10,8695652174</text:p>
          </table:table-cell>
          <table:table-cell table:formula="of:=[.K68]+delta_t*[.J68]" office:value-type="float" office:value="0.259000378071833" calcext:value-type="float">
            <text:p>0,2590003781</text:p>
          </table:table-cell>
          <table:table-cell table:formula="of:=[.L68]+delta_t*[.K68]+0.5*delta_t^2*[.J68]" office:value-type="float" office:value="1.13838217790154" calcext:value-type="float">
            <text:p>1,1383821779</text:p>
          </table:table-cell>
        </table:table-row>
        <table:table-row table:style-name="ro1">
          <table:table-cell table:formula="of:=[.A69]+delta_t" office:value-type="float" office:value="0.665600000000001" calcext:value-type="float">
            <text:p>0,6656</text:p>
          </table:table-cell>
          <table:table-cell table:formula="of:=[.B69]" office:value-type="float" office:value="0" calcext:value-type="float">
            <text:p>0</text:p>
          </table:table-cell>
          <table:table-cell table:formula="of:=[.B70]-10" office:value-type="float" office:value="-10" calcext:value-type="float">
            <text:p>-10</text:p>
          </table:table-cell>
          <table:table-cell table:formula="of:=delta_t*[.C69]+[.D69]" office:value-type="float" office:value="0.7168" calcext:value-type="float">
            <text:p>0,7168</text:p>
          </table:table-cell>
          <table:table-cell table:formula="of:=[.E69]+delta_t*[.D69]+0.5*delta_t^2*[.C69]" office:value-type="float" office:value="1.333264384" calcext:value-type="float">
            <text:p>1,333264384</text:p>
          </table:table-cell>
          <table:table-cell table:formula="of:=[.B70]+mu_z-10" office:value-type="float" office:value="0" calcext:value-type="float">
            <text:p>0</text:p>
          </table:table-cell>
          <table:table-cell table:formula="of:=(1-K_a)*[.G69]+K_a*([.F70]-mu_z)" office:value-type="float" office:value="-10" calcext:value-type="float">
            <text:p>-10</text:p>
          </table:table-cell>
          <table:table-cell table:formula="of:=[.H69]+delta_t*[.G69]" office:value-type="float" office:value="0.725704347826084" calcext:value-type="float">
            <text:p>0,7257043478</text:p>
          </table:table-cell>
          <table:table-cell table:formula="of:=[.I69]+delta_t*[.H69]+0.5*delta_t^2*[.G69]" office:value-type="float" office:value="1.33257260134594" calcext:value-type="float">
            <text:p>1,3325726013</text:p>
          </table:table-cell>
          <table:table-cell table:formula="of:=(1-K_a)*[.J69]+K_a*[.F70]-mu_z" office:value-type="float" office:value="-10.8695652173913" calcext:value-type="float">
            <text:p>-10,8695652174</text:p>
          </table:table-cell>
          <table:table-cell table:formula="of:=[.K69]+delta_t*[.J69]" office:value-type="float" office:value="0.147696030245746" calcext:value-type="float">
            <text:p>0,1476960302</text:p>
          </table:table-cell>
          <table:table-cell table:formula="of:=[.L69]+delta_t*[.K69]+0.5*delta_t^2*[.J69]" office:value-type="float" office:value="1.14046446351212" calcext:value-type="float">
            <text:p>1,1404644635</text:p>
          </table:table-cell>
        </table:table-row>
        <table:table-row table:style-name="ro1">
          <table:table-cell table:formula="of:=[.A70]+delta_t" office:value-type="float" office:value="0.675840000000001" calcext:value-type="float">
            <text:p>0,67584</text:p>
          </table:table-cell>
          <table:table-cell table:formula="of:=[.B70]" office:value-type="float" office:value="0" calcext:value-type="float">
            <text:p>0</text:p>
          </table:table-cell>
          <table:table-cell table:formula="of:=[.B71]-10" office:value-type="float" office:value="-10" calcext:value-type="float">
            <text:p>-10</text:p>
          </table:table-cell>
          <table:table-cell table:formula="of:=delta_t*[.C70]+[.D70]" office:value-type="float" office:value="0.6144" calcext:value-type="float">
            <text:p>0,6144</text:p>
          </table:table-cell>
          <table:table-cell table:formula="of:=[.E70]+delta_t*[.D70]+0.5*delta_t^2*[.C70]" office:value-type="float" office:value="1.340080128" calcext:value-type="float">
            <text:p>1,340080128</text:p>
          </table:table-cell>
          <table:table-cell table:formula="of:=[.B71]+mu_z-10" office:value-type="float" office:value="0" calcext:value-type="float">
            <text:p>0</text:p>
          </table:table-cell>
          <table:table-cell table:formula="of:=(1-K_a)*[.G70]+K_a*([.F71]-mu_z)" office:value-type="float" office:value="-10" calcext:value-type="float">
            <text:p>-10</text:p>
          </table:table-cell>
          <table:table-cell table:formula="of:=[.H70]+delta_t*[.G70]" office:value-type="float" office:value="0.623304347826084" calcext:value-type="float">
            <text:p>0,6233043478</text:p>
          </table:table-cell>
          <table:table-cell table:formula="of:=[.I70]+delta_t*[.H70]+0.5*delta_t^2*[.G70]" office:value-type="float" office:value="1.33947952586767" calcext:value-type="float">
            <text:p>1,3394795259</text:p>
          </table:table-cell>
          <table:table-cell table:formula="of:=(1-K_a)*[.J70]+K_a*[.F71]-mu_z" office:value-type="float" office:value="-10.8695652173913" calcext:value-type="float">
            <text:p>-10,8695652174</text:p>
          </table:table-cell>
          <table:table-cell table:formula="of:=[.K70]+delta_t*[.J70]" office:value-type="float" office:value="0.0363916824196588" calcext:value-type="float">
            <text:p>0,0363916824</text:p>
          </table:table-cell>
          <table:table-cell table:formula="of:=[.L70]+delta_t*[.K70]+0.5*delta_t^2*[.J70]" office:value-type="float" office:value="1.14140699260097" calcext:value-type="float">
            <text:p>1,1414069926</text:p>
          </table:table-cell>
        </table:table-row>
        <table:table-row table:style-name="ro1">
          <table:table-cell table:formula="of:=[.A71]+delta_t" office:value-type="float" office:value="0.686080000000001" calcext:value-type="float">
            <text:p>0,68608</text:p>
          </table:table-cell>
          <table:table-cell table:formula="of:=[.B71]" office:value-type="float" office:value="0" calcext:value-type="float">
            <text:p>0</text:p>
          </table:table-cell>
          <table:table-cell table:formula="of:=[.B72]-10" office:value-type="float" office:value="-10" calcext:value-type="float">
            <text:p>-10</text:p>
          </table:table-cell>
          <table:table-cell table:formula="of:=delta_t*[.C71]+[.D71]" office:value-type="float" office:value="0.512" calcext:value-type="float">
            <text:p>0,512</text:p>
          </table:table-cell>
          <table:table-cell table:formula="of:=[.E71]+delta_t*[.D71]+0.5*delta_t^2*[.C71]" office:value-type="float" office:value="1.345847296" calcext:value-type="float">
            <text:p>1,345847296</text:p>
          </table:table-cell>
          <table:table-cell table:formula="of:=[.B72]+mu_z-10" office:value-type="float" office:value="0" calcext:value-type="float">
            <text:p>0</text:p>
          </table:table-cell>
          <table:table-cell table:formula="of:=(1-K_a)*[.G71]+K_a*([.F72]-mu_z)" office:value-type="float" office:value="-10" calcext:value-type="float">
            <text:p>-10</text:p>
          </table:table-cell>
          <table:table-cell table:formula="of:=[.H71]+delta_t*[.G71]" office:value-type="float" office:value="0.520904347826084" calcext:value-type="float">
            <text:p>0,5209043478</text:p>
          </table:table-cell>
          <table:table-cell table:formula="of:=[.I71]+delta_t*[.H71]+0.5*delta_t^2*[.G71]" office:value-type="float" office:value="1.34533787438941" calcext:value-type="float">
            <text:p>1,3453378744</text:p>
          </table:table-cell>
          <table:table-cell table:formula="of:=(1-K_a)*[.J71]+K_a*[.F72]-mu_z" office:value-type="float" office:value="-10.8695652173913" calcext:value-type="float">
            <text:p>-10,8695652174</text:p>
          </table:table-cell>
          <table:table-cell table:formula="of:=[.K71]+delta_t*[.J71]" office:value-type="float" office:value="-0.0749126654064282" calcext:value-type="float">
            <text:p>-0,0749126654</text:p>
          </table:table-cell>
          <table:table-cell table:formula="of:=[.L71]+delta_t*[.K71]+0.5*delta_t^2*[.J71]" office:value-type="float" office:value="1.14120976516808" calcext:value-type="float">
            <text:p>1,1412097652</text:p>
          </table:table-cell>
        </table:table-row>
        <table:table-row table:style-name="ro1">
          <table:table-cell table:formula="of:=[.A72]+delta_t" office:value-type="float" office:value="0.696320000000001" calcext:value-type="float">
            <text:p>0,69632</text:p>
          </table:table-cell>
          <table:table-cell table:formula="of:=[.B72]" office:value-type="float" office:value="0" calcext:value-type="float">
            <text:p>0</text:p>
          </table:table-cell>
          <table:table-cell table:formula="of:=[.B73]-10" office:value-type="float" office:value="-10" calcext:value-type="float">
            <text:p>-10</text:p>
          </table:table-cell>
          <table:table-cell table:formula="of:=delta_t*[.C72]+[.D72]" office:value-type="float" office:value="0.4096" calcext:value-type="float">
            <text:p>0,4096</text:p>
          </table:table-cell>
          <table:table-cell table:formula="of:=[.E72]+delta_t*[.D72]+0.5*delta_t^2*[.C72]" office:value-type="float" office:value="1.350565888" calcext:value-type="float">
            <text:p>1,350565888</text:p>
          </table:table-cell>
          <table:table-cell table:formula="of:=[.B73]+mu_z-10" office:value-type="float" office:value="0" calcext:value-type="float">
            <text:p>0</text:p>
          </table:table-cell>
          <table:table-cell table:formula="of:=(1-K_a)*[.G72]+K_a*([.F73]-mu_z)" office:value-type="float" office:value="-10" calcext:value-type="float">
            <text:p>-10</text:p>
          </table:table-cell>
          <table:table-cell table:formula="of:=[.H72]+delta_t*[.G72]" office:value-type="float" office:value="0.418504347826084" calcext:value-type="float">
            <text:p>0,4185043478</text:p>
          </table:table-cell>
          <table:table-cell table:formula="of:=[.I72]+delta_t*[.H72]+0.5*delta_t^2*[.G72]" office:value-type="float" office:value="1.35014764691115" calcext:value-type="float">
            <text:p>1,3501476469</text:p>
          </table:table-cell>
          <table:table-cell table:formula="of:=(1-K_a)*[.J72]+K_a*[.F73]-mu_z" office:value-type="float" office:value="-10.8695652173913" calcext:value-type="float">
            <text:p>-10,8695652174</text:p>
          </table:table-cell>
          <table:table-cell table:formula="of:=[.K72]+delta_t*[.J72]" office:value-type="float" office:value="-0.186217013232515" calcext:value-type="float">
            <text:p>-0,1862170132</text:p>
          </table:table-cell>
          <table:table-cell table:formula="of:=[.L72]+delta_t*[.K72]+0.5*delta_t^2*[.J72]" office:value-type="float" office:value="1.13987278121345" calcext:value-type="float">
            <text:p>1,1398727812</text:p>
          </table:table-cell>
        </table:table-row>
        <table:table-row table:style-name="ro1">
          <table:table-cell table:formula="of:=[.A73]+delta_t" office:value-type="float" office:value="0.706560000000001" calcext:value-type="float">
            <text:p>0,70656</text:p>
          </table:table-cell>
          <table:table-cell table:formula="of:=[.B73]" office:value-type="float" office:value="0" calcext:value-type="float">
            <text:p>0</text:p>
          </table:table-cell>
          <table:table-cell table:formula="of:=[.B74]-10" office:value-type="float" office:value="-10" calcext:value-type="float">
            <text:p>-10</text:p>
          </table:table-cell>
          <table:table-cell table:formula="of:=delta_t*[.C73]+[.D73]" office:value-type="float" office:value="0.3072" calcext:value-type="float">
            <text:p>0,3072</text:p>
          </table:table-cell>
          <table:table-cell table:formula="of:=[.E73]+delta_t*[.D73]+0.5*delta_t^2*[.C73]" office:value-type="float" office:value="1.354235904" calcext:value-type="float">
            <text:p>1,354235904</text:p>
          </table:table-cell>
          <table:table-cell table:formula="of:=[.B74]+mu_z-10" office:value-type="float" office:value="0" calcext:value-type="float">
            <text:p>0</text:p>
          </table:table-cell>
          <table:table-cell table:formula="of:=(1-K_a)*[.G73]+K_a*([.F74]-mu_z)" office:value-type="float" office:value="-10" calcext:value-type="float">
            <text:p>-10</text:p>
          </table:table-cell>
          <table:table-cell table:formula="of:=[.H73]+delta_t*[.G73]" office:value-type="float" office:value="0.316104347826084" calcext:value-type="float">
            <text:p>0,3161043478</text:p>
          </table:table-cell>
          <table:table-cell table:formula="of:=[.I73]+delta_t*[.H73]+0.5*delta_t^2*[.G73]" office:value-type="float" office:value="1.35390884343289" calcext:value-type="float">
            <text:p>1,3539088434</text:p>
          </table:table-cell>
          <table:table-cell table:formula="of:=(1-K_a)*[.J73]+K_a*[.F74]-mu_z" office:value-type="float" office:value="-10.8695652173913" calcext:value-type="float">
            <text:p>-10,8695652174</text:p>
          </table:table-cell>
          <table:table-cell table:formula="of:=[.K73]+delta_t*[.J73]" office:value-type="float" office:value="-0.297521361058602" calcext:value-type="float">
            <text:p>-0,2975213611</text:p>
          </table:table-cell>
          <table:table-cell table:formula="of:=[.L73]+delta_t*[.K73]+0.5*delta_t^2*[.J73]" office:value-type="float" office:value="1.13739604073707" calcext:value-type="float">
            <text:p>1,1373960407</text:p>
          </table:table-cell>
        </table:table-row>
        <table:table-row table:style-name="ro1">
          <table:table-cell table:formula="of:=[.A74]+delta_t" office:value-type="float" office:value="0.716800000000001" calcext:value-type="float">
            <text:p>0,7168</text:p>
          </table:table-cell>
          <table:table-cell table:formula="of:=[.B74]" office:value-type="float" office:value="0" calcext:value-type="float">
            <text:p>0</text:p>
          </table:table-cell>
          <table:table-cell table:formula="of:=[.B75]-10" office:value-type="float" office:value="-10" calcext:value-type="float">
            <text:p>-10</text:p>
          </table:table-cell>
          <table:table-cell table:formula="of:=delta_t*[.C74]+[.D74]" office:value-type="float" office:value="0.2048" calcext:value-type="float">
            <text:p>0,2048</text:p>
          </table:table-cell>
          <table:table-cell table:formula="of:=[.E74]+delta_t*[.D74]+0.5*delta_t^2*[.C74]" office:value-type="float" office:value="1.356857344" calcext:value-type="float">
            <text:p>1,356857344</text:p>
          </table:table-cell>
          <table:table-cell table:formula="of:=[.B75]+mu_z-10" office:value-type="float" office:value="0" calcext:value-type="float">
            <text:p>0</text:p>
          </table:table-cell>
          <table:table-cell table:formula="of:=(1-K_a)*[.G74]+K_a*([.F75]-mu_z)" office:value-type="float" office:value="-10" calcext:value-type="float">
            <text:p>-10</text:p>
          </table:table-cell>
          <table:table-cell table:formula="of:=[.H74]+delta_t*[.G74]" office:value-type="float" office:value="0.213704347826084" calcext:value-type="float">
            <text:p>0,2137043478</text:p>
          </table:table-cell>
          <table:table-cell table:formula="of:=[.I74]+delta_t*[.H74]+0.5*delta_t^2*[.G74]" office:value-type="float" office:value="1.35662146395463" calcext:value-type="float">
            <text:p>1,356621464</text:p>
          </table:table-cell>
          <table:table-cell table:formula="of:=(1-K_a)*[.J74]+K_a*[.F75]-mu_z" office:value-type="float" office:value="-10.8695652173913" calcext:value-type="float">
            <text:p>-10,8695652174</text:p>
          </table:table-cell>
          <table:table-cell table:formula="of:=[.K74]+delta_t*[.J74]" office:value-type="float" office:value="-0.408825708884689" calcext:value-type="float">
            <text:p>-0,4088257089</text:p>
          </table:table-cell>
          <table:table-cell table:formula="of:=[.L74]+delta_t*[.K74]+0.5*delta_t^2*[.J74]" office:value-type="float" office:value="1.13377954373897" calcext:value-type="float">
            <text:p>1,1337795437</text:p>
          </table:table-cell>
        </table:table-row>
        <table:table-row table:style-name="ro1">
          <table:table-cell table:formula="of:=[.A75]+delta_t" office:value-type="float" office:value="0.727040000000001" calcext:value-type="float">
            <text:p>0,72704</text:p>
          </table:table-cell>
          <table:table-cell table:formula="of:=[.B75]" office:value-type="float" office:value="0" calcext:value-type="float">
            <text:p>0</text:p>
          </table:table-cell>
          <table:table-cell table:formula="of:=[.B76]-10" office:value-type="float" office:value="-10" calcext:value-type="float">
            <text:p>-10</text:p>
          </table:table-cell>
          <table:table-cell table:formula="of:=delta_t*[.C75]+[.D75]" office:value-type="float" office:value="0.1024" calcext:value-type="float">
            <text:p>0,1024</text:p>
          </table:table-cell>
          <table:table-cell table:formula="of:=[.E75]+delta_t*[.D75]+0.5*delta_t^2*[.C75]" office:value-type="float" office:value="1.358430208" calcext:value-type="float">
            <text:p>1,358430208</text:p>
          </table:table-cell>
          <table:table-cell table:formula="of:=[.B76]+mu_z-10" office:value-type="float" office:value="0" calcext:value-type="float">
            <text:p>0</text:p>
          </table:table-cell>
          <table:table-cell table:formula="of:=(1-K_a)*[.G75]+K_a*([.F76]-mu_z)" office:value-type="float" office:value="-10" calcext:value-type="float">
            <text:p>-10</text:p>
          </table:table-cell>
          <table:table-cell table:formula="of:=[.H75]+delta_t*[.G75]" office:value-type="float" office:value="0.111304347826084" calcext:value-type="float">
            <text:p>0,1113043478</text:p>
          </table:table-cell>
          <table:table-cell table:formula="of:=[.I75]+delta_t*[.H75]+0.5*delta_t^2*[.G75]" office:value-type="float" office:value="1.35828550847637" calcext:value-type="float">
            <text:p>1,3582855085</text:p>
          </table:table-cell>
          <table:table-cell table:formula="of:=(1-K_a)*[.J75]+K_a*[.F76]-mu_z" office:value-type="float" office:value="-10.8695652173913" calcext:value-type="float">
            <text:p>-10,8695652174</text:p>
          </table:table-cell>
          <table:table-cell table:formula="of:=[.K75]+delta_t*[.J75]" office:value-type="float" office:value="-0.520130056710776" calcext:value-type="float">
            <text:p>-0,5201300567</text:p>
          </table:table-cell>
          <table:table-cell table:formula="of:=[.L75]+delta_t*[.K75]+0.5*delta_t^2*[.J75]" office:value-type="float" office:value="1.12902329021912" calcext:value-type="float">
            <text:p>1,1290232902</text:p>
          </table:table-cell>
        </table:table-row>
        <table:table-row table:style-name="ro1">
          <table:table-cell table:formula="of:=[.A76]+delta_t" office:value-type="float" office:value="0.737280000000001" calcext:value-type="float">
            <text:p>0,73728</text:p>
          </table:table-cell>
          <table:table-cell table:formula="of:=[.B76]" office:value-type="float" office:value="0" calcext:value-type="float">
            <text:p>0</text:p>
          </table:table-cell>
          <table:table-cell table:formula="of:=[.B77]-10" office:value-type="float" office:value="-10" calcext:value-type="float">
            <text:p>-10</text:p>
          </table:table-cell>
          <table:table-cell table:formula="of:=delta_t*[.C76]+[.D76]" office:value-type="float" office:value="0" calcext:value-type="float">
            <text:p>0</text:p>
          </table:table-cell>
          <table:table-cell table:formula="of:=[.E76]+delta_t*[.D76]+0.5*delta_t^2*[.C76]" office:value-type="float" office:value="1.358954496" calcext:value-type="float">
            <text:p>1,358954496</text:p>
          </table:table-cell>
          <table:table-cell table:formula="of:=[.B77]+mu_z-10" office:value-type="float" office:value="0" calcext:value-type="float">
            <text:p>0</text:p>
          </table:table-cell>
          <table:table-cell table:formula="of:=(1-K_a)*[.G76]+K_a*([.F77]-mu_z)" office:value-type="float" office:value="-10" calcext:value-type="float">
            <text:p>-10</text:p>
          </table:table-cell>
          <table:table-cell table:formula="of:=[.H76]+delta_t*[.G76]" office:value-type="float" office:value="0.00890434782608443" calcext:value-type="float">
            <text:p>0,0089043478</text:p>
          </table:table-cell>
          <table:table-cell table:formula="of:=[.I76]+delta_t*[.H76]+0.5*delta_t^2*[.G76]" office:value-type="float" office:value="1.35890097699811" calcext:value-type="float">
            <text:p>1,358900977</text:p>
          </table:table-cell>
          <table:table-cell table:formula="of:=(1-K_a)*[.J76]+K_a*[.F77]-mu_z" office:value-type="float" office:value="-10.8695652173913" calcext:value-type="float">
            <text:p>-10,8695652174</text:p>
          </table:table-cell>
          <table:table-cell table:formula="of:=[.K76]+delta_t*[.J76]" office:value-type="float" office:value="-0.631434404536863" calcext:value-type="float">
            <text:p>-0,6314344045</text:p>
          </table:table-cell>
          <table:table-cell table:formula="of:=[.L76]+delta_t*[.K76]+0.5*delta_t^2*[.J76]" office:value-type="float" office:value="1.12312728017753" calcext:value-type="float">
            <text:p>1,1231272802</text:p>
          </table:table-cell>
        </table:table-row>
        <table:table-row table:style-name="ro1">
          <table:table-cell table:formula="of:=[.A77]+delta_t" office:value-type="float" office:value="0.747520000000001" calcext:value-type="float">
            <text:p>0,74752</text:p>
          </table:table-cell>
          <table:table-cell table:formula="of:=[.B77]" office:value-type="float" office:value="0" calcext:value-type="float">
            <text:p>0</text:p>
          </table:table-cell>
          <table:table-cell table:formula="of:=[.B78]-10" office:value-type="float" office:value="-10" calcext:value-type="float">
            <text:p>-10</text:p>
          </table:table-cell>
          <table:table-cell table:formula="of:=delta_t*[.C77]+[.D77]" office:value-type="float" office:value="-0.1024" calcext:value-type="float">
            <text:p>-0,1024</text:p>
          </table:table-cell>
          <table:table-cell table:formula="of:=[.E77]+delta_t*[.D77]+0.5*delta_t^2*[.C77]" office:value-type="float" office:value="1.358430208" calcext:value-type="float">
            <text:p>1,358430208</text:p>
          </table:table-cell>
          <table:table-cell table:formula="of:=[.B78]+mu_z-10" office:value-type="float" office:value="0" calcext:value-type="float">
            <text:p>0</text:p>
          </table:table-cell>
          <table:table-cell table:formula="of:=(1-K_a)*[.G77]+K_a*([.F78]-mu_z)" office:value-type="float" office:value="-10" calcext:value-type="float">
            <text:p>-10</text:p>
          </table:table-cell>
          <table:table-cell table:formula="of:=[.H77]+delta_t*[.G77]" office:value-type="float" office:value="-0.0934956521739156" calcext:value-type="float">
            <text:p>-0,0934956522</text:p>
          </table:table-cell>
          <table:table-cell table:formula="of:=[.I77]+delta_t*[.H77]+0.5*delta_t^2*[.G77]" office:value-type="float" office:value="1.35846786951985" calcext:value-type="float">
            <text:p>1,3584678695</text:p>
          </table:table-cell>
          <table:table-cell table:formula="of:=(1-K_a)*[.J77]+K_a*[.F78]-mu_z" office:value-type="float" office:value="-10.8695652173913" calcext:value-type="float">
            <text:p>-10,8695652174</text:p>
          </table:table-cell>
          <table:table-cell table:formula="of:=[.K77]+delta_t*[.J77]" office:value-type="float" office:value="-0.74273875236295" calcext:value-type="float">
            <text:p>-0,7427387524</text:p>
          </table:table-cell>
          <table:table-cell table:formula="of:=[.L77]+delta_t*[.K77]+0.5*delta_t^2*[.J77]" office:value-type="float" office:value="1.1160915136142" calcext:value-type="float">
            <text:p>1,1160915136</text:p>
          </table:table-cell>
        </table:table-row>
        <table:table-row table:style-name="ro1">
          <table:table-cell table:formula="of:=[.A78]+delta_t" office:value-type="float" office:value="0.757760000000001" calcext:value-type="float">
            <text:p>0,75776</text:p>
          </table:table-cell>
          <table:table-cell table:formula="of:=[.B78]" office:value-type="float" office:value="0" calcext:value-type="float">
            <text:p>0</text:p>
          </table:table-cell>
          <table:table-cell table:formula="of:=[.B79]-10" office:value-type="float" office:value="-10" calcext:value-type="float">
            <text:p>-10</text:p>
          </table:table-cell>
          <table:table-cell table:formula="of:=delta_t*[.C78]+[.D78]" office:value-type="float" office:value="-0.2048" calcext:value-type="float">
            <text:p>-0,2048</text:p>
          </table:table-cell>
          <table:table-cell table:formula="of:=[.E78]+delta_t*[.D78]+0.5*delta_t^2*[.C78]" office:value-type="float" office:value="1.356857344" calcext:value-type="float">
            <text:p>1,356857344</text:p>
          </table:table-cell>
          <table:table-cell table:formula="of:=[.B79]+mu_z-10" office:value-type="float" office:value="0" calcext:value-type="float">
            <text:p>0</text:p>
          </table:table-cell>
          <table:table-cell table:formula="of:=(1-K_a)*[.G78]+K_a*([.F79]-mu_z)" office:value-type="float" office:value="-10" calcext:value-type="float">
            <text:p>-10</text:p>
          </table:table-cell>
          <table:table-cell table:formula="of:=[.H78]+delta_t*[.G78]" office:value-type="float" office:value="-0.195895652173916" calcext:value-type="float">
            <text:p>-0,1958956522</text:p>
          </table:table-cell>
          <table:table-cell table:formula="of:=[.I78]+delta_t*[.H78]+0.5*delta_t^2*[.G78]" office:value-type="float" office:value="1.35698618604159" calcext:value-type="float">
            <text:p>1,356986186</text:p>
          </table:table-cell>
          <table:table-cell table:formula="of:=(1-K_a)*[.J78]+K_a*[.F79]-mu_z" office:value-type="float" office:value="-10.8695652173913" calcext:value-type="float">
            <text:p>-10,8695652174</text:p>
          </table:table-cell>
          <table:table-cell table:formula="of:=[.K78]+delta_t*[.J78]" office:value-type="float" office:value="-0.854043100189037" calcext:value-type="float">
            <text:p>-0,8540431002</text:p>
          </table:table-cell>
          <table:table-cell table:formula="of:=[.L78]+delta_t*[.K78]+0.5*delta_t^2*[.J78]" office:value-type="float" office:value="1.10791599052914" calcext:value-type="float">
            <text:p>1,1079159905</text:p>
          </table:table-cell>
        </table:table-row>
        <table:table-row table:style-name="ro1">
          <table:table-cell table:formula="of:=[.A79]+delta_t" office:value-type="float" office:value="0.768000000000001" calcext:value-type="float">
            <text:p>0,768</text:p>
          </table:table-cell>
          <table:table-cell table:formula="of:=[.B79]" office:value-type="float" office:value="0" calcext:value-type="float">
            <text:p>0</text:p>
          </table:table-cell>
          <table:table-cell table:formula="of:=[.B80]-10" office:value-type="float" office:value="-10" calcext:value-type="float">
            <text:p>-10</text:p>
          </table:table-cell>
          <table:table-cell table:formula="of:=delta_t*[.C79]+[.D79]" office:value-type="float" office:value="-0.3072" calcext:value-type="float">
            <text:p>-0,3072</text:p>
          </table:table-cell>
          <table:table-cell table:formula="of:=[.E79]+delta_t*[.D79]+0.5*delta_t^2*[.C79]" office:value-type="float" office:value="1.354235904" calcext:value-type="float">
            <text:p>1,354235904</text:p>
          </table:table-cell>
          <table:table-cell table:formula="of:=[.B80]+mu_z-10" office:value-type="float" office:value="0" calcext:value-type="float">
            <text:p>0</text:p>
          </table:table-cell>
          <table:table-cell table:formula="of:=(1-K_a)*[.G79]+K_a*([.F80]-mu_z)" office:value-type="float" office:value="-10" calcext:value-type="float">
            <text:p>-10</text:p>
          </table:table-cell>
          <table:table-cell table:formula="of:=[.H79]+delta_t*[.G79]" office:value-type="float" office:value="-0.298295652173916" calcext:value-type="float">
            <text:p>-0,2982956522</text:p>
          </table:table-cell>
          <table:table-cell table:formula="of:=[.I79]+delta_t*[.H79]+0.5*delta_t^2*[.G79]" office:value-type="float" office:value="1.35445592656333" calcext:value-type="float">
            <text:p>1,3544559266</text:p>
          </table:table-cell>
          <table:table-cell table:formula="of:=(1-K_a)*[.J79]+K_a*[.F80]-mu_z" office:value-type="float" office:value="-10.8695652173913" calcext:value-type="float">
            <text:p>-10,8695652174</text:p>
          </table:table-cell>
          <table:table-cell table:formula="of:=[.K79]+delta_t*[.J79]" office:value-type="float" office:value="-0.965347448015124" calcext:value-type="float">
            <text:p>-0,965347448</text:p>
          </table:table-cell>
          <table:table-cell table:formula="of:=[.L79]+delta_t*[.K79]+0.5*delta_t^2*[.J79]" office:value-type="float" office:value="1.09860071092233" calcext:value-type="float">
            <text:p>1,0986007109</text:p>
          </table:table-cell>
        </table:table-row>
        <table:table-row table:style-name="ro1">
          <table:table-cell table:formula="of:=[.A80]+delta_t" office:value-type="float" office:value="0.778240000000001" calcext:value-type="float">
            <text:p>0,77824</text:p>
          </table:table-cell>
          <table:table-cell table:formula="of:=[.B80]" office:value-type="float" office:value="0" calcext:value-type="float">
            <text:p>0</text:p>
          </table:table-cell>
          <table:table-cell table:formula="of:=[.B81]-10" office:value-type="float" office:value="-10" calcext:value-type="float">
            <text:p>-10</text:p>
          </table:table-cell>
          <table:table-cell table:formula="of:=delta_t*[.C80]+[.D80]" office:value-type="float" office:value="-0.4096" calcext:value-type="float">
            <text:p>-0,4096</text:p>
          </table:table-cell>
          <table:table-cell table:formula="of:=[.E80]+delta_t*[.D80]+0.5*delta_t^2*[.C80]" office:value-type="float" office:value="1.350565888" calcext:value-type="float">
            <text:p>1,350565888</text:p>
          </table:table-cell>
          <table:table-cell table:formula="of:=[.B81]+mu_z-10" office:value-type="float" office:value="0" calcext:value-type="float">
            <text:p>0</text:p>
          </table:table-cell>
          <table:table-cell table:formula="of:=(1-K_a)*[.G80]+K_a*([.F81]-mu_z)" office:value-type="float" office:value="-10" calcext:value-type="float">
            <text:p>-10</text:p>
          </table:table-cell>
          <table:table-cell table:formula="of:=[.H80]+delta_t*[.G80]" office:value-type="float" office:value="-0.400695652173916" calcext:value-type="float">
            <text:p>-0,4006956522</text:p>
          </table:table-cell>
          <table:table-cell table:formula="of:=[.I80]+delta_t*[.H80]+0.5*delta_t^2*[.G80]" office:value-type="float" office:value="1.35087709108506" calcext:value-type="float">
            <text:p>1,3508770911</text:p>
          </table:table-cell>
          <table:table-cell table:formula="of:=(1-K_a)*[.J80]+K_a*[.F81]-mu_z" office:value-type="float" office:value="-10.8695652173913" calcext:value-type="float">
            <text:p>-10,8695652174</text:p>
          </table:table-cell>
          <table:table-cell table:formula="of:=[.K80]+delta_t*[.J80]" office:value-type="float" office:value="-1.07665179584121" calcext:value-type="float">
            <text:p>-1,0766517958</text:p>
          </table:table-cell>
          <table:table-cell table:formula="of:=[.L80]+delta_t*[.K80]+0.5*delta_t^2*[.J80]" office:value-type="float" office:value="1.08814567479379" calcext:value-type="float">
            <text:p>1,0881456748</text:p>
          </table:table-cell>
        </table:table-row>
        <table:table-row table:style-name="ro1">
          <table:table-cell table:formula="of:=[.A81]+delta_t" office:value-type="float" office:value="0.788480000000001" calcext:value-type="float">
            <text:p>0,78848</text:p>
          </table:table-cell>
          <table:table-cell table:formula="of:=[.B81]" office:value-type="float" office:value="0" calcext:value-type="float">
            <text:p>0</text:p>
          </table:table-cell>
          <table:table-cell table:formula="of:=[.B82]-10" office:value-type="float" office:value="-10" calcext:value-type="float">
            <text:p>-10</text:p>
          </table:table-cell>
          <table:table-cell table:formula="of:=delta_t*[.C81]+[.D81]" office:value-type="float" office:value="-0.512" calcext:value-type="float">
            <text:p>-0,512</text:p>
          </table:table-cell>
          <table:table-cell table:formula="of:=[.E81]+delta_t*[.D81]+0.5*delta_t^2*[.C81]" office:value-type="float" office:value="1.345847296" calcext:value-type="float">
            <text:p>1,345847296</text:p>
          </table:table-cell>
          <table:table-cell table:formula="of:=[.B82]+mu_z-10" office:value-type="float" office:value="0" calcext:value-type="float">
            <text:p>0</text:p>
          </table:table-cell>
          <table:table-cell table:formula="of:=(1-K_a)*[.G81]+K_a*([.F82]-mu_z)" office:value-type="float" office:value="-10" calcext:value-type="float">
            <text:p>-10</text:p>
          </table:table-cell>
          <table:table-cell table:formula="of:=[.H81]+delta_t*[.G81]" office:value-type="float" office:value="-0.503095652173916" calcext:value-type="float">
            <text:p>-0,5030956522</text:p>
          </table:table-cell>
          <table:table-cell table:formula="of:=[.I81]+delta_t*[.H81]+0.5*delta_t^2*[.G81]" office:value-type="float" office:value="1.3462496796068" calcext:value-type="float">
            <text:p>1,3462496796</text:p>
          </table:table-cell>
          <table:table-cell table:formula="of:=(1-K_a)*[.J81]+K_a*[.F82]-mu_z" office:value-type="float" office:value="-10.8695652173913" calcext:value-type="float">
            <text:p>-10,8695652174</text:p>
          </table:table-cell>
          <table:table-cell table:formula="of:=[.K81]+delta_t*[.J81]" office:value-type="float" office:value="-1.1879561436673" calcext:value-type="float">
            <text:p>-1,1879561437</text:p>
          </table:table-cell>
          <table:table-cell table:formula="of:=[.L81]+delta_t*[.K81]+0.5*delta_t^2*[.J81]" office:value-type="float" office:value="1.0765508821435" calcext:value-type="float">
            <text:p>1,0765508821</text:p>
          </table:table-cell>
        </table:table-row>
        <table:table-row table:style-name="ro1">
          <table:table-cell table:formula="of:=[.A82]+delta_t" office:value-type="float" office:value="0.798720000000001" calcext:value-type="float">
            <text:p>0,79872</text:p>
          </table:table-cell>
          <table:table-cell table:formula="of:=[.B82]" office:value-type="float" office:value="0" calcext:value-type="float">
            <text:p>0</text:p>
          </table:table-cell>
          <table:table-cell table:formula="of:=[.B83]-10" office:value-type="float" office:value="-10" calcext:value-type="float">
            <text:p>-10</text:p>
          </table:table-cell>
          <table:table-cell table:formula="of:=delta_t*[.C82]+[.D82]" office:value-type="float" office:value="-0.6144" calcext:value-type="float">
            <text:p>-0,6144</text:p>
          </table:table-cell>
          <table:table-cell table:formula="of:=[.E82]+delta_t*[.D82]+0.5*delta_t^2*[.C82]" office:value-type="float" office:value="1.340080128" calcext:value-type="float">
            <text:p>1,340080128</text:p>
          </table:table-cell>
          <table:table-cell table:formula="of:=[.B83]+mu_z-10" office:value-type="float" office:value="0" calcext:value-type="float">
            <text:p>0</text:p>
          </table:table-cell>
          <table:table-cell table:formula="of:=(1-K_a)*[.G82]+K_a*([.F83]-mu_z)" office:value-type="float" office:value="-10" calcext:value-type="float">
            <text:p>-10</text:p>
          </table:table-cell>
          <table:table-cell table:formula="of:=[.H82]+delta_t*[.G82]" office:value-type="float" office:value="-0.605495652173916" calcext:value-type="float">
            <text:p>-0,6054956522</text:p>
          </table:table-cell>
          <table:table-cell table:formula="of:=[.I82]+delta_t*[.H82]+0.5*delta_t^2*[.G82]" office:value-type="float" office:value="1.34057369212854" calcext:value-type="float">
            <text:p>1,3405736921</text:p>
          </table:table-cell>
          <table:table-cell table:formula="of:=(1-K_a)*[.J82]+K_a*[.F83]-mu_z" office:value-type="float" office:value="-10.8695652173913" calcext:value-type="float">
            <text:p>-10,8695652174</text:p>
          </table:table-cell>
          <table:table-cell table:formula="of:=[.K82]+delta_t*[.J82]" office:value-type="float" office:value="-1.29926049149339" calcext:value-type="float">
            <text:p>-1,2992604915</text:p>
          </table:table-cell>
          <table:table-cell table:formula="of:=[.L82]+delta_t*[.K82]+0.5*delta_t^2*[.J82]" office:value-type="float" office:value="1.06381633297148" calcext:value-type="float">
            <text:p>1,063816333</text:p>
          </table:table-cell>
        </table:table-row>
        <table:table-row table:style-name="ro1">
          <table:table-cell table:formula="of:=[.A83]+delta_t" office:value-type="float" office:value="0.808960000000001" calcext:value-type="float">
            <text:p>0,80896</text:p>
          </table:table-cell>
          <table:table-cell table:formula="of:=[.B83]" office:value-type="float" office:value="0" calcext:value-type="float">
            <text:p>0</text:p>
          </table:table-cell>
          <table:table-cell table:formula="of:=[.B84]-10" office:value-type="float" office:value="-10" calcext:value-type="float">
            <text:p>-10</text:p>
          </table:table-cell>
          <table:table-cell table:formula="of:=delta_t*[.C83]+[.D83]" office:value-type="float" office:value="-0.7168" calcext:value-type="float">
            <text:p>-0,7168</text:p>
          </table:table-cell>
          <table:table-cell table:formula="of:=[.E83]+delta_t*[.D83]+0.5*delta_t^2*[.C83]" office:value-type="float" office:value="1.333264384" calcext:value-type="float">
            <text:p>1,333264384</text:p>
          </table:table-cell>
          <table:table-cell table:formula="of:=[.B84]+mu_z-10" office:value-type="float" office:value="0" calcext:value-type="float">
            <text:p>0</text:p>
          </table:table-cell>
          <table:table-cell table:formula="of:=(1-K_a)*[.G83]+K_a*([.F84]-mu_z)" office:value-type="float" office:value="-10" calcext:value-type="float">
            <text:p>-10</text:p>
          </table:table-cell>
          <table:table-cell table:formula="of:=[.H83]+delta_t*[.G83]" office:value-type="float" office:value="-0.707895652173916" calcext:value-type="float">
            <text:p>-0,7078956522</text:p>
          </table:table-cell>
          <table:table-cell table:formula="of:=[.I83]+delta_t*[.H83]+0.5*delta_t^2*[.G83]" office:value-type="float" office:value="1.33384912865028" calcext:value-type="float">
            <text:p>1,3338491287</text:p>
          </table:table-cell>
          <table:table-cell table:formula="of:=(1-K_a)*[.J83]+K_a*[.F84]-mu_z" office:value-type="float" office:value="-10.8695652173913" calcext:value-type="float">
            <text:p>-10,8695652174</text:p>
          </table:table-cell>
          <table:table-cell table:formula="of:=[.K83]+delta_t*[.J83]" office:value-type="float" office:value="-1.41056483931947" calcext:value-type="float">
            <text:p>-1,4105648393</text:p>
          </table:table-cell>
          <table:table-cell table:formula="of:=[.L83]+delta_t*[.K83]+0.5*delta_t^2*[.J83]" office:value-type="float" office:value="1.04994202727772" calcext:value-type="float">
            <text:p>1,0499420273</text:p>
          </table:table-cell>
        </table:table-row>
        <table:table-row table:style-name="ro1">
          <table:table-cell table:formula="of:=[.A84]+delta_t" office:value-type="float" office:value="0.819200000000001" calcext:value-type="float">
            <text:p>0,8192</text:p>
          </table:table-cell>
          <table:table-cell table:formula="of:=[.B84]" office:value-type="float" office:value="0" calcext:value-type="float">
            <text:p>0</text:p>
          </table:table-cell>
          <table:table-cell table:formula="of:=[.B85]-10" office:value-type="float" office:value="-10" calcext:value-type="float">
            <text:p>-10</text:p>
          </table:table-cell>
          <table:table-cell table:formula="of:=delta_t*[.C84]+[.D84]" office:value-type="float" office:value="-0.8192" calcext:value-type="float">
            <text:p>-0,8192</text:p>
          </table:table-cell>
          <table:table-cell table:formula="of:=[.E84]+delta_t*[.D84]+0.5*delta_t^2*[.C84]" office:value-type="float" office:value="1.325400064" calcext:value-type="float">
            <text:p>1,325400064</text:p>
          </table:table-cell>
          <table:table-cell table:formula="of:=[.B85]+mu_z-10" office:value-type="float" office:value="0" calcext:value-type="float">
            <text:p>0</text:p>
          </table:table-cell>
          <table:table-cell table:formula="of:=(1-K_a)*[.G84]+K_a*([.F85]-mu_z)" office:value-type="float" office:value="-10" calcext:value-type="float">
            <text:p>-10</text:p>
          </table:table-cell>
          <table:table-cell table:formula="of:=[.H84]+delta_t*[.G84]" office:value-type="float" office:value="-0.810295652173916" calcext:value-type="float">
            <text:p>-0,8102956522</text:p>
          </table:table-cell>
          <table:table-cell table:formula="of:=[.I84]+delta_t*[.H84]+0.5*delta_t^2*[.G84]" office:value-type="float" office:value="1.32607598917202" calcext:value-type="float">
            <text:p>1,3260759892</text:p>
          </table:table-cell>
          <table:table-cell table:formula="of:=(1-K_a)*[.J84]+K_a*[.F85]-mu_z" office:value-type="float" office:value="-10.8695652173913" calcext:value-type="float">
            <text:p>-10,8695652174</text:p>
          </table:table-cell>
          <table:table-cell table:formula="of:=[.K84]+delta_t*[.J84]" office:value-type="float" office:value="-1.52186918714556" calcext:value-type="float">
            <text:p>-1,5218691871</text:p>
          </table:table-cell>
          <table:table-cell table:formula="of:=[.L84]+delta_t*[.K84]+0.5*delta_t^2*[.J84]" office:value-type="float" office:value="1.03492796506222" calcext:value-type="float">
            <text:p>1,0349279651</text:p>
          </table:table-cell>
        </table:table-row>
        <table:table-row table:style-name="ro1">
          <table:table-cell table:formula="of:=[.A85]+delta_t" office:value-type="float" office:value="0.829440000000001" calcext:value-type="float">
            <text:p>0,82944</text:p>
          </table:table-cell>
          <table:table-cell table:formula="of:=[.B85]" office:value-type="float" office:value="0" calcext:value-type="float">
            <text:p>0</text:p>
          </table:table-cell>
          <table:table-cell table:formula="of:=[.B86]-10" office:value-type="float" office:value="-10" calcext:value-type="float">
            <text:p>-10</text:p>
          </table:table-cell>
          <table:table-cell table:formula="of:=delta_t*[.C85]+[.D85]" office:value-type="float" office:value="-0.9216" calcext:value-type="float">
            <text:p>-0,9216</text:p>
          </table:table-cell>
          <table:table-cell table:formula="of:=[.E85]+delta_t*[.D85]+0.5*delta_t^2*[.C85]" office:value-type="float" office:value="1.316487168" calcext:value-type="float">
            <text:p>1,316487168</text:p>
          </table:table-cell>
          <table:table-cell table:formula="of:=[.B86]+mu_z-10" office:value-type="float" office:value="0" calcext:value-type="float">
            <text:p>0</text:p>
          </table:table-cell>
          <table:table-cell table:formula="of:=(1-K_a)*[.G85]+K_a*([.F86]-mu_z)" office:value-type="float" office:value="-10" calcext:value-type="float">
            <text:p>-10</text:p>
          </table:table-cell>
          <table:table-cell table:formula="of:=[.H85]+delta_t*[.G85]" office:value-type="float" office:value="-0.912695652173916" calcext:value-type="float">
            <text:p>-0,9126956522</text:p>
          </table:table-cell>
          <table:table-cell table:formula="of:=[.I85]+delta_t*[.H85]+0.5*delta_t^2*[.G85]" office:value-type="float" office:value="1.31725427369376" calcext:value-type="float">
            <text:p>1,3172542737</text:p>
          </table:table-cell>
          <table:table-cell table:formula="of:=(1-K_a)*[.J85]+K_a*[.F86]-mu_z" office:value-type="float" office:value="-10.8695652173913" calcext:value-type="float">
            <text:p>-10,8695652174</text:p>
          </table:table-cell>
          <table:table-cell table:formula="of:=[.K85]+delta_t*[.J85]" office:value-type="float" office:value="-1.63317353497165" calcext:value-type="float">
            <text:p>-1,633173535</text:p>
          </table:table-cell>
          <table:table-cell table:formula="of:=[.L85]+delta_t*[.K85]+0.5*delta_t^2*[.J85]" office:value-type="float" office:value="1.01877414632498" calcext:value-type="float">
            <text:p>1,0187741463</text:p>
          </table:table-cell>
        </table:table-row>
        <table:table-row table:style-name="ro1">
          <table:table-cell table:formula="of:=[.A86]+delta_t" office:value-type="float" office:value="0.839680000000002" calcext:value-type="float">
            <text:p>0,83968</text:p>
          </table:table-cell>
          <table:table-cell table:formula="of:=[.B86]" office:value-type="float" office:value="0" calcext:value-type="float">
            <text:p>0</text:p>
          </table:table-cell>
          <table:table-cell table:formula="of:=[.B87]-10" office:value-type="float" office:value="-10" calcext:value-type="float">
            <text:p>-10</text:p>
          </table:table-cell>
          <table:table-cell table:formula="of:=delta_t*[.C86]+[.D86]" office:value-type="float" office:value="-1.024" calcext:value-type="float">
            <text:p>-1,024</text:p>
          </table:table-cell>
          <table:table-cell table:formula="of:=[.E86]+delta_t*[.D86]+0.5*delta_t^2*[.C86]" office:value-type="float" office:value="1.306525696" calcext:value-type="float">
            <text:p>1,306525696</text:p>
          </table:table-cell>
          <table:table-cell table:formula="of:=[.B87]+mu_z-10" office:value-type="float" office:value="0" calcext:value-type="float">
            <text:p>0</text:p>
          </table:table-cell>
          <table:table-cell table:formula="of:=(1-K_a)*[.G86]+K_a*([.F87]-mu_z)" office:value-type="float" office:value="-10" calcext:value-type="float">
            <text:p>-10</text:p>
          </table:table-cell>
          <table:table-cell table:formula="of:=[.H86]+delta_t*[.G86]" office:value-type="float" office:value="-1.01509565217392" calcext:value-type="float">
            <text:p>-1,0150956522</text:p>
          </table:table-cell>
          <table:table-cell table:formula="of:=[.I86]+delta_t*[.H86]+0.5*delta_t^2*[.G86]" office:value-type="float" office:value="1.3073839822155" calcext:value-type="float">
            <text:p>1,3073839822</text:p>
          </table:table-cell>
          <table:table-cell table:formula="of:=(1-K_a)*[.J86]+K_a*[.F87]-mu_z" office:value-type="float" office:value="-10.8695652173913" calcext:value-type="float">
            <text:p>-10,8695652174</text:p>
          </table:table-cell>
          <table:table-cell table:formula="of:=[.K86]+delta_t*[.J86]" office:value-type="float" office:value="-1.74447788279773" calcext:value-type="float">
            <text:p>-1,7444778828</text:p>
          </table:table-cell>
          <table:table-cell table:formula="of:=[.L86]+delta_t*[.K86]+0.5*delta_t^2*[.J86]" office:value-type="float" office:value="1.001480571066" calcext:value-type="float">
            <text:p>1,0014805711</text:p>
          </table:table-cell>
        </table:table-row>
        <table:table-row table:style-name="ro1">
          <table:table-cell table:formula="of:=[.A87]+delta_t" office:value-type="float" office:value="0.849920000000001" calcext:value-type="float">
            <text:p>0,84992</text:p>
          </table:table-cell>
          <table:table-cell table:formula="of:=[.B87]" office:value-type="float" office:value="0" calcext:value-type="float">
            <text:p>0</text:p>
          </table:table-cell>
          <table:table-cell table:formula="of:=[.B88]-10" office:value-type="float" office:value="-10" calcext:value-type="float">
            <text:p>-10</text:p>
          </table:table-cell>
          <table:table-cell table:formula="of:=delta_t*[.C87]+[.D87]" office:value-type="float" office:value="-1.1264" calcext:value-type="float">
            <text:p>-1,1264</text:p>
          </table:table-cell>
          <table:table-cell table:formula="of:=[.E87]+delta_t*[.D87]+0.5*delta_t^2*[.C87]" office:value-type="float" office:value="1.295515648" calcext:value-type="float">
            <text:p>1,295515648</text:p>
          </table:table-cell>
          <table:table-cell table:formula="of:=[.B88]+mu_z-10" office:value-type="float" office:value="0" calcext:value-type="float">
            <text:p>0</text:p>
          </table:table-cell>
          <table:table-cell table:formula="of:=(1-K_a)*[.G87]+K_a*([.F88]-mu_z)" office:value-type="float" office:value="-10" calcext:value-type="float">
            <text:p>-10</text:p>
          </table:table-cell>
          <table:table-cell table:formula="of:=[.H87]+delta_t*[.G87]" office:value-type="float" office:value="-1.11749565217392" calcext:value-type="float">
            <text:p>-1,1174956522</text:p>
          </table:table-cell>
          <table:table-cell table:formula="of:=[.I87]+delta_t*[.H87]+0.5*delta_t^2*[.G87]" office:value-type="float" office:value="1.29646511473724" calcext:value-type="float">
            <text:p>1,2964651147</text:p>
          </table:table-cell>
          <table:table-cell table:formula="of:=(1-K_a)*[.J87]+K_a*[.F88]-mu_z" office:value-type="float" office:value="-10.8695652173913" calcext:value-type="float">
            <text:p>-10,8695652174</text:p>
          </table:table-cell>
          <table:table-cell table:formula="of:=[.K87]+delta_t*[.J87]" office:value-type="float" office:value="-1.85578223062382" calcext:value-type="float">
            <text:p>-1,8557822306</text:p>
          </table:table-cell>
          <table:table-cell table:formula="of:=[.L87]+delta_t*[.K87]+0.5*delta_t^2*[.J87]" office:value-type="float" office:value="0.983047239285278" calcext:value-type="float">
            <text:p>0,9830472393</text:p>
          </table:table-cell>
        </table:table-row>
        <table:table-row table:style-name="ro1">
          <table:table-cell table:formula="of:=[.A88]+delta_t" office:value-type="float" office:value="0.860160000000002" calcext:value-type="float">
            <text:p>0,86016</text:p>
          </table:table-cell>
          <table:table-cell table:formula="of:=[.B88]" office:value-type="float" office:value="0" calcext:value-type="float">
            <text:p>0</text:p>
          </table:table-cell>
          <table:table-cell table:formula="of:=[.B89]-10" office:value-type="float" office:value="-10" calcext:value-type="float">
            <text:p>-10</text:p>
          </table:table-cell>
          <table:table-cell table:formula="of:=delta_t*[.C88]+[.D88]" office:value-type="float" office:value="-1.2288" calcext:value-type="float">
            <text:p>-1,2288</text:p>
          </table:table-cell>
          <table:table-cell table:formula="of:=[.E88]+delta_t*[.D88]+0.5*delta_t^2*[.C88]" office:value-type="float" office:value="1.283457024" calcext:value-type="float">
            <text:p>1,283457024</text:p>
          </table:table-cell>
          <table:table-cell table:formula="of:=[.B89]+mu_z-10" office:value-type="float" office:value="0" calcext:value-type="float">
            <text:p>0</text:p>
          </table:table-cell>
          <table:table-cell table:formula="of:=(1-K_a)*[.G88]+K_a*([.F89]-mu_z)" office:value-type="float" office:value="-10" calcext:value-type="float">
            <text:p>-10</text:p>
          </table:table-cell>
          <table:table-cell table:formula="of:=[.H88]+delta_t*[.G88]" office:value-type="float" office:value="-1.21989565217392" calcext:value-type="float">
            <text:p>-1,2198956522</text:p>
          </table:table-cell>
          <table:table-cell table:formula="of:=[.I88]+delta_t*[.H88]+0.5*delta_t^2*[.G88]" office:value-type="float" office:value="1.28449767125898" calcext:value-type="float">
            <text:p>1,2844976713</text:p>
          </table:table-cell>
          <table:table-cell table:formula="of:=(1-K_a)*[.J88]+K_a*[.F89]-mu_z" office:value-type="float" office:value="-10.8695652173913" calcext:value-type="float">
            <text:p>-10,8695652174</text:p>
          </table:table-cell>
          <table:table-cell table:formula="of:=[.K88]+delta_t*[.J88]" office:value-type="float" office:value="-1.96708657844991" calcext:value-type="float">
            <text:p>-1,9670865784</text:p>
          </table:table-cell>
          <table:table-cell table:formula="of:=[.L88]+delta_t*[.K88]+0.5*delta_t^2*[.J88]" office:value-type="float" office:value="0.96347415098282" calcext:value-type="float">
            <text:p>0,963474151</text:p>
          </table:table-cell>
        </table:table-row>
        <table:table-row table:style-name="ro1">
          <table:table-cell table:formula="of:=[.A89]+delta_t" office:value-type="float" office:value="0.870400000000002" calcext:value-type="float">
            <text:p>0,8704</text:p>
          </table:table-cell>
          <table:table-cell table:formula="of:=[.B89]" office:value-type="float" office:value="0" calcext:value-type="float">
            <text:p>0</text:p>
          </table:table-cell>
          <table:table-cell table:formula="of:=[.B90]-10" office:value-type="float" office:value="-10" calcext:value-type="float">
            <text:p>-10</text:p>
          </table:table-cell>
          <table:table-cell table:formula="of:=delta_t*[.C89]+[.D89]" office:value-type="float" office:value="-1.3312" calcext:value-type="float">
            <text:p>-1,3312</text:p>
          </table:table-cell>
          <table:table-cell table:formula="of:=[.E89]+delta_t*[.D89]+0.5*delta_t^2*[.C89]" office:value-type="float" office:value="1.270349824" calcext:value-type="float">
            <text:p>1,270349824</text:p>
          </table:table-cell>
          <table:table-cell table:formula="of:=[.B90]+mu_z-10" office:value-type="float" office:value="0" calcext:value-type="float">
            <text:p>0</text:p>
          </table:table-cell>
          <table:table-cell table:formula="of:=(1-K_a)*[.G89]+K_a*([.F90]-mu_z)" office:value-type="float" office:value="-10" calcext:value-type="float">
            <text:p>-10</text:p>
          </table:table-cell>
          <table:table-cell table:formula="of:=[.H89]+delta_t*[.G89]" office:value-type="float" office:value="-1.32229565217392" calcext:value-type="float">
            <text:p>-1,3222956522</text:p>
          </table:table-cell>
          <table:table-cell table:formula="of:=[.I89]+delta_t*[.H89]+0.5*delta_t^2*[.G89]" office:value-type="float" office:value="1.27148165178072" calcext:value-type="float">
            <text:p>1,2714816518</text:p>
          </table:table-cell>
          <table:table-cell table:formula="of:=(1-K_a)*[.J89]+K_a*[.F90]-mu_z" office:value-type="float" office:value="-10.8695652173913" calcext:value-type="float">
            <text:p>-10,8695652174</text:p>
          </table:table-cell>
          <table:table-cell table:formula="of:=[.K89]+delta_t*[.J89]" office:value-type="float" office:value="-2.07839092627599" calcext:value-type="float">
            <text:p>-2,0783909263</text:p>
          </table:table-cell>
          <table:table-cell table:formula="of:=[.L89]+delta_t*[.K89]+0.5*delta_t^2*[.J89]" office:value-type="float" office:value="0.942761306158624" calcext:value-type="float">
            <text:p>0,9427613062</text:p>
          </table:table-cell>
        </table:table-row>
        <table:table-row table:style-name="ro1">
          <table:table-cell table:formula="of:=[.A90]+delta_t" office:value-type="float" office:value="0.880640000000002" calcext:value-type="float">
            <text:p>0,88064</text:p>
          </table:table-cell>
          <table:table-cell table:formula="of:=[.B90]" office:value-type="float" office:value="0" calcext:value-type="float">
            <text:p>0</text:p>
          </table:table-cell>
          <table:table-cell table:formula="of:=[.B91]-10" office:value-type="float" office:value="-10" calcext:value-type="float">
            <text:p>-10</text:p>
          </table:table-cell>
          <table:table-cell table:formula="of:=delta_t*[.C90]+[.D90]" office:value-type="float" office:value="-1.4336" calcext:value-type="float">
            <text:p>-1,4336</text:p>
          </table:table-cell>
          <table:table-cell table:formula="of:=[.E90]+delta_t*[.D90]+0.5*delta_t^2*[.C90]" office:value-type="float" office:value="1.256194048" calcext:value-type="float">
            <text:p>1,256194048</text:p>
          </table:table-cell>
          <table:table-cell table:formula="of:=[.B91]+mu_z-10" office:value-type="float" office:value="0" calcext:value-type="float">
            <text:p>0</text:p>
          </table:table-cell>
          <table:table-cell table:formula="of:=(1-K_a)*[.G90]+K_a*([.F91]-mu_z)" office:value-type="float" office:value="-10" calcext:value-type="float">
            <text:p>-10</text:p>
          </table:table-cell>
          <table:table-cell table:formula="of:=[.H90]+delta_t*[.G90]" office:value-type="float" office:value="-1.42469565217392" calcext:value-type="float">
            <text:p>-1,4246956522</text:p>
          </table:table-cell>
          <table:table-cell table:formula="of:=[.I90]+delta_t*[.H90]+0.5*delta_t^2*[.G90]" office:value-type="float" office:value="1.25741705630246" calcext:value-type="float">
            <text:p>1,2574170563</text:p>
          </table:table-cell>
          <table:table-cell table:formula="of:=(1-K_a)*[.J90]+K_a*[.F91]-mu_z" office:value-type="float" office:value="-10.8695652173913" calcext:value-type="float">
            <text:p>-10,8695652174</text:p>
          </table:table-cell>
          <table:table-cell table:formula="of:=[.K90]+delta_t*[.J90]" office:value-type="float" office:value="-2.18969527410208" calcext:value-type="float">
            <text:p>-2,1896952741</text:p>
          </table:table-cell>
          <table:table-cell table:formula="of:=[.L90]+delta_t*[.K90]+0.5*delta_t^2*[.J90]" office:value-type="float" office:value="0.920908704812688" calcext:value-type="float">
            <text:p>0,9209087048</text:p>
          </table:table-cell>
        </table:table-row>
        <table:table-row table:style-name="ro1">
          <table:table-cell table:formula="of:=[.A91]+delta_t" office:value-type="float" office:value="0.890880000000002" calcext:value-type="float">
            <text:p>0,89088</text:p>
          </table:table-cell>
          <table:table-cell table:formula="of:=[.B91]" office:value-type="float" office:value="0" calcext:value-type="float">
            <text:p>0</text:p>
          </table:table-cell>
          <table:table-cell table:formula="of:=[.B92]-10" office:value-type="float" office:value="-10" calcext:value-type="float">
            <text:p>-10</text:p>
          </table:table-cell>
          <table:table-cell table:formula="of:=delta_t*[.C91]+[.D91]" office:value-type="float" office:value="-1.536" calcext:value-type="float">
            <text:p>-1,536</text:p>
          </table:table-cell>
          <table:table-cell table:formula="of:=[.E91]+delta_t*[.D91]+0.5*delta_t^2*[.C91]" office:value-type="float" office:value="1.240989696" calcext:value-type="float">
            <text:p>1,240989696</text:p>
          </table:table-cell>
          <table:table-cell table:formula="of:=[.B92]+mu_z-10" office:value-type="float" office:value="0" calcext:value-type="float">
            <text:p>0</text:p>
          </table:table-cell>
          <table:table-cell table:formula="of:=(1-K_a)*[.G91]+K_a*([.F92]-mu_z)" office:value-type="float" office:value="-10" calcext:value-type="float">
            <text:p>-10</text:p>
          </table:table-cell>
          <table:table-cell table:formula="of:=[.H91]+delta_t*[.G91]" office:value-type="float" office:value="-1.52709565217392" calcext:value-type="float">
            <text:p>-1,5270956522</text:p>
          </table:table-cell>
          <table:table-cell table:formula="of:=[.I91]+delta_t*[.H91]+0.5*delta_t^2*[.G91]" office:value-type="float" office:value="1.24230388482419" calcext:value-type="float">
            <text:p>1,2423038848</text:p>
          </table:table-cell>
          <table:table-cell table:formula="of:=(1-K_a)*[.J91]+K_a*[.F92]-mu_z" office:value-type="float" office:value="-10.8695652173913" calcext:value-type="float">
            <text:p>-10,8695652174</text:p>
          </table:table-cell>
          <table:table-cell table:formula="of:=[.K91]+delta_t*[.J91]" office:value-type="float" office:value="-2.30099962192817" calcext:value-type="float">
            <text:p>-2,3009996219</text:p>
          </table:table-cell>
          <table:table-cell table:formula="of:=[.L91]+delta_t*[.K91]+0.5*delta_t^2*[.J91]" office:value-type="float" office:value="0.897916346945013" calcext:value-type="float">
            <text:p>0,8979163469</text:p>
          </table:table-cell>
        </table:table-row>
        <table:table-row table:style-name="ro1">
          <table:table-cell table:formula="of:=[.A92]+delta_t" office:value-type="float" office:value="0.901120000000002" calcext:value-type="float">
            <text:p>0,90112</text:p>
          </table:table-cell>
          <table:table-cell table:formula="of:=[.B92]" office:value-type="float" office:value="0" calcext:value-type="float">
            <text:p>0</text:p>
          </table:table-cell>
          <table:table-cell table:formula="of:=[.B93]-10" office:value-type="float" office:value="-10" calcext:value-type="float">
            <text:p>-10</text:p>
          </table:table-cell>
          <table:table-cell table:formula="of:=delta_t*[.C92]+[.D92]" office:value-type="float" office:value="-1.6384" calcext:value-type="float">
            <text:p>-1,6384</text:p>
          </table:table-cell>
          <table:table-cell table:formula="of:=[.E92]+delta_t*[.D92]+0.5*delta_t^2*[.C92]" office:value-type="float" office:value="1.224736768" calcext:value-type="float">
            <text:p>1,224736768</text:p>
          </table:table-cell>
          <table:table-cell table:formula="of:=[.B93]+mu_z-10" office:value-type="float" office:value="0" calcext:value-type="float">
            <text:p>0</text:p>
          </table:table-cell>
          <table:table-cell table:formula="of:=(1-K_a)*[.G92]+K_a*([.F93]-mu_z)" office:value-type="float" office:value="-10" calcext:value-type="float">
            <text:p>-10</text:p>
          </table:table-cell>
          <table:table-cell table:formula="of:=[.H92]+delta_t*[.G92]" office:value-type="float" office:value="-1.62949565217392" calcext:value-type="float">
            <text:p>-1,6294956522</text:p>
          </table:table-cell>
          <table:table-cell table:formula="of:=[.I92]+delta_t*[.H92]+0.5*delta_t^2*[.G92]" office:value-type="float" office:value="1.22614213734593" calcext:value-type="float">
            <text:p>1,2261421373</text:p>
          </table:table-cell>
          <table:table-cell table:formula="of:=(1-K_a)*[.J92]+K_a*[.F93]-mu_z" office:value-type="float" office:value="-10.8695652173913" calcext:value-type="float">
            <text:p>-10,8695652174</text:p>
          </table:table-cell>
          <table:table-cell table:formula="of:=[.K92]+delta_t*[.J92]" office:value-type="float" office:value="-2.41230396975425" calcext:value-type="float">
            <text:p>-2,4123039698</text:p>
          </table:table-cell>
          <table:table-cell table:formula="of:=[.L92]+delta_t*[.K92]+0.5*delta_t^2*[.J92]" office:value-type="float" office:value="0.873784232555599" calcext:value-type="float">
            <text:p>0,8737842326</text:p>
          </table:table-cell>
        </table:table-row>
        <table:table-row table:style-name="ro1">
          <table:table-cell table:formula="of:=[.A93]+delta_t" office:value-type="float" office:value="0.911360000000002" calcext:value-type="float">
            <text:p>0,91136</text:p>
          </table:table-cell>
          <table:table-cell table:formula="of:=[.B93]" office:value-type="float" office:value="0" calcext:value-type="float">
            <text:p>0</text:p>
          </table:table-cell>
          <table:table-cell table:formula="of:=[.B94]-10" office:value-type="float" office:value="-10" calcext:value-type="float">
            <text:p>-10</text:p>
          </table:table-cell>
          <table:table-cell table:formula="of:=delta_t*[.C93]+[.D93]" office:value-type="float" office:value="-1.7408" calcext:value-type="float">
            <text:p>-1,7408</text:p>
          </table:table-cell>
          <table:table-cell table:formula="of:=[.E93]+delta_t*[.D93]+0.5*delta_t^2*[.C93]" office:value-type="float" office:value="1.207435264" calcext:value-type="float">
            <text:p>1,207435264</text:p>
          </table:table-cell>
          <table:table-cell table:formula="of:=[.B94]+mu_z-10" office:value-type="float" office:value="0" calcext:value-type="float">
            <text:p>0</text:p>
          </table:table-cell>
          <table:table-cell table:formula="of:=(1-K_a)*[.G93]+K_a*([.F94]-mu_z)" office:value-type="float" office:value="-10" calcext:value-type="float">
            <text:p>-10</text:p>
          </table:table-cell>
          <table:table-cell table:formula="of:=[.H93]+delta_t*[.G93]" office:value-type="float" office:value="-1.73189565217392" calcext:value-type="float">
            <text:p>-1,7318956522</text:p>
          </table:table-cell>
          <table:table-cell table:formula="of:=[.I93]+delta_t*[.H93]+0.5*delta_t^2*[.G93]" office:value-type="float" office:value="1.20893181386767" calcext:value-type="float">
            <text:p>1,2089318139</text:p>
          </table:table-cell>
          <table:table-cell table:formula="of:=(1-K_a)*[.J93]+K_a*[.F94]-mu_z" office:value-type="float" office:value="-10.8695652173913" calcext:value-type="float">
            <text:p>-10,8695652174</text:p>
          </table:table-cell>
          <table:table-cell table:formula="of:=[.K93]+delta_t*[.J93]" office:value-type="float" office:value="-2.52360831758034" calcext:value-type="float">
            <text:p>-2,5236083176</text:p>
          </table:table-cell>
          <table:table-cell table:formula="of:=[.L93]+delta_t*[.K93]+0.5*delta_t^2*[.J93]" office:value-type="float" office:value="0.848512361644446" calcext:value-type="float">
            <text:p>0,8485123616</text:p>
          </table:table-cell>
        </table:table-row>
        <table:table-row table:style-name="ro1">
          <table:table-cell table:formula="of:=[.A94]+delta_t" office:value-type="float" office:value="0.921600000000002" calcext:value-type="float">
            <text:p>0,9216</text:p>
          </table:table-cell>
          <table:table-cell table:formula="of:=[.B94]" office:value-type="float" office:value="0" calcext:value-type="float">
            <text:p>0</text:p>
          </table:table-cell>
          <table:table-cell table:formula="of:=[.B95]-10" office:value-type="float" office:value="-10" calcext:value-type="float">
            <text:p>-10</text:p>
          </table:table-cell>
          <table:table-cell table:formula="of:=delta_t*[.C94]+[.D94]" office:value-type="float" office:value="-1.8432" calcext:value-type="float">
            <text:p>-1,8432</text:p>
          </table:table-cell>
          <table:table-cell table:formula="of:=[.E94]+delta_t*[.D94]+0.5*delta_t^2*[.C94]" office:value-type="float" office:value="1.189085184" calcext:value-type="float">
            <text:p>1,189085184</text:p>
          </table:table-cell>
          <table:table-cell table:formula="of:=[.B95]+mu_z-10" office:value-type="float" office:value="0" calcext:value-type="float">
            <text:p>0</text:p>
          </table:table-cell>
          <table:table-cell table:formula="of:=(1-K_a)*[.G94]+K_a*([.F95]-mu_z)" office:value-type="float" office:value="-10" calcext:value-type="float">
            <text:p>-10</text:p>
          </table:table-cell>
          <table:table-cell table:formula="of:=[.H94]+delta_t*[.G94]" office:value-type="float" office:value="-1.83429565217392" calcext:value-type="float">
            <text:p>-1,8342956522</text:p>
          </table:table-cell>
          <table:table-cell table:formula="of:=[.I94]+delta_t*[.H94]+0.5*delta_t^2*[.G94]" office:value-type="float" office:value="1.19067291438941" calcext:value-type="float">
            <text:p>1,1906729144</text:p>
          </table:table-cell>
          <table:table-cell table:formula="of:=(1-K_a)*[.J94]+K_a*[.F95]-mu_z" office:value-type="float" office:value="-10.8695652173913" calcext:value-type="float">
            <text:p>-10,8695652174</text:p>
          </table:table-cell>
          <table:table-cell table:formula="of:=[.K94]+delta_t*[.J94]" office:value-type="float" office:value="-2.63491266540643" calcext:value-type="float">
            <text:p>-2,6349126654</text:p>
          </table:table-cell>
          <table:table-cell table:formula="of:=[.L94]+delta_t*[.K94]+0.5*delta_t^2*[.J94]" office:value-type="float" office:value="0.822100734211554" calcext:value-type="float">
            <text:p>0,8221007342</text:p>
          </table:table-cell>
        </table:table-row>
        <table:table-row table:style-name="ro1">
          <table:table-cell table:formula="of:=[.A95]+delta_t" office:value-type="float" office:value="0.931840000000002" calcext:value-type="float">
            <text:p>0,93184</text:p>
          </table:table-cell>
          <table:table-cell table:formula="of:=[.B95]" office:value-type="float" office:value="0" calcext:value-type="float">
            <text:p>0</text:p>
          </table:table-cell>
          <table:table-cell table:formula="of:=[.B96]-10" office:value-type="float" office:value="-10" calcext:value-type="float">
            <text:p>-10</text:p>
          </table:table-cell>
          <table:table-cell table:formula="of:=delta_t*[.C95]+[.D95]" office:value-type="float" office:value="-1.9456" calcext:value-type="float">
            <text:p>-1,9456</text:p>
          </table:table-cell>
          <table:table-cell table:formula="of:=[.E95]+delta_t*[.D95]+0.5*delta_t^2*[.C95]" office:value-type="float" office:value="1.169686528" calcext:value-type="float">
            <text:p>1,169686528</text:p>
          </table:table-cell>
          <table:table-cell table:formula="of:=[.B96]+mu_z-10" office:value-type="float" office:value="0" calcext:value-type="float">
            <text:p>0</text:p>
          </table:table-cell>
          <table:table-cell table:formula="of:=(1-K_a)*[.G95]+K_a*([.F96]-mu_z)" office:value-type="float" office:value="-10" calcext:value-type="float">
            <text:p>-10</text:p>
          </table:table-cell>
          <table:table-cell table:formula="of:=[.H95]+delta_t*[.G95]" office:value-type="float" office:value="-1.93669565217392" calcext:value-type="float">
            <text:p>-1,9366956522</text:p>
          </table:table-cell>
          <table:table-cell table:formula="of:=[.I95]+delta_t*[.H95]+0.5*delta_t^2*[.G95]" office:value-type="float" office:value="1.17136543891115" calcext:value-type="float">
            <text:p>1,1713654389</text:p>
          </table:table-cell>
          <table:table-cell table:formula="of:=(1-K_a)*[.J95]+K_a*[.F96]-mu_z" office:value-type="float" office:value="-10.8695652173913" calcext:value-type="float">
            <text:p>-10,8695652174</text:p>
          </table:table-cell>
          <table:table-cell table:formula="of:=[.K95]+delta_t*[.J95]" office:value-type="float" office:value="-2.74621701323252" calcext:value-type="float">
            <text:p>-2,7462170132</text:p>
          </table:table-cell>
          <table:table-cell table:formula="of:=[.L95]+delta_t*[.K95]+0.5*delta_t^2*[.J95]" office:value-type="float" office:value="0.794549350256923" calcext:value-type="float">
            <text:p>0,7945493503</text:p>
          </table:table-cell>
        </table:table-row>
        <table:table-row table:style-name="ro1">
          <table:table-cell table:formula="of:=[.A96]+delta_t" office:value-type="float" office:value="0.942080000000002" calcext:value-type="float">
            <text:p>0,94208</text:p>
          </table:table-cell>
          <table:table-cell table:formula="of:=[.B96]" office:value-type="float" office:value="0" calcext:value-type="float">
            <text:p>0</text:p>
          </table:table-cell>
          <table:table-cell table:formula="of:=[.B97]-10" office:value-type="float" office:value="-10" calcext:value-type="float">
            <text:p>-10</text:p>
          </table:table-cell>
          <table:table-cell table:formula="of:=delta_t*[.C96]+[.D96]" office:value-type="float" office:value="-2.048" calcext:value-type="float">
            <text:p>-2,048</text:p>
          </table:table-cell>
          <table:table-cell table:formula="of:=[.E96]+delta_t*[.D96]+0.5*delta_t^2*[.C96]" office:value-type="float" office:value="1.149239296" calcext:value-type="float">
            <text:p>1,149239296</text:p>
          </table:table-cell>
          <table:table-cell table:formula="of:=[.B97]+mu_z-10" office:value-type="float" office:value="0" calcext:value-type="float">
            <text:p>0</text:p>
          </table:table-cell>
          <table:table-cell table:formula="of:=(1-K_a)*[.G96]+K_a*([.F97]-mu_z)" office:value-type="float" office:value="-10" calcext:value-type="float">
            <text:p>-10</text:p>
          </table:table-cell>
          <table:table-cell table:formula="of:=[.H96]+delta_t*[.G96]" office:value-type="float" office:value="-2.03909565217392" calcext:value-type="float">
            <text:p>-2,0390956522</text:p>
          </table:table-cell>
          <table:table-cell table:formula="of:=[.I96]+delta_t*[.H96]+0.5*delta_t^2*[.G96]" office:value-type="float" office:value="1.15100938743289" calcext:value-type="float">
            <text:p>1,1510093874</text:p>
          </table:table-cell>
          <table:table-cell table:formula="of:=(1-K_a)*[.J96]+K_a*[.F97]-mu_z" office:value-type="float" office:value="-10.8695652173913" calcext:value-type="float">
            <text:p>-10,8695652174</text:p>
          </table:table-cell>
          <table:table-cell table:formula="of:=[.K96]+delta_t*[.J96]" office:value-type="float" office:value="-2.8575213610586" calcext:value-type="float">
            <text:p>-2,8575213611</text:p>
          </table:table-cell>
          <table:table-cell table:formula="of:=[.L96]+delta_t*[.K96]+0.5*delta_t^2*[.J96]" office:value-type="float" office:value="0.765858209780552" calcext:value-type="float">
            <text:p>0,7658582098</text:p>
          </table:table-cell>
        </table:table-row>
        <table:table-row table:style-name="ro1">
          <table:table-cell table:formula="of:=[.A97]+delta_t" office:value-type="float" office:value="0.952320000000002" calcext:value-type="float">
            <text:p>0,95232</text:p>
          </table:table-cell>
          <table:table-cell table:formula="of:=[.B97]" office:value-type="float" office:value="0" calcext:value-type="float">
            <text:p>0</text:p>
          </table:table-cell>
          <table:table-cell table:formula="of:=[.B98]-10" office:value-type="float" office:value="-10" calcext:value-type="float">
            <text:p>-10</text:p>
          </table:table-cell>
          <table:table-cell table:formula="of:=delta_t*[.C97]+[.D97]" office:value-type="float" office:value="-2.1504" calcext:value-type="float">
            <text:p>-2,1504</text:p>
          </table:table-cell>
          <table:table-cell table:formula="of:=[.E97]+delta_t*[.D97]+0.5*delta_t^2*[.C97]" office:value-type="float" office:value="1.127743488" calcext:value-type="float">
            <text:p>1,127743488</text:p>
          </table:table-cell>
          <table:table-cell table:formula="of:=[.B98]+mu_z-10" office:value-type="float" office:value="0" calcext:value-type="float">
            <text:p>0</text:p>
          </table:table-cell>
          <table:table-cell table:formula="of:=(1-K_a)*[.G97]+K_a*([.F98]-mu_z)" office:value-type="float" office:value="-10" calcext:value-type="float">
            <text:p>-10</text:p>
          </table:table-cell>
          <table:table-cell table:formula="of:=[.H97]+delta_t*[.G97]" office:value-type="float" office:value="-2.14149565217392" calcext:value-type="float">
            <text:p>-2,1414956522</text:p>
          </table:table-cell>
          <table:table-cell table:formula="of:=[.I97]+delta_t*[.H97]+0.5*delta_t^2*[.G97]" office:value-type="float" office:value="1.12960475995463" calcext:value-type="float">
            <text:p>1,12960476</text:p>
          </table:table-cell>
          <table:table-cell table:formula="of:=(1-K_a)*[.J97]+K_a*[.F98]-mu_z" office:value-type="float" office:value="-10.8695652173913" calcext:value-type="float">
            <text:p>-10,8695652174</text:p>
          </table:table-cell>
          <table:table-cell table:formula="of:=[.K97]+delta_t*[.J97]" office:value-type="float" office:value="-2.96882570888469" calcext:value-type="float">
            <text:p>-2,9688257089</text:p>
          </table:table-cell>
          <table:table-cell table:formula="of:=[.L97]+delta_t*[.K97]+0.5*delta_t^2*[.J97]" office:value-type="float" office:value="0.736027312782443" calcext:value-type="float">
            <text:p>0,7360273128</text:p>
          </table:table-cell>
        </table:table-row>
        <table:table-row table:style-name="ro1">
          <table:table-cell table:formula="of:=[.A98]+delta_t" office:value-type="float" office:value="0.962560000000002" calcext:value-type="float">
            <text:p>0,96256</text:p>
          </table:table-cell>
          <table:table-cell table:formula="of:=[.B98]" office:value-type="float" office:value="0" calcext:value-type="float">
            <text:p>0</text:p>
          </table:table-cell>
          <table:table-cell table:formula="of:=[.B99]-10" office:value-type="float" office:value="-10" calcext:value-type="float">
            <text:p>-10</text:p>
          </table:table-cell>
          <table:table-cell table:formula="of:=delta_t*[.C98]+[.D98]" office:value-type="float" office:value="-2.2528" calcext:value-type="float">
            <text:p>-2,2528</text:p>
          </table:table-cell>
          <table:table-cell table:formula="of:=[.E98]+delta_t*[.D98]+0.5*delta_t^2*[.C98]" office:value-type="float" office:value="1.105199104" calcext:value-type="float">
            <text:p>1,105199104</text:p>
          </table:table-cell>
          <table:table-cell table:formula="of:=[.B99]+mu_z-10" office:value-type="float" office:value="0" calcext:value-type="float">
            <text:p>0</text:p>
          </table:table-cell>
          <table:table-cell table:formula="of:=(1-K_a)*[.G98]+K_a*([.F99]-mu_z)" office:value-type="float" office:value="-10" calcext:value-type="float">
            <text:p>-10</text:p>
          </table:table-cell>
          <table:table-cell table:formula="of:=[.H98]+delta_t*[.G98]" office:value-type="float" office:value="-2.24389565217392" calcext:value-type="float">
            <text:p>-2,2438956522</text:p>
          </table:table-cell>
          <table:table-cell table:formula="of:=[.I98]+delta_t*[.H98]+0.5*delta_t^2*[.G98]" office:value-type="float" office:value="1.10715155647637" calcext:value-type="float">
            <text:p>1,1071515565</text:p>
          </table:table-cell>
          <table:table-cell table:formula="of:=(1-K_a)*[.J98]+K_a*[.F99]-mu_z" office:value-type="float" office:value="-10.8695652173913" calcext:value-type="float">
            <text:p>-10,8695652174</text:p>
          </table:table-cell>
          <table:table-cell table:formula="of:=[.K98]+delta_t*[.J98]" office:value-type="float" office:value="-3.08013005671078" calcext:value-type="float">
            <text:p>-3,0801300567</text:p>
          </table:table-cell>
          <table:table-cell table:formula="of:=[.L98]+delta_t*[.K98]+0.5*delta_t^2*[.J98]" office:value-type="float" office:value="0.705056659262594" calcext:value-type="float">
            <text:p>0,7050566593</text:p>
          </table:table-cell>
        </table:table-row>
        <table:table-row table:style-name="ro1">
          <table:table-cell table:formula="of:=[.A99]+delta_t" office:value-type="float" office:value="0.972800000000002" calcext:value-type="float">
            <text:p>0,9728</text:p>
          </table:table-cell>
          <table:table-cell table:formula="of:=[.B99]" office:value-type="float" office:value="0" calcext:value-type="float">
            <text:p>0</text:p>
          </table:table-cell>
          <table:table-cell table:formula="of:=[.B100]-10" office:value-type="float" office:value="-10" calcext:value-type="float">
            <text:p>-10</text:p>
          </table:table-cell>
          <table:table-cell table:formula="of:=delta_t*[.C99]+[.D99]" office:value-type="float" office:value="-2.3552" calcext:value-type="float">
            <text:p>-2,3552</text:p>
          </table:table-cell>
          <table:table-cell table:formula="of:=[.E99]+delta_t*[.D99]+0.5*delta_t^2*[.C99]" office:value-type="float" office:value="1.081606144" calcext:value-type="float">
            <text:p>1,081606144</text:p>
          </table:table-cell>
          <table:table-cell table:formula="of:=[.B100]+mu_z-10" office:value-type="float" office:value="0" calcext:value-type="float">
            <text:p>0</text:p>
          </table:table-cell>
          <table:table-cell table:formula="of:=(1-K_a)*[.G99]+K_a*([.F100]-mu_z)" office:value-type="float" office:value="-10" calcext:value-type="float">
            <text:p>-10</text:p>
          </table:table-cell>
          <table:table-cell table:formula="of:=[.H99]+delta_t*[.G99]" office:value-type="float" office:value="-2.34629565217392" calcext:value-type="float">
            <text:p>-2,3462956522</text:p>
          </table:table-cell>
          <table:table-cell table:formula="of:=[.I99]+delta_t*[.H99]+0.5*delta_t^2*[.G99]" office:value-type="float" office:value="1.08364977699811" calcext:value-type="float">
            <text:p>1,083649777</text:p>
          </table:table-cell>
          <table:table-cell table:formula="of:=(1-K_a)*[.J99]+K_a*[.F100]-mu_z" office:value-type="float" office:value="-10.8695652173913" calcext:value-type="float">
            <text:p>-10,8695652174</text:p>
          </table:table-cell>
          <table:table-cell table:formula="of:=[.K99]+delta_t*[.J99]" office:value-type="float" office:value="-3.19143440453686" calcext:value-type="float">
            <text:p>-3,1914344045</text:p>
          </table:table-cell>
          <table:table-cell table:formula="of:=[.L99]+delta_t*[.K99]+0.5*delta_t^2*[.J99]" office:value-type="float" office:value="0.672946249221006" calcext:value-type="float">
            <text:p>0,6729462492</text:p>
          </table:table-cell>
        </table:table-row>
        <table:table-row table:style-name="ro1">
          <table:table-cell table:formula="of:=[.A100]+delta_t" office:value-type="float" office:value="0.983040000000002" calcext:value-type="float">
            <text:p>0,98304</text:p>
          </table:table-cell>
          <table:table-cell table:formula="of:=[.B100]" office:value-type="float" office:value="0" calcext:value-type="float">
            <text:p>0</text:p>
          </table:table-cell>
          <table:table-cell table:formula="of:=[.B101]-10" office:value-type="float" office:value="-10" calcext:value-type="float">
            <text:p>-10</text:p>
          </table:table-cell>
          <table:table-cell table:formula="of:=delta_t*[.C100]+[.D100]" office:value-type="float" office:value="-2.4576" calcext:value-type="float">
            <text:p>-2,4576</text:p>
          </table:table-cell>
          <table:table-cell table:formula="of:=[.E100]+delta_t*[.D100]+0.5*delta_t^2*[.C100]" office:value-type="float" office:value="1.056964608" calcext:value-type="float">
            <text:p>1,056964608</text:p>
          </table:table-cell>
          <table:table-cell table:formula="of:=[.B101]+mu_z-10" office:value-type="float" office:value="0" calcext:value-type="float">
            <text:p>0</text:p>
          </table:table-cell>
          <table:table-cell table:formula="of:=(1-K_a)*[.G100]+K_a*([.F101]-mu_z)" office:value-type="float" office:value="-10" calcext:value-type="float">
            <text:p>-10</text:p>
          </table:table-cell>
          <table:table-cell table:formula="of:=[.H100]+delta_t*[.G100]" office:value-type="float" office:value="-2.44869565217392" calcext:value-type="float">
            <text:p>-2,4486956522</text:p>
          </table:table-cell>
          <table:table-cell table:formula="of:=[.I100]+delta_t*[.H100]+0.5*delta_t^2*[.G100]" office:value-type="float" office:value="1.05909942151985" calcext:value-type="float">
            <text:p>1,0590994215</text:p>
          </table:table-cell>
          <table:table-cell table:formula="of:=(1-K_a)*[.J100]+K_a*[.F101]-mu_z" office:value-type="float" office:value="-10.8695652173913" calcext:value-type="float">
            <text:p>-10,8695652174</text:p>
          </table:table-cell>
          <table:table-cell table:formula="of:=[.K100]+delta_t*[.J100]" office:value-type="float" office:value="-3.30273875236295" calcext:value-type="float">
            <text:p>-3,3027387524</text:p>
          </table:table-cell>
          <table:table-cell table:formula="of:=[.L100]+delta_t*[.K100]+0.5*delta_t^2*[.J100]" office:value-type="float" office:value="0.639696082657679" calcext:value-type="float">
            <text:p>0,6396960827</text:p>
          </table:table-cell>
        </table:table-row>
        <table:table-row table:style-name="ro1">
          <table:table-cell table:formula="of:=[.A101]+delta_t" office:value-type="float" office:value="0.993280000000002" calcext:value-type="float">
            <text:p>0,99328</text:p>
          </table:table-cell>
          <table:table-cell table:formula="of:=[.B101]" office:value-type="float" office:value="0" calcext:value-type="float">
            <text:p>0</text:p>
          </table:table-cell>
          <table:table-cell table:formula="of:=[.B102]-10" office:value-type="float" office:value="-10" calcext:value-type="float">
            <text:p>-10</text:p>
          </table:table-cell>
          <table:table-cell table:formula="of:=delta_t*[.C101]+[.D101]" office:value-type="float" office:value="-2.56" calcext:value-type="float">
            <text:p>-2,56</text:p>
          </table:table-cell>
          <table:table-cell table:formula="of:=[.E101]+delta_t*[.D101]+0.5*delta_t^2*[.C101]" office:value-type="float" office:value="1.031274496" calcext:value-type="float">
            <text:p>1,031274496</text:p>
          </table:table-cell>
          <table:table-cell table:formula="of:=[.B102]+mu_z-10" office:value-type="float" office:value="0" calcext:value-type="float">
            <text:p>0</text:p>
          </table:table-cell>
          <table:table-cell table:formula="of:=(1-K_a)*[.G101]+K_a*([.F102]-mu_z)" office:value-type="float" office:value="-10" calcext:value-type="float">
            <text:p>-10</text:p>
          </table:table-cell>
          <table:table-cell table:formula="of:=[.H101]+delta_t*[.G101]" office:value-type="float" office:value="-2.55109565217392" calcext:value-type="float">
            <text:p>-2,5510956522</text:p>
          </table:table-cell>
          <table:table-cell table:formula="of:=[.I101]+delta_t*[.H101]+0.5*delta_t^2*[.G101]" office:value-type="float" office:value="1.03350049004159" calcext:value-type="float">
            <text:p>1,03350049</text:p>
          </table:table-cell>
          <table:table-cell table:formula="of:=(1-K_a)*[.J101]+K_a*[.F102]-mu_z" office:value-type="float" office:value="-10.8695652173913" calcext:value-type="float">
            <text:p>-10,8695652174</text:p>
          </table:table-cell>
          <table:table-cell table:formula="of:=[.K101]+delta_t*[.J101]" office:value-type="float" office:value="-3.41404310018904" calcext:value-type="float">
            <text:p>-3,4140431002</text:p>
          </table:table-cell>
          <table:table-cell table:formula="of:=[.L101]+delta_t*[.K101]+0.5*delta_t^2*[.J101]" office:value-type="float" office:value="0.605306159572613" calcext:value-type="float">
            <text:p>0,6053061596</text:p>
          </table:table-cell>
        </table:table-row>
        <table:table-row table:style-name="ro1">
          <table:table-cell table:formula="of:=[.A102]+delta_t" office:value-type="float" office:value="1.00352" calcext:value-type="float">
            <text:p>1,00352</text:p>
          </table:table-cell>
          <table:table-cell table:formula="of:=[.B102]" office:value-type="float" office:value="0" calcext:value-type="float">
            <text:p>0</text:p>
          </table:table-cell>
          <table:table-cell table:formula="of:=[.B103]-10" office:value-type="float" office:value="-10" calcext:value-type="float">
            <text:p>-10</text:p>
          </table:table-cell>
          <table:table-cell table:formula="of:=delta_t*[.C102]+[.D102]" office:value-type="float" office:value="-2.6624" calcext:value-type="float">
            <text:p>-2,6624</text:p>
          </table:table-cell>
          <table:table-cell table:formula="of:=[.E102]+delta_t*[.D102]+0.5*delta_t^2*[.C102]" office:value-type="float" office:value="1.004535808" calcext:value-type="float">
            <text:p>1,004535808</text:p>
          </table:table-cell>
          <table:table-cell table:formula="of:=[.B103]+mu_z-10" office:value-type="float" office:value="0" calcext:value-type="float">
            <text:p>0</text:p>
          </table:table-cell>
          <table:table-cell table:formula="of:=(1-K_a)*[.G102]+K_a*([.F103]-mu_z)" office:value-type="float" office:value="-10" calcext:value-type="float">
            <text:p>-10</text:p>
          </table:table-cell>
          <table:table-cell table:formula="of:=[.H102]+delta_t*[.G102]" office:value-type="float" office:value="-2.65349565217392" calcext:value-type="float">
            <text:p>-2,6534956522</text:p>
          </table:table-cell>
          <table:table-cell table:formula="of:=[.I102]+delta_t*[.H102]+0.5*delta_t^2*[.G102]" office:value-type="float" office:value="1.00685298256332" calcext:value-type="float">
            <text:p>1,0068529826</text:p>
          </table:table-cell>
          <table:table-cell table:formula="of:=(1-K_a)*[.J102]+K_a*[.F103]-mu_z" office:value-type="float" office:value="-10.8695652173913" calcext:value-type="float">
            <text:p>-10,8695652174</text:p>
          </table:table-cell>
          <table:table-cell table:formula="of:=[.K102]+delta_t*[.J102]" office:value-type="float" office:value="-3.52534744801513" calcext:value-type="float">
            <text:p>-3,525347448</text:p>
          </table:table-cell>
          <table:table-cell table:formula="of:=[.L102]+delta_t*[.K102]+0.5*delta_t^2*[.J102]" office:value-type="float" office:value="0.569776479965808" calcext:value-type="float">
            <text:p>0,56977648</text:p>
          </table:table-cell>
        </table:table-row>
        <table:table-row table:style-name="ro1">
          <table:table-cell table:formula="of:=[.A103]+delta_t" office:value-type="float" office:value="1.01376" calcext:value-type="float">
            <text:p>1,01376</text:p>
          </table:table-cell>
          <table:table-cell table:formula="of:=[.B103]" office:value-type="float" office:value="0" calcext:value-type="float">
            <text:p>0</text:p>
          </table:table-cell>
          <table:table-cell table:formula="of:=[.B104]-10" office:value-type="float" office:value="-10" calcext:value-type="float">
            <text:p>-10</text:p>
          </table:table-cell>
          <table:table-cell table:formula="of:=delta_t*[.C103]+[.D103]" office:value-type="float" office:value="-2.7648" calcext:value-type="float">
            <text:p>-2,7648</text:p>
          </table:table-cell>
          <table:table-cell table:formula="of:=[.E103]+delta_t*[.D103]+0.5*delta_t^2*[.C103]" office:value-type="float" office:value="0.976748543999997" calcext:value-type="float">
            <text:p>0,976748544</text:p>
          </table:table-cell>
          <table:table-cell table:formula="of:=[.B104]+mu_z-10" office:value-type="float" office:value="0" calcext:value-type="float">
            <text:p>0</text:p>
          </table:table-cell>
          <table:table-cell table:formula="of:=(1-K_a)*[.G103]+K_a*([.F104]-mu_z)" office:value-type="float" office:value="-10" calcext:value-type="float">
            <text:p>-10</text:p>
          </table:table-cell>
          <table:table-cell table:formula="of:=[.H103]+delta_t*[.G103]" office:value-type="float" office:value="-2.75589565217391" calcext:value-type="float">
            <text:p>-2,7558956522</text:p>
          </table:table-cell>
          <table:table-cell table:formula="of:=[.I103]+delta_t*[.H103]+0.5*delta_t^2*[.G103]" office:value-type="float" office:value="0.979156899085063" calcext:value-type="float">
            <text:p>0,9791568991</text:p>
          </table:table-cell>
          <table:table-cell table:formula="of:=(1-K_a)*[.J103]+K_a*[.F104]-mu_z" office:value-type="float" office:value="-10.8695652173913" calcext:value-type="float">
            <text:p>-10,8695652174</text:p>
          </table:table-cell>
          <table:table-cell table:formula="of:=[.K103]+delta_t*[.J103]" office:value-type="float" office:value="-3.63665179584121" calcext:value-type="float">
            <text:p>-3,6366517958</text:p>
          </table:table-cell>
          <table:table-cell table:formula="of:=[.L103]+delta_t*[.K103]+0.5*delta_t^2*[.J103]" office:value-type="float" office:value="0.533107043837263" calcext:value-type="float">
            <text:p>0,5331070438</text:p>
          </table:table-cell>
        </table:table-row>
        <table:table-row table:style-name="ro1">
          <table:table-cell table:formula="of:=[.A104]+delta_t" office:value-type="float" office:value="1.024" calcext:value-type="float">
            <text:p>1,024</text:p>
          </table:table-cell>
          <table:table-cell table:formula="of:=[.B104]" office:value-type="float" office:value="0" calcext:value-type="float">
            <text:p>0</text:p>
          </table:table-cell>
          <table:table-cell table:formula="of:=[.B105]-10" office:value-type="float" office:value="-10" calcext:value-type="float">
            <text:p>-10</text:p>
          </table:table-cell>
          <table:table-cell table:formula="of:=delta_t*[.C104]+[.D104]" office:value-type="float" office:value="-2.8672" calcext:value-type="float">
            <text:p>-2,8672</text:p>
          </table:table-cell>
          <table:table-cell table:formula="of:=[.E104]+delta_t*[.D104]+0.5*delta_t^2*[.C104]" office:value-type="float" office:value="0.947912703999997" calcext:value-type="float">
            <text:p>0,947912704</text:p>
          </table:table-cell>
          <table:table-cell table:formula="of:=[.B105]+mu_z-10" office:value-type="float" office:value="0" calcext:value-type="float">
            <text:p>0</text:p>
          </table:table-cell>
          <table:table-cell table:formula="of:=(1-K_a)*[.G104]+K_a*([.F105]-mu_z)" office:value-type="float" office:value="-10" calcext:value-type="float">
            <text:p>-10</text:p>
          </table:table-cell>
          <table:table-cell table:formula="of:=[.H104]+delta_t*[.G104]" office:value-type="float" office:value="-2.85829565217391" calcext:value-type="float">
            <text:p>-2,8582956522</text:p>
          </table:table-cell>
          <table:table-cell table:formula="of:=[.I104]+delta_t*[.H104]+0.5*delta_t^2*[.G104]" office:value-type="float" office:value="0.950412239606802" calcext:value-type="float">
            <text:p>0,9504122396</text:p>
          </table:table-cell>
          <table:table-cell table:formula="of:=(1-K_a)*[.J104]+K_a*[.F105]-mu_z" office:value-type="float" office:value="-10.8695652173913" calcext:value-type="float">
            <text:p>-10,8695652174</text:p>
          </table:table-cell>
          <table:table-cell table:formula="of:=[.K104]+delta_t*[.J104]" office:value-type="float" office:value="-3.7479561436673" calcext:value-type="float">
            <text:p>-3,7479561437</text:p>
          </table:table-cell>
          <table:table-cell table:formula="of:=[.L104]+delta_t*[.K104]+0.5*delta_t^2*[.J104]" office:value-type="float" office:value="0.49529785118698" calcext:value-type="float">
            <text:p>0,4952978512</text:p>
          </table:table-cell>
        </table:table-row>
        <table:table-row table:style-name="ro1">
          <table:table-cell table:formula="of:=[.A105]+delta_t" office:value-type="float" office:value="1.03424" calcext:value-type="float">
            <text:p>1,03424</text:p>
          </table:table-cell>
          <table:table-cell table:formula="of:=[.B105]" office:value-type="float" office:value="0" calcext:value-type="float">
            <text:p>0</text:p>
          </table:table-cell>
          <table:table-cell table:formula="of:=[.B106]-10" office:value-type="float" office:value="-10" calcext:value-type="float">
            <text:p>-10</text:p>
          </table:table-cell>
          <table:table-cell table:formula="of:=delta_t*[.C105]+[.D105]" office:value-type="float" office:value="-2.9696" calcext:value-type="float">
            <text:p>-2,9696</text:p>
          </table:table-cell>
          <table:table-cell table:formula="of:=[.E105]+delta_t*[.D105]+0.5*delta_t^2*[.C105]" office:value-type="float" office:value="0.918028287999997" calcext:value-type="float">
            <text:p>0,918028288</text:p>
          </table:table-cell>
          <table:table-cell table:formula="of:=[.B106]+mu_z-10" office:value-type="float" office:value="0" calcext:value-type="float">
            <text:p>0</text:p>
          </table:table-cell>
          <table:table-cell table:formula="of:=(1-K_a)*[.G105]+K_a*([.F106]-mu_z)" office:value-type="float" office:value="-10" calcext:value-type="float">
            <text:p>-10</text:p>
          </table:table-cell>
          <table:table-cell table:formula="of:=[.H105]+delta_t*[.G105]" office:value-type="float" office:value="-2.96069565217391" calcext:value-type="float">
            <text:p>-2,9606956522</text:p>
          </table:table-cell>
          <table:table-cell table:formula="of:=[.I105]+delta_t*[.H105]+0.5*delta_t^2*[.G105]" office:value-type="float" office:value="0.920619004128541" calcext:value-type="float">
            <text:p>0,9206190041</text:p>
          </table:table-cell>
          <table:table-cell table:formula="of:=(1-K_a)*[.J105]+K_a*[.F106]-mu_z" office:value-type="float" office:value="-10.8695652173913" calcext:value-type="float">
            <text:p>-10,8695652174</text:p>
          </table:table-cell>
          <table:table-cell table:formula="of:=[.K105]+delta_t*[.J105]" office:value-type="float" office:value="-3.85926049149339" calcext:value-type="float">
            <text:p>-3,8592604915</text:p>
          </table:table-cell>
          <table:table-cell table:formula="of:=[.L105]+delta_t*[.K105]+0.5*delta_t^2*[.J105]" office:value-type="float" office:value="0.456348902014957" calcext:value-type="float">
            <text:p>0,456348902</text:p>
          </table:table-cell>
        </table:table-row>
        <table:table-row table:style-name="ro1">
          <table:table-cell table:formula="of:=[.A106]+delta_t" office:value-type="float" office:value="1.04448" calcext:value-type="float">
            <text:p>1,04448</text:p>
          </table:table-cell>
          <table:table-cell table:formula="of:=[.B106]" office:value-type="float" office:value="0" calcext:value-type="float">
            <text:p>0</text:p>
          </table:table-cell>
          <table:table-cell table:formula="of:=[.B107]-10" office:value-type="float" office:value="-10" calcext:value-type="float">
            <text:p>-10</text:p>
          </table:table-cell>
          <table:table-cell table:formula="of:=delta_t*[.C106]+[.D106]" office:value-type="float" office:value="-3.072" calcext:value-type="float">
            <text:p>-3,072</text:p>
          </table:table-cell>
          <table:table-cell table:formula="of:=[.E106]+delta_t*[.D106]+0.5*delta_t^2*[.C106]" office:value-type="float" office:value="0.887095295999997" calcext:value-type="float">
            <text:p>0,887095296</text:p>
          </table:table-cell>
          <table:table-cell table:formula="of:=[.B107]+mu_z-10" office:value-type="float" office:value="0" calcext:value-type="float">
            <text:p>0</text:p>
          </table:table-cell>
          <table:table-cell table:formula="of:=(1-K_a)*[.G106]+K_a*([.F107]-mu_z)" office:value-type="float" office:value="-10" calcext:value-type="float">
            <text:p>-10</text:p>
          </table:table-cell>
          <table:table-cell table:formula="of:=[.H106]+delta_t*[.G106]" office:value-type="float" office:value="-3.06309565217391" calcext:value-type="float">
            <text:p>-3,0630956522</text:p>
          </table:table-cell>
          <table:table-cell table:formula="of:=[.I106]+delta_t*[.H106]+0.5*delta_t^2*[.G106]" office:value-type="float" office:value="0.88977719265028" calcext:value-type="float">
            <text:p>0,8897771927</text:p>
          </table:table-cell>
          <table:table-cell table:formula="of:=(1-K_a)*[.J106]+K_a*[.F107]-mu_z" office:value-type="float" office:value="-10.8695652173913" calcext:value-type="float">
            <text:p>-10,8695652174</text:p>
          </table:table-cell>
          <table:table-cell table:formula="of:=[.K106]+delta_t*[.J106]" office:value-type="float" office:value="-3.97056483931947" calcext:value-type="float">
            <text:p>-3,9705648393</text:p>
          </table:table-cell>
          <table:table-cell table:formula="of:=[.L106]+delta_t*[.K106]+0.5*delta_t^2*[.J106]" office:value-type="float" office:value="0.416260196321195" calcext:value-type="float">
            <text:p>0,4162601963</text:p>
          </table:table-cell>
        </table:table-row>
        <table:table-row table:style-name="ro1">
          <table:table-cell table:formula="of:=[.A107]+delta_t" office:value-type="float" office:value="1.05472" calcext:value-type="float">
            <text:p>1,05472</text:p>
          </table:table-cell>
          <table:table-cell table:formula="of:=[.B107]" office:value-type="float" office:value="0" calcext:value-type="float">
            <text:p>0</text:p>
          </table:table-cell>
          <table:table-cell table:formula="of:=[.B108]-10" office:value-type="float" office:value="-10" calcext:value-type="float">
            <text:p>-10</text:p>
          </table:table-cell>
          <table:table-cell table:formula="of:=delta_t*[.C107]+[.D107]" office:value-type="float" office:value="-3.1744" calcext:value-type="float">
            <text:p>-3,1744</text:p>
          </table:table-cell>
          <table:table-cell table:formula="of:=[.E107]+delta_t*[.D107]+0.5*delta_t^2*[.C107]" office:value-type="float" office:value="0.855113727999997" calcext:value-type="float">
            <text:p>0,855113728</text:p>
          </table:table-cell>
          <table:table-cell table:formula="of:=[.B108]+mu_z-10" office:value-type="float" office:value="0" calcext:value-type="float">
            <text:p>0</text:p>
          </table:table-cell>
          <table:table-cell table:formula="of:=(1-K_a)*[.G107]+K_a*([.F108]-mu_z)" office:value-type="float" office:value="-10" calcext:value-type="float">
            <text:p>-10</text:p>
          </table:table-cell>
          <table:table-cell table:formula="of:=[.H107]+delta_t*[.G107]" office:value-type="float" office:value="-3.16549565217391" calcext:value-type="float">
            <text:p>-3,1654956522</text:p>
          </table:table-cell>
          <table:table-cell table:formula="of:=[.I107]+delta_t*[.H107]+0.5*delta_t^2*[.G107]" office:value-type="float" office:value="0.857886805172019" calcext:value-type="float">
            <text:p>0,8578868052</text:p>
          </table:table-cell>
          <table:table-cell table:formula="of:=(1-K_a)*[.J107]+K_a*[.F108]-mu_z" office:value-type="float" office:value="-10.8695652173913" calcext:value-type="float">
            <text:p>-10,8695652174</text:p>
          </table:table-cell>
          <table:table-cell table:formula="of:=[.K107]+delta_t*[.J107]" office:value-type="float" office:value="-4.08186918714556" calcext:value-type="float">
            <text:p>-4,0818691871</text:p>
          </table:table-cell>
          <table:table-cell table:formula="of:=[.L107]+delta_t*[.K107]+0.5*delta_t^2*[.J107]" office:value-type="float" office:value="0.375031734105694" calcext:value-type="float">
            <text:p>0,3750317341</text:p>
          </table:table-cell>
        </table:table-row>
        <table:table-row table:style-name="ro1">
          <table:table-cell table:formula="of:=[.A108]+delta_t" office:value-type="float" office:value="1.06496" calcext:value-type="float">
            <text:p>1,06496</text:p>
          </table:table-cell>
          <table:table-cell table:formula="of:=[.B108]" office:value-type="float" office:value="0" calcext:value-type="float">
            <text:p>0</text:p>
          </table:table-cell>
          <table:table-cell table:formula="of:=[.B109]-10" office:value-type="float" office:value="-10" calcext:value-type="float">
            <text:p>-10</text:p>
          </table:table-cell>
          <table:table-cell table:formula="of:=delta_t*[.C108]+[.D108]" office:value-type="float" office:value="-3.2768" calcext:value-type="float">
            <text:p>-3,2768</text:p>
          </table:table-cell>
          <table:table-cell table:formula="of:=[.E108]+delta_t*[.D108]+0.5*delta_t^2*[.C108]" office:value-type="float" office:value="0.822083583999997" calcext:value-type="float">
            <text:p>0,822083584</text:p>
          </table:table-cell>
          <table:table-cell table:formula="of:=[.B109]+mu_z-10" office:value-type="float" office:value="0" calcext:value-type="float">
            <text:p>0</text:p>
          </table:table-cell>
          <table:table-cell table:formula="of:=(1-K_a)*[.G108]+K_a*([.F109]-mu_z)" office:value-type="float" office:value="-10" calcext:value-type="float">
            <text:p>-10</text:p>
          </table:table-cell>
          <table:table-cell table:formula="of:=[.H108]+delta_t*[.G108]" office:value-type="float" office:value="-3.26789565217391" calcext:value-type="float">
            <text:p>-3,2678956522</text:p>
          </table:table-cell>
          <table:table-cell table:formula="of:=[.I108]+delta_t*[.H108]+0.5*delta_t^2*[.G108]" office:value-type="float" office:value="0.824947841693759" calcext:value-type="float">
            <text:p>0,8249478417</text:p>
          </table:table-cell>
          <table:table-cell table:formula="of:=(1-K_a)*[.J108]+K_a*[.F109]-mu_z" office:value-type="float" office:value="-10.8695652173913" calcext:value-type="float">
            <text:p>-10,8695652174</text:p>
          </table:table-cell>
          <table:table-cell table:formula="of:=[.K108]+delta_t*[.J108]" office:value-type="float" office:value="-4.19317353497165" calcext:value-type="float">
            <text:p>-4,193173535</text:p>
          </table:table-cell>
          <table:table-cell table:formula="of:=[.L108]+delta_t*[.K108]+0.5*delta_t^2*[.J108]" office:value-type="float" office:value="0.332663515368454" calcext:value-type="float">
            <text:p>0,3326635154</text:p>
          </table:table-cell>
        </table:table-row>
        <table:table-row table:style-name="ro1">
          <table:table-cell table:formula="of:=[.A109]+delta_t" office:value-type="float" office:value="1.0752" calcext:value-type="float">
            <text:p>1,0752</text:p>
          </table:table-cell>
          <table:table-cell table:formula="of:=[.B109]" office:value-type="float" office:value="0" calcext:value-type="float">
            <text:p>0</text:p>
          </table:table-cell>
          <table:table-cell table:formula="of:=[.B110]-10" office:value-type="float" office:value="-10" calcext:value-type="float">
            <text:p>-10</text:p>
          </table:table-cell>
          <table:table-cell table:formula="of:=delta_t*[.C109]+[.D109]" office:value-type="float" office:value="-3.3792" calcext:value-type="float">
            <text:p>-3,3792</text:p>
          </table:table-cell>
          <table:table-cell table:formula="of:=[.E109]+delta_t*[.D109]+0.5*delta_t^2*[.C109]" office:value-type="float" office:value="0.788004863999997" calcext:value-type="float">
            <text:p>0,788004864</text:p>
          </table:table-cell>
          <table:table-cell table:formula="of:=[.B110]+mu_z-10" office:value-type="float" office:value="0" calcext:value-type="float">
            <text:p>0</text:p>
          </table:table-cell>
          <table:table-cell table:formula="of:=(1-K_a)*[.G109]+K_a*([.F110]-mu_z)" office:value-type="float" office:value="-10" calcext:value-type="float">
            <text:p>-10</text:p>
          </table:table-cell>
          <table:table-cell table:formula="of:=[.H109]+delta_t*[.G109]" office:value-type="float" office:value="-3.37029565217391" calcext:value-type="float">
            <text:p>-3,3702956522</text:p>
          </table:table-cell>
          <table:table-cell table:formula="of:=[.I109]+delta_t*[.H109]+0.5*delta_t^2*[.G109]" office:value-type="float" office:value="0.790960302215498" calcext:value-type="float">
            <text:p>0,7909603022</text:p>
          </table:table-cell>
          <table:table-cell table:formula="of:=(1-K_a)*[.J109]+K_a*[.F110]-mu_z" office:value-type="float" office:value="-10.8695652173913" calcext:value-type="float">
            <text:p>-10,8695652174</text:p>
          </table:table-cell>
          <table:table-cell table:formula="of:=[.K109]+delta_t*[.J109]" office:value-type="float" office:value="-4.30447788279774" calcext:value-type="float">
            <text:p>-4,3044778828</text:p>
          </table:table-cell>
          <table:table-cell table:formula="of:=[.L109]+delta_t*[.K109]+0.5*delta_t^2*[.J109]" office:value-type="float" office:value="0.289155540109475" calcext:value-type="float">
            <text:p>0,2891555401</text:p>
          </table:table-cell>
        </table:table-row>
        <table:table-row table:style-name="ro1">
          <table:table-cell table:formula="of:=[.A110]+delta_t" office:value-type="float" office:value="1.08544" calcext:value-type="float">
            <text:p>1,08544</text:p>
          </table:table-cell>
          <table:table-cell table:formula="of:=[.B110]" office:value-type="float" office:value="0" calcext:value-type="float">
            <text:p>0</text:p>
          </table:table-cell>
          <table:table-cell table:formula="of:=[.B111]-10" office:value-type="float" office:value="-10" calcext:value-type="float">
            <text:p>-10</text:p>
          </table:table-cell>
          <table:table-cell table:formula="of:=delta_t*[.C110]+[.D110]" office:value-type="float" office:value="-3.4816" calcext:value-type="float">
            <text:p>-3,4816</text:p>
          </table:table-cell>
          <table:table-cell table:formula="of:=[.E110]+delta_t*[.D110]+0.5*delta_t^2*[.C110]" office:value-type="float" office:value="0.752877567999997" calcext:value-type="float">
            <text:p>0,752877568</text:p>
          </table:table-cell>
          <table:table-cell table:formula="of:=[.B111]+mu_z-10" office:value-type="float" office:value="0" calcext:value-type="float">
            <text:p>0</text:p>
          </table:table-cell>
          <table:table-cell table:formula="of:=(1-K_a)*[.G110]+K_a*([.F111]-mu_z)" office:value-type="float" office:value="-10" calcext:value-type="float">
            <text:p>-10</text:p>
          </table:table-cell>
          <table:table-cell table:formula="of:=[.H110]+delta_t*[.G110]" office:value-type="float" office:value="-3.47269565217391" calcext:value-type="float">
            <text:p>-3,4726956522</text:p>
          </table:table-cell>
          <table:table-cell table:formula="of:=[.I110]+delta_t*[.H110]+0.5*delta_t^2*[.G110]" office:value-type="float" office:value="0.755924186737237" calcext:value-type="float">
            <text:p>0,7559241867</text:p>
          </table:table-cell>
          <table:table-cell table:formula="of:=(1-K_a)*[.J110]+K_a*[.F111]-mu_z" office:value-type="float" office:value="-10.8695652173913" calcext:value-type="float">
            <text:p>-10,8695652174</text:p>
          </table:table-cell>
          <table:table-cell table:formula="of:=[.K110]+delta_t*[.J110]" office:value-type="float" office:value="-4.41578223062382" calcext:value-type="float">
            <text:p>-4,4157822306</text:p>
          </table:table-cell>
          <table:table-cell table:formula="of:=[.L110]+delta_t*[.K110]+0.5*delta_t^2*[.J110]" office:value-type="float" office:value="0.244507808328756" calcext:value-type="float">
            <text:p>0,2445078083</text:p>
          </table:table-cell>
        </table:table-row>
        <table:table-row table:style-name="ro1">
          <table:table-cell table:formula="of:=[.A111]+delta_t" office:value-type="float" office:value="1.09568" calcext:value-type="float">
            <text:p>1,09568</text:p>
          </table:table-cell>
          <table:table-cell table:formula="of:=[.B111]" office:value-type="float" office:value="0" calcext:value-type="float">
            <text:p>0</text:p>
          </table:table-cell>
          <table:table-cell table:formula="of:=[.B112]-10" office:value-type="float" office:value="-10" calcext:value-type="float">
            <text:p>-10</text:p>
          </table:table-cell>
          <table:table-cell table:formula="of:=delta_t*[.C111]+[.D111]" office:value-type="float" office:value="-3.584" calcext:value-type="float">
            <text:p>-3,584</text:p>
          </table:table-cell>
          <table:table-cell table:formula="of:=[.E111]+delta_t*[.D111]+0.5*delta_t^2*[.C111]" office:value-type="float" office:value="0.716701695999997" calcext:value-type="float">
            <text:p>0,716701696</text:p>
          </table:table-cell>
          <table:table-cell table:formula="of:=[.B112]+mu_z-10" office:value-type="float" office:value="0" calcext:value-type="float">
            <text:p>0</text:p>
          </table:table-cell>
          <table:table-cell table:formula="of:=(1-K_a)*[.G111]+K_a*([.F112]-mu_z)" office:value-type="float" office:value="-10" calcext:value-type="float">
            <text:p>-10</text:p>
          </table:table-cell>
          <table:table-cell table:formula="of:=[.H111]+delta_t*[.G111]" office:value-type="float" office:value="-3.57509565217391" calcext:value-type="float">
            <text:p>-3,5750956522</text:p>
          </table:table-cell>
          <table:table-cell table:formula="of:=[.I111]+delta_t*[.H111]+0.5*delta_t^2*[.G111]" office:value-type="float" office:value="0.719839495258976" calcext:value-type="float">
            <text:p>0,7198394953</text:p>
          </table:table-cell>
          <table:table-cell table:formula="of:=(1-K_a)*[.J111]+K_a*[.F112]-mu_z" office:value-type="float" office:value="-10.8695652173913" calcext:value-type="float">
            <text:p>-10,8695652174</text:p>
          </table:table-cell>
          <table:table-cell table:formula="of:=[.K111]+delta_t*[.J111]" office:value-type="float" office:value="-4.52708657844991" calcext:value-type="float">
            <text:p>-4,5270865784</text:p>
          </table:table-cell>
          <table:table-cell table:formula="of:=[.L111]+delta_t*[.K111]+0.5*delta_t^2*[.J111]" office:value-type="float" office:value="0.198720320026299" calcext:value-type="float">
            <text:p>0,19872032</text:p>
          </table:table-cell>
        </table:table-row>
        <table:table-row table:style-name="ro1">
          <table:table-cell table:formula="of:=[.A112]+delta_t" office:value-type="float" office:value="1.10592" calcext:value-type="float">
            <text:p>1,10592</text:p>
          </table:table-cell>
          <table:table-cell table:formula="of:=[.B112]" office:value-type="float" office:value="0" calcext:value-type="float">
            <text:p>0</text:p>
          </table:table-cell>
          <table:table-cell table:formula="of:=[.B113]-10" office:value-type="float" office:value="-10" calcext:value-type="float">
            <text:p>-10</text:p>
          </table:table-cell>
          <table:table-cell table:formula="of:=delta_t*[.C112]+[.D112]" office:value-type="float" office:value="-3.6864" calcext:value-type="float">
            <text:p>-3,6864</text:p>
          </table:table-cell>
          <table:table-cell table:formula="of:=[.E112]+delta_t*[.D112]+0.5*delta_t^2*[.C112]" office:value-type="float" office:value="0.679477247999997" calcext:value-type="float">
            <text:p>0,679477248</text:p>
          </table:table-cell>
          <table:table-cell table:formula="of:=[.B113]+mu_z-10" office:value-type="float" office:value="0" calcext:value-type="float">
            <text:p>0</text:p>
          </table:table-cell>
          <table:table-cell table:formula="of:=(1-K_a)*[.G112]+K_a*([.F113]-mu_z)" office:value-type="float" office:value="-10" calcext:value-type="float">
            <text:p>-10</text:p>
          </table:table-cell>
          <table:table-cell table:formula="of:=[.H112]+delta_t*[.G112]" office:value-type="float" office:value="-3.67749565217391" calcext:value-type="float">
            <text:p>-3,6774956522</text:p>
          </table:table-cell>
          <table:table-cell table:formula="of:=[.I112]+delta_t*[.H112]+0.5*delta_t^2*[.G112]" office:value-type="float" office:value="0.682706227780715" calcext:value-type="float">
            <text:p>0,6827062278</text:p>
          </table:table-cell>
          <table:table-cell table:formula="of:=(1-K_a)*[.J112]+K_a*[.F113]-mu_z" office:value-type="float" office:value="-10.8695652173913" calcext:value-type="float">
            <text:p>-10,8695652174</text:p>
          </table:table-cell>
          <table:table-cell table:formula="of:=[.K112]+delta_t*[.J112]" office:value-type="float" office:value="-4.638390926276" calcext:value-type="float">
            <text:p>-4,6383909263</text:p>
          </table:table-cell>
          <table:table-cell table:formula="of:=[.L112]+delta_t*[.K112]+0.5*delta_t^2*[.J112]" office:value-type="float" office:value="0.151793075202102" calcext:value-type="float">
            <text:p>0,1517930752</text:p>
          </table:table-cell>
        </table:table-row>
        <table:table-row table:style-name="ro1">
          <table:table-cell table:formula="of:=[.A113]+delta_t" office:value-type="float" office:value="1.11616" calcext:value-type="float">
            <text:p>1,11616</text:p>
          </table:table-cell>
          <table:table-cell table:formula="of:=[.B113]" office:value-type="float" office:value="0" calcext:value-type="float">
            <text:p>0</text:p>
          </table:table-cell>
          <table:table-cell table:formula="of:=[.B114]-10" office:value-type="float" office:value="-10" calcext:value-type="float">
            <text:p>-10</text:p>
          </table:table-cell>
          <table:table-cell table:formula="of:=delta_t*[.C113]+[.D113]" office:value-type="float" office:value="-3.7888" calcext:value-type="float">
            <text:p>-3,7888</text:p>
          </table:table-cell>
          <table:table-cell table:formula="of:=[.E113]+delta_t*[.D113]+0.5*delta_t^2*[.C113]" office:value-type="float" office:value="0.641204223999997" calcext:value-type="float">
            <text:p>0,641204224</text:p>
          </table:table-cell>
          <table:table-cell table:formula="of:=[.B114]+mu_z-10" office:value-type="float" office:value="0" calcext:value-type="float">
            <text:p>0</text:p>
          </table:table-cell>
          <table:table-cell table:formula="of:=(1-K_a)*[.G113]+K_a*([.F114]-mu_z)" office:value-type="float" office:value="-10" calcext:value-type="float">
            <text:p>-10</text:p>
          </table:table-cell>
          <table:table-cell table:formula="of:=[.H113]+delta_t*[.G113]" office:value-type="float" office:value="-3.77989565217391" calcext:value-type="float">
            <text:p>-3,7798956522</text:p>
          </table:table-cell>
          <table:table-cell table:formula="of:=[.I113]+delta_t*[.H113]+0.5*delta_t^2*[.G113]" office:value-type="float" office:value="0.644524384302454" calcext:value-type="float">
            <text:p>0,6445243843</text:p>
          </table:table-cell>
          <table:table-cell table:formula="of:=(1-K_a)*[.J113]+K_a*[.F114]-mu_z" office:value-type="float" office:value="-10.8695652173913" calcext:value-type="float">
            <text:p>-10,8695652174</text:p>
          </table:table-cell>
          <table:table-cell table:formula="of:=[.K113]+delta_t*[.J113]" office:value-type="float" office:value="-4.74969527410208" calcext:value-type="float">
            <text:p>-4,7496952741</text:p>
          </table:table-cell>
          <table:table-cell table:formula="of:=[.L113]+delta_t*[.K113]+0.5*delta_t^2*[.J113]" office:value-type="float" office:value="0.103726073856166" calcext:value-type="float">
            <text:p>0,1037260739</text:p>
          </table:table-cell>
        </table:table-row>
        <table:table-row table:style-name="ro1">
          <table:table-cell table:formula="of:=[.A114]+delta_t" office:value-type="float" office:value="1.1264" calcext:value-type="float">
            <text:p>1,1264</text:p>
          </table:table-cell>
          <table:table-cell table:formula="of:=[.B114]" office:value-type="float" office:value="0" calcext:value-type="float">
            <text:p>0</text:p>
          </table:table-cell>
          <table:table-cell table:formula="of:=[.B115]-10" office:value-type="float" office:value="-10" calcext:value-type="float">
            <text:p>-10</text:p>
          </table:table-cell>
          <table:table-cell table:formula="of:=delta_t*[.C114]+[.D114]" office:value-type="float" office:value="-3.8912" calcext:value-type="float">
            <text:p>-3,8912</text:p>
          </table:table-cell>
          <table:table-cell table:formula="of:=[.E114]+delta_t*[.D114]+0.5*delta_t^2*[.C114]" office:value-type="float" office:value="0.601882623999997" calcext:value-type="float">
            <text:p>0,601882624</text:p>
          </table:table-cell>
          <table:table-cell table:formula="of:=[.B115]+mu_z-10" office:value-type="float" office:value="0" calcext:value-type="float">
            <text:p>0</text:p>
          </table:table-cell>
          <table:table-cell table:formula="of:=(1-K_a)*[.G114]+K_a*([.F115]-mu_z)" office:value-type="float" office:value="-10" calcext:value-type="float">
            <text:p>-10</text:p>
          </table:table-cell>
          <table:table-cell table:formula="of:=[.H114]+delta_t*[.G114]" office:value-type="float" office:value="-3.88229565217391" calcext:value-type="float">
            <text:p>-3,8822956522</text:p>
          </table:table-cell>
          <table:table-cell table:formula="of:=[.I114]+delta_t*[.H114]+0.5*delta_t^2*[.G114]" office:value-type="float" office:value="0.605293964824193" calcext:value-type="float">
            <text:p>0,6052939648</text:p>
          </table:table-cell>
          <table:table-cell table:formula="of:=(1-K_a)*[.J114]+K_a*[.F115]-mu_z" office:value-type="float" office:value="-10.8695652173913" calcext:value-type="float">
            <text:p>-10,8695652174</text:p>
          </table:table-cell>
          <table:table-cell table:formula="of:=[.K114]+delta_t*[.J114]" office:value-type="float" office:value="-4.86099962192817" calcext:value-type="float">
            <text:p>-4,8609996219</text:p>
          </table:table-cell>
          <table:table-cell table:formula="of:=[.L114]+delta_t*[.K114]+0.5*delta_t^2*[.J114]" office:value-type="float" office:value="0.0545193159884914" calcext:value-type="float">
            <text:p>0,054519316</text:p>
          </table:table-cell>
        </table:table-row>
        <table:table-row table:style-name="ro1">
          <table:table-cell table:formula="of:=[.A115]+delta_t" office:value-type="float" office:value="1.13664" calcext:value-type="float">
            <text:p>1,13664</text:p>
          </table:table-cell>
          <table:table-cell table:formula="of:=[.B115]" office:value-type="float" office:value="0" calcext:value-type="float">
            <text:p>0</text:p>
          </table:table-cell>
          <table:table-cell table:formula="of:=[.B116]-10" office:value-type="float" office:value="-10" calcext:value-type="float">
            <text:p>-10</text:p>
          </table:table-cell>
          <table:table-cell table:formula="of:=delta_t*[.C115]+[.D115]" office:value-type="float" office:value="-3.9936" calcext:value-type="float">
            <text:p>-3,9936</text:p>
          </table:table-cell>
          <table:table-cell table:formula="of:=[.E115]+delta_t*[.D115]+0.5*delta_t^2*[.C115]" office:value-type="float" office:value="0.561512447999997" calcext:value-type="float">
            <text:p>0,561512448</text:p>
          </table:table-cell>
          <table:table-cell table:formula="of:=[.B116]+mu_z-10" office:value-type="float" office:value="0" calcext:value-type="float">
            <text:p>0</text:p>
          </table:table-cell>
          <table:table-cell table:formula="of:=(1-K_a)*[.G115]+K_a*([.F116]-mu_z)" office:value-type="float" office:value="-10" calcext:value-type="float">
            <text:p>-10</text:p>
          </table:table-cell>
          <table:table-cell table:formula="of:=[.H115]+delta_t*[.G115]" office:value-type="float" office:value="-3.98469565217391" calcext:value-type="float">
            <text:p>-3,9846956522</text:p>
          </table:table-cell>
          <table:table-cell table:formula="of:=[.I115]+delta_t*[.H115]+0.5*delta_t^2*[.G115]" office:value-type="float" office:value="0.565014969345932" calcext:value-type="float">
            <text:p>0,5650149693</text:p>
          </table:table-cell>
          <table:table-cell table:formula="of:=(1-K_a)*[.J115]+K_a*[.F116]-mu_z" office:value-type="float" office:value="-10.8695652173913" calcext:value-type="float">
            <text:p>-10,8695652174</text:p>
          </table:table-cell>
          <table:table-cell table:formula="of:=[.K115]+delta_t*[.J115]" office:value-type="float" office:value="-4.97230396975426" calcext:value-type="float">
            <text:p>-4,9723039698</text:p>
          </table:table-cell>
          <table:table-cell table:formula="of:=[.L115]+delta_t*[.K115]+0.5*delta_t^2*[.J115]" office:value-type="float" office:value="0.0041728015990774" calcext:value-type="float">
            <text:p>0,0041728016</text:p>
          </table:table-cell>
        </table:table-row>
        <table:table-row table:style-name="ro1">
          <table:table-cell table:formula="of:=[.A116]+delta_t" office:value-type="float" office:value="1.14688" calcext:value-type="float">
            <text:p>1,14688</text:p>
          </table:table-cell>
          <table:table-cell table:formula="of:=[.B116]" office:value-type="float" office:value="0" calcext:value-type="float">
            <text:p>0</text:p>
          </table:table-cell>
          <table:table-cell table:formula="of:=[.B117]-10" office:value-type="float" office:value="-10" calcext:value-type="float">
            <text:p>-10</text:p>
          </table:table-cell>
          <table:table-cell table:formula="of:=delta_t*[.C116]+[.D116]" office:value-type="float" office:value="-4.096" calcext:value-type="float">
            <text:p>-4,096</text:p>
          </table:table-cell>
          <table:table-cell table:formula="of:=[.E116]+delta_t*[.D116]+0.5*delta_t^2*[.C116]" office:value-type="float" office:value="0.520093695999997" calcext:value-type="float">
            <text:p>0,520093696</text:p>
          </table:table-cell>
          <table:table-cell table:formula="of:=[.B117]+mu_z-10" office:value-type="float" office:value="0" calcext:value-type="float">
            <text:p>0</text:p>
          </table:table-cell>
          <table:table-cell table:formula="of:=(1-K_a)*[.G116]+K_a*([.F117]-mu_z)" office:value-type="float" office:value="-10" calcext:value-type="float">
            <text:p>-10</text:p>
          </table:table-cell>
          <table:table-cell table:formula="of:=[.H116]+delta_t*[.G116]" office:value-type="float" office:value="-4.08709565217391" calcext:value-type="float">
            <text:p>-4,0870956522</text:p>
          </table:table-cell>
          <table:table-cell table:formula="of:=[.I116]+delta_t*[.H116]+0.5*delta_t^2*[.G116]" office:value-type="float" office:value="0.523687397867671" calcext:value-type="float">
            <text:p>0,5236873979</text:p>
          </table:table-cell>
          <table:table-cell table:formula="of:=(1-K_a)*[.J116]+K_a*[.F117]-mu_z" office:value-type="float" office:value="-10.8695652173913" calcext:value-type="float">
            <text:p>-10,8695652174</text:p>
          </table:table-cell>
          <table:table-cell table:formula="of:=[.K116]+delta_t*[.J116]" office:value-type="float" office:value="-5.08360831758034" calcext:value-type="float">
            <text:p>-5,0836083176</text:p>
          </table:table-cell>
          <table:table-cell table:formula="of:=[.L116]+delta_t*[.K116]+0.5*delta_t^2*[.J116]" office:value-type="float" office:value="-0.0473134693120757" calcext:value-type="float">
            <text:p>-0,0473134693</text:p>
          </table:table-cell>
        </table:table-row>
        <table:table-row table:style-name="ro1">
          <table:table-cell table:formula="of:=[.A117]+delta_t" office:value-type="float" office:value="1.15712" calcext:value-type="float">
            <text:p>1,15712</text:p>
          </table:table-cell>
          <table:table-cell table:formula="of:=[.B117]" office:value-type="float" office:value="0" calcext:value-type="float">
            <text:p>0</text:p>
          </table:table-cell>
          <table:table-cell table:formula="of:=[.B118]-10" office:value-type="float" office:value="-10" calcext:value-type="float">
            <text:p>-10</text:p>
          </table:table-cell>
          <table:table-cell table:formula="of:=delta_t*[.C117]+[.D117]" office:value-type="float" office:value="-4.1984" calcext:value-type="float">
            <text:p>-4,1984</text:p>
          </table:table-cell>
          <table:table-cell table:formula="of:=[.E117]+delta_t*[.D117]+0.5*delta_t^2*[.C117]" office:value-type="float" office:value="0.477626367999997" calcext:value-type="float">
            <text:p>0,477626368</text:p>
          </table:table-cell>
          <table:table-cell table:formula="of:=[.B118]+mu_z-10" office:value-type="float" office:value="0" calcext:value-type="float">
            <text:p>0</text:p>
          </table:table-cell>
          <table:table-cell table:formula="of:=(1-K_a)*[.G117]+K_a*([.F118]-mu_z)" office:value-type="float" office:value="-10" calcext:value-type="float">
            <text:p>-10</text:p>
          </table:table-cell>
          <table:table-cell table:formula="of:=[.H117]+delta_t*[.G117]" office:value-type="float" office:value="-4.18949565217391" calcext:value-type="float">
            <text:p>-4,1894956522</text:p>
          </table:table-cell>
          <table:table-cell table:formula="of:=[.I117]+delta_t*[.H117]+0.5*delta_t^2*[.G117]" office:value-type="float" office:value="0.48131125038941" calcext:value-type="float">
            <text:p>0,4813112504</text:p>
          </table:table-cell>
          <table:table-cell table:formula="of:=(1-K_a)*[.J117]+K_a*[.F118]-mu_z" office:value-type="float" office:value="-10.8695652173913" calcext:value-type="float">
            <text:p>-10,8695652174</text:p>
          </table:table-cell>
          <table:table-cell table:formula="of:=[.K117]+delta_t*[.J117]" office:value-type="float" office:value="-5.19491266540643" calcext:value-type="float">
            <text:p>-5,1949126654</text:p>
          </table:table-cell>
          <table:table-cell table:formula="of:=[.L117]+delta_t*[.K117]+0.5*delta_t^2*[.J117]" office:value-type="float" office:value="-0.099939496744968" calcext:value-type="float">
            <text:p>-0,0999394967</text:p>
          </table:table-cell>
        </table:table-row>
        <table:table-row table:style-name="ro1">
          <table:table-cell table:formula="of:=[.A118]+delta_t" office:value-type="float" office:value="1.16736" calcext:value-type="float">
            <text:p>1,16736</text:p>
          </table:table-cell>
          <table:table-cell table:formula="of:=[.B118]" office:value-type="float" office:value="0" calcext:value-type="float">
            <text:p>0</text:p>
          </table:table-cell>
          <table:table-cell table:formula="of:=[.B119]-10" office:value-type="float" office:value="-10" calcext:value-type="float">
            <text:p>-10</text:p>
          </table:table-cell>
          <table:table-cell table:formula="of:=delta_t*[.C118]+[.D118]" office:value-type="float" office:value="-4.3008" calcext:value-type="float">
            <text:p>-4,3008</text:p>
          </table:table-cell>
          <table:table-cell table:formula="of:=[.E118]+delta_t*[.D118]+0.5*delta_t^2*[.C118]" office:value-type="float" office:value="0.434110463999997" calcext:value-type="float">
            <text:p>0,434110464</text:p>
          </table:table-cell>
          <table:table-cell table:formula="of:=[.B119]+mu_z-10" office:value-type="float" office:value="0" calcext:value-type="float">
            <text:p>0</text:p>
          </table:table-cell>
          <table:table-cell table:formula="of:=(1-K_a)*[.G118]+K_a*([.F119]-mu_z)" office:value-type="float" office:value="-10" calcext:value-type="float">
            <text:p>-10</text:p>
          </table:table-cell>
          <table:table-cell table:formula="of:=[.H118]+delta_t*[.G118]" office:value-type="float" office:value="-4.29189565217391" calcext:value-type="float">
            <text:p>-4,2918956522</text:p>
          </table:table-cell>
          <table:table-cell table:formula="of:=[.I118]+delta_t*[.H118]+0.5*delta_t^2*[.G118]" office:value-type="float" office:value="0.437886526911149" calcext:value-type="float">
            <text:p>0,4378865269</text:p>
          </table:table-cell>
          <table:table-cell table:formula="of:=(1-K_a)*[.J118]+K_a*[.F119]-mu_z" office:value-type="float" office:value="-10.8695652173913" calcext:value-type="float">
            <text:p>-10,8695652174</text:p>
          </table:table-cell>
          <table:table-cell table:formula="of:=[.K118]+delta_t*[.J118]" office:value-type="float" office:value="-5.30621701323252" calcext:value-type="float">
            <text:p>-5,3062170132</text:p>
          </table:table-cell>
          <table:table-cell table:formula="of:=[.L118]+delta_t*[.K118]+0.5*delta_t^2*[.J118]" office:value-type="float" office:value="-0.153705280699599" calcext:value-type="float">
            <text:p>-0,1537052807</text:p>
          </table:table-cell>
        </table:table-row>
        <table:table-row table:style-name="ro1">
          <table:table-cell table:formula="of:=[.A119]+delta_t" office:value-type="float" office:value="1.1776" calcext:value-type="float">
            <text:p>1,1776</text:p>
          </table:table-cell>
          <table:table-cell office:value-type="float" office:value="33.888888" calcext:value-type="float">
            <text:p>33,888888</text:p>
          </table:table-cell>
          <table:table-cell table:formula="of:=[.B120]-10" office:value-type="float" office:value="23.888888" calcext:value-type="float">
            <text:p>23,888888</text:p>
          </table:table-cell>
          <table:table-cell table:formula="of:=delta_t*[.C119]+[.D119]" office:value-type="float" office:value="-4.4032" calcext:value-type="float">
            <text:p>-4,4032</text:p>
          </table:table-cell>
          <table:table-cell table:formula="of:=[.E119]+delta_t*[.D119]+0.5*delta_t^2*[.C119]" office:value-type="float" office:value="0.389545983999997" calcext:value-type="float">
            <text:p>0,389545984</text:p>
          </table:table-cell>
          <table:table-cell table:formula="of:=[.B120]+mu_z-10" office:value-type="float" office:value="33.888888" calcext:value-type="float">
            <text:p>33,888888</text:p>
          </table:table-cell>
          <table:table-cell table:formula="of:=(1-K_a)*[.G119]+K_a*([.F120]-mu_z)" office:value-type="float" office:value="21.17777696" calcext:value-type="float">
            <text:p>21,17777696</text:p>
          </table:table-cell>
          <table:table-cell table:formula="of:=[.H119]+delta_t*[.G119]" office:value-type="float" office:value="-4.39429565217391" calcext:value-type="float">
            <text:p>-4,3942956522</text:p>
          </table:table-cell>
          <table:table-cell table:formula="of:=[.I119]+delta_t*[.H119]+0.5*delta_t^2*[.G119]" office:value-type="float" office:value="0.393413227432889" calcext:value-type="float">
            <text:p>0,3934132274</text:p>
          </table:table-cell>
          <table:table-cell table:formula="of:=(1-K_a)*[.J119]+K_a*[.F120]-mu_z" office:value-type="float" office:value="20.3082117426087" calcext:value-type="float">
            <text:p>20,3082117426</text:p>
          </table:table-cell>
          <table:table-cell table:formula="of:=[.K119]+delta_t*[.J119]" office:value-type="float" office:value="-5.4175213610586" calcext:value-type="float">
            <text:p>-5,4175213611</text:p>
          </table:table-cell>
          <table:table-cell table:formula="of:=[.L119]+delta_t*[.K119]+0.5*delta_t^2*[.J119]" office:value-type="float" office:value="-0.20861082117597" calcext:value-type="float">
            <text:p>-0,2086108212</text:p>
          </table:table-cell>
        </table:table-row>
        <table:table-row table:style-name="ro1">
          <table:table-cell table:formula="of:=[.A120]+delta_t" office:value-type="float" office:value="1.18784" calcext:value-type="float">
            <text:p>1,18784</text:p>
          </table:table-cell>
          <table:table-cell table:formula="of:=[.B120]" office:value-type="float" office:value="33.888888" calcext:value-type="float">
            <text:p>33,888888</text:p>
          </table:table-cell>
          <table:table-cell table:formula="of:=[.B121]-10" office:value-type="float" office:value="23.888888" calcext:value-type="float">
            <text:p>23,888888</text:p>
          </table:table-cell>
          <table:table-cell table:formula="of:=delta_t*[.C120]+[.D120]" office:value-type="float" office:value="-4.15857778688" calcext:value-type="float">
            <text:p>-4,1585777869</text:p>
          </table:table-cell>
          <table:table-cell table:formula="of:=[.E120]+delta_t*[.D120]+0.5*delta_t^2*[.C120]" office:value-type="float" office:value="0.345709681731172" calcext:value-type="float">
            <text:p>0,3457096817</text:p>
          </table:table-cell>
          <table:table-cell table:formula="of:=[.B121]+mu_z-10" office:value-type="float" office:value="33.888888" calcext:value-type="float">
            <text:p>33,888888</text:p>
          </table:table-cell>
          <table:table-cell table:formula="of:=(1-K_a)*[.G120]+K_a*([.F121]-mu_z)" office:value-type="float" office:value="23.6719991168" calcext:value-type="float">
            <text:p>23,6719991168</text:p>
          </table:table-cell>
          <table:table-cell table:formula="of:=[.H120]+delta_t*[.G120]" office:value-type="float" office:value="-4.17743521610351" calcext:value-type="float">
            <text:p>-4,1774352161</text:p>
          </table:table-cell>
          <table:table-cell table:formula="of:=[.I120]+delta_t*[.H120]+0.5*delta_t^2*[.G120]" office:value-type="float" office:value="0.349525965387308" calcext:value-type="float">
            <text:p>0,3495259654</text:p>
          </table:table-cell>
          <table:table-cell table:formula="of:=(1-K_a)*[.J120]+K_a*[.F121]-mu_z" office:value-type="float" office:value="22.8024338994087" calcext:value-type="float">
            <text:p>22,8024338994</text:p>
          </table:table-cell>
          <table:table-cell table:formula="of:=[.K120]+delta_t*[.J120]" office:value-type="float" office:value="-5.20956527281429" calcext:value-type="float">
            <text:p>-5,2095652728</text:p>
          </table:table-cell>
          <table:table-cell table:formula="of:=[.L120]+delta_t*[.K120]+0.5*delta_t^2*[.J120]" office:value-type="float" office:value="-0.263021504741399" calcext:value-type="float">
            <text:p>-0,2630215047</text:p>
          </table:table-cell>
        </table:table-row>
        <table:table-row table:style-name="ro1">
          <table:table-cell table:formula="of:=[.A121]+delta_t" office:value-type="float" office:value="1.19808" calcext:value-type="float">
            <text:p>1,19808</text:p>
          </table:table-cell>
          <table:table-cell table:formula="of:=[.B121]" office:value-type="float" office:value="33.888888" calcext:value-type="float">
            <text:p>33,888888</text:p>
          </table:table-cell>
          <table:table-cell table:formula="of:=[.B122]-10" office:value-type="float" office:value="23.888888" calcext:value-type="float">
            <text:p>23,888888</text:p>
          </table:table-cell>
          <table:table-cell table:formula="of:=delta_t*[.C121]+[.D121]" office:value-type="float" office:value="-3.91395557376" calcext:value-type="float">
            <text:p>-3,9139555738</text:p>
          </table:table-cell>
          <table:table-cell table:formula="of:=[.E121]+delta_t*[.D121]+0.5*delta_t^2*[.C121]" office:value-type="float" office:value="0.304378310924695" calcext:value-type="float">
            <text:p>0,3043783109</text:p>
          </table:table-cell>
          <table:table-cell table:formula="of:=[.B122]+mu_z-10" office:value-type="float" office:value="33.888888" calcext:value-type="float">
            <text:p>33,888888</text:p>
          </table:table-cell>
          <table:table-cell table:formula="of:=(1-K_a)*[.G121]+K_a*([.F122]-mu_z)" office:value-type="float" office:value="23.871536889344" calcext:value-type="float">
            <text:p>23,8715368893</text:p>
          </table:table-cell>
          <table:table-cell table:formula="of:=[.H121]+delta_t*[.G121]" office:value-type="float" office:value="-3.93503394514748" calcext:value-type="float">
            <text:p>-3,9350339451</text:p>
          </table:table-cell>
          <table:table-cell table:formula="of:=[.I121]+delta_t*[.H121]+0.5*delta_t^2*[.G121]" office:value-type="float" office:value="0.307990123281703" calcext:value-type="float">
            <text:p>0,3079901233</text:p>
          </table:table-cell>
          <table:table-cell table:formula="of:=(1-K_a)*[.J121]+K_a*[.F122]-mu_z" office:value-type="float" office:value="23.0019716719527" calcext:value-type="float">
            <text:p>23,001971672</text:p>
          </table:table-cell>
          <table:table-cell table:formula="of:=[.K121]+delta_t*[.J121]" office:value-type="float" office:value="-4.97606834968434" calcext:value-type="float">
            <text:p>-4,9760683497</text:p>
          </table:table-cell>
          <table:table-cell table:formula="of:=[.L121]+delta_t*[.K121]+0.5*delta_t^2*[.J121]" office:value-type="float" office:value="-0.315171948888592" calcext:value-type="float">
            <text:p>-0,3151719489</text:p>
          </table:table-cell>
        </table:table-row>
        <table:table-row table:style-name="ro1">
          <table:table-cell table:formula="of:=[.A122]+delta_t" office:value-type="float" office:value="1.20832" calcext:value-type="float">
            <text:p>1,20832</text:p>
          </table:table-cell>
          <table:table-cell table:formula="of:=[.B122]" office:value-type="float" office:value="33.888888" calcext:value-type="float">
            <text:p>33,888888</text:p>
          </table:table-cell>
          <table:table-cell table:formula="of:=[.B123]-10" office:value-type="float" office:value="23.888888" calcext:value-type="float">
            <text:p>23,888888</text:p>
          </table:table-cell>
          <table:table-cell table:formula="of:=delta_t*[.C122]+[.D122]" office:value-type="float" office:value="-3.66933336064" calcext:value-type="float">
            <text:p>-3,6693333606</text:p>
          </table:table-cell>
          <table:table-cell table:formula="of:=[.E122]+delta_t*[.D122]+0.5*delta_t^2*[.C122]" office:value-type="float" office:value="0.265551871580567" calcext:value-type="float">
            <text:p>0,2655518716</text:p>
          </table:table-cell>
          <table:table-cell table:formula="of:=[.B123]+mu_z-10" office:value-type="float" office:value="33.888888" calcext:value-type="float">
            <text:p>33,888888</text:p>
          </table:table-cell>
          <table:table-cell table:formula="of:=(1-K_a)*[.G122]+K_a*([.F123]-mu_z)" office:value-type="float" office:value="23.8874999111475" calcext:value-type="float">
            <text:p>23,8874999111</text:p>
          </table:table-cell>
          <table:table-cell table:formula="of:=[.H122]+delta_t*[.G122]" office:value-type="float" office:value="-3.6905894074006" calcext:value-type="float">
            <text:p>-3,6905894074</text:p>
          </table:table-cell>
          <table:table-cell table:formula="of:=[.I122]+delta_t*[.H122]+0.5*delta_t^2*[.G122]" office:value-type="float" office:value="0.268946931716657" calcext:value-type="float">
            <text:p>0,2689469317</text:p>
          </table:table-cell>
          <table:table-cell table:formula="of:=(1-K_a)*[.J122]+K_a*[.F123]-mu_z" office:value-type="float" office:value="23.0179346937562" calcext:value-type="float">
            <text:p>23,0179346938</text:p>
          </table:table-cell>
          <table:table-cell table:formula="of:=[.K122]+delta_t*[.J122]" office:value-type="float" office:value="-4.74052815976355" calcext:value-type="float">
            <text:p>-4,7405281598</text:p>
          </table:table-cell>
          <table:table-cell table:formula="of:=[.L122]+delta_t*[.K122]+0.5*delta_t^2*[.J122]" office:value-type="float" office:value="-0.364920923016965" calcext:value-type="float">
            <text:p>-0,364920923</text:p>
          </table:table-cell>
        </table:table-row>
        <table:table-row table:style-name="ro1">
          <table:table-cell table:formula="of:=[.A123]+delta_t" office:value-type="float" office:value="1.21856" calcext:value-type="float">
            <text:p>1,21856</text:p>
          </table:table-cell>
          <table:table-cell table:formula="of:=[.B123]" office:value-type="float" office:value="33.888888" calcext:value-type="float">
            <text:p>33,888888</text:p>
          </table:table-cell>
          <table:table-cell table:formula="of:=[.B124]-10" office:value-type="float" office:value="23.888888" calcext:value-type="float">
            <text:p>23,888888</text:p>
          </table:table-cell>
          <table:table-cell table:formula="of:=delta_t*[.C123]+[.D123]" office:value-type="float" office:value="-3.42471114752" calcext:value-type="float">
            <text:p>-3,4247111475</text:p>
          </table:table-cell>
          <table:table-cell table:formula="of:=[.E123]+delta_t*[.D123]+0.5*delta_t^2*[.C123]" office:value-type="float" office:value="0.229230363698788" calcext:value-type="float">
            <text:p>0,2292303637</text:p>
          </table:table-cell>
          <table:table-cell table:formula="of:=[.B124]+mu_z-10" office:value-type="float" office:value="33.888888" calcext:value-type="float">
            <text:p>33,888888</text:p>
          </table:table-cell>
          <table:table-cell table:formula="of:=(1-K_a)*[.G123]+K_a*([.F124]-mu_z)" office:value-type="float" office:value="23.8887769528918" calcext:value-type="float">
            <text:p>23,8887769529</text:p>
          </table:table-cell>
          <table:table-cell table:formula="of:=[.H123]+delta_t*[.G123]" office:value-type="float" office:value="-3.44598140831045" calcext:value-type="float">
            <text:p>-3,4459814083</text:p>
          </table:table-cell>
          <table:table-cell table:formula="of:=[.I123]+delta_t*[.H123]+0.5*delta_t^2*[.G123]" office:value-type="float" office:value="0.232407689140216" calcext:value-type="float">
            <text:p>0,2324076891</text:p>
          </table:table-cell>
          <table:table-cell table:formula="of:=(1-K_a)*[.J123]+K_a*[.F124]-mu_z" office:value-type="float" office:value="23.0192117355005" calcext:value-type="float">
            <text:p>23,0192117355</text:p>
          </table:table-cell>
          <table:table-cell table:formula="of:=[.K123]+delta_t*[.J123]" office:value-type="float" office:value="-4.50482450849948" calcext:value-type="float">
            <text:p>-4,5048245085</text:p>
          </table:table-cell>
          <table:table-cell table:formula="of:=[.L123]+delta_t*[.K123]+0.5*delta_t^2*[.J123]" office:value-type="float" office:value="-0.412257128678472" calcext:value-type="float">
            <text:p>-0,4122571287</text:p>
          </table:table-cell>
        </table:table-row>
        <table:table-row table:style-name="ro1">
          <table:table-cell table:formula="of:=[.A124]+delta_t" office:value-type="float" office:value="1.2288" calcext:value-type="float">
            <text:p>1,2288</text:p>
          </table:table-cell>
          <table:table-cell table:formula="of:=[.B124]" office:value-type="float" office:value="33.888888" calcext:value-type="float">
            <text:p>33,888888</text:p>
          </table:table-cell>
          <table:table-cell table:formula="of:=[.B125]-10" office:value-type="float" office:value="23.888888" calcext:value-type="float">
            <text:p>23,888888</text:p>
          </table:table-cell>
          <table:table-cell table:formula="of:=delta_t*[.C124]+[.D124]" office:value-type="float" office:value="-3.1800889344" calcext:value-type="float">
            <text:p>-3,1800889344</text:p>
          </table:table-cell>
          <table:table-cell table:formula="of:=[.E124]+delta_t*[.D124]+0.5*delta_t^2*[.C124]" office:value-type="float" office:value="0.195413787279357" calcext:value-type="float">
            <text:p>0,1954137873</text:p>
          </table:table-cell>
          <table:table-cell table:formula="of:=[.B125]+mu_z-10" office:value-type="float" office:value="33.888888" calcext:value-type="float">
            <text:p>33,888888</text:p>
          </table:table-cell>
          <table:table-cell table:formula="of:=(1-K_a)*[.G124]+K_a*([.F125]-mu_z)" office:value-type="float" office:value="23.8888791162313" calcext:value-type="float">
            <text:p>23,8888791162</text:p>
          </table:table-cell>
          <table:table-cell table:formula="of:=[.H124]+delta_t*[.G124]" office:value-type="float" office:value="-3.20136033231284" calcext:value-type="float">
            <text:p>-3,2013603323</text:p>
          </table:table-cell>
          <table:table-cell table:formula="of:=[.I124]+delta_t*[.H124]+0.5*delta_t^2*[.G124]" office:value-type="float" office:value="0.198373299428225" calcext:value-type="float">
            <text:p>0,1983732994</text:p>
          </table:table-cell>
          <table:table-cell table:formula="of:=(1-K_a)*[.J124]+K_a*[.F125]-mu_z" office:value-type="float" office:value="23.01931389884" calcext:value-type="float">
            <text:p>23,0193138988</text:p>
          </table:table-cell>
          <table:table-cell table:formula="of:=[.K124]+delta_t*[.J124]" office:value-type="float" office:value="-4.26910778032796" calcext:value-type="float">
            <text:p>-4,2691077803</text:p>
          </table:table-cell>
          <table:table-cell table:formula="of:=[.L124]+delta_t*[.K124]+0.5*delta_t^2*[.J124]" office:value-type="float" office:value="-0.457179661997269" calcext:value-type="float">
            <text:p>-0,457179662</text:p>
          </table:table-cell>
        </table:table-row>
        <table:table-row table:style-name="ro1">
          <table:table-cell table:formula="of:=[.A125]+delta_t" office:value-type="float" office:value="1.23904" calcext:value-type="float">
            <text:p>1,23904</text:p>
          </table:table-cell>
          <table:table-cell table:formula="of:=[.B125]" office:value-type="float" office:value="33.888888" calcext:value-type="float">
            <text:p>33,888888</text:p>
          </table:table-cell>
          <table:table-cell table:formula="of:=[.B126]-10" office:value-type="float" office:value="23.888888" calcext:value-type="float">
            <text:p>23,888888</text:p>
          </table:table-cell>
          <table:table-cell table:formula="of:=delta_t*[.C125]+[.D125]" office:value-type="float" office:value="-2.93546672128" calcext:value-type="float">
            <text:p>-2,9354667213</text:p>
          </table:table-cell>
          <table:table-cell table:formula="of:=[.E125]+delta_t*[.D125]+0.5*delta_t^2*[.C125]" office:value-type="float" office:value="0.164102142322276" calcext:value-type="float">
            <text:p>0,1641021423</text:p>
          </table:table-cell>
          <table:table-cell table:formula="of:=[.B126]+mu_z-10" office:value-type="float" office:value="33.888888" calcext:value-type="float">
            <text:p>33,888888</text:p>
          </table:table-cell>
          <table:table-cell table:formula="of:=(1-K_a)*[.G125]+K_a*([.F126]-mu_z)" office:value-type="float" office:value="23.8888872892985" calcext:value-type="float">
            <text:p>23,8888872893</text:p>
          </table:table-cell>
          <table:table-cell table:formula="of:=[.H125]+delta_t*[.G125]" office:value-type="float" office:value="-2.95673821016263" calcext:value-type="float">
            <text:p>-2,9567382102</text:p>
          </table:table-cell>
          <table:table-cell table:formula="of:=[.I125]+delta_t*[.H125]+0.5*delta_t^2*[.G125]" office:value-type="float" office:value="0.166843834890751" calcext:value-type="float">
            <text:p>0,1668438349</text:p>
          </table:table-cell>
          <table:table-cell table:formula="of:=(1-K_a)*[.J125]+K_a*[.F126]-mu_z" office:value-type="float" office:value="23.0193220719072" calcext:value-type="float">
            <text:p>23,0193220719</text:p>
          </table:table-cell>
          <table:table-cell table:formula="of:=[.K125]+delta_t*[.J125]" office:value-type="float" office:value="-4.03339000600384" calcext:value-type="float">
            <text:p>-4,033390006</text:p>
          </table:table-cell>
          <table:table-cell table:formula="of:=[.L125]+delta_t*[.K125]+0.5*delta_t^2*[.J125]" office:value-type="float" office:value="-0.499688450663287" calcext:value-type="float">
            <text:p>-0,4996884507</text:p>
          </table:table-cell>
        </table:table-row>
        <table:table-row table:style-name="ro1">
          <table:table-cell table:formula="of:=[.A126]+delta_t" office:value-type="float" office:value="1.24928" calcext:value-type="float">
            <text:p>1,24928</text:p>
          </table:table-cell>
          <table:table-cell table:formula="of:=[.B126]" office:value-type="float" office:value="33.888888" calcext:value-type="float">
            <text:p>33,888888</text:p>
          </table:table-cell>
          <table:table-cell table:formula="of:=[.B127]-10" office:value-type="float" office:value="23.888888" calcext:value-type="float">
            <text:p>23,888888</text:p>
          </table:table-cell>
          <table:table-cell table:formula="of:=delta_t*[.C126]+[.D126]" office:value-type="float" office:value="-2.69084450816" calcext:value-type="float">
            <text:p>-2,6908445082</text:p>
          </table:table-cell>
          <table:table-cell table:formula="of:=[.E126]+delta_t*[.D126]+0.5*delta_t^2*[.C126]" office:value-type="float" office:value="0.135295428827543" calcext:value-type="float">
            <text:p>0,1352954288</text:p>
          </table:table-cell>
          <table:table-cell table:formula="of:=[.B127]+mu_z-10" office:value-type="float" office:value="33.888888" calcext:value-type="float">
            <text:p>33,888888</text:p>
          </table:table-cell>
          <table:table-cell table:formula="of:=(1-K_a)*[.G126]+K_a*([.F127]-mu_z)" office:value-type="float" office:value="23.8888879431439" calcext:value-type="float">
            <text:p>23,8888879431</text:p>
          </table:table-cell>
          <table:table-cell table:formula="of:=[.H126]+delta_t*[.G126]" office:value-type="float" office:value="-2.71211600432021" calcext:value-type="float">
            <text:p>-2,7121160043</text:p>
          </table:table-cell>
          <table:table-cell table:formula="of:=[.I126]+delta_t*[.H126]+0.5*delta_t^2*[.G126]" office:value-type="float" office:value="0.137819301312599" calcext:value-type="float">
            <text:p>0,1378193013</text:p>
          </table:table-cell>
          <table:table-cell table:formula="of:=(1-K_a)*[.J126]+K_a*[.F127]-mu_z" office:value-type="float" office:value="23.0193227257526" calcext:value-type="float">
            <text:p>23,0193227258</text:p>
          </table:table-cell>
          <table:table-cell table:formula="of:=[.K126]+delta_t*[.J126]" office:value-type="float" office:value="-3.79767214798751" calcext:value-type="float">
            <text:p>-3,797672148</text:p>
          </table:table-cell>
          <table:table-cell table:formula="of:=[.L126]+delta_t*[.K126]+0.5*delta_t^2*[.J126]" office:value-type="float" office:value="-0.539783488891723" calcext:value-type="float">
            <text:p>-0,5397834889</text:p>
          </table:table-cell>
        </table:table-row>
        <table:table-row table:style-name="ro1">
          <table:table-cell table:formula="of:=[.A127]+delta_t" office:value-type="float" office:value="1.25952" calcext:value-type="float">
            <text:p>1,25952</text:p>
          </table:table-cell>
          <table:table-cell table:formula="of:=[.B127]" office:value-type="float" office:value="33.888888" calcext:value-type="float">
            <text:p>33,888888</text:p>
          </table:table-cell>
          <table:table-cell table:formula="of:=[.B128]-10" office:value-type="float" office:value="23.888888" calcext:value-type="float">
            <text:p>23,888888</text:p>
          </table:table-cell>
          <table:table-cell table:formula="of:=delta_t*[.C127]+[.D127]" office:value-type="float" office:value="-2.44622229504" calcext:value-type="float">
            <text:p>-2,446222295</text:p>
          </table:table-cell>
          <table:table-cell table:formula="of:=[.E127]+delta_t*[.D127]+0.5*delta_t^2*[.C127]" office:value-type="float" office:value="0.108993646795159" calcext:value-type="float">
            <text:p>0,1089936468</text:p>
          </table:table-cell>
          <table:table-cell table:formula="of:=[.B128]+mu_z-10" office:value-type="float" office:value="33.888888" calcext:value-type="float">
            <text:p>33,888888</text:p>
          </table:table-cell>
          <table:table-cell table:formula="of:=(1-K_a)*[.G127]+K_a*([.F128]-mu_z)" office:value-type="float" office:value="23.8888879954515" calcext:value-type="float">
            <text:p>23,8888879955</text:p>
          </table:table-cell>
          <table:table-cell table:formula="of:=[.H127]+delta_t*[.G127]" office:value-type="float" office:value="-2.46749379178242" calcext:value-type="float">
            <text:p>-2,4674937918</text:p>
          </table:table-cell>
          <table:table-cell table:formula="of:=[.I127]+delta_t*[.H127]+0.5*delta_t^2*[.G127]" office:value-type="float" office:value="0.111299699156553" calcext:value-type="float">
            <text:p>0,1112996992</text:p>
          </table:table-cell>
          <table:table-cell table:formula="of:=(1-K_a)*[.J127]+K_a*[.F128]-mu_z" office:value-type="float" office:value="23.0193227780602" calcext:value-type="float">
            <text:p>23,0193227781</text:p>
          </table:table-cell>
          <table:table-cell table:formula="of:=[.K127]+delta_t*[.J127]" office:value-type="float" office:value="-3.5619542832758" calcext:value-type="float">
            <text:p>-3,5619542833</text:p>
          </table:table-cell>
          <table:table-cell table:formula="of:=[.L127]+delta_t*[.K127]+0.5*delta_t^2*[.J127]" office:value-type="float" office:value="-0.577464776219791" calcext:value-type="float">
            <text:p>-0,5774647762</text:p>
          </table:table-cell>
        </table:table-row>
        <table:table-row table:style-name="ro1">
          <table:table-cell table:formula="of:=[.A128]+delta_t" office:value-type="float" office:value="1.26976" calcext:value-type="float">
            <text:p>1,26976</text:p>
          </table:table-cell>
          <table:table-cell table:formula="of:=[.B128]" office:value-type="float" office:value="33.888888" calcext:value-type="float">
            <text:p>33,888888</text:p>
          </table:table-cell>
          <table:table-cell table:formula="of:=[.B129]-10" office:value-type="float" office:value="23.888888" calcext:value-type="float">
            <text:p>23,888888</text:p>
          </table:table-cell>
          <table:table-cell table:formula="of:=delta_t*[.C128]+[.D128]" office:value-type="float" office:value="-2.20160008192" calcext:value-type="float">
            <text:p>-2,2016000819</text:p>
          </table:table-cell>
          <table:table-cell table:formula="of:=[.E128]+delta_t*[.D128]+0.5*delta_t^2*[.C128]" office:value-type="float" office:value="0.0851967962251237" calcext:value-type="float">
            <text:p>0,0851967962</text:p>
          </table:table-cell>
          <table:table-cell table:formula="of:=[.B129]+mu_z-10" office:value-type="float" office:value="33.888888" calcext:value-type="float">
            <text:p>33,888888</text:p>
          </table:table-cell>
          <table:table-cell table:formula="of:=(1-K_a)*[.G128]+K_a*([.F129]-mu_z)" office:value-type="float" office:value="23.8888879996361" calcext:value-type="float">
            <text:p>23,8888879996</text:p>
          </table:table-cell>
          <table:table-cell table:formula="of:=[.H128]+delta_t*[.G128]" office:value-type="float" office:value="-2.22287157870899" calcext:value-type="float">
            <text:p>-2,2228715787</text:p>
          </table:table-cell>
          <table:table-cell table:formula="of:=[.I128]+delta_t*[.H128]+0.5*delta_t^2*[.G128]" office:value-type="float" office:value="0.0872850284596371" calcext:value-type="float">
            <text:p>0,0872850285</text:p>
          </table:table-cell>
          <table:table-cell table:formula="of:=(1-K_a)*[.J128]+K_a*[.F129]-mu_z" office:value-type="float" office:value="23.0193227822448" calcext:value-type="float">
            <text:p>23,0193227822</text:p>
          </table:table-cell>
          <table:table-cell table:formula="of:=[.K128]+delta_t*[.J128]" office:value-type="float" office:value="-3.32623641802846" calcext:value-type="float">
            <text:p>-3,326236418</text:p>
          </table:table-cell>
          <table:table-cell table:formula="of:=[.L128]+delta_t*[.K128]+0.5*delta_t^2*[.J128]" office:value-type="float" office:value="-0.612732312610469" calcext:value-type="float">
            <text:p>-0,6127323126</text:p>
          </table:table-cell>
        </table:table-row>
        <table:table-row table:style-name="ro1">
          <table:table-cell table:formula="of:=[.A129]+delta_t" office:value-type="float" office:value="1.28" calcext:value-type="float">
            <text:p>1,28</text:p>
          </table:table-cell>
          <table:table-cell table:formula="of:=[.B129]" office:value-type="float" office:value="33.888888" calcext:value-type="float">
            <text:p>33,888888</text:p>
          </table:table-cell>
          <table:table-cell table:formula="of:=[.B130]-10" office:value-type="float" office:value="23.888888" calcext:value-type="float">
            <text:p>23,888888</text:p>
          </table:table-cell>
          <table:table-cell table:formula="of:=delta_t*[.C129]+[.D129]" office:value-type="float" office:value="-1.9569778688" calcext:value-type="float">
            <text:p>-1,9569778688</text:p>
          </table:table-cell>
          <table:table-cell table:formula="of:=[.E129]+delta_t*[.D129]+0.5*delta_t^2*[.C129]" office:value-type="float" office:value="0.0639048771174373" calcext:value-type="float">
            <text:p>0,0639048771</text:p>
          </table:table-cell>
          <table:table-cell table:formula="of:=[.B130]+mu_z-10" office:value-type="float" office:value="33.888888" calcext:value-type="float">
            <text:p>33,888888</text:p>
          </table:table-cell>
          <table:table-cell table:formula="of:=(1-K_a)*[.G129]+K_a*([.F130]-mu_z)" office:value-type="float" office:value="23.8888879999709" calcext:value-type="float">
            <text:p>23,888888</text:p>
          </table:table-cell>
          <table:table-cell table:formula="of:=[.H129]+delta_t*[.G129]" office:value-type="float" office:value="-1.97824936559272" calcext:value-type="float">
            <text:p>-1,9782493656</text:p>
          </table:table-cell>
          <table:table-cell table:formula="of:=[.I129]+delta_t*[.H129]+0.5*delta_t^2*[.G129]" office:value-type="float" office:value="0.0657752892248124" calcext:value-type="float">
            <text:p>0,0657752892</text:p>
          </table:table-cell>
          <table:table-cell table:formula="of:=(1-K_a)*[.J129]+K_a*[.F130]-mu_z" office:value-type="float" office:value="23.0193227825796" calcext:value-type="float">
            <text:p>23,0193227826</text:p>
          </table:table-cell>
          <table:table-cell table:formula="of:=[.K129]+delta_t*[.J129]" office:value-type="float" office:value="-3.09051855273828" calcext:value-type="float">
            <text:p>-3,0905185527</text:p>
          </table:table-cell>
          <table:table-cell table:formula="of:=[.L129]+delta_t*[.K129]+0.5*delta_t^2*[.J129]" office:value-type="float" office:value="-0.645586098060795" calcext:value-type="float">
            <text:p>-0,6455860981</text:p>
          </table:table-cell>
        </table:table-row>
        <table:table-row table:style-name="ro1">
          <table:table-cell table:formula="of:=[.A130]+delta_t" office:value-type="float" office:value="1.29024" calcext:value-type="float">
            <text:p>1,29024</text:p>
          </table:table-cell>
          <table:table-cell table:formula="of:=[.B130]" office:value-type="float" office:value="33.888888" calcext:value-type="float">
            <text:p>33,888888</text:p>
          </table:table-cell>
          <table:table-cell table:formula="of:=[.B131]-10" office:value-type="float" office:value="23.888888" calcext:value-type="float">
            <text:p>23,888888</text:p>
          </table:table-cell>
          <table:table-cell table:formula="of:=delta_t*[.C130]+[.D130]" office:value-type="float" office:value="-1.71235565568" calcext:value-type="float">
            <text:p>-1,7123556557</text:p>
          </table:table-cell>
          <table:table-cell table:formula="of:=[.E130]+delta_t*[.D130]+0.5*delta_t^2*[.C130]" office:value-type="float" office:value="0.0451178894720998" calcext:value-type="float">
            <text:p>0,0451178895</text:p>
          </table:table-cell>
          <table:table-cell table:formula="of:=[.B131]+mu_z-10" office:value-type="float" office:value="33.888888" calcext:value-type="float">
            <text:p>33,888888</text:p>
          </table:table-cell>
          <table:table-cell table:formula="of:=(1-K_a)*[.G130]+K_a*([.F131]-mu_z)" office:value-type="float" office:value="23.8888879999977" calcext:value-type="float">
            <text:p>23,888888</text:p>
          </table:table-cell>
          <table:table-cell table:formula="of:=[.H130]+delta_t*[.G130]" office:value-type="float" office:value="-1.73362715247302" calcext:value-type="float">
            <text:p>-1,7336271525</text:p>
          </table:table-cell>
          <table:table-cell table:formula="of:=[.I130]+delta_t*[.H130]+0.5*delta_t^2*[.G130]" office:value-type="float" office:value="0.0467704814523158" calcext:value-type="float">
            <text:p>0,0467704815</text:p>
          </table:table-cell>
          <table:table-cell table:formula="of:=(1-K_a)*[.J130]+K_a*[.F131]-mu_z" office:value-type="float" office:value="23.0193227826064" calcext:value-type="float">
            <text:p>23,0193227826</text:p>
          </table:table-cell>
          <table:table-cell table:formula="of:=[.K130]+delta_t*[.J130]" office:value-type="float" office:value="-2.85480068744466" calcext:value-type="float">
            <text:p>-2,8548006874</text:p>
          </table:table-cell>
          <table:table-cell table:formula="of:=[.L130]+delta_t*[.K130]+0.5*delta_t^2*[.J130]" office:value-type="float" office:value="-0.676026132570531" calcext:value-type="float">
            <text:p>-0,6760261326</text:p>
          </table:table-cell>
        </table:table-row>
        <table:table-row table:style-name="ro1">
          <table:table-cell table:formula="of:=[.A131]+delta_t" office:value-type="float" office:value="1.30048" calcext:value-type="float">
            <text:p>1,30048</text:p>
          </table:table-cell>
          <table:table-cell table:formula="of:=[.B131]" office:value-type="float" office:value="33.888888" calcext:value-type="float">
            <text:p>33,888888</text:p>
          </table:table-cell>
          <table:table-cell table:formula="of:=[.B132]-10" office:value-type="float" office:value="23.888888" calcext:value-type="float">
            <text:p>23,888888</text:p>
          </table:table-cell>
          <table:table-cell table:formula="of:=delta_t*[.C131]+[.D131]" office:value-type="float" office:value="-1.46773344256" calcext:value-type="float">
            <text:p>-1,4677334426</text:p>
          </table:table-cell>
          <table:table-cell table:formula="of:=[.E131]+delta_t*[.D131]+0.5*delta_t^2*[.C131]" office:value-type="float" office:value="0.028835833289111" calcext:value-type="float">
            <text:p>0,0288358333</text:p>
          </table:table-cell>
          <table:table-cell table:formula="of:=[.B132]+mu_z-10" office:value-type="float" office:value="33.888888" calcext:value-type="float">
            <text:p>33,888888</text:p>
          </table:table-cell>
          <table:table-cell table:formula="of:=(1-K_a)*[.G131]+K_a*([.F132]-mu_z)" office:value-type="float" office:value="23.8888879999998" calcext:value-type="float">
            <text:p>23,888888</text:p>
          </table:table-cell>
          <table:table-cell table:formula="of:=[.H131]+delta_t*[.G131]" office:value-type="float" office:value="-1.48900493935304" calcext:value-type="float">
            <text:p>-1,4890049394</text:p>
          </table:table-cell>
          <table:table-cell table:formula="of:=[.I131]+delta_t*[.H131]+0.5*delta_t^2*[.G131]" office:value-type="float" office:value="0.0302706051421664" calcext:value-type="float">
            <text:p>0,0302706051</text:p>
          </table:table-cell>
          <table:table-cell table:formula="of:=(1-K_a)*[.J131]+K_a*[.F132]-mu_z" office:value-type="float" office:value="23.0193227826085" calcext:value-type="float">
            <text:p>23,0193227826</text:p>
          </table:table-cell>
          <table:table-cell table:formula="of:=[.K131]+delta_t*[.J131]" office:value-type="float" office:value="-2.61908282215077" calcext:value-type="float">
            <text:p>-2,6190828222</text:p>
          </table:table-cell>
          <table:table-cell table:formula="of:=[.L131]+delta_t*[.K131]+0.5*delta_t^2*[.J131]" office:value-type="float" office:value="-0.70405241613966" calcext:value-type="float">
            <text:p>-0,7040524161</text:p>
          </table:table-cell>
        </table:table-row>
        <table:table-row table:style-name="ro1">
          <table:table-cell table:formula="of:=[.A132]+delta_t" office:value-type="float" office:value="1.31072" calcext:value-type="float">
            <text:p>1,31072</text:p>
          </table:table-cell>
          <table:table-cell table:formula="of:=[.B132]" office:value-type="float" office:value="33.888888" calcext:value-type="float">
            <text:p>33,888888</text:p>
          </table:table-cell>
          <table:table-cell table:formula="of:=[.B133]-10" office:value-type="float" office:value="23.888888" calcext:value-type="float">
            <text:p>23,888888</text:p>
          </table:table-cell>
          <table:table-cell table:formula="of:=delta_t*[.C132]+[.D132]" office:value-type="float" office:value="-1.22311122944" calcext:value-type="float">
            <text:p>-1,2231112294</text:p>
          </table:table-cell>
          <table:table-cell table:formula="of:=[.E132]+delta_t*[.D132]+0.5*delta_t^2*[.C132]" office:value-type="float" office:value="0.015058708568471" calcext:value-type="float">
            <text:p>0,0150587086</text:p>
          </table:table-cell>
          <table:table-cell table:formula="of:=[.B133]+mu_z-10" office:value-type="float" office:value="33.888888" calcext:value-type="float">
            <text:p>33,888888</text:p>
          </table:table-cell>
          <table:table-cell table:formula="of:=(1-K_a)*[.G132]+K_a*([.F133]-mu_z)" office:value-type="float" office:value="23.888888" calcext:value-type="float">
            <text:p>23,888888</text:p>
          </table:table-cell>
          <table:table-cell table:formula="of:=[.H132]+delta_t*[.G132]" office:value-type="float" office:value="-1.24438272623304" calcext:value-type="float">
            <text:p>-1,2443827262</text:p>
          </table:table-cell>
          <table:table-cell table:formula="of:=[.I132]+delta_t*[.H132]+0.5*delta_t^2*[.G132]" office:value-type="float" office:value="0.0162756602943656" calcext:value-type="float">
            <text:p>0,0162756603</text:p>
          </table:table-cell>
          <table:table-cell table:formula="of:=(1-K_a)*[.J132]+K_a*[.F133]-mu_z" office:value-type="float" office:value="23.0193227826087" calcext:value-type="float">
            <text:p>23,0193227826</text:p>
          </table:table-cell>
          <table:table-cell table:formula="of:=[.K132]+delta_t*[.J132]" office:value-type="float" office:value="-2.38336495685686" calcext:value-type="float">
            <text:p>-2,3833649569</text:p>
          </table:table-cell>
          <table:table-cell table:formula="of:=[.L132]+delta_t*[.K132]+0.5*delta_t^2*[.J132]" office:value-type="float" office:value="-0.729664948768179" calcext:value-type="float">
            <text:p>-0,7296649488</text:p>
          </table:table-cell>
        </table:table-row>
        <table:table-row table:style-name="ro1">
          <table:table-cell table:formula="of:=[.A133]+delta_t" office:value-type="float" office:value="1.32096" calcext:value-type="float">
            <text:p>1,32096</text:p>
          </table:table-cell>
          <table:table-cell table:formula="of:=[.B133]" office:value-type="float" office:value="33.888888" calcext:value-type="float">
            <text:p>33,888888</text:p>
          </table:table-cell>
          <table:table-cell table:formula="of:=[.B134]-10" office:value-type="float" office:value="23.888888" calcext:value-type="float">
            <text:p>23,888888</text:p>
          </table:table-cell>
          <table:table-cell table:formula="of:=delta_t*[.C133]+[.D133]" office:value-type="float" office:value="-0.978489016319998" calcext:value-type="float">
            <text:p>-0,9784890163</text:p>
          </table:table-cell>
          <table:table-cell table:formula="of:=[.E133]+delta_t*[.D133]+0.5*delta_t^2*[.C133]" office:value-type="float" office:value="0.00378651531017982" calcext:value-type="float">
            <text:p>0,0037865153</text:p>
          </table:table-cell>
          <table:table-cell table:formula="of:=[.B134]+mu_z-10" office:value-type="float" office:value="33.888888" calcext:value-type="float">
            <text:p>33,888888</text:p>
          </table:table-cell>
          <table:table-cell table:formula="of:=(1-K_a)*[.G133]+K_a*([.F134]-mu_z)" office:value-type="float" office:value="23.888888" calcext:value-type="float">
            <text:p>23,888888</text:p>
          </table:table-cell>
          <table:table-cell table:formula="of:=[.H133]+delta_t*[.G133]" office:value-type="float" office:value="-0.999760513113043" calcext:value-type="float">
            <text:p>-0,9997605131</text:p>
          </table:table-cell>
          <table:table-cell table:formula="of:=[.I133]+delta_t*[.H133]+0.5*delta_t^2*[.G133]" office:value-type="float" office:value="0.00478564690891364" calcext:value-type="float">
            <text:p>0,0047856469</text:p>
          </table:table-cell>
          <table:table-cell table:formula="of:=(1-K_a)*[.J133]+K_a*[.F134]-mu_z" office:value-type="float" office:value="23.0193227826087" calcext:value-type="float">
            <text:p>23,0193227826</text:p>
          </table:table-cell>
          <table:table-cell table:formula="of:=[.K133]+delta_t*[.J133]" office:value-type="float" office:value="-2.14764709156295" calcext:value-type="float">
            <text:p>-2,1476470916</text:p>
          </table:table-cell>
          <table:table-cell table:formula="of:=[.L133]+delta_t*[.K133]+0.5*delta_t^2*[.J133]" office:value-type="float" office:value="-0.752863730456088" calcext:value-type="float">
            <text:p>-0,7528637305</text:p>
          </table:table-cell>
        </table:table-row>
        <table:table-row table:style-name="ro1">
          <table:table-cell table:formula="of:=[.A134]+delta_t" office:value-type="float" office:value="1.3312" calcext:value-type="float">
            <text:p>1,3312</text:p>
          </table:table-cell>
          <table:table-cell table:formula="of:=[.B134]" office:value-type="float" office:value="33.888888" calcext:value-type="float">
            <text:p>33,888888</text:p>
          </table:table-cell>
          <table:table-cell table:formula="of:=[.B135]-10" office:value-type="float" office:value="23.888888" calcext:value-type="float">
            <text:p>23,888888</text:p>
          </table:table-cell>
          <table:table-cell table:formula="of:=delta_t*[.C134]+[.D134]" office:value-type="float" office:value="-0.733866803199998" calcext:value-type="float">
            <text:p>-0,7338668032</text:p>
          </table:table-cell>
          <table:table-cell table:formula="of:=[.E134]+delta_t*[.D134]+0.5*delta_t^2*[.C134]" office:value-type="float" office:value="-0.00498074648576256" calcext:value-type="float">
            <text:p>-0,0049807465</text:p>
          </table:table-cell>
          <table:table-cell table:formula="of:=[.B135]+mu_z-10" office:value-type="float" office:value="33.888888" calcext:value-type="float">
            <text:p>33,888888</text:p>
          </table:table-cell>
          <table:table-cell table:formula="of:=(1-K_a)*[.G134]+K_a*([.F135]-mu_z)" office:value-type="float" office:value="23.888888" calcext:value-type="float">
            <text:p>23,888888</text:p>
          </table:table-cell>
          <table:table-cell table:formula="of:=[.H134]+delta_t*[.G134]" office:value-type="float" office:value="-0.755138299993043" calcext:value-type="float">
            <text:p>-0,7551383</text:p>
          </table:table-cell>
          <table:table-cell table:formula="of:=[.I134]+delta_t*[.H134]+0.5*delta_t^2*[.G134]" office:value-type="float" office:value="-0.00419943501418953" calcext:value-type="float">
            <text:p>-0,004199435</text:p>
          </table:table-cell>
          <table:table-cell table:formula="of:=(1-K_a)*[.J134]+K_a*[.F135]-mu_z" office:value-type="float" office:value="23.0193227826087" calcext:value-type="float">
            <text:p>23,0193227826</text:p>
          </table:table-cell>
          <table:table-cell table:formula="of:=[.K134]+delta_t*[.J134]" office:value-type="float" office:value="-1.91192922626904" calcext:value-type="float">
            <text:p>-1,9119292263</text:p>
          </table:table-cell>
          <table:table-cell table:formula="of:=[.L134]+delta_t*[.K134]+0.5*delta_t^2*[.J134]" office:value-type="float" office:value="-0.773648761203388" calcext:value-type="float">
            <text:p>-0,7736487612</text:p>
          </table:table-cell>
        </table:table-row>
        <table:table-row table:style-name="ro1">
          <table:table-cell table:formula="of:=[.A135]+delta_t" office:value-type="float" office:value="1.34144" calcext:value-type="float">
            <text:p>1,34144</text:p>
          </table:table-cell>
          <table:table-cell table:formula="of:=[.B135]" office:value-type="float" office:value="33.888888" calcext:value-type="float">
            <text:p>33,888888</text:p>
          </table:table-cell>
          <table:table-cell table:formula="of:=[.B136]-10" office:value-type="float" office:value="23.888888" calcext:value-type="float">
            <text:p>23,888888</text:p>
          </table:table-cell>
          <table:table-cell table:formula="of:=delta_t*[.C135]+[.D135]" office:value-type="float" office:value="-0.489244590079998" calcext:value-type="float">
            <text:p>-0,4892445901</text:p>
          </table:table-cell>
          <table:table-cell table:formula="of:=[.E135]+delta_t*[.D135]+0.5*delta_t^2*[.C135]" office:value-type="float" office:value="-0.0112430768193561" calcext:value-type="float">
            <text:p>-0,0112430768</text:p>
          </table:table-cell>
          <table:table-cell table:formula="of:=[.B136]+mu_z-10" office:value-type="float" office:value="33.888888" calcext:value-type="float">
            <text:p>33,888888</text:p>
          </table:table-cell>
          <table:table-cell table:formula="of:=(1-K_a)*[.G135]+K_a*([.F136]-mu_z)" office:value-type="float" office:value="23.888888" calcext:value-type="float">
            <text:p>23,888888</text:p>
          </table:table-cell>
          <table:table-cell table:formula="of:=[.H135]+delta_t*[.G135]" office:value-type="float" office:value="-0.510516086873043" calcext:value-type="float">
            <text:p>-0,5105160869</text:p>
          </table:table-cell>
          <table:table-cell table:formula="of:=[.I135]+delta_t*[.H135]+0.5*delta_t^2*[.G135]" office:value-type="float" office:value="-0.0106795854749439" calcext:value-type="float">
            <text:p>-0,0106795855</text:p>
          </table:table-cell>
          <table:table-cell table:formula="of:=(1-K_a)*[.J135]+K_a*[.F136]-mu_z" office:value-type="float" office:value="23.0193227826087" calcext:value-type="float">
            <text:p>23,0193227826</text:p>
          </table:table-cell>
          <table:table-cell table:formula="of:=[.K135]+delta_t*[.J135]" office:value-type="float" office:value="-1.67621136097512" calcext:value-type="float">
            <text:p>-1,676211361</text:p>
          </table:table-cell>
          <table:table-cell table:formula="of:=[.L135]+delta_t*[.K135]+0.5*delta_t^2*[.J135]" office:value-type="float" office:value="-0.792020041010078" calcext:value-type="float">
            <text:p>-0,792020041</text:p>
          </table:table-cell>
        </table:table-row>
        <table:table-row table:style-name="ro1">
          <table:table-cell table:formula="of:=[.A136]+delta_t" office:value-type="float" office:value="1.35168" calcext:value-type="float">
            <text:p>1,35168</text:p>
          </table:table-cell>
          <table:table-cell table:formula="of:=[.B136]" office:value-type="float" office:value="33.888888" calcext:value-type="float">
            <text:p>33,888888</text:p>
          </table:table-cell>
          <table:table-cell table:formula="of:=[.B137]-10" office:value-type="float" office:value="23.888888" calcext:value-type="float">
            <text:p>23,888888</text:p>
          </table:table-cell>
          <table:table-cell table:formula="of:=delta_t*[.C136]+[.D136]" office:value-type="float" office:value="-0.244622376959998" calcext:value-type="float">
            <text:p>-0,244622377</text:p>
          </table:table-cell>
          <table:table-cell table:formula="of:=[.E136]+delta_t*[.D136]+0.5*delta_t^2*[.C136]" office:value-type="float" office:value="-0.0150004756906009" calcext:value-type="float">
            <text:p>-0,0150004757</text:p>
          </table:table-cell>
          <table:table-cell table:formula="of:=[.B137]+mu_z-10" office:value-type="float" office:value="33.888888" calcext:value-type="float">
            <text:p>33,888888</text:p>
          </table:table-cell>
          <table:table-cell table:formula="of:=(1-K_a)*[.G136]+K_a*([.F137]-mu_z)" office:value-type="float" office:value="23.888888" calcext:value-type="float">
            <text:p>23,888888</text:p>
          </table:table-cell>
          <table:table-cell table:formula="of:=[.H136]+delta_t*[.G136]" office:value-type="float" office:value="-0.265893873753043" calcext:value-type="float">
            <text:p>-0,2658938738</text:p>
          </table:table-cell>
          <table:table-cell table:formula="of:=[.I136]+delta_t*[.H136]+0.5*delta_t^2*[.G136]" office:value-type="float" office:value="-0.0146548044733495" calcext:value-type="float">
            <text:p>-0,0146548045</text:p>
          </table:table-cell>
          <table:table-cell table:formula="of:=(1-K_a)*[.J136]+K_a*[.F137]-mu_z" office:value-type="float" office:value="23.0193227826087" calcext:value-type="float">
            <text:p>23,0193227826</text:p>
          </table:table-cell>
          <table:table-cell table:formula="of:=[.K136]+delta_t*[.J136]" office:value-type="float" office:value="-1.44049349568121" calcext:value-type="float">
            <text:p>-1,4404934957</text:p>
          </table:table-cell>
          <table:table-cell table:formula="of:=[.L136]+delta_t*[.K136]+0.5*delta_t^2*[.J136]" office:value-type="float" office:value="-0.807977569876159" calcext:value-type="float">
            <text:p>-0,8079775699</text:p>
          </table:table-cell>
        </table:table-row>
        <table:table-row table:style-name="ro1">
          <table:table-cell table:formula="of:=[.A137]+delta_t" office:value-type="float" office:value="1.36192" calcext:value-type="float">
            <text:p>1,36192</text:p>
          </table:table-cell>
          <table:table-cell office:value-type="float" office:value="10" calcext:value-type="float">
            <text:p>10</text:p>
          </table:table-cell>
          <table:table-cell table:formula="of:=[.B138]-10" office:value-type="float" office:value="0" calcext:value-type="float">
            <text:p>0</text:p>
          </table:table-cell>
          <table:table-cell table:formula="of:=delta_t*[.C137]+[.D137]" office:value-type="float" office:value="-0.000000163839997846527" calcext:value-type="float">
            <text:p>-1,63839997846527E-07</text:p>
          </table:table-cell>
          <table:table-cell table:formula="of:=[.E137]+delta_t*[.D137]+0.5*delta_t^2*[.C137]" office:value-type="float" office:value="-0.0162529430994969" calcext:value-type="float">
            <text:p>-0,0162529431</text:p>
          </table:table-cell>
          <table:table-cell table:formula="of:=[.B138]+mu_z-10" office:value-type="float" office:value="10" calcext:value-type="float">
            <text:p>10</text:p>
          </table:table-cell>
          <table:table-cell table:formula="of:=(1-K_a)*[.G137]+K_a*([.F138]-mu_z)" office:value-type="float" office:value="1.91111104" calcext:value-type="float">
            <text:p>1,91111104</text:p>
          </table:table-cell>
          <table:table-cell table:formula="of:=[.H137]+delta_t*[.G137]" office:value-type="float" office:value="-0.0212716606330433" calcext:value-type="float">
            <text:p>-0,0212716606</text:p>
          </table:table-cell>
          <table:table-cell table:formula="of:=[.I137]+delta_t*[.H137]+0.5*delta_t^2*[.G137]" office:value-type="float" office:value="-0.0161250920094062" calcext:value-type="float">
            <text:p>-0,016125092</text:p>
          </table:table-cell>
          <table:table-cell table:formula="of:=(1-K_a)*[.J137]+K_a*[.F138]-mu_z" office:value-type="float" office:value="1.0415458226087" calcext:value-type="float">
            <text:p>1,0415458226</text:p>
          </table:table-cell>
          <table:table-cell table:formula="of:=[.K137]+delta_t*[.J137]" office:value-type="float" office:value="-1.2047756303873" calcext:value-type="float">
            <text:p>-1,2047756304</text:p>
          </table:table-cell>
          <table:table-cell table:formula="of:=[.L137]+delta_t*[.K137]+0.5*delta_t^2*[.J137]" office:value-type="float" office:value="-0.821521347801629" calcext:value-type="float">
            <text:p>-0,8215213478</text:p>
          </table:table-cell>
        </table:table-row>
        <table:table-row table:style-name="ro1">
          <table:table-cell table:formula="of:=[.A138]+delta_t" office:value-type="float" office:value="1.37216" calcext:value-type="float">
            <text:p>1,37216</text:p>
          </table:table-cell>
          <table:table-cell office:value-type="float" office:value="10" calcext:value-type="float">
            <text:p>10</text:p>
          </table:table-cell>
          <table:table-cell table:formula="of:=[.B139]-10" office:value-type="float" office:value="0" calcext:value-type="float">
            <text:p>0</text:p>
          </table:table-cell>
          <table:table-cell table:formula="of:=delta_t*[.C138]+[.D138]" office:value-type="float" office:value="-0.000000163839997846527" calcext:value-type="float">
            <text:p>-1,63839997846527E-07</text:p>
          </table:table-cell>
          <table:table-cell table:formula="of:=[.E138]+delta_t*[.D138]+0.5*delta_t^2*[.C138]" office:value-type="float" office:value="-0.0162529447772185" calcext:value-type="float">
            <text:p>-0,0162529448</text:p>
          </table:table-cell>
          <table:table-cell table:formula="of:=[.B139]+mu_z-10" office:value-type="float" office:value="10" calcext:value-type="float">
            <text:p>10</text:p>
          </table:table-cell>
          <table:table-cell table:formula="of:=(1-K_a)*[.G138]+K_a*([.F139]-mu_z)" office:value-type="float" office:value="0.1528888832" calcext:value-type="float">
            <text:p>0,1528888832</text:p>
          </table:table-cell>
          <table:table-cell table:formula="of:=[.H138]+delta_t*[.G138]" office:value-type="float" office:value="-0.00170188358344332" calcext:value-type="float">
            <text:p>-0,0017018836</text:p>
          </table:table-cell>
          <table:table-cell table:formula="of:=[.I138]+delta_t*[.H138]+0.5*delta_t^2*[.G138]" office:value-type="float" office:value="-0.0162427165557946" calcext:value-type="float">
            <text:p>-0,0162427166</text:p>
          </table:table-cell>
          <table:table-cell table:formula="of:=(1-K_a)*[.J138]+K_a*[.F139]-mu_z" office:value-type="float" office:value="-0.716676334191304" calcext:value-type="float">
            <text:p>-0,7166763342</text:p>
          </table:table-cell>
          <table:table-cell table:formula="of:=[.K138]+delta_t*[.J138]" office:value-type="float" office:value="-1.19411020116378" calcext:value-type="float">
            <text:p>-1,1941102012</text:p>
          </table:table-cell>
          <table:table-cell table:formula="of:=[.L138]+delta_t*[.K138]+0.5*delta_t^2*[.J138]" office:value-type="float" office:value="-0.833803643259171" calcext:value-type="float">
            <text:p>-0,8338036433</text:p>
          </table:table-cell>
        </table:table-row>
        <table:table-row table:style-name="ro1">
          <table:table-cell table:formula="of:=[.A139]+delta_t" office:value-type="float" office:value="1.3824" calcext:value-type="float">
            <text:p>1,3824</text:p>
          </table:table-cell>
          <table:table-cell office:value-type="float" office:value="10" calcext:value-type="float">
            <text:p>10</text:p>
          </table:table-cell>
          <table:table-cell table:formula="of:=[.B140]-10" office:value-type="float" office:value="0" calcext:value-type="float">
            <text:p>0</text:p>
          </table:table-cell>
          <table:table-cell table:formula="of:=delta_t*[.C139]+[.D139]" office:value-type="float" office:value="-0.000000163839997846527" calcext:value-type="float">
            <text:p>-1,63839997846527E-07</text:p>
          </table:table-cell>
          <table:table-cell table:formula="of:=[.E139]+delta_t*[.D139]+0.5*delta_t^2*[.C139]" office:value-type="float" office:value="-0.0162529464549401" calcext:value-type="float">
            <text:p>-0,0162529465</text:p>
          </table:table-cell>
          <table:table-cell table:formula="of:=[.B140]+mu_z-10" office:value-type="float" office:value="10" calcext:value-type="float">
            <text:p>10</text:p>
          </table:table-cell>
          <table:table-cell table:formula="of:=(1-K_a)*[.G139]+K_a*([.F140]-mu_z)" office:value-type="float" office:value="0.012231110656" calcext:value-type="float">
            <text:p>0,0122311107</text:p>
          </table:table-cell>
          <table:table-cell table:formula="of:=[.H139]+delta_t*[.G139]" office:value-type="float" office:value="-0.00013630141947532" calcext:value-type="float">
            <text:p>-0,0001363014</text:p>
          </table:table-cell>
          <table:table-cell table:formula="of:=[.I139]+delta_t*[.H139]+0.5*delta_t^2*[.G139]" office:value-type="float" office:value="-0.0162521280630096" calcext:value-type="float">
            <text:p>-0,0162521281</text:p>
          </table:table-cell>
          <table:table-cell table:formula="of:=(1-K_a)*[.J139]+K_a*[.F140]-mu_z" office:value-type="float" office:value="-0.857334106735303" calcext:value-type="float">
            <text:p>-0,8573341067</text:p>
          </table:table-cell>
          <table:table-cell table:formula="of:=[.K139]+delta_t*[.J139]" office:value-type="float" office:value="-1.2014489668259" calcext:value-type="float">
            <text:p>-1,2014489668</text:p>
          </table:table-cell>
          <table:table-cell table:formula="of:=[.L139]+delta_t*[.K139]+0.5*delta_t^2*[.J139]" office:value-type="float" office:value="-0.846068906199278" calcext:value-type="float">
            <text:p>-0,8460689062</text:p>
          </table:table-cell>
        </table:table-row>
        <table:table-row table:style-name="ro1">
          <table:table-cell table:formula="of:=[.A140]+delta_t" office:value-type="float" office:value="1.39264" calcext:value-type="float">
            <text:p>1,39264</text:p>
          </table:table-cell>
          <table:table-cell table:formula="of:=[.B140]" office:value-type="float" office:value="10" calcext:value-type="float">
            <text:p>10</text:p>
          </table:table-cell>
          <table:table-cell table:formula="of:=[.B141]-10" office:value-type="float" office:value="0" calcext:value-type="float">
            <text:p>0</text:p>
          </table:table-cell>
          <table:table-cell table:formula="of:=delta_t*[.C140]+[.D140]" office:value-type="float" office:value="-0.000000163839997846527" calcext:value-type="float">
            <text:p>-1,63839997846527E-07</text:p>
          </table:table-cell>
          <table:table-cell table:formula="of:=[.E140]+delta_t*[.D140]+0.5*delta_t^2*[.C140]" office:value-type="float" office:value="-0.0162529481326616" calcext:value-type="float">
            <text:p>-0,0162529481</text:p>
          </table:table-cell>
          <table:table-cell table:formula="of:=[.B141]+mu_z-10" office:value-type="float" office:value="10" calcext:value-type="float">
            <text:p>10</text:p>
          </table:table-cell>
          <table:table-cell table:formula="of:=(1-K_a)*[.G140]+K_a*([.F141]-mu_z)" office:value-type="float" office:value="0.000978488852479998" calcext:value-type="float">
            <text:p>0,0009784889</text:p>
          </table:table-cell>
          <table:table-cell table:formula="of:=[.H140]+delta_t*[.G140]" office:value-type="float" office:value="-0.0000110548463578807" calcext:value-type="float">
            <text:p>-1,10548463578807E-05</text:p>
          </table:table-cell>
          <table:table-cell table:formula="of:=[.I140]+delta_t*[.H140]+0.5*delta_t^2*[.G140]" office:value-type="float" office:value="-0.0162528825270906" calcext:value-type="float">
            <text:p>-0,0162528825</text:p>
          </table:table-cell>
          <table:table-cell table:formula="of:=(1-K_a)*[.J140]+K_a*[.F141]-mu_z" office:value-type="float" office:value="-0.868586728538823" calcext:value-type="float">
            <text:p>-0,8685867285</text:p>
          </table:table-cell>
          <table:table-cell table:formula="of:=[.K140]+delta_t*[.J140]" office:value-type="float" office:value="-1.21022806807887" calcext:value-type="float">
            <text:p>-1,2102280681</text:p>
          </table:table-cell>
          <table:table-cell table:formula="of:=[.L140]+delta_t*[.K140]+0.5*delta_t^2*[.J140]" office:value-type="float" office:value="-0.858416692617991" calcext:value-type="float">
            <text:p>-0,8584166926</text:p>
          </table:table-cell>
        </table:table-row>
        <table:table-row table:style-name="ro1">
          <table:table-cell table:formula="of:=[.A141]+delta_t" office:value-type="float" office:value="1.40288" calcext:value-type="float">
            <text:p>1,40288</text:p>
          </table:table-cell>
          <table:table-cell table:formula="of:=[.B141]" office:value-type="float" office:value="10" calcext:value-type="float">
            <text:p>10</text:p>
          </table:table-cell>
          <table:table-cell table:formula="of:=[.B142]-10" office:value-type="float" office:value="0" calcext:value-type="float">
            <text:p>0</text:p>
          </table:table-cell>
          <table:table-cell table:formula="of:=delta_t*[.C141]+[.D141]" office:value-type="float" office:value="-0.000000163839997846527" calcext:value-type="float">
            <text:p>-1,63839997846527E-07</text:p>
          </table:table-cell>
          <table:table-cell table:formula="of:=[.E141]+delta_t*[.D141]+0.5*delta_t^2*[.C141]" office:value-type="float" office:value="-0.0162529498103832" calcext:value-type="float">
            <text:p>-0,0162529498</text:p>
          </table:table-cell>
          <table:table-cell table:formula="of:=[.B142]+mu_z-10" office:value-type="float" office:value="10" calcext:value-type="float">
            <text:p>10</text:p>
          </table:table-cell>
          <table:table-cell table:formula="of:=(1-K_a)*[.G141]+K_a*([.F142]-mu_z)" office:value-type="float" office:value="0.0000782791081983998" calcext:value-type="float">
            <text:p>7,82791081983998E-05</text:p>
          </table:table-cell>
          <table:table-cell table:formula="of:=[.H141]+delta_t*[.G141]" office:value-type="float" office:value="-0.0000010351205084855" calcext:value-type="float">
            <text:p>-1,0351205084855E-06</text:p>
          </table:table-cell>
          <table:table-cell table:formula="of:=[.I141]+delta_t*[.H141]+0.5*delta_t^2*[.G141]" office:value-type="float" office:value="-0.016252944427721" calcext:value-type="float">
            <text:p>-0,0162529444</text:p>
          </table:table-cell>
          <table:table-cell table:formula="of:=(1-K_a)*[.J141]+K_a*[.F142]-mu_z" office:value-type="float" office:value="-0.869486938283105" calcext:value-type="float">
            <text:p>-0,8694869383</text:p>
          </table:table-cell>
          <table:table-cell table:formula="of:=[.K141]+delta_t*[.J141]" office:value-type="float" office:value="-1.21912239617911" calcext:value-type="float">
            <text:p>-1,2191223962</text:p>
          </table:table-cell>
          <table:table-cell table:formula="of:=[.L141]+delta_t*[.K141]+0.5*delta_t^2*[.J141]" office:value-type="float" office:value="-0.870854966994991" calcext:value-type="float">
            <text:p>-0,870854967</text:p>
          </table:table-cell>
        </table:table-row>
        <table:table-row table:style-name="ro1">
          <table:table-cell table:formula="of:=[.A142]+delta_t" office:value-type="float" office:value="1.41312" calcext:value-type="float">
            <text:p>1,41312</text:p>
          </table:table-cell>
          <table:table-cell table:formula="of:=[.B142]" office:value-type="float" office:value="10" calcext:value-type="float">
            <text:p>10</text:p>
          </table:table-cell>
          <table:table-cell table:formula="of:=[.B143]-10" office:value-type="float" office:value="0" calcext:value-type="float">
            <text:p>0</text:p>
          </table:table-cell>
          <table:table-cell table:formula="of:=delta_t*[.C142]+[.D142]" office:value-type="float" office:value="-0.000000163839997846527" calcext:value-type="float">
            <text:p>-1,63839997846527E-07</text:p>
          </table:table-cell>
          <table:table-cell table:formula="of:=[.E142]+delta_t*[.D142]+0.5*delta_t^2*[.C142]" office:value-type="float" office:value="-0.0162529514881048" calcext:value-type="float">
            <text:p>-0,0162529515</text:p>
          </table:table-cell>
          <table:table-cell table:formula="of:=[.B143]+mu_z-10" office:value-type="float" office:value="10" calcext:value-type="float">
            <text:p>10</text:p>
          </table:table-cell>
          <table:table-cell table:formula="of:=(1-K_a)*[.G142]+K_a*([.F143]-mu_z)" office:value-type="float" office:value="0.00000626232865587198" calcext:value-type="float">
            <text:p>6,26232865587198E-06</text:p>
          </table:table-cell>
          <table:table-cell table:formula="of:=[.H142]+delta_t*[.G142]" office:value-type="float" office:value="-0.000000233542440533881" calcext:value-type="float">
            <text:p>-2,33542440533881E-07</text:p>
          </table:table-cell>
          <table:table-cell table:formula="of:=[.I142]+delta_t*[.H142]+0.5*delta_t^2*[.G142]" office:value-type="float" office:value="-0.0162529509232753" calcext:value-type="float">
            <text:p>-0,0162529509</text:p>
          </table:table-cell>
          <table:table-cell table:formula="of:=(1-K_a)*[.J142]+K_a*[.F143]-mu_z" office:value-type="float" office:value="-0.869558955062647" calcext:value-type="float">
            <text:p>-0,8695589551</text:p>
          </table:table-cell>
          <table:table-cell table:formula="of:=[.K142]+delta_t*[.J142]" office:value-type="float" office:value="-1.22802594242713" calcext:value-type="float">
            <text:p>-1,2280259424</text:p>
          </table:table-cell>
          <table:table-cell table:formula="of:=[.L142]+delta_t*[.K142]+0.5*delta_t^2*[.J142]" office:value-type="float" office:value="-0.883384366488655" calcext:value-type="float">
            <text:p>-0,8833843665</text:p>
          </table:table-cell>
        </table:table-row>
        <table:table-row table:style-name="ro1">
          <table:table-cell table:formula="of:=[.A143]+delta_t" office:value-type="float" office:value="1.42336" calcext:value-type="float">
            <text:p>1,42336</text:p>
          </table:table-cell>
          <table:table-cell table:formula="of:=[.B143]" office:value-type="float" office:value="10" calcext:value-type="float">
            <text:p>10</text:p>
          </table:table-cell>
          <table:table-cell table:formula="of:=[.B144]-10" office:value-type="float" office:value="0" calcext:value-type="float">
            <text:p>0</text:p>
          </table:table-cell>
          <table:table-cell table:formula="of:=delta_t*[.C143]+[.D143]" office:value-type="float" office:value="-0.000000163839997846527" calcext:value-type="float">
            <text:p>-1,63839997846527E-07</text:p>
          </table:table-cell>
          <table:table-cell table:formula="of:=[.E143]+delta_t*[.D143]+0.5*delta_t^2*[.C143]" office:value-type="float" office:value="-0.0162529531658264" calcext:value-type="float">
            <text:p>-0,0162529532</text:p>
          </table:table-cell>
          <table:table-cell table:formula="of:=[.B144]+mu_z-10" office:value-type="float" office:value="10" calcext:value-type="float">
            <text:p>10</text:p>
          </table:table-cell>
          <table:table-cell table:formula="of:=(1-K_a)*[.G143]+K_a*([.F144]-mu_z)" office:value-type="float" office:value="0.000000500986292469758" calcext:value-type="float">
            <text:p>0,000000501</text:p>
          </table:table-cell>
          <table:table-cell table:formula="of:=[.H143]+delta_t*[.G143]" office:value-type="float" office:value="-0.000000169416195097752" calcext:value-type="float">
            <text:p>-1,69416195097752E-07</text:p>
          </table:table-cell>
          <table:table-cell table:formula="of:=[.I143]+delta_t*[.H143]+0.5*delta_t^2*[.G143]" office:value-type="float" office:value="-0.0162529529864235" calcext:value-type="float">
            <text:p>-0,016252953</text:p>
          </table:table-cell>
          <table:table-cell table:formula="of:=(1-K_a)*[.J143]+K_a*[.F144]-mu_z" office:value-type="float" office:value="-0.86956471640501" calcext:value-type="float">
            <text:p>-0,8695647164</text:p>
          </table:table-cell>
          <table:table-cell table:formula="of:=[.K143]+delta_t*[.J143]" office:value-type="float" office:value="-1.23693022612697" calcext:value-type="float">
            <text:p>-1,2369302261</text:p>
          </table:table-cell>
          <table:table-cell table:formula="of:=[.L143]+delta_t*[.K143]+0.5*delta_t^2*[.J143]" office:value-type="float" office:value="-0.896004942071652" calcext:value-type="float">
            <text:p>-0,8960049421</text:p>
          </table:table-cell>
        </table:table-row>
        <table:table-row table:style-name="ro1">
          <table:table-cell table:formula="of:=[.A144]+delta_t" office:value-type="float" office:value="1.4336" calcext:value-type="float">
            <text:p>1,4336</text:p>
          </table:table-cell>
          <table:table-cell table:formula="of:=[.B144]" office:value-type="float" office:value="10" calcext:value-type="float">
            <text:p>10</text:p>
          </table:table-cell>
          <table:table-cell table:formula="of:=[.B145]-10" office:value-type="float" office:value="0" calcext:value-type="float">
            <text:p>0</text:p>
          </table:table-cell>
          <table:table-cell table:formula="of:=delta_t*[.C144]+[.D144]" office:value-type="float" office:value="-0.000000163839997846527" calcext:value-type="float">
            <text:p>-1,63839997846527E-07</text:p>
          </table:table-cell>
          <table:table-cell table:formula="of:=[.E144]+delta_t*[.D144]+0.5*delta_t^2*[.C144]" office:value-type="float" office:value="-0.0162529548435479" calcext:value-type="float">
            <text:p>-0,0162529548</text:p>
          </table:table-cell>
          <table:table-cell table:formula="of:=[.B145]+mu_z-10" office:value-type="float" office:value="10" calcext:value-type="float">
            <text:p>10</text:p>
          </table:table-cell>
          <table:table-cell table:formula="of:=(1-K_a)*[.G144]+K_a*([.F145]-mu_z)" office:value-type="float" office:value="0.0000000400789033975806" calcext:value-type="float">
            <text:p>4,00789033975806E-08</text:p>
          </table:table-cell>
          <table:table-cell table:formula="of:=[.H144]+delta_t*[.G144]" office:value-type="float" office:value="-0.000000164286095462862" calcext:value-type="float">
            <text:p>-1,64286095462862E-07</text:p>
          </table:table-cell>
          <table:table-cell table:formula="of:=[.I144]+delta_t*[.H144]+0.5*delta_t^2*[.G144]" office:value-type="float" office:value="-0.0162529546949792" calcext:value-type="float">
            <text:p>-0,0162529547</text:p>
          </table:table-cell>
          <table:table-cell table:formula="of:=(1-K_a)*[.J144]+K_a*[.F145]-mu_z" office:value-type="float" office:value="-0.869565177312399" calcext:value-type="float">
            <text:p>-0,8695651773</text:p>
          </table:table-cell>
          <table:table-cell table:formula="of:=[.K144]+delta_t*[.J144]" office:value-type="float" office:value="-1.24583456882296" calcext:value-type="float">
            <text:p>-1,2458345688</text:p>
          </table:table-cell>
          <table:table-cell table:formula="of:=[.L144]+delta_t*[.K144]+0.5*delta_t^2*[.J144]" office:value-type="float" office:value="-0.908716697821796" calcext:value-type="float">
            <text:p>-0,9087166978</text:p>
          </table:table-cell>
        </table:table-row>
        <table:table-row table:style-name="ro1">
          <table:table-cell table:formula="of:=[.A145]+delta_t" office:value-type="float" office:value="1.44384" calcext:value-type="float">
            <text:p>1,44384</text:p>
          </table:table-cell>
          <table:table-cell table:formula="of:=[.B145]" office:value-type="float" office:value="10" calcext:value-type="float">
            <text:p>10</text:p>
          </table:table-cell>
          <table:table-cell table:formula="of:=[.B146]-10" office:value-type="float" office:value="0" calcext:value-type="float">
            <text:p>0</text:p>
          </table:table-cell>
          <table:table-cell table:formula="of:=delta_t*[.C145]+[.D145]" office:value-type="float" office:value="-0.000000163839997846527" calcext:value-type="float">
            <text:p>-1,63839997846527E-07</text:p>
          </table:table-cell>
          <table:table-cell table:formula="of:=[.E145]+delta_t*[.D145]+0.5*delta_t^2*[.C145]" office:value-type="float" office:value="-0.0162529565212695" calcext:value-type="float">
            <text:p>-0,0162529565</text:p>
          </table:table-cell>
          <table:table-cell table:formula="of:=[.B146]+mu_z-10" office:value-type="float" office:value="10" calcext:value-type="float">
            <text:p>10</text:p>
          </table:table-cell>
          <table:table-cell table:formula="of:=(1-K_a)*[.G145]+K_a*([.F146]-mu_z)" office:value-type="float" office:value="0.00000000320631227180645" calcext:value-type="float">
            <text:p>3,20631227180645E-09</text:p>
          </table:table-cell>
          <table:table-cell table:formula="of:=[.H145]+delta_t*[.G145]" office:value-type="float" office:value="-0.000000163875687492071" calcext:value-type="float">
            <text:p>-1,63875687492071E-07</text:p>
          </table:table-cell>
          <table:table-cell table:formula="of:=[.I145]+delta_t*[.H145]+0.5*delta_t^2*[.G145]" office:value-type="float" office:value="-0.0162529563751676" calcext:value-type="float">
            <text:p>-0,0162529564</text:p>
          </table:table-cell>
          <table:table-cell table:formula="of:=(1-K_a)*[.J145]+K_a*[.F146]-mu_z" office:value-type="float" office:value="-0.869565214184991" calcext:value-type="float">
            <text:p>-0,8695652142</text:p>
          </table:table-cell>
          <table:table-cell table:formula="of:=[.K145]+delta_t*[.J145]" office:value-type="float" office:value="-1.25473891623864" calcext:value-type="float">
            <text:p>-1,2547389162</text:p>
          </table:table-cell>
          <table:table-cell table:formula="of:=[.L145]+delta_t*[.K145]+0.5*delta_t^2*[.J145]" office:value-type="float" office:value="-0.921519634065311" calcext:value-type="float">
            <text:p>-0,9215196341</text:p>
          </table:table-cell>
        </table:table-row>
        <table:table-row table:style-name="ro1">
          <table:table-cell table:formula="of:=[.A146]+delta_t" office:value-type="float" office:value="1.45408" calcext:value-type="float">
            <text:p>1,45408</text:p>
          </table:table-cell>
          <table:table-cell table:formula="of:=[.B146]" office:value-type="float" office:value="10" calcext:value-type="float">
            <text:p>10</text:p>
          </table:table-cell>
          <table:table-cell table:formula="of:=[.B147]-10" office:value-type="float" office:value="0" calcext:value-type="float">
            <text:p>0</text:p>
          </table:table-cell>
          <table:table-cell table:formula="of:=delta_t*[.C146]+[.D146]" office:value-type="float" office:value="-0.000000163839997846527" calcext:value-type="float">
            <text:p>-1,63839997846527E-07</text:p>
          </table:table-cell>
          <table:table-cell table:formula="of:=[.E146]+delta_t*[.D146]+0.5*delta_t^2*[.C146]" office:value-type="float" office:value="-0.0162529581989911" calcext:value-type="float">
            <text:p>-0,0162529582</text:p>
          </table:table-cell>
          <table:table-cell table:formula="of:=[.B147]+mu_z-10" office:value-type="float" office:value="10" calcext:value-type="float">
            <text:p>10</text:p>
          </table:table-cell>
          <table:table-cell table:formula="of:=(1-K_a)*[.G146]+K_a*([.F147]-mu_z)" office:value-type="float" office:value="0.000000000256504981744516" calcext:value-type="float">
            <text:p>2,56504981744516E-10</text:p>
          </table:table-cell>
          <table:table-cell table:formula="of:=[.H146]+delta_t*[.G146]" office:value-type="float" office:value="-0.000000163842854854407" calcext:value-type="float">
            <text:p>-1,63842854854407E-07</text:p>
          </table:table-cell>
          <table:table-cell table:formula="of:=[.I146]+delta_t*[.H146]+0.5*delta_t^2*[.G146]" office:value-type="float" office:value="-0.0162529580530865" calcext:value-type="float">
            <text:p>-0,0162529581</text:p>
          </table:table-cell>
          <table:table-cell table:formula="of:=(1-K_a)*[.J146]+K_a*[.F147]-mu_z" office:value-type="float" office:value="-0.869565217134799" calcext:value-type="float">
            <text:p>-0,8695652171</text:p>
          </table:table-cell>
          <table:table-cell table:formula="of:=[.K146]+delta_t*[.J146]" office:value-type="float" office:value="-1.26364326403189" calcext:value-type="float">
            <text:p>-1,263643264</text:p>
          </table:table-cell>
          <table:table-cell table:formula="of:=[.L146]+delta_t*[.K146]+0.5*delta_t^2*[.J146]" office:value-type="float" office:value="-0.934413750828296" calcext:value-type="float">
            <text:p>-0,9344137508</text:p>
          </table:table-cell>
        </table:table-row>
        <table:table-row table:style-name="ro1">
          <table:table-cell table:formula="of:=[.A147]+delta_t" office:value-type="float" office:value="1.46432" calcext:value-type="float">
            <text:p>1,46432</text:p>
          </table:table-cell>
          <table:table-cell table:formula="of:=[.B147]" office:value-type="float" office:value="10" calcext:value-type="float">
            <text:p>10</text:p>
          </table:table-cell>
          <table:table-cell table:formula="of:=[.B148]-10" office:value-type="float" office:value="0" calcext:value-type="float">
            <text:p>0</text:p>
          </table:table-cell>
          <table:table-cell table:formula="of:=delta_t*[.C147]+[.D147]" office:value-type="float" office:value="-0.000000163839997846527" calcext:value-type="float">
            <text:p>-1,63839997846527E-07</text:p>
          </table:table-cell>
          <table:table-cell table:formula="of:=[.E147]+delta_t*[.D147]+0.5*delta_t^2*[.C147]" office:value-type="float" office:value="-0.0162529598767127" calcext:value-type="float">
            <text:p>-0,0162529599</text:p>
          </table:table-cell>
          <table:table-cell table:formula="of:=[.B148]+mu_z-10" office:value-type="float" office:value="10" calcext:value-type="float">
            <text:p>10</text:p>
          </table:table-cell>
          <table:table-cell table:formula="of:=(1-K_a)*[.G147]+K_a*([.F148]-mu_z)" office:value-type="float" office:value="0.0000000000205203985395613" calcext:value-type="float">
            <text:p>2,05203985395613E-11</text:p>
          </table:table-cell>
          <table:table-cell table:formula="of:=[.H147]+delta_t*[.G147]" office:value-type="float" office:value="-0.000000163840228243394" calcext:value-type="float">
            <text:p>-1,63840228243394E-07</text:p>
          </table:table-cell>
          <table:table-cell table:formula="of:=[.I147]+delta_t*[.H147]+0.5*delta_t^2*[.G147]" office:value-type="float" office:value="-0.0162529597308239" calcext:value-type="float">
            <text:p>-0,0162529597</text:p>
          </table:table-cell>
          <table:table-cell table:formula="of:=(1-K_a)*[.J147]+K_a*[.F148]-mu_z" office:value-type="float" office:value="-0.869565217370782" calcext:value-type="float">
            <text:p>-0,8695652174</text:p>
          </table:table-cell>
          <table:table-cell table:formula="of:=[.K147]+delta_t*[.J147]" office:value-type="float" office:value="-1.27254761185535" calcext:value-type="float">
            <text:p>-1,2725476119</text:p>
          </table:table-cell>
          <table:table-cell table:formula="of:=[.L147]+delta_t*[.K147]+0.5*delta_t^2*[.J147]" office:value-type="float" office:value="-0.947399048112839" calcext:value-type="float">
            <text:p>-0,9473990481</text:p>
          </table:table-cell>
        </table:table-row>
        <table:table-row table:style-name="ro1">
          <table:table-cell table:formula="of:=[.A148]+delta_t" office:value-type="float" office:value="1.47456" calcext:value-type="float">
            <text:p>1,47456</text:p>
          </table:table-cell>
          <table:table-cell table:formula="of:=[.B148]" office:value-type="float" office:value="10" calcext:value-type="float">
            <text:p>10</text:p>
          </table:table-cell>
          <table:table-cell table:formula="of:=[.B149]-10" office:value-type="float" office:value="0" calcext:value-type="float">
            <text:p>0</text:p>
          </table:table-cell>
          <table:table-cell table:formula="of:=delta_t*[.C148]+[.D148]" office:value-type="float" office:value="-0.000000163839997846527" calcext:value-type="float">
            <text:p>-1,63839997846527E-07</text:p>
          </table:table-cell>
          <table:table-cell table:formula="of:=[.E148]+delta_t*[.D148]+0.5*delta_t^2*[.C148]" office:value-type="float" office:value="-0.0162529615544342" calcext:value-type="float">
            <text:p>-0,0162529616</text:p>
          </table:table-cell>
          <table:table-cell table:formula="of:=[.B149]+mu_z-10" office:value-type="float" office:value="10" calcext:value-type="float">
            <text:p>10</text:p>
          </table:table-cell>
          <table:table-cell table:formula="of:=(1-K_a)*[.G148]+K_a*([.F149]-mu_z)" office:value-type="float" office:value="0.0000000000016416318831649" calcext:value-type="float">
            <text:p>1,6416318831649E-12</text:p>
          </table:table-cell>
          <table:table-cell table:formula="of:=[.H148]+delta_t*[.G148]" office:value-type="float" office:value="-0.000000163840018114513" calcext:value-type="float">
            <text:p>-1,63840018114513E-07</text:p>
          </table:table-cell>
          <table:table-cell table:formula="of:=[.I148]+delta_t*[.H148]+0.5*delta_t^2*[.G148]" office:value-type="float" office:value="-0.0162529614085468" calcext:value-type="float">
            <text:p>-0,0162529614</text:p>
          </table:table-cell>
          <table:table-cell table:formula="of:=(1-K_a)*[.J148]+K_a*[.F149]-mu_z" office:value-type="float" office:value="-0.869565217389662" calcext:value-type="float">
            <text:p>-0,8695652174</text:p>
          </table:table-cell>
          <table:table-cell table:formula="of:=[.K148]+delta_t*[.J148]" office:value-type="float" office:value="-1.28145195968123" calcext:value-type="float">
            <text:p>-1,2814519597</text:p>
          </table:table-cell>
          <table:table-cell table:formula="of:=[.L148]+delta_t*[.K148]+0.5*delta_t^2*[.J148]" office:value-type="float" office:value="-0.960475525919106" calcext:value-type="float">
            <text:p>-0,9604755259</text:p>
          </table:table-cell>
        </table:table-row>
        <table:table-row table:style-name="ro1">
          <table:table-cell table:formula="of:=[.A149]+delta_t" office:value-type="float" office:value="1.4848" calcext:value-type="float">
            <text:p>1,4848</text:p>
          </table:table-cell>
          <table:table-cell table:formula="of:=[.B149]" office:value-type="float" office:value="10" calcext:value-type="float">
            <text:p>10</text:p>
          </table:table-cell>
          <table:table-cell table:formula="of:=[.B150]-10" office:value-type="float" office:value="0" calcext:value-type="float">
            <text:p>0</text:p>
          </table:table-cell>
          <table:table-cell table:formula="of:=delta_t*[.C149]+[.D149]" office:value-type="float" office:value="-0.000000163839997846527" calcext:value-type="float">
            <text:p>-1,63839997846527E-07</text:p>
          </table:table-cell>
          <table:table-cell table:formula="of:=[.E149]+delta_t*[.D149]+0.5*delta_t^2*[.C149]" office:value-type="float" office:value="-0.0162529632321558" calcext:value-type="float">
            <text:p>-0,0162529632</text:p>
          </table:table-cell>
          <table:table-cell table:formula="of:=[.B150]+mu_z-10" office:value-type="float" office:value="10" calcext:value-type="float">
            <text:p>10</text:p>
          </table:table-cell>
          <table:table-cell table:formula="of:=(1-K_a)*[.G149]+K_a*([.F150]-mu_z)" office:value-type="float" office:value="0.000000000000131330550653192" calcext:value-type="float">
            <text:p>1,31330550653192E-13</text:p>
          </table:table-cell>
          <table:table-cell table:formula="of:=[.H149]+delta_t*[.G149]" office:value-type="float" office:value="-0.000000163840001304203" calcext:value-type="float">
            <text:p>-1,63840001304203E-07</text:p>
          </table:table-cell>
          <table:table-cell table:formula="of:=[.I149]+delta_t*[.H149]+0.5*delta_t^2*[.G149]" office:value-type="float" office:value="-0.0162529630862684" calcext:value-type="float">
            <text:p>-0,0162529631</text:p>
          </table:table-cell>
          <table:table-cell table:formula="of:=(1-K_a)*[.J149]+K_a*[.F150]-mu_z" office:value-type="float" office:value="-0.869565217391171" calcext:value-type="float">
            <text:p>-0,8695652174</text:p>
          </table:table-cell>
          <table:table-cell table:formula="of:=[.K149]+delta_t*[.J149]" office:value-type="float" office:value="-1.2903563075073" calcext:value-type="float">
            <text:p>-1,2903563075</text:p>
          </table:table-cell>
          <table:table-cell table:formula="of:=[.L149]+delta_t*[.K149]+0.5*delta_t^2*[.J149]" office:value-type="float" office:value="-0.973643184247112" calcext:value-type="float">
            <text:p>-0,9736431842</text:p>
          </table:table-cell>
        </table:table-row>
        <table:table-row table:style-name="ro1">
          <table:table-cell table:formula="of:=[.A150]+delta_t" office:value-type="float" office:value="1.49504" calcext:value-type="float">
            <text:p>1,49504</text:p>
          </table:table-cell>
          <table:table-cell table:formula="of:=[.B150]" office:value-type="float" office:value="10" calcext:value-type="float">
            <text:p>10</text:p>
          </table:table-cell>
          <table:table-cell table:formula="of:=[.B151]-10" office:value-type="float" office:value="0" calcext:value-type="float">
            <text:p>0</text:p>
          </table:table-cell>
          <table:table-cell table:formula="of:=delta_t*[.C150]+[.D150]" office:value-type="float" office:value="-0.000000163839997846527" calcext:value-type="float">
            <text:p>-1,63839997846527E-07</text:p>
          </table:table-cell>
          <table:table-cell table:formula="of:=[.E150]+delta_t*[.D150]+0.5*delta_t^2*[.C150]" office:value-type="float" office:value="-0.0162529649098774" calcext:value-type="float">
            <text:p>-0,0162529649</text:p>
          </table:table-cell>
          <table:table-cell table:formula="of:=[.B151]+mu_z-10" office:value-type="float" office:value="10" calcext:value-type="float">
            <text:p>10</text:p>
          </table:table-cell>
          <table:table-cell table:formula="of:=(1-K_a)*[.G150]+K_a*([.F151]-mu_z)" office:value-type="float" office:value="0.0000000000000105064440522554" calcext:value-type="float">
            <text:p>1,05064440522554E-14</text:p>
          </table:table-cell>
          <table:table-cell table:formula="of:=[.H150]+delta_t*[.G150]" office:value-type="float" office:value="-0.000000163839999959378" calcext:value-type="float">
            <text:p>-1,63839999959378E-07</text:p>
          </table:table-cell>
          <table:table-cell table:formula="of:=[.I150]+delta_t*[.H150]+0.5*delta_t^2*[.G150]" office:value-type="float" office:value="-0.0162529647639901" calcext:value-type="float">
            <text:p>-0,0162529648</text:p>
          </table:table-cell>
          <table:table-cell table:formula="of:=(1-K_a)*[.J150]+K_a*[.F151]-mu_z" office:value-type="float" office:value="-0.869565217391292" calcext:value-type="float">
            <text:p>-0,8695652174</text:p>
          </table:table-cell>
          <table:table-cell table:formula="of:=[.K150]+delta_t*[.J150]" office:value-type="float" office:value="-1.29926065533338" calcext:value-type="float">
            <text:p>-1,2992606553</text:p>
          </table:table-cell>
          <table:table-cell table:formula="of:=[.L150]+delta_t*[.K150]+0.5*delta_t^2*[.J150]" office:value-type="float" office:value="-0.986902023096856" calcext:value-type="float">
            <text:p>-0,9869020231</text:p>
          </table:table-cell>
        </table:table-row>
        <table:table-row table:style-name="ro1">
          <table:table-cell table:formula="of:=[.A151]+delta_t" office:value-type="float" office:value="1.50528" calcext:value-type="float">
            <text:p>1,50528</text:p>
          </table:table-cell>
          <table:table-cell table:formula="of:=[.B151]" office:value-type="float" office:value="10" calcext:value-type="float">
            <text:p>10</text:p>
          </table:table-cell>
          <table:table-cell table:formula="of:=[.B152]-10" office:value-type="float" office:value="0" calcext:value-type="float">
            <text:p>0</text:p>
          </table:table-cell>
          <table:table-cell table:formula="of:=delta_t*[.C151]+[.D151]" office:value-type="float" office:value="-0.000000163839997846527" calcext:value-type="float">
            <text:p>-1,63839997846527E-07</text:p>
          </table:table-cell>
          <table:table-cell table:formula="of:=[.E151]+delta_t*[.D151]+0.5*delta_t^2*[.C151]" office:value-type="float" office:value="-0.016252966587599" calcext:value-type="float">
            <text:p>-0,0162529666</text:p>
          </table:table-cell>
          <table:table-cell table:formula="of:=[.B152]+mu_z-10" office:value-type="float" office:value="10" calcext:value-type="float">
            <text:p>10</text:p>
          </table:table-cell>
          <table:table-cell table:formula="of:=(1-K_a)*[.G151]+K_a*([.F152]-mu_z)" office:value-type="float" office:value="8.40515524180428E-016" calcext:value-type="float">
            <text:p>8,40515524180428E-16</text:p>
          </table:table-cell>
          <table:table-cell table:formula="of:=[.H151]+delta_t*[.G151]" office:value-type="float" office:value="-0.000000163839999851792" calcext:value-type="float">
            <text:p>-1,63839999851792E-07</text:p>
          </table:table-cell>
          <table:table-cell table:formula="of:=[.I151]+delta_t*[.H151]+0.5*delta_t^2*[.G151]" office:value-type="float" office:value="-0.0162529664417117" calcext:value-type="float">
            <text:p>-0,0162529664</text:p>
          </table:table-cell>
          <table:table-cell table:formula="of:=(1-K_a)*[.J151]+K_a*[.F152]-mu_z" office:value-type="float" office:value="-0.869565217391303" calcext:value-type="float">
            <text:p>-0,8695652174</text:p>
          </table:table-cell>
          <table:table-cell table:formula="of:=[.K151]+delta_t*[.J151]" office:value-type="float" office:value="-1.30816500315947" calcext:value-type="float">
            <text:p>-1,3081650032</text:p>
          </table:table-cell>
          <table:table-cell table:formula="of:=[.L151]+delta_t*[.K151]+0.5*delta_t^2*[.J151]" office:value-type="float" office:value="-1.00025204246834" calcext:value-type="float">
            <text:p>-1,0002520425</text:p>
          </table:table-cell>
        </table:table-row>
        <table:table-row table:style-name="ro1">
          <table:table-cell table:formula="of:=[.A152]+delta_t" office:value-type="float" office:value="1.51552" calcext:value-type="float">
            <text:p>1,51552</text:p>
          </table:table-cell>
          <table:table-cell table:formula="of:=[.B152]" office:value-type="float" office:value="10" calcext:value-type="float">
            <text:p>10</text:p>
          </table:table-cell>
          <table:table-cell table:formula="of:=[.B153]-10" office:value-type="float" office:value="0" calcext:value-type="float">
            <text:p>0</text:p>
          </table:table-cell>
          <table:table-cell table:formula="of:=delta_t*[.C152]+[.D152]" office:value-type="float" office:value="-0.000000163839997846527" calcext:value-type="float">
            <text:p>-1,63839997846527E-07</text:p>
          </table:table-cell>
          <table:table-cell table:formula="of:=[.E152]+delta_t*[.D152]+0.5*delta_t^2*[.C152]" office:value-type="float" office:value="-0.0162529682653205" calcext:value-type="float">
            <text:p>-0,0162529683</text:p>
          </table:table-cell>
          <table:table-cell table:formula="of:=[.B153]+mu_z-10" office:value-type="float" office:value="10" calcext:value-type="float">
            <text:p>10</text:p>
          </table:table-cell>
          <table:table-cell table:formula="of:=(1-K_a)*[.G152]+K_a*([.F153]-mu_z)" office:value-type="float" office:value="6.72412419344342E-017" calcext:value-type="float">
            <text:p>6,72412419344342E-17</text:p>
          </table:table-cell>
          <table:table-cell table:formula="of:=[.H152]+delta_t*[.G152]" office:value-type="float" office:value="-0.000000163839999843185" calcext:value-type="float">
            <text:p>-1,63839999843185E-07</text:p>
          </table:table-cell>
          <table:table-cell table:formula="of:=[.I152]+delta_t*[.H152]+0.5*delta_t^2*[.G152]" office:value-type="float" office:value="-0.0162529681194333" calcext:value-type="float">
            <text:p>-0,0162529681</text:p>
          </table:table-cell>
          <table:table-cell table:formula="of:=(1-K_a)*[.J152]+K_a*[.F153]-mu_z" office:value-type="float" office:value="-0.869565217391303" calcext:value-type="float">
            <text:p>-0,8695652174</text:p>
          </table:table-cell>
          <table:table-cell table:formula="of:=[.K152]+delta_t*[.J152]" office:value-type="float" office:value="-1.31706935098556" calcext:value-type="float">
            <text:p>-1,317069351</text:p>
          </table:table-cell>
          <table:table-cell table:formula="of:=[.L152]+delta_t*[.K152]+0.5*delta_t^2*[.J152]" office:value-type="float" office:value="-1.01369324236156" calcext:value-type="float">
            <text:p>-1,0136932424</text:p>
          </table:table-cell>
        </table:table-row>
        <table:table-row table:style-name="ro1">
          <table:table-cell table:formula="of:=[.A153]+delta_t" office:value-type="float" office:value="1.52576" calcext:value-type="float">
            <text:p>1,52576</text:p>
          </table:table-cell>
          <table:table-cell table:formula="of:=[.B153]" office:value-type="float" office:value="10" calcext:value-type="float">
            <text:p>10</text:p>
          </table:table-cell>
          <table:table-cell table:formula="of:=[.B154]-10" office:value-type="float" office:value="0" calcext:value-type="float">
            <text:p>0</text:p>
          </table:table-cell>
          <table:table-cell table:formula="of:=delta_t*[.C153]+[.D153]" office:value-type="float" office:value="-0.000000163839997846527" calcext:value-type="float">
            <text:p>-1,63839997846527E-07</text:p>
          </table:table-cell>
          <table:table-cell table:formula="of:=[.E153]+delta_t*[.D153]+0.5*delta_t^2*[.C153]" office:value-type="float" office:value="-0.0162529699430421" calcext:value-type="float">
            <text:p>-0,0162529699</text:p>
          </table:table-cell>
          <table:table-cell table:formula="of:=[.B154]+mu_z-10" office:value-type="float" office:value="10" calcext:value-type="float">
            <text:p>10</text:p>
          </table:table-cell>
          <table:table-cell table:formula="of:=(1-K_a)*[.G153]+K_a*([.F154]-mu_z)" office:value-type="float" office:value="5.37929935475473E-018" calcext:value-type="float">
            <text:p>5,37929935475473E-18</text:p>
          </table:table-cell>
          <table:table-cell table:formula="of:=[.H153]+delta_t*[.G153]" office:value-type="float" office:value="-0.000000163839999842497" calcext:value-type="float">
            <text:p>-1,63839999842497E-07</text:p>
          </table:table-cell>
          <table:table-cell table:formula="of:=[.I153]+delta_t*[.H153]+0.5*delta_t^2*[.G153]" office:value-type="float" office:value="-0.0162529697971549" calcext:value-type="float">
            <text:p>-0,0162529698</text:p>
          </table:table-cell>
          <table:table-cell table:formula="of:=(1-K_a)*[.J153]+K_a*[.F154]-mu_z" office:value-type="float" office:value="-0.869565217391303" calcext:value-type="float">
            <text:p>-0,8695652174</text:p>
          </table:table-cell>
          <table:table-cell table:formula="of:=[.K153]+delta_t*[.J153]" office:value-type="float" office:value="-1.32597369881164" calcext:value-type="float">
            <text:p>-1,3259736988</text:p>
          </table:table-cell>
          <table:table-cell table:formula="of:=[.L153]+delta_t*[.K153]+0.5*delta_t^2*[.J153]" office:value-type="float" office:value="-1.02722562277652" calcext:value-type="float">
            <text:p>-1,0272256228</text:p>
          </table:table-cell>
        </table:table-row>
        <table:table-row table:style-name="ro1">
          <table:table-cell table:formula="of:=[.A154]+delta_t" office:value-type="float" office:value="1.536" calcext:value-type="float">
            <text:p>1,536</text:p>
          </table:table-cell>
          <table:table-cell table:formula="of:=[.B154]" office:value-type="float" office:value="10" calcext:value-type="float">
            <text:p>10</text:p>
          </table:table-cell>
          <table:table-cell table:formula="of:=[.B155]-10" office:value-type="float" office:value="0" calcext:value-type="float">
            <text:p>0</text:p>
          </table:table-cell>
          <table:table-cell table:formula="of:=delta_t*[.C154]+[.D154]" office:value-type="float" office:value="-0.000000163839997846527" calcext:value-type="float">
            <text:p>-1,63839997846527E-07</text:p>
          </table:table-cell>
          <table:table-cell table:formula="of:=[.E154]+delta_t*[.D154]+0.5*delta_t^2*[.C154]" office:value-type="float" office:value="-0.0162529716207637" calcext:value-type="float">
            <text:p>-0,0162529716</text:p>
          </table:table-cell>
          <table:table-cell table:formula="of:=[.B155]+mu_z-10" office:value-type="float" office:value="10" calcext:value-type="float">
            <text:p>10</text:p>
          </table:table-cell>
          <table:table-cell table:formula="of:=(1-K_a)*[.G154]+K_a*([.F155]-mu_z)" office:value-type="float" office:value="4.30343948380378E-019" calcext:value-type="float">
            <text:p>4,30343948380378E-19</text:p>
          </table:table-cell>
          <table:table-cell table:formula="of:=[.H154]+delta_t*[.G154]" office:value-type="float" office:value="-0.000000163839999842441" calcext:value-type="float">
            <text:p>-1,63839999842441E-07</text:p>
          </table:table-cell>
          <table:table-cell table:formula="of:=[.I154]+delta_t*[.H154]+0.5*delta_t^2*[.G154]" office:value-type="float" office:value="-0.0162529714748764" calcext:value-type="float">
            <text:p>-0,0162529715</text:p>
          </table:table-cell>
          <table:table-cell table:formula="of:=(1-K_a)*[.J154]+K_a*[.F155]-mu_z" office:value-type="float" office:value="-0.869565217391303" calcext:value-type="float">
            <text:p>-0,8695652174</text:p>
          </table:table-cell>
          <table:table-cell table:formula="of:=[.K154]+delta_t*[.J154]" office:value-type="float" office:value="-1.33487804663773" calcext:value-type="float">
            <text:p>-1,3348780466</text:p>
          </table:table-cell>
          <table:table-cell table:formula="of:=[.L154]+delta_t*[.K154]+0.5*delta_t^2*[.J154]" office:value-type="float" office:value="-1.04084918371322" calcext:value-type="float">
            <text:p>-1,0408491837</text:p>
          </table:table-cell>
        </table:table-row>
        <table:table-row table:style-name="ro1">
          <table:table-cell table:formula="of:=[.A155]+delta_t" office:value-type="float" office:value="1.54624" calcext:value-type="float">
            <text:p>1,54624</text:p>
          </table:table-cell>
          <table:table-cell table:formula="of:=[.B155]" office:value-type="float" office:value="10" calcext:value-type="float">
            <text:p>10</text:p>
          </table:table-cell>
          <table:table-cell table:formula="of:=[.B156]-10" office:value-type="float" office:value="0" calcext:value-type="float">
            <text:p>0</text:p>
          </table:table-cell>
          <table:table-cell table:formula="of:=delta_t*[.C155]+[.D155]" office:value-type="float" office:value="-0.000000163839997846527" calcext:value-type="float">
            <text:p>-1,63839997846527E-07</text:p>
          </table:table-cell>
          <table:table-cell table:formula="of:=[.E155]+delta_t*[.D155]+0.5*delta_t^2*[.C155]" office:value-type="float" office:value="-0.0162529732984853" calcext:value-type="float">
            <text:p>-0,0162529733</text:p>
          </table:table-cell>
          <table:table-cell table:formula="of:=[.B156]+mu_z-10" office:value-type="float" office:value="10" calcext:value-type="float">
            <text:p>10</text:p>
          </table:table-cell>
          <table:table-cell table:formula="of:=(1-K_a)*[.G155]+K_a*([.F156]-mu_z)" office:value-type="float" office:value="3.44275158704303E-020" calcext:value-type="float">
            <text:p>3,44275158704303E-20</text:p>
          </table:table-cell>
          <table:table-cell table:formula="of:=[.H155]+delta_t*[.G155]" office:value-type="float" office:value="-0.000000163839999842437" calcext:value-type="float">
            <text:p>-1,63839999842437E-07</text:p>
          </table:table-cell>
          <table:table-cell table:formula="of:=[.I155]+delta_t*[.H155]+0.5*delta_t^2*[.G155]" office:value-type="float" office:value="-0.016252973152598" calcext:value-type="float">
            <text:p>-0,0162529732</text:p>
          </table:table-cell>
          <table:table-cell table:formula="of:=(1-K_a)*[.J155]+K_a*[.F156]-mu_z" office:value-type="float" office:value="-0.869565217391303" calcext:value-type="float">
            <text:p>-0,8695652174</text:p>
          </table:table-cell>
          <table:table-cell table:formula="of:=[.K155]+delta_t*[.J155]" office:value-type="float" office:value="-1.34378239446382" calcext:value-type="float">
            <text:p>-1,3437823945</text:p>
          </table:table-cell>
          <table:table-cell table:formula="of:=[.L155]+delta_t*[.K155]+0.5*delta_t^2*[.J155]" office:value-type="float" office:value="-1.05456392517166" calcext:value-type="float">
            <text:p>-1,0545639252</text:p>
          </table:table-cell>
        </table:table-row>
        <table:table-row table:style-name="ro1">
          <table:table-cell table:formula="of:=[.A156]+delta_t" office:value-type="float" office:value="1.55648" calcext:value-type="float">
            <text:p>1,55648</text:p>
          </table:table-cell>
          <table:table-cell table:formula="of:=[.B156]" office:value-type="float" office:value="10" calcext:value-type="float">
            <text:p>10</text:p>
          </table:table-cell>
          <table:table-cell table:formula="of:=[.B157]-10" office:value-type="float" office:value="0" calcext:value-type="float">
            <text:p>0</text:p>
          </table:table-cell>
          <table:table-cell table:formula="of:=delta_t*[.C156]+[.D156]" office:value-type="float" office:value="-0.000000163839997846527" calcext:value-type="float">
            <text:p>-1,63839997846527E-07</text:p>
          </table:table-cell>
          <table:table-cell table:formula="of:=[.E156]+delta_t*[.D156]+0.5*delta_t^2*[.C156]" office:value-type="float" office:value="-0.0162529749762069" calcext:value-type="float">
            <text:p>-0,016252975</text:p>
          </table:table-cell>
          <table:table-cell table:formula="of:=[.B157]+mu_z-10" office:value-type="float" office:value="10" calcext:value-type="float">
            <text:p>10</text:p>
          </table:table-cell>
          <table:table-cell table:formula="of:=(1-K_a)*[.G156]+K_a*([.F157]-mu_z)" office:value-type="float" office:value="2.75420126963442E-021" calcext:value-type="float">
            <text:p>2,75420126963442E-21</text:p>
          </table:table-cell>
          <table:table-cell table:formula="of:=[.H156]+delta_t*[.G156]" office:value-type="float" office:value="-0.000000163839999842437" calcext:value-type="float">
            <text:p>-1,63839999842437E-07</text:p>
          </table:table-cell>
          <table:table-cell table:formula="of:=[.I156]+delta_t*[.H156]+0.5*delta_t^2*[.G156]" office:value-type="float" office:value="-0.0162529748303196" calcext:value-type="float">
            <text:p>-0,0162529748</text:p>
          </table:table-cell>
          <table:table-cell table:formula="of:=(1-K_a)*[.J156]+K_a*[.F157]-mu_z" office:value-type="float" office:value="-0.869565217391303" calcext:value-type="float">
            <text:p>-0,8695652174</text:p>
          </table:table-cell>
          <table:table-cell table:formula="of:=[.K156]+delta_t*[.J156]" office:value-type="float" office:value="-1.3526867422899" calcext:value-type="float">
            <text:p>-1,3526867423</text:p>
          </table:table-cell>
          <table:table-cell table:formula="of:=[.L156]+delta_t*[.K156]+0.5*delta_t^2*[.J156]" office:value-type="float" office:value="-1.06836984715184" calcext:value-type="float">
            <text:p>-1,0683698472</text:p>
          </table:table-cell>
        </table:table-row>
        <table:table-row table:style-name="ro1">
          <table:table-cell table:formula="of:=[.A157]+delta_t" office:value-type="float" office:value="1.56672" calcext:value-type="float">
            <text:p>1,56672</text:p>
          </table:table-cell>
          <table:table-cell table:formula="of:=[.B157]" office:value-type="float" office:value="10" calcext:value-type="float">
            <text:p>10</text:p>
          </table:table-cell>
          <table:table-cell table:formula="of:=[.B158]-10" office:value-type="float" office:value="0" calcext:value-type="float">
            <text:p>0</text:p>
          </table:table-cell>
          <table:table-cell table:formula="of:=delta_t*[.C157]+[.D157]" office:value-type="float" office:value="-0.000000163839997846527" calcext:value-type="float">
            <text:p>-1,63839997846527E-07</text:p>
          </table:table-cell>
          <table:table-cell table:formula="of:=[.E157]+delta_t*[.D157]+0.5*delta_t^2*[.C157]" office:value-type="float" office:value="-0.0162529766539284" calcext:value-type="float">
            <text:p>-0,0162529767</text:p>
          </table:table-cell>
          <table:table-cell table:formula="of:=[.B158]+mu_z-10" office:value-type="float" office:value="10" calcext:value-type="float">
            <text:p>10</text:p>
          </table:table-cell>
          <table:table-cell table:formula="of:=(1-K_a)*[.G157]+K_a*([.F158]-mu_z)" office:value-type="float" office:value="2.20336101570753E-022" calcext:value-type="float">
            <text:p>2,20336101570753E-22</text:p>
          </table:table-cell>
          <table:table-cell table:formula="of:=[.H157]+delta_t*[.G157]" office:value-type="float" office:value="-0.000000163839999842437" calcext:value-type="float">
            <text:p>-1,63839999842437E-07</text:p>
          </table:table-cell>
          <table:table-cell table:formula="of:=[.I157]+delta_t*[.H157]+0.5*delta_t^2*[.G157]" office:value-type="float" office:value="-0.0162529765080412" calcext:value-type="float">
            <text:p>-0,0162529765</text:p>
          </table:table-cell>
          <table:table-cell table:formula="of:=(1-K_a)*[.J157]+K_a*[.F158]-mu_z" office:value-type="float" office:value="-0.869565217391303" calcext:value-type="float">
            <text:p>-0,8695652174</text:p>
          </table:table-cell>
          <table:table-cell table:formula="of:=[.K157]+delta_t*[.J157]" office:value-type="float" office:value="-1.36159109011599" calcext:value-type="float">
            <text:p>-1,3615910901</text:p>
          </table:table-cell>
          <table:table-cell table:formula="of:=[.L157]+delta_t*[.K157]+0.5*delta_t^2*[.J157]" office:value-type="float" office:value="-1.08226694965376" calcext:value-type="float">
            <text:p>-1,0822669497</text:p>
          </table:table-cell>
        </table:table-row>
        <table:table-row table:style-name="ro1">
          <table:table-cell table:formula="of:=[.A158]+delta_t" office:value-type="float" office:value="1.57696" calcext:value-type="float">
            <text:p>1,57696</text:p>
          </table:table-cell>
          <table:table-cell table:formula="of:=[.B158]" office:value-type="float" office:value="10" calcext:value-type="float">
            <text:p>10</text:p>
          </table:table-cell>
          <table:table-cell table:formula="of:=[.B159]-10" office:value-type="float" office:value="0" calcext:value-type="float">
            <text:p>0</text:p>
          </table:table-cell>
          <table:table-cell table:formula="of:=delta_t*[.C158]+[.D158]" office:value-type="float" office:value="-0.000000163839997846527" calcext:value-type="float">
            <text:p>-1,63839997846527E-07</text:p>
          </table:table-cell>
          <table:table-cell table:formula="of:=[.E158]+delta_t*[.D158]+0.5*delta_t^2*[.C158]" office:value-type="float" office:value="-0.01625297833165" calcext:value-type="float">
            <text:p>-0,0162529783</text:p>
          </table:table-cell>
          <table:table-cell table:formula="of:=[.B159]+mu_z-10" office:value-type="float" office:value="10" calcext:value-type="float">
            <text:p>10</text:p>
          </table:table-cell>
          <table:table-cell table:formula="of:=(1-K_a)*[.G158]+K_a*([.F159]-mu_z)" office:value-type="float" office:value="1.76268881256603E-023" calcext:value-type="float">
            <text:p>1,76268881256603E-23</text:p>
          </table:table-cell>
          <table:table-cell table:formula="of:=[.H158]+delta_t*[.G158]" office:value-type="float" office:value="-0.000000163839999842437" calcext:value-type="float">
            <text:p>-1,63839999842437E-07</text:p>
          </table:table-cell>
          <table:table-cell table:formula="of:=[.I158]+delta_t*[.H158]+0.5*delta_t^2*[.G158]" office:value-type="float" office:value="-0.0162529781857628" calcext:value-type="float">
            <text:p>-0,0162529782</text:p>
          </table:table-cell>
          <table:table-cell table:formula="of:=(1-K_a)*[.J158]+K_a*[.F159]-mu_z" office:value-type="float" office:value="-0.869565217391303" calcext:value-type="float">
            <text:p>-0,8695652174</text:p>
          </table:table-cell>
          <table:table-cell table:formula="of:=[.K158]+delta_t*[.J158]" office:value-type="float" office:value="-1.37049543794208" calcext:value-type="float">
            <text:p>-1,3704954379</text:p>
          </table:table-cell>
          <table:table-cell table:formula="of:=[.L158]+delta_t*[.K158]+0.5*delta_t^2*[.J158]" office:value-type="float" office:value="-1.09625523267742" calcext:value-type="float">
            <text:p>-1,0962552327</text:p>
          </table:table-cell>
        </table:table-row>
        <table:table-row table:style-name="ro1">
          <table:table-cell table:formula="of:=[.A159]+delta_t" office:value-type="float" office:value="1.5872" calcext:value-type="float">
            <text:p>1,5872</text:p>
          </table:table-cell>
          <table:table-cell table:formula="of:=[.B159]" office:value-type="float" office:value="10" calcext:value-type="float">
            <text:p>10</text:p>
          </table:table-cell>
          <table:table-cell table:formula="of:=[.B160]-10" office:value-type="float" office:value="0" calcext:value-type="float">
            <text:p>0</text:p>
          </table:table-cell>
          <table:table-cell table:formula="of:=delta_t*[.C159]+[.D159]" office:value-type="float" office:value="-0.000000163839997846527" calcext:value-type="float">
            <text:p>-1,63839997846527E-07</text:p>
          </table:table-cell>
          <table:table-cell table:formula="of:=[.E159]+delta_t*[.D159]+0.5*delta_t^2*[.C159]" office:value-type="float" office:value="-0.0162529800093716" calcext:value-type="float">
            <text:p>-0,01625298</text:p>
          </table:table-cell>
          <table:table-cell table:formula="of:=[.B160]+mu_z-10" office:value-type="float" office:value="10" calcext:value-type="float">
            <text:p>10</text:p>
          </table:table-cell>
          <table:table-cell table:formula="of:=(1-K_a)*[.G159]+K_a*([.F160]-mu_z)" office:value-type="float" office:value="1.41015105005282E-024" calcext:value-type="float">
            <text:p>1,41015105005282E-24</text:p>
          </table:table-cell>
          <table:table-cell table:formula="of:=[.H159]+delta_t*[.G159]" office:value-type="float" office:value="-0.000000163839999842437" calcext:value-type="float">
            <text:p>-1,63839999842437E-07</text:p>
          </table:table-cell>
          <table:table-cell table:formula="of:=[.I159]+delta_t*[.H159]+0.5*delta_t^2*[.G159]" office:value-type="float" office:value="-0.0162529798634844" calcext:value-type="float">
            <text:p>-0,0162529799</text:p>
          </table:table-cell>
          <table:table-cell table:formula="of:=(1-K_a)*[.J159]+K_a*[.F160]-mu_z" office:value-type="float" office:value="-0.869565217391303" calcext:value-type="float">
            <text:p>-0,8695652174</text:p>
          </table:table-cell>
          <table:table-cell table:formula="of:=[.K159]+delta_t*[.J159]" office:value-type="float" office:value="-1.37939978576816" calcext:value-type="float">
            <text:p>-1,3793997858</text:p>
          </table:table-cell>
          <table:table-cell table:formula="of:=[.L159]+delta_t*[.K159]+0.5*delta_t^2*[.J159]" office:value-type="float" office:value="-1.11033469622282" calcext:value-type="float">
            <text:p>-1,1103346962</text:p>
          </table:table-cell>
        </table:table-row>
        <table:table-row table:style-name="ro1">
          <table:table-cell table:formula="of:=[.A160]+delta_t" office:value-type="float" office:value="1.59744" calcext:value-type="float">
            <text:p>1,59744</text:p>
          </table:table-cell>
          <table:table-cell table:formula="of:=[.B160]" office:value-type="float" office:value="10" calcext:value-type="float">
            <text:p>10</text:p>
          </table:table-cell>
          <table:table-cell table:formula="of:=[.B161]-10" office:value-type="float" office:value="0" calcext:value-type="float">
            <text:p>0</text:p>
          </table:table-cell>
          <table:table-cell table:formula="of:=delta_t*[.C160]+[.D160]" office:value-type="float" office:value="-0.000000163839997846527" calcext:value-type="float">
            <text:p>-1,63839997846527E-07</text:p>
          </table:table-cell>
          <table:table-cell table:formula="of:=[.E160]+delta_t*[.D160]+0.5*delta_t^2*[.C160]" office:value-type="float" office:value="-0.0162529816870932" calcext:value-type="float">
            <text:p>-0,0162529817</text:p>
          </table:table-cell>
          <table:table-cell table:formula="of:=[.B161]+mu_z-10" office:value-type="float" office:value="10" calcext:value-type="float">
            <text:p>10</text:p>
          </table:table-cell>
          <table:table-cell table:formula="of:=(1-K_a)*[.G160]+K_a*([.F161]-mu_z)" office:value-type="float" office:value="1.12812084004226E-025" calcext:value-type="float">
            <text:p>1,12812084004226E-25</text:p>
          </table:table-cell>
          <table:table-cell table:formula="of:=[.H160]+delta_t*[.G160]" office:value-type="float" office:value="-0.000000163839999842437" calcext:value-type="float">
            <text:p>-1,63839999842437E-07</text:p>
          </table:table-cell>
          <table:table-cell table:formula="of:=[.I160]+delta_t*[.H160]+0.5*delta_t^2*[.G160]" office:value-type="float" office:value="-0.016252981541206" calcext:value-type="float">
            <text:p>-0,0162529815</text:p>
          </table:table-cell>
          <table:table-cell table:formula="of:=(1-K_a)*[.J160]+K_a*[.F161]-mu_z" office:value-type="float" office:value="-0.869565217391303" calcext:value-type="float">
            <text:p>-0,8695652174</text:p>
          </table:table-cell>
          <table:table-cell table:formula="of:=[.K160]+delta_t*[.J160]" office:value-type="float" office:value="-1.38830413359425" calcext:value-type="float">
            <text:p>-1,3883041336</text:p>
          </table:table-cell>
          <table:table-cell table:formula="of:=[.L160]+delta_t*[.K160]+0.5*delta_t^2*[.J160]" office:value-type="float" office:value="-1.12450534028995" calcext:value-type="float">
            <text:p>-1,1245053403</text:p>
          </table:table-cell>
        </table:table-row>
        <table:table-row table:style-name="ro1">
          <table:table-cell table:formula="of:=[.A161]+delta_t" office:value-type="float" office:value="1.60768" calcext:value-type="float">
            <text:p>1,60768</text:p>
          </table:table-cell>
          <table:table-cell table:formula="of:=[.B161]" office:value-type="float" office:value="10" calcext:value-type="float">
            <text:p>10</text:p>
          </table:table-cell>
          <table:table-cell table:formula="of:=[.B162]-10" office:value-type="float" office:value="0" calcext:value-type="float">
            <text:p>0</text:p>
          </table:table-cell>
          <table:table-cell table:formula="of:=delta_t*[.C161]+[.D161]" office:value-type="float" office:value="-0.000000163839997846527" calcext:value-type="float">
            <text:p>-1,63839997846527E-07</text:p>
          </table:table-cell>
          <table:table-cell table:formula="of:=[.E161]+delta_t*[.D161]+0.5*delta_t^2*[.C161]" office:value-type="float" office:value="-0.0162529833648147" calcext:value-type="float">
            <text:p>-0,0162529834</text:p>
          </table:table-cell>
          <table:table-cell table:formula="of:=[.B162]+mu_z-10" office:value-type="float" office:value="10" calcext:value-type="float">
            <text:p>10</text:p>
          </table:table-cell>
          <table:table-cell table:formula="of:=(1-K_a)*[.G161]+K_a*([.F162]-mu_z)" office:value-type="float" office:value="9.02496672033804E-027" calcext:value-type="float">
            <text:p>9,02496672033804E-27</text:p>
          </table:table-cell>
          <table:table-cell table:formula="of:=[.H161]+delta_t*[.G161]" office:value-type="float" office:value="-0.000000163839999842437" calcext:value-type="float">
            <text:p>-1,63839999842437E-07</text:p>
          </table:table-cell>
          <table:table-cell table:formula="of:=[.I161]+delta_t*[.H161]+0.5*delta_t^2*[.G161]" office:value-type="float" office:value="-0.0162529832189276" calcext:value-type="float">
            <text:p>-0,0162529832</text:p>
          </table:table-cell>
          <table:table-cell table:formula="of:=(1-K_a)*[.J161]+K_a*[.F162]-mu_z" office:value-type="float" office:value="-0.869565217391303" calcext:value-type="float">
            <text:p>-0,8695652174</text:p>
          </table:table-cell>
          <table:table-cell table:formula="of:=[.K161]+delta_t*[.J161]" office:value-type="float" office:value="-1.39720848142034" calcext:value-type="float">
            <text:p>-1,3972084814</text:p>
          </table:table-cell>
          <table:table-cell table:formula="of:=[.L161]+delta_t*[.K161]+0.5*delta_t^2*[.J161]" office:value-type="float" office:value="-1.13876716487883" calcext:value-type="float">
            <text:p>-1,1387671649</text:p>
          </table:table-cell>
        </table:table-row>
        <table:table-row table:style-name="ro1">
          <table:table-cell table:formula="of:=[.A162]+delta_t" office:value-type="float" office:value="1.61792" calcext:value-type="float">
            <text:p>1,61792</text:p>
          </table:table-cell>
          <table:table-cell table:formula="of:=[.B162]" office:value-type="float" office:value="10" calcext:value-type="float">
            <text:p>10</text:p>
          </table:table-cell>
          <table:table-cell table:formula="of:=[.B163]-10" office:value-type="float" office:value="0" calcext:value-type="float">
            <text:p>0</text:p>
          </table:table-cell>
          <table:table-cell table:formula="of:=delta_t*[.C162]+[.D162]" office:value-type="float" office:value="-0.000000163839997846527" calcext:value-type="float">
            <text:p>-1,63839997846527E-07</text:p>
          </table:table-cell>
          <table:table-cell table:formula="of:=[.E162]+delta_t*[.D162]+0.5*delta_t^2*[.C162]" office:value-type="float" office:value="-0.0162529850425363" calcext:value-type="float">
            <text:p>-0,016252985</text:p>
          </table:table-cell>
          <table:table-cell table:formula="of:=[.B163]+mu_z-10" office:value-type="float" office:value="10" calcext:value-type="float">
            <text:p>10</text:p>
          </table:table-cell>
          <table:table-cell table:formula="of:=(1-K_a)*[.G162]+K_a*([.F163]-mu_z)" office:value-type="float" office:value="7.21997337627043E-028" calcext:value-type="float">
            <text:p>7,21997337627043E-28</text:p>
          </table:table-cell>
          <table:table-cell table:formula="of:=[.H162]+delta_t*[.G162]" office:value-type="float" office:value="-0.000000163839999842437" calcext:value-type="float">
            <text:p>-1,63839999842437E-07</text:p>
          </table:table-cell>
          <table:table-cell table:formula="of:=[.I162]+delta_t*[.H162]+0.5*delta_t^2*[.G162]" office:value-type="float" office:value="-0.0162529848966492" calcext:value-type="float">
            <text:p>-0,0162529849</text:p>
          </table:table-cell>
          <table:table-cell table:formula="of:=(1-K_a)*[.J162]+K_a*[.F163]-mu_z" office:value-type="float" office:value="-0.869565217391303" calcext:value-type="float">
            <text:p>-0,8695652174</text:p>
          </table:table-cell>
          <table:table-cell table:formula="of:=[.K162]+delta_t*[.J162]" office:value-type="float" office:value="-1.40611282924642" calcext:value-type="float">
            <text:p>-1,4061128292</text:p>
          </table:table-cell>
          <table:table-cell table:formula="of:=[.L162]+delta_t*[.K162]+0.5*delta_t^2*[.J162]" office:value-type="float" office:value="-1.15312016998944" calcext:value-type="float">
            <text:p>-1,15312017</text:p>
          </table:table-cell>
        </table:table-row>
        <table:table-row table:style-name="ro1">
          <table:table-cell table:formula="of:=[.A163]+delta_t" office:value-type="float" office:value="1.62816" calcext:value-type="float">
            <text:p>1,62816</text:p>
          </table:table-cell>
          <table:table-cell table:formula="of:=[.B163]" office:value-type="float" office:value="10" calcext:value-type="float">
            <text:p>10</text:p>
          </table:table-cell>
          <table:table-cell table:formula="of:=[.B164]-10" office:value-type="float" office:value="0" calcext:value-type="float">
            <text:p>0</text:p>
          </table:table-cell>
          <table:table-cell table:formula="of:=delta_t*[.C163]+[.D163]" office:value-type="float" office:value="-0.000000163839997846527" calcext:value-type="float">
            <text:p>-1,63839997846527E-07</text:p>
          </table:table-cell>
          <table:table-cell table:formula="of:=[.E163]+delta_t*[.D163]+0.5*delta_t^2*[.C163]" office:value-type="float" office:value="-0.0162529867202579" calcext:value-type="float">
            <text:p>-0,0162529867</text:p>
          </table:table-cell>
          <table:table-cell table:formula="of:=[.B164]+mu_z-10" office:value-type="float" office:value="10" calcext:value-type="float">
            <text:p>10</text:p>
          </table:table-cell>
          <table:table-cell table:formula="of:=(1-K_a)*[.G163]+K_a*([.F164]-mu_z)" office:value-type="float" office:value="5.77597870101634E-029" calcext:value-type="float">
            <text:p>5,77597870101634E-29</text:p>
          </table:table-cell>
          <table:table-cell table:formula="of:=[.H163]+delta_t*[.G163]" office:value-type="float" office:value="-0.000000163839999842437" calcext:value-type="float">
            <text:p>-1,63839999842437E-07</text:p>
          </table:table-cell>
          <table:table-cell table:formula="of:=[.I163]+delta_t*[.H163]+0.5*delta_t^2*[.G163]" office:value-type="float" office:value="-0.0162529865743708" calcext:value-type="float">
            <text:p>-0,0162529866</text:p>
          </table:table-cell>
          <table:table-cell table:formula="of:=(1-K_a)*[.J163]+K_a*[.F164]-mu_z" office:value-type="float" office:value="-0.869565217391303" calcext:value-type="float">
            <text:p>-0,8695652174</text:p>
          </table:table-cell>
          <table:table-cell table:formula="of:=[.K163]+delta_t*[.J163]" office:value-type="float" office:value="-1.41501717707251" calcext:value-type="float">
            <text:p>-1,4150171771</text:p>
          </table:table-cell>
          <table:table-cell table:formula="of:=[.L163]+delta_t*[.K163]+0.5*delta_t^2*[.J163]" office:value-type="float" office:value="-1.16756435562179" calcext:value-type="float">
            <text:p>-1,1675643556</text:p>
          </table:table-cell>
        </table:table-row>
        <table:table-row table:style-name="ro1">
          <table:table-cell table:formula="of:=[.A164]+delta_t" office:value-type="float" office:value="1.6384" calcext:value-type="float">
            <text:p>1,6384</text:p>
          </table:table-cell>
          <table:table-cell table:formula="of:=[.B164]" office:value-type="float" office:value="10" calcext:value-type="float">
            <text:p>10</text:p>
          </table:table-cell>
          <table:table-cell table:formula="of:=[.B165]-10" office:value-type="float" office:value="0" calcext:value-type="float">
            <text:p>0</text:p>
          </table:table-cell>
          <table:table-cell table:formula="of:=delta_t*[.C164]+[.D164]" office:value-type="float" office:value="-0.000000163839997846527" calcext:value-type="float">
            <text:p>-1,63839997846527E-07</text:p>
          </table:table-cell>
          <table:table-cell table:formula="of:=[.E164]+delta_t*[.D164]+0.5*delta_t^2*[.C164]" office:value-type="float" office:value="-0.0162529883979795" calcext:value-type="float">
            <text:p>-0,0162529884</text:p>
          </table:table-cell>
          <table:table-cell table:formula="of:=[.B165]+mu_z-10" office:value-type="float" office:value="10" calcext:value-type="float">
            <text:p>10</text:p>
          </table:table-cell>
          <table:table-cell table:formula="of:=(1-K_a)*[.G164]+K_a*([.F165]-mu_z)" office:value-type="float" office:value="4.62078296081307E-030" calcext:value-type="float">
            <text:p>4,62078296081307E-30</text:p>
          </table:table-cell>
          <table:table-cell table:formula="of:=[.H164]+delta_t*[.G164]" office:value-type="float" office:value="-0.000000163839999842437" calcext:value-type="float">
            <text:p>-1,63839999842437E-07</text:p>
          </table:table-cell>
          <table:table-cell table:formula="of:=[.I164]+delta_t*[.H164]+0.5*delta_t^2*[.G164]" office:value-type="float" office:value="-0.0162529882520924" calcext:value-type="float">
            <text:p>-0,0162529883</text:p>
          </table:table-cell>
          <table:table-cell table:formula="of:=(1-K_a)*[.J164]+K_a*[.F165]-mu_z" office:value-type="float" office:value="-0.869565217391303" calcext:value-type="float">
            <text:p>-0,8695652174</text:p>
          </table:table-cell>
          <table:table-cell table:formula="of:=[.K164]+delta_t*[.J164]" office:value-type="float" office:value="-1.4239215248986" calcext:value-type="float">
            <text:p>-1,4239215249</text:p>
          </table:table-cell>
          <table:table-cell table:formula="of:=[.L164]+delta_t*[.K164]+0.5*delta_t^2*[.J164]" office:value-type="float" office:value="-1.18209972177588" calcext:value-type="float">
            <text:p>-1,1820997218</text:p>
          </table:table-cell>
        </table:table-row>
        <table:table-row table:style-name="ro1">
          <table:table-cell table:formula="of:=[.A165]+delta_t" office:value-type="float" office:value="1.64864" calcext:value-type="float">
            <text:p>1,64864</text:p>
          </table:table-cell>
          <table:table-cell table:formula="of:=[.B165]" office:value-type="float" office:value="10" calcext:value-type="float">
            <text:p>10</text:p>
          </table:table-cell>
          <table:table-cell table:formula="of:=[.B166]-10" office:value-type="float" office:value="0" calcext:value-type="float">
            <text:p>0</text:p>
          </table:table-cell>
          <table:table-cell table:formula="of:=delta_t*[.C165]+[.D165]" office:value-type="float" office:value="-0.000000163839997846527" calcext:value-type="float">
            <text:p>-1,63839997846527E-07</text:p>
          </table:table-cell>
          <table:table-cell table:formula="of:=[.E165]+delta_t*[.D165]+0.5*delta_t^2*[.C165]" office:value-type="float" office:value="-0.016252990075701" calcext:value-type="float">
            <text:p>-0,0162529901</text:p>
          </table:table-cell>
          <table:table-cell table:formula="of:=[.B166]+mu_z-10" office:value-type="float" office:value="10" calcext:value-type="float">
            <text:p>10</text:p>
          </table:table-cell>
          <table:table-cell table:formula="of:=(1-K_a)*[.G165]+K_a*([.F166]-mu_z)" office:value-type="float" office:value="3.69662636865045E-031" calcext:value-type="float">
            <text:p>3,69662636865045E-31</text:p>
          </table:table-cell>
          <table:table-cell table:formula="of:=[.H165]+delta_t*[.G165]" office:value-type="float" office:value="-0.000000163839999842437" calcext:value-type="float">
            <text:p>-1,63839999842437E-07</text:p>
          </table:table-cell>
          <table:table-cell table:formula="of:=[.I165]+delta_t*[.H165]+0.5*delta_t^2*[.G165]" office:value-type="float" office:value="-0.016252989929814" calcext:value-type="float">
            <text:p>-0,0162529899</text:p>
          </table:table-cell>
          <table:table-cell table:formula="of:=(1-K_a)*[.J165]+K_a*[.F166]-mu_z" office:value-type="float" office:value="-0.869565217391303" calcext:value-type="float">
            <text:p>-0,8695652174</text:p>
          </table:table-cell>
          <table:table-cell table:formula="of:=[.K165]+delta_t*[.J165]" office:value-type="float" office:value="-1.43282587272469" calcext:value-type="float">
            <text:p>-1,4328258727</text:p>
          </table:table-cell>
          <table:table-cell table:formula="of:=[.L165]+delta_t*[.K165]+0.5*delta_t^2*[.J165]" office:value-type="float" office:value="-1.19672626845172" calcext:value-type="float">
            <text:p>-1,1967262685</text:p>
          </table:table-cell>
        </table:table-row>
        <table:table-row table:style-name="ro1">
          <table:table-cell table:formula="of:=[.A166]+delta_t" office:value-type="float" office:value="1.65888" calcext:value-type="float">
            <text:p>1,65888</text:p>
          </table:table-cell>
          <table:table-cell table:formula="of:=[.B166]" office:value-type="float" office:value="10" calcext:value-type="float">
            <text:p>10</text:p>
          </table:table-cell>
          <table:table-cell table:formula="of:=[.B167]-10" office:value-type="float" office:value="0" calcext:value-type="float">
            <text:p>0</text:p>
          </table:table-cell>
          <table:table-cell table:formula="of:=delta_t*[.C166]+[.D166]" office:value-type="float" office:value="-0.000000163839997846527" calcext:value-type="float">
            <text:p>-1,63839997846527E-07</text:p>
          </table:table-cell>
          <table:table-cell table:formula="of:=[.E166]+delta_t*[.D166]+0.5*delta_t^2*[.C166]" office:value-type="float" office:value="-0.0162529917534226" calcext:value-type="float">
            <text:p>-0,0162529918</text:p>
          </table:table-cell>
          <table:table-cell table:formula="of:=[.B167]+mu_z-10" office:value-type="float" office:value="10" calcext:value-type="float">
            <text:p>10</text:p>
          </table:table-cell>
          <table:table-cell table:formula="of:=(1-K_a)*[.G166]+K_a*([.F167]-mu_z)" office:value-type="float" office:value="2.95730109492036E-032" calcext:value-type="float">
            <text:p>2,95730109492036E-32</text:p>
          </table:table-cell>
          <table:table-cell table:formula="of:=[.H166]+delta_t*[.G166]" office:value-type="float" office:value="-0.000000163839999842437" calcext:value-type="float">
            <text:p>-1,63839999842437E-07</text:p>
          </table:table-cell>
          <table:table-cell table:formula="of:=[.I166]+delta_t*[.H166]+0.5*delta_t^2*[.G166]" office:value-type="float" office:value="-0.0162529916075356" calcext:value-type="float">
            <text:p>-0,0162529916</text:p>
          </table:table-cell>
          <table:table-cell table:formula="of:=(1-K_a)*[.J166]+K_a*[.F167]-mu_z" office:value-type="float" office:value="-0.869565217391303" calcext:value-type="float">
            <text:p>-0,8695652174</text:p>
          </table:table-cell>
          <table:table-cell table:formula="of:=[.K166]+delta_t*[.J166]" office:value-type="float" office:value="-1.44173022055077" calcext:value-type="float">
            <text:p>-1,4417302206</text:p>
          </table:table-cell>
          <table:table-cell table:formula="of:=[.L166]+delta_t*[.K166]+0.5*delta_t^2*[.J166]" office:value-type="float" office:value="-1.21144399564929" calcext:value-type="float">
            <text:p>-1,2114439956</text:p>
          </table:table-cell>
        </table:table-row>
        <table:table-row table:style-name="ro1">
          <table:table-cell table:formula="of:=[.A167]+delta_t" office:value-type="float" office:value="1.66912" calcext:value-type="float">
            <text:p>1,66912</text:p>
          </table:table-cell>
          <table:table-cell table:formula="of:=[.B167]" office:value-type="float" office:value="10" calcext:value-type="float">
            <text:p>10</text:p>
          </table:table-cell>
          <table:table-cell table:formula="of:=[.B168]-10" office:value-type="float" office:value="0" calcext:value-type="float">
            <text:p>0</text:p>
          </table:table-cell>
          <table:table-cell table:formula="of:=delta_t*[.C167]+[.D167]" office:value-type="float" office:value="-0.000000163839997846527" calcext:value-type="float">
            <text:p>-1,63839997846527E-07</text:p>
          </table:table-cell>
          <table:table-cell table:formula="of:=[.E167]+delta_t*[.D167]+0.5*delta_t^2*[.C167]" office:value-type="float" office:value="-0.0162529934311442" calcext:value-type="float">
            <text:p>-0,0162529934</text:p>
          </table:table-cell>
          <table:table-cell table:formula="of:=[.B168]+mu_z-10" office:value-type="float" office:value="10" calcext:value-type="float">
            <text:p>10</text:p>
          </table:table-cell>
          <table:table-cell table:formula="of:=(1-K_a)*[.G167]+K_a*([.F168]-mu_z)" office:value-type="float" office:value="2.36584087593629E-033" calcext:value-type="float">
            <text:p>2,36584087593629E-33</text:p>
          </table:table-cell>
          <table:table-cell table:formula="of:=[.H167]+delta_t*[.G167]" office:value-type="float" office:value="-0.000000163839999842437" calcext:value-type="float">
            <text:p>-1,63839999842437E-07</text:p>
          </table:table-cell>
          <table:table-cell table:formula="of:=[.I167]+delta_t*[.H167]+0.5*delta_t^2*[.G167]" office:value-type="float" office:value="-0.0162529932852572" calcext:value-type="float">
            <text:p>-0,0162529933</text:p>
          </table:table-cell>
          <table:table-cell table:formula="of:=(1-K_a)*[.J167]+K_a*[.F168]-mu_z" office:value-type="float" office:value="-0.869565217391303" calcext:value-type="float">
            <text:p>-0,8695652174</text:p>
          </table:table-cell>
          <table:table-cell table:formula="of:=[.K167]+delta_t*[.J167]" office:value-type="float" office:value="-1.45063456837686" calcext:value-type="float">
            <text:p>-1,4506345684</text:p>
          </table:table-cell>
          <table:table-cell table:formula="of:=[.L167]+delta_t*[.K167]+0.5*delta_t^2*[.J167]" office:value-type="float" office:value="-1.2262529033686" calcext:value-type="float">
            <text:p>-1,2262529034</text:p>
          </table:table-cell>
        </table:table-row>
        <table:table-row table:style-name="ro1">
          <table:table-cell table:formula="of:=[.A168]+delta_t" office:value-type="float" office:value="1.67936" calcext:value-type="float">
            <text:p>1,67936</text:p>
          </table:table-cell>
          <table:table-cell table:formula="of:=[.B168]" office:value-type="float" office:value="10" calcext:value-type="float">
            <text:p>10</text:p>
          </table:table-cell>
          <table:table-cell table:formula="of:=[.B169]-10" office:value-type="float" office:value="0" calcext:value-type="float">
            <text:p>0</text:p>
          </table:table-cell>
          <table:table-cell table:formula="of:=delta_t*[.C168]+[.D168]" office:value-type="float" office:value="-0.000000163839997846527" calcext:value-type="float">
            <text:p>-1,63839997846527E-07</text:p>
          </table:table-cell>
          <table:table-cell table:formula="of:=[.E168]+delta_t*[.D168]+0.5*delta_t^2*[.C168]" office:value-type="float" office:value="-0.0162529951088658" calcext:value-type="float">
            <text:p>-0,0162529951</text:p>
          </table:table-cell>
          <table:table-cell table:formula="of:=[.B169]+mu_z-10" office:value-type="float" office:value="10" calcext:value-type="float">
            <text:p>10</text:p>
          </table:table-cell>
          <table:table-cell table:formula="of:=(1-K_a)*[.G168]+K_a*([.F169]-mu_z)" office:value-type="float" office:value="1.89267270074903E-034" calcext:value-type="float">
            <text:p>1,89267270074903E-34</text:p>
          </table:table-cell>
          <table:table-cell table:formula="of:=[.H168]+delta_t*[.G168]" office:value-type="float" office:value="-0.000000163839999842437" calcext:value-type="float">
            <text:p>-1,63839999842437E-07</text:p>
          </table:table-cell>
          <table:table-cell table:formula="of:=[.I168]+delta_t*[.H168]+0.5*delta_t^2*[.G168]" office:value-type="float" office:value="-0.0162529949629788" calcext:value-type="float">
            <text:p>-0,016252995</text:p>
          </table:table-cell>
          <table:table-cell table:formula="of:=(1-K_a)*[.J168]+K_a*[.F169]-mu_z" office:value-type="float" office:value="-0.869565217391303" calcext:value-type="float">
            <text:p>-0,8695652174</text:p>
          </table:table-cell>
          <table:table-cell table:formula="of:=[.K168]+delta_t*[.J168]" office:value-type="float" office:value="-1.45953891620295" calcext:value-type="float">
            <text:p>-1,4595389162</text:p>
          </table:table-cell>
          <table:table-cell table:formula="of:=[.L168]+delta_t*[.K168]+0.5*delta_t^2*[.J168]" office:value-type="float" office:value="-1.24115299160964" calcext:value-type="float">
            <text:p>-1,2411529916</text:p>
          </table:table-cell>
        </table:table-row>
        <table:table-row table:style-name="ro1">
          <table:table-cell table:formula="of:=[.A169]+delta_t" office:value-type="float" office:value="1.6896" calcext:value-type="float">
            <text:p>1,6896</text:p>
          </table:table-cell>
          <table:table-cell table:formula="of:=[.B169]" office:value-type="float" office:value="10" calcext:value-type="float">
            <text:p>10</text:p>
          </table:table-cell>
          <table:table-cell table:formula="of:=[.B170]-10" office:value-type="float" office:value="0" calcext:value-type="float">
            <text:p>0</text:p>
          </table:table-cell>
          <table:table-cell table:formula="of:=delta_t*[.C169]+[.D169]" office:value-type="float" office:value="-0.000000163839997846527" calcext:value-type="float">
            <text:p>-1,63839997846527E-07</text:p>
          </table:table-cell>
          <table:table-cell table:formula="of:=[.E169]+delta_t*[.D169]+0.5*delta_t^2*[.C169]" office:value-type="float" office:value="-0.0162529967865873" calcext:value-type="float">
            <text:p>-0,0162529968</text:p>
          </table:table-cell>
          <table:table-cell table:formula="of:=[.B170]+mu_z-10" office:value-type="float" office:value="10" calcext:value-type="float">
            <text:p>10</text:p>
          </table:table-cell>
          <table:table-cell table:formula="of:=(1-K_a)*[.G169]+K_a*([.F170]-mu_z)" office:value-type="float" office:value="1.51413816059922E-035" calcext:value-type="float">
            <text:p>1,51413816059922E-35</text:p>
          </table:table-cell>
          <table:table-cell table:formula="of:=[.H169]+delta_t*[.G169]" office:value-type="float" office:value="-0.000000163839999842437" calcext:value-type="float">
            <text:p>-1,63839999842437E-07</text:p>
          </table:table-cell>
          <table:table-cell table:formula="of:=[.I169]+delta_t*[.H169]+0.5*delta_t^2*[.G169]" office:value-type="float" office:value="-0.0162529966407004" calcext:value-type="float">
            <text:p>-0,0162529966</text:p>
          </table:table-cell>
          <table:table-cell table:formula="of:=(1-K_a)*[.J169]+K_a*[.F170]-mu_z" office:value-type="float" office:value="-0.869565217391303" calcext:value-type="float">
            <text:p>-0,8695652174</text:p>
          </table:table-cell>
          <table:table-cell table:formula="of:=[.K169]+delta_t*[.J169]" office:value-type="float" office:value="-1.46844326402903" calcext:value-type="float">
            <text:p>-1,468443264</text:p>
          </table:table-cell>
          <table:table-cell table:formula="of:=[.L169]+delta_t*[.K169]+0.5*delta_t^2*[.J169]" office:value-type="float" office:value="-1.25614426037243" calcext:value-type="float">
            <text:p>-1,2561442604</text:p>
          </table:table-cell>
        </table:table-row>
        <table:table-row table:style-name="ro1">
          <table:table-cell table:formula="of:=[.A170]+delta_t" office:value-type="float" office:value="1.69984" calcext:value-type="float">
            <text:p>1,69984</text:p>
          </table:table-cell>
          <table:table-cell table:formula="of:=[.B170]" office:value-type="float" office:value="10" calcext:value-type="float">
            <text:p>10</text:p>
          </table:table-cell>
          <table:table-cell table:formula="of:=[.B171]-10" office:value-type="float" office:value="0" calcext:value-type="float">
            <text:p>0</text:p>
          </table:table-cell>
          <table:table-cell table:formula="of:=delta_t*[.C170]+[.D170]" office:value-type="float" office:value="-0.000000163839997846527" calcext:value-type="float">
            <text:p>-1,63839997846527E-07</text:p>
          </table:table-cell>
          <table:table-cell table:formula="of:=[.E170]+delta_t*[.D170]+0.5*delta_t^2*[.C170]" office:value-type="float" office:value="-0.0162529984643089" calcext:value-type="float">
            <text:p>-0,0162529985</text:p>
          </table:table-cell>
          <table:table-cell table:formula="of:=[.B171]+mu_z-10" office:value-type="float" office:value="10" calcext:value-type="float">
            <text:p>10</text:p>
          </table:table-cell>
          <table:table-cell table:formula="of:=(1-K_a)*[.G170]+K_a*([.F171]-mu_z)" office:value-type="float" office:value="1.21131052847938E-036" calcext:value-type="float">
            <text:p>1,21131052847938E-36</text:p>
          </table:table-cell>
          <table:table-cell table:formula="of:=[.H170]+delta_t*[.G170]" office:value-type="float" office:value="-0.000000163839999842437" calcext:value-type="float">
            <text:p>-1,63839999842437E-07</text:p>
          </table:table-cell>
          <table:table-cell table:formula="of:=[.I170]+delta_t*[.H170]+0.5*delta_t^2*[.G170]" office:value-type="float" office:value="-0.016252998318422" calcext:value-type="float">
            <text:p>-0,0162529983</text:p>
          </table:table-cell>
          <table:table-cell table:formula="of:=(1-K_a)*[.J170]+K_a*[.F171]-mu_z" office:value-type="float" office:value="-0.869565217391303" calcext:value-type="float">
            <text:p>-0,8695652174</text:p>
          </table:table-cell>
          <table:table-cell table:formula="of:=[.K170]+delta_t*[.J170]" office:value-type="float" office:value="-1.47734761185512" calcext:value-type="float">
            <text:p>-1,4773476119</text:p>
          </table:table-cell>
          <table:table-cell table:formula="of:=[.L170]+delta_t*[.K170]+0.5*delta_t^2*[.J170]" office:value-type="float" office:value="-1.27122670965696" calcext:value-type="float">
            <text:p>-1,2712267097</text:p>
          </table:table-cell>
        </table:table-row>
        <table:table-row table:style-name="ro1">
          <table:table-cell table:formula="of:=[.A171]+delta_t" office:value-type="float" office:value="1.71008" calcext:value-type="float">
            <text:p>1,71008</text:p>
          </table:table-cell>
          <table:table-cell table:formula="of:=[.B171]" office:value-type="float" office:value="10" calcext:value-type="float">
            <text:p>10</text:p>
          </table:table-cell>
          <table:table-cell table:formula="of:=[.B172]-10" office:value-type="float" office:value="0" calcext:value-type="float">
            <text:p>0</text:p>
          </table:table-cell>
          <table:table-cell table:formula="of:=delta_t*[.C171]+[.D171]" office:value-type="float" office:value="-0.000000163839997846527" calcext:value-type="float">
            <text:p>-1,63839997846527E-07</text:p>
          </table:table-cell>
          <table:table-cell table:formula="of:=[.E171]+delta_t*[.D171]+0.5*delta_t^2*[.C171]" office:value-type="float" office:value="-0.0162530001420305" calcext:value-type="float">
            <text:p>-0,0162530001</text:p>
          </table:table-cell>
          <table:table-cell table:formula="of:=[.B172]+mu_z-10" office:value-type="float" office:value="10" calcext:value-type="float">
            <text:p>10</text:p>
          </table:table-cell>
          <table:table-cell table:formula="of:=(1-K_a)*[.G171]+K_a*([.F172]-mu_z)" office:value-type="float" office:value="9.69048422783502E-038" calcext:value-type="float">
            <text:p>9,69048422783502E-38</text:p>
          </table:table-cell>
          <table:table-cell table:formula="of:=[.H171]+delta_t*[.G171]" office:value-type="float" office:value="-0.000000163839999842437" calcext:value-type="float">
            <text:p>-1,63839999842437E-07</text:p>
          </table:table-cell>
          <table:table-cell table:formula="of:=[.I171]+delta_t*[.H171]+0.5*delta_t^2*[.G171]" office:value-type="float" office:value="-0.0162529999961436" calcext:value-type="float">
            <text:p>-0,016253</text:p>
          </table:table-cell>
          <table:table-cell table:formula="of:=(1-K_a)*[.J171]+K_a*[.F172]-mu_z" office:value-type="float" office:value="-0.869565217391303" calcext:value-type="float">
            <text:p>-0,8695652174</text:p>
          </table:table-cell>
          <table:table-cell table:formula="of:=[.K171]+delta_t*[.J171]" office:value-type="float" office:value="-1.48625195968121" calcext:value-type="float">
            <text:p>-1,4862519597</text:p>
          </table:table-cell>
          <table:table-cell table:formula="of:=[.L171]+delta_t*[.K171]+0.5*delta_t^2*[.J171]" office:value-type="float" office:value="-1.28640033946322" calcext:value-type="float">
            <text:p>-1,2864003395</text:p>
          </table:table-cell>
        </table:table-row>
        <table:table-row table:style-name="ro1">
          <table:table-cell table:formula="of:=[.A172]+delta_t" office:value-type="float" office:value="1.72032" calcext:value-type="float">
            <text:p>1,72032</text:p>
          </table:table-cell>
          <table:table-cell table:formula="of:=[.B172]" office:value-type="float" office:value="10" calcext:value-type="float">
            <text:p>10</text:p>
          </table:table-cell>
          <table:table-cell table:formula="of:=[.B173]-10" office:value-type="float" office:value="0" calcext:value-type="float">
            <text:p>0</text:p>
          </table:table-cell>
          <table:table-cell table:formula="of:=delta_t*[.C172]+[.D172]" office:value-type="float" office:value="-0.000000163839997846527" calcext:value-type="float">
            <text:p>-1,63839997846527E-07</text:p>
          </table:table-cell>
          <table:table-cell table:formula="of:=[.E172]+delta_t*[.D172]+0.5*delta_t^2*[.C172]" office:value-type="float" office:value="-0.0162530018197521" calcext:value-type="float">
            <text:p>-0,0162530018</text:p>
          </table:table-cell>
          <table:table-cell table:formula="of:=[.B173]+mu_z-10" office:value-type="float" office:value="10" calcext:value-type="float">
            <text:p>10</text:p>
          </table:table-cell>
          <table:table-cell table:formula="of:=(1-K_a)*[.G172]+K_a*([.F173]-mu_z)" office:value-type="float" office:value="7.75238738226801E-039" calcext:value-type="float">
            <text:p>7,75238738226801E-39</text:p>
          </table:table-cell>
          <table:table-cell table:formula="of:=[.H172]+delta_t*[.G172]" office:value-type="float" office:value="-0.000000163839999842437" calcext:value-type="float">
            <text:p>-1,63839999842437E-07</text:p>
          </table:table-cell>
          <table:table-cell table:formula="of:=[.I172]+delta_t*[.H172]+0.5*delta_t^2*[.G172]" office:value-type="float" office:value="-0.0162530016738652" calcext:value-type="float">
            <text:p>-0,0162530017</text:p>
          </table:table-cell>
          <table:table-cell table:formula="of:=(1-K_a)*[.J172]+K_a*[.F173]-mu_z" office:value-type="float" office:value="-0.869565217391303" calcext:value-type="float">
            <text:p>-0,8695652174</text:p>
          </table:table-cell>
          <table:table-cell table:formula="of:=[.K172]+delta_t*[.J172]" office:value-type="float" office:value="-1.49515630750729" calcext:value-type="float">
            <text:p>-1,4951563075</text:p>
          </table:table-cell>
          <table:table-cell table:formula="of:=[.L172]+delta_t*[.K172]+0.5*delta_t^2*[.J172]" office:value-type="float" office:value="-1.30166514979123" calcext:value-type="float">
            <text:p>-1,3016651498</text:p>
          </table:table-cell>
        </table:table-row>
        <table:table-row table:style-name="ro1">
          <table:table-cell table:formula="of:=[.A173]+delta_t" office:value-type="float" office:value="1.73056" calcext:value-type="float">
            <text:p>1,73056</text:p>
          </table:table-cell>
          <table:table-cell table:formula="of:=[.B173]" office:value-type="float" office:value="10" calcext:value-type="float">
            <text:p>10</text:p>
          </table:table-cell>
          <table:table-cell table:formula="of:=[.B174]-10" office:value-type="float" office:value="0" calcext:value-type="float">
            <text:p>0</text:p>
          </table:table-cell>
          <table:table-cell table:formula="of:=delta_t*[.C173]+[.D173]" office:value-type="float" office:value="-0.000000163839997846527" calcext:value-type="float">
            <text:p>-1,63839997846527E-07</text:p>
          </table:table-cell>
          <table:table-cell table:formula="of:=[.E173]+delta_t*[.D173]+0.5*delta_t^2*[.C173]" office:value-type="float" office:value="-0.0162530034974736" calcext:value-type="float">
            <text:p>-0,0162530035</text:p>
          </table:table-cell>
          <table:table-cell table:formula="of:=[.B174]+mu_z-10" office:value-type="float" office:value="10" calcext:value-type="float">
            <text:p>10</text:p>
          </table:table-cell>
          <table:table-cell table:formula="of:=(1-K_a)*[.G173]+K_a*([.F174]-mu_z)" office:value-type="float" office:value="6.20190990581441E-040" calcext:value-type="float">
            <text:p>6,20190990581441E-40</text:p>
          </table:table-cell>
          <table:table-cell table:formula="of:=[.H173]+delta_t*[.G173]" office:value-type="float" office:value="-0.000000163839999842437" calcext:value-type="float">
            <text:p>-1,63839999842437E-07</text:p>
          </table:table-cell>
          <table:table-cell table:formula="of:=[.I173]+delta_t*[.H173]+0.5*delta_t^2*[.G173]" office:value-type="float" office:value="-0.0162530033515868" calcext:value-type="float">
            <text:p>-0,0162530034</text:p>
          </table:table-cell>
          <table:table-cell table:formula="of:=(1-K_a)*[.J173]+K_a*[.F174]-mu_z" office:value-type="float" office:value="-0.869565217391303" calcext:value-type="float">
            <text:p>-0,8695652174</text:p>
          </table:table-cell>
          <table:table-cell table:formula="of:=[.K173]+delta_t*[.J173]" office:value-type="float" office:value="-1.50406065533338" calcext:value-type="float">
            <text:p>-1,5040606553</text:p>
          </table:table-cell>
          <table:table-cell table:formula="of:=[.L173]+delta_t*[.K173]+0.5*delta_t^2*[.J173]" office:value-type="float" office:value="-1.31702114064097" calcext:value-type="float">
            <text:p>-1,3170211406</text:p>
          </table:table-cell>
        </table:table-row>
        <table:table-row table:style-name="ro1">
          <table:table-cell table:formula="of:=[.A174]+delta_t" office:value-type="float" office:value="1.7408" calcext:value-type="float">
            <text:p>1,7408</text:p>
          </table:table-cell>
          <table:table-cell table:formula="of:=[.B174]" office:value-type="float" office:value="10" calcext:value-type="float">
            <text:p>10</text:p>
          </table:table-cell>
          <table:table-cell table:formula="of:=[.B175]-10" office:value-type="float" office:value="0" calcext:value-type="float">
            <text:p>0</text:p>
          </table:table-cell>
          <table:table-cell table:formula="of:=delta_t*[.C174]+[.D174]" office:value-type="float" office:value="-0.000000163839997846527" calcext:value-type="float">
            <text:p>-1,63839997846527E-07</text:p>
          </table:table-cell>
          <table:table-cell table:formula="of:=[.E174]+delta_t*[.D174]+0.5*delta_t^2*[.C174]" office:value-type="float" office:value="-0.0162530051751952" calcext:value-type="float">
            <text:p>-0,0162530052</text:p>
          </table:table-cell>
          <table:table-cell table:formula="of:=[.B175]+mu_z-10" office:value-type="float" office:value="10" calcext:value-type="float">
            <text:p>10</text:p>
          </table:table-cell>
          <table:table-cell table:formula="of:=(1-K_a)*[.G174]+K_a*([.F175]-mu_z)" office:value-type="float" office:value="4.96152792465152E-041" calcext:value-type="float">
            <text:p>4,96152792465152E-41</text:p>
          </table:table-cell>
          <table:table-cell table:formula="of:=[.H174]+delta_t*[.G174]" office:value-type="float" office:value="-0.000000163839999842437" calcext:value-type="float">
            <text:p>-1,63839999842437E-07</text:p>
          </table:table-cell>
          <table:table-cell table:formula="of:=[.I174]+delta_t*[.H174]+0.5*delta_t^2*[.G174]" office:value-type="float" office:value="-0.0162530050293084" calcext:value-type="float">
            <text:p>-0,016253005</text:p>
          </table:table-cell>
          <table:table-cell table:formula="of:=(1-K_a)*[.J174]+K_a*[.F175]-mu_z" office:value-type="float" office:value="-0.869565217391303" calcext:value-type="float">
            <text:p>-0,8695652174</text:p>
          </table:table-cell>
          <table:table-cell table:formula="of:=[.K174]+delta_t*[.J174]" office:value-type="float" office:value="-1.51296500315947" calcext:value-type="float">
            <text:p>-1,5129650032</text:p>
          </table:table-cell>
          <table:table-cell table:formula="of:=[.L174]+delta_t*[.K174]+0.5*delta_t^2*[.J174]" office:value-type="float" office:value="-1.33246831201246" calcext:value-type="float">
            <text:p>-1,332468312</text:p>
          </table:table-cell>
        </table:table-row>
        <table:table-row table:style-name="ro1">
          <table:table-cell table:formula="of:=[.A175]+delta_t" office:value-type="float" office:value="1.75104" calcext:value-type="float">
            <text:p>1,75104</text:p>
          </table:table-cell>
          <table:table-cell table:formula="of:=[.B175]" office:value-type="float" office:value="10" calcext:value-type="float">
            <text:p>10</text:p>
          </table:table-cell>
          <table:table-cell table:formula="of:=[.B176]-10" office:value-type="float" office:value="0" calcext:value-type="float">
            <text:p>0</text:p>
          </table:table-cell>
          <table:table-cell table:formula="of:=delta_t*[.C175]+[.D175]" office:value-type="float" office:value="-0.000000163839997846527" calcext:value-type="float">
            <text:p>-1,63839997846527E-07</text:p>
          </table:table-cell>
          <table:table-cell table:formula="of:=[.E175]+delta_t*[.D175]+0.5*delta_t^2*[.C175]" office:value-type="float" office:value="-0.0162530068529168" calcext:value-type="float">
            <text:p>-0,0162530069</text:p>
          </table:table-cell>
          <table:table-cell table:formula="of:=[.B176]+mu_z-10" office:value-type="float" office:value="10" calcext:value-type="float">
            <text:p>10</text:p>
          </table:table-cell>
          <table:table-cell table:formula="of:=(1-K_a)*[.G175]+K_a*([.F176]-mu_z)" office:value-type="float" office:value="3.96922233972121E-042" calcext:value-type="float">
            <text:p>3,96922233972121E-42</text:p>
          </table:table-cell>
          <table:table-cell table:formula="of:=[.H175]+delta_t*[.G175]" office:value-type="float" office:value="-0.000000163839999842437" calcext:value-type="float">
            <text:p>-1,63839999842437E-07</text:p>
          </table:table-cell>
          <table:table-cell table:formula="of:=[.I175]+delta_t*[.H175]+0.5*delta_t^2*[.G175]" office:value-type="float" office:value="-0.01625300670703" calcext:value-type="float">
            <text:p>-0,0162530067</text:p>
          </table:table-cell>
          <table:table-cell table:formula="of:=(1-K_a)*[.J175]+K_a*[.F176]-mu_z" office:value-type="float" office:value="-0.869565217391303" calcext:value-type="float">
            <text:p>-0,8695652174</text:p>
          </table:table-cell>
          <table:table-cell table:formula="of:=[.K175]+delta_t*[.J175]" office:value-type="float" office:value="-1.52186935098555" calcext:value-type="float">
            <text:p>-1,521869351</text:p>
          </table:table-cell>
          <table:table-cell table:formula="of:=[.L175]+delta_t*[.K175]+0.5*delta_t^2*[.J175]" office:value-type="float" office:value="-1.34800666390568" calcext:value-type="float">
            <text:p>-1,3480066639</text:p>
          </table:table-cell>
        </table:table-row>
        <table:table-row table:style-name="ro1">
          <table:table-cell table:formula="of:=[.A176]+delta_t" office:value-type="float" office:value="1.76128" calcext:value-type="float">
            <text:p>1,76128</text:p>
          </table:table-cell>
          <table:table-cell table:formula="of:=[.B176]" office:value-type="float" office:value="10" calcext:value-type="float">
            <text:p>10</text:p>
          </table:table-cell>
          <table:table-cell table:formula="of:=[.B177]-10" office:value-type="float" office:value="0" calcext:value-type="float">
            <text:p>0</text:p>
          </table:table-cell>
          <table:table-cell table:formula="of:=delta_t*[.C176]+[.D176]" office:value-type="float" office:value="-0.000000163839997846527" calcext:value-type="float">
            <text:p>-1,63839997846527E-07</text:p>
          </table:table-cell>
          <table:table-cell table:formula="of:=[.E176]+delta_t*[.D176]+0.5*delta_t^2*[.C176]" office:value-type="float" office:value="-0.0162530085306384" calcext:value-type="float">
            <text:p>-0,0162530085</text:p>
          </table:table-cell>
          <table:table-cell table:formula="of:=[.B177]+mu_z-10" office:value-type="float" office:value="10" calcext:value-type="float">
            <text:p>10</text:p>
          </table:table-cell>
          <table:table-cell table:formula="of:=(1-K_a)*[.G176]+K_a*([.F177]-mu_z)" office:value-type="float" office:value="3.17537787177697E-043" calcext:value-type="float">
            <text:p>3,17537787177697E-43</text:p>
          </table:table-cell>
          <table:table-cell table:formula="of:=[.H176]+delta_t*[.G176]" office:value-type="float" office:value="-0.000000163839999842437" calcext:value-type="float">
            <text:p>-1,63839999842437E-07</text:p>
          </table:table-cell>
          <table:table-cell table:formula="of:=[.I176]+delta_t*[.H176]+0.5*delta_t^2*[.G176]" office:value-type="float" office:value="-0.0162530083847516" calcext:value-type="float">
            <text:p>-0,0162530084</text:p>
          </table:table-cell>
          <table:table-cell table:formula="of:=(1-K_a)*[.J176]+K_a*[.F177]-mu_z" office:value-type="float" office:value="-0.869565217391303" calcext:value-type="float">
            <text:p>-0,8695652174</text:p>
          </table:table-cell>
          <table:table-cell table:formula="of:=[.K176]+delta_t*[.J176]" office:value-type="float" office:value="-1.53077369881164" calcext:value-type="float">
            <text:p>-1,5307736988</text:p>
          </table:table-cell>
          <table:table-cell table:formula="of:=[.L176]+delta_t*[.K176]+0.5*delta_t^2*[.J176]" office:value-type="float" office:value="-1.36363619632064" calcext:value-type="float">
            <text:p>-1,3636361963</text:p>
          </table:table-cell>
        </table:table-row>
        <table:table-row table:style-name="ro1">
          <table:table-cell table:formula="of:=[.A177]+delta_t" office:value-type="float" office:value="1.77152" calcext:value-type="float">
            <text:p>1,77152</text:p>
          </table:table-cell>
          <table:table-cell table:formula="of:=[.B177]" office:value-type="float" office:value="10" calcext:value-type="float">
            <text:p>10</text:p>
          </table:table-cell>
          <table:table-cell table:formula="of:=[.B178]-10" office:value-type="float" office:value="0" calcext:value-type="float">
            <text:p>0</text:p>
          </table:table-cell>
          <table:table-cell table:formula="of:=delta_t*[.C177]+[.D177]" office:value-type="float" office:value="-0.000000163839997846527" calcext:value-type="float">
            <text:p>-1,63839997846527E-07</text:p>
          </table:table-cell>
          <table:table-cell table:formula="of:=[.E177]+delta_t*[.D177]+0.5*delta_t^2*[.C177]" office:value-type="float" office:value="-0.01625301020836" calcext:value-type="float">
            <text:p>-0,0162530102</text:p>
          </table:table-cell>
          <table:table-cell table:formula="of:=[.B178]+mu_z-10" office:value-type="float" office:value="10" calcext:value-type="float">
            <text:p>10</text:p>
          </table:table-cell>
          <table:table-cell table:formula="of:=(1-K_a)*[.G177]+K_a*([.F178]-mu_z)" office:value-type="float" office:value="2.54030229742157E-044" calcext:value-type="float">
            <text:p>2,54030229742157E-44</text:p>
          </table:table-cell>
          <table:table-cell table:formula="of:=[.H177]+delta_t*[.G177]" office:value-type="float" office:value="-0.000000163839999842437" calcext:value-type="float">
            <text:p>-1,63839999842437E-07</text:p>
          </table:table-cell>
          <table:table-cell table:formula="of:=[.I177]+delta_t*[.H177]+0.5*delta_t^2*[.G177]" office:value-type="float" office:value="-0.0162530100624732" calcext:value-type="float">
            <text:p>-0,0162530101</text:p>
          </table:table-cell>
          <table:table-cell table:formula="of:=(1-K_a)*[.J177]+K_a*[.F178]-mu_z" office:value-type="float" office:value="-0.869565217391303" calcext:value-type="float">
            <text:p>-0,8695652174</text:p>
          </table:table-cell>
          <table:table-cell table:formula="of:=[.K177]+delta_t*[.J177]" office:value-type="float" office:value="-1.53967804663773" calcext:value-type="float">
            <text:p>-1,5396780466</text:p>
          </table:table-cell>
          <table:table-cell table:formula="of:=[.L177]+delta_t*[.K177]+0.5*delta_t^2*[.J177]" office:value-type="float" office:value="-1.37935690925734" calcext:value-type="float">
            <text:p>-1,3793569093</text:p>
          </table:table-cell>
        </table:table-row>
        <table:table-row table:style-name="ro1">
          <table:table-cell table:formula="of:=[.A178]+delta_t" office:value-type="float" office:value="1.78176" calcext:value-type="float">
            <text:p>1,78176</text:p>
          </table:table-cell>
          <table:table-cell table:formula="of:=[.B178]" office:value-type="float" office:value="10" calcext:value-type="float">
            <text:p>10</text:p>
          </table:table-cell>
          <table:table-cell table:formula="of:=[.B179]-10" office:value-type="float" office:value="0" calcext:value-type="float">
            <text:p>0</text:p>
          </table:table-cell>
          <table:table-cell table:formula="of:=delta_t*[.C178]+[.D178]" office:value-type="float" office:value="-0.000000163839997846527" calcext:value-type="float">
            <text:p>-1,63839997846527E-07</text:p>
          </table:table-cell>
          <table:table-cell table:formula="of:=[.E178]+delta_t*[.D178]+0.5*delta_t^2*[.C178]" office:value-type="float" office:value="-0.0162530118860815" calcext:value-type="float">
            <text:p>-0,0162530119</text:p>
          </table:table-cell>
          <table:table-cell table:formula="of:=[.B179]+mu_z-10" office:value-type="float" office:value="10" calcext:value-type="float">
            <text:p>10</text:p>
          </table:table-cell>
          <table:table-cell table:formula="of:=(1-K_a)*[.G178]+K_a*([.F179]-mu_z)" office:value-type="float" office:value="2.03224183793726E-045" calcext:value-type="float">
            <text:p>2,03224183793726E-45</text:p>
          </table:table-cell>
          <table:table-cell table:formula="of:=[.H178]+delta_t*[.G178]" office:value-type="float" office:value="-0.000000163839999842437" calcext:value-type="float">
            <text:p>-1,63839999842437E-07</text:p>
          </table:table-cell>
          <table:table-cell table:formula="of:=[.I178]+delta_t*[.H178]+0.5*delta_t^2*[.G178]" office:value-type="float" office:value="-0.0162530117401948" calcext:value-type="float">
            <text:p>-0,0162530117</text:p>
          </table:table-cell>
          <table:table-cell table:formula="of:=(1-K_a)*[.J178]+K_a*[.F179]-mu_z" office:value-type="float" office:value="-0.869565217391303" calcext:value-type="float">
            <text:p>-0,8695652174</text:p>
          </table:table-cell>
          <table:table-cell table:formula="of:=[.K178]+delta_t*[.J178]" office:value-type="float" office:value="-1.54858239446381" calcext:value-type="float">
            <text:p>-1,5485823945</text:p>
          </table:table-cell>
          <table:table-cell table:formula="of:=[.L178]+delta_t*[.K178]+0.5*delta_t^2*[.J178]" office:value-type="float" office:value="-1.39516880271578" calcext:value-type="float">
            <text:p>-1,3951688027</text:p>
          </table:table-cell>
        </table:table-row>
        <table:table-row table:style-name="ro1">
          <table:table-cell table:formula="of:=[.A179]+delta_t" office:value-type="float" office:value="1.792" calcext:value-type="float">
            <text:p>1,792</text:p>
          </table:table-cell>
          <table:table-cell table:formula="of:=[.B179]" office:value-type="float" office:value="10" calcext:value-type="float">
            <text:p>10</text:p>
          </table:table-cell>
          <table:table-cell table:formula="of:=[.B180]-10" office:value-type="float" office:value="0" calcext:value-type="float">
            <text:p>0</text:p>
          </table:table-cell>
          <table:table-cell table:formula="of:=delta_t*[.C179]+[.D179]" office:value-type="float" office:value="-0.000000163839997846527" calcext:value-type="float">
            <text:p>-1,63839997846527E-07</text:p>
          </table:table-cell>
          <table:table-cell table:formula="of:=[.E179]+delta_t*[.D179]+0.5*delta_t^2*[.C179]" office:value-type="float" office:value="-0.0162530135638031" calcext:value-type="float">
            <text:p>-0,0162530136</text:p>
          </table:table-cell>
          <table:table-cell table:formula="of:=[.B180]+mu_z-10" office:value-type="float" office:value="10" calcext:value-type="float">
            <text:p>10</text:p>
          </table:table-cell>
          <table:table-cell table:formula="of:=(1-K_a)*[.G179]+K_a*([.F180]-mu_z)" office:value-type="float" office:value="1.62579347034981E-046" calcext:value-type="float">
            <text:p>1,62579347034981E-46</text:p>
          </table:table-cell>
          <table:table-cell table:formula="of:=[.H179]+delta_t*[.G179]" office:value-type="float" office:value="-0.000000163839999842437" calcext:value-type="float">
            <text:p>-1,63839999842437E-07</text:p>
          </table:table-cell>
          <table:table-cell table:formula="of:=[.I179]+delta_t*[.H179]+0.5*delta_t^2*[.G179]" office:value-type="float" office:value="-0.0162530134179164" calcext:value-type="float">
            <text:p>-0,0162530134</text:p>
          </table:table-cell>
          <table:table-cell table:formula="of:=(1-K_a)*[.J179]+K_a*[.F180]-mu_z" office:value-type="float" office:value="-0.869565217391303" calcext:value-type="float">
            <text:p>-0,8695652174</text:p>
          </table:table-cell>
          <table:table-cell table:formula="of:=[.K179]+delta_t*[.J179]" office:value-type="float" office:value="-1.5574867422899" calcext:value-type="float">
            <text:p>-1,5574867423</text:p>
          </table:table-cell>
          <table:table-cell table:formula="of:=[.L179]+delta_t*[.K179]+0.5*delta_t^2*[.J179]" office:value-type="float" office:value="-1.41107187669596" calcext:value-type="float">
            <text:p>-1,4110718767</text:p>
          </table:table-cell>
        </table:table-row>
        <table:table-row table:style-name="ro1">
          <table:table-cell table:formula="of:=[.A180]+delta_t" office:value-type="float" office:value="1.80224" calcext:value-type="float">
            <text:p>1,80224</text:p>
          </table:table-cell>
          <table:table-cell table:formula="of:=[.B180]" office:value-type="float" office:value="10" calcext:value-type="float">
            <text:p>10</text:p>
          </table:table-cell>
          <table:table-cell table:formula="of:=[.B181]-10" office:value-type="float" office:value="0" calcext:value-type="float">
            <text:p>0</text:p>
          </table:table-cell>
          <table:table-cell table:formula="of:=delta_t*[.C180]+[.D180]" office:value-type="float" office:value="-0.000000163839997846527" calcext:value-type="float">
            <text:p>-1,63839997846527E-07</text:p>
          </table:table-cell>
          <table:table-cell table:formula="of:=[.E180]+delta_t*[.D180]+0.5*delta_t^2*[.C180]" office:value-type="float" office:value="-0.0162530152415247" calcext:value-type="float">
            <text:p>-0,0162530152</text:p>
          </table:table-cell>
          <table:table-cell table:formula="of:=[.B181]+mu_z-10" office:value-type="float" office:value="10" calcext:value-type="float">
            <text:p>10</text:p>
          </table:table-cell>
          <table:table-cell table:formula="of:=(1-K_a)*[.G180]+K_a*([.F181]-mu_z)" office:value-type="float" office:value="1.30063477627984E-047" calcext:value-type="float">
            <text:p>1,30063477627984E-47</text:p>
          </table:table-cell>
          <table:table-cell table:formula="of:=[.H180]+delta_t*[.G180]" office:value-type="float" office:value="-0.000000163839999842437" calcext:value-type="float">
            <text:p>-1,63839999842437E-07</text:p>
          </table:table-cell>
          <table:table-cell table:formula="of:=[.I180]+delta_t*[.H180]+0.5*delta_t^2*[.G180]" office:value-type="float" office:value="-0.016253015095638" calcext:value-type="float">
            <text:p>-0,0162530151</text:p>
          </table:table-cell>
          <table:table-cell table:formula="of:=(1-K_a)*[.J180]+K_a*[.F181]-mu_z" office:value-type="float" office:value="-0.869565217391303" calcext:value-type="float">
            <text:p>-0,8695652174</text:p>
          </table:table-cell>
          <table:table-cell table:formula="of:=[.K180]+delta_t*[.J180]" office:value-type="float" office:value="-1.56639109011599" calcext:value-type="float">
            <text:p>-1,5663910901</text:p>
          </table:table-cell>
          <table:table-cell table:formula="of:=[.L180]+delta_t*[.K180]+0.5*delta_t^2*[.J180]" office:value-type="float" office:value="-1.42706613119788" calcext:value-type="float">
            <text:p>-1,4270661312</text:p>
          </table:table-cell>
        </table:table-row>
        <table:table-row table:style-name="ro1">
          <table:table-cell table:formula="of:=[.A181]+delta_t" office:value-type="float" office:value="1.81248" calcext:value-type="float">
            <text:p>1,81248</text:p>
          </table:table-cell>
          <table:table-cell table:formula="of:=[.B181]" office:value-type="float" office:value="10" calcext:value-type="float">
            <text:p>10</text:p>
          </table:table-cell>
          <table:table-cell table:formula="of:=[.B182]-10" office:value-type="float" office:value="0" calcext:value-type="float">
            <text:p>0</text:p>
          </table:table-cell>
          <table:table-cell table:formula="of:=delta_t*[.C181]+[.D181]" office:value-type="float" office:value="-0.000000163839997846527" calcext:value-type="float">
            <text:p>-1,63839997846527E-07</text:p>
          </table:table-cell>
          <table:table-cell table:formula="of:=[.E181]+delta_t*[.D181]+0.5*delta_t^2*[.C181]" office:value-type="float" office:value="-0.0162530169192463" calcext:value-type="float">
            <text:p>-0,0162530169</text:p>
          </table:table-cell>
          <table:table-cell table:formula="of:=[.B182]+mu_z-10" office:value-type="float" office:value="10" calcext:value-type="float">
            <text:p>10</text:p>
          </table:table-cell>
          <table:table-cell table:formula="of:=(1-K_a)*[.G181]+K_a*([.F182]-mu_z)" office:value-type="float" office:value="1.04050782102388E-048" calcext:value-type="float">
            <text:p>1,04050782102388E-48</text:p>
          </table:table-cell>
          <table:table-cell table:formula="of:=[.H181]+delta_t*[.G181]" office:value-type="float" office:value="-0.000000163839999842437" calcext:value-type="float">
            <text:p>-1,63839999842437E-07</text:p>
          </table:table-cell>
          <table:table-cell table:formula="of:=[.I181]+delta_t*[.H181]+0.5*delta_t^2*[.G181]" office:value-type="float" office:value="-0.0162530167733596" calcext:value-type="float">
            <text:p>-0,0162530168</text:p>
          </table:table-cell>
          <table:table-cell table:formula="of:=(1-K_a)*[.J181]+K_a*[.F182]-mu_z" office:value-type="float" office:value="-0.869565217391303" calcext:value-type="float">
            <text:p>-0,8695652174</text:p>
          </table:table-cell>
          <table:table-cell table:formula="of:=[.K181]+delta_t*[.J181]" office:value-type="float" office:value="-1.57529543794207" calcext:value-type="float">
            <text:p>-1,5752954379</text:p>
          </table:table-cell>
          <table:table-cell table:formula="of:=[.L181]+delta_t*[.K181]+0.5*delta_t^2*[.J181]" office:value-type="float" office:value="-1.44315156622154" calcext:value-type="float">
            <text:p>-1,4431515662</text:p>
          </table:table-cell>
        </table:table-row>
        <table:table-row table:style-name="ro1">
          <table:table-cell table:formula="of:=[.A182]+delta_t" office:value-type="float" office:value="1.82272" calcext:value-type="float">
            <text:p>1,82272</text:p>
          </table:table-cell>
          <table:table-cell table:formula="of:=[.B182]" office:value-type="float" office:value="10" calcext:value-type="float">
            <text:p>10</text:p>
          </table:table-cell>
          <table:table-cell table:formula="of:=[.B183]-10" office:value-type="float" office:value="0" calcext:value-type="float">
            <text:p>0</text:p>
          </table:table-cell>
          <table:table-cell table:formula="of:=delta_t*[.C182]+[.D182]" office:value-type="float" office:value="-0.000000163839997846527" calcext:value-type="float">
            <text:p>-1,63839997846527E-07</text:p>
          </table:table-cell>
          <table:table-cell table:formula="of:=[.E182]+delta_t*[.D182]+0.5*delta_t^2*[.C182]" office:value-type="float" office:value="-0.0162530185969678" calcext:value-type="float">
            <text:p>-0,0162530186</text:p>
          </table:table-cell>
          <table:table-cell table:formula="of:=[.B183]+mu_z-10" office:value-type="float" office:value="10" calcext:value-type="float">
            <text:p>10</text:p>
          </table:table-cell>
          <table:table-cell table:formula="of:=(1-K_a)*[.G182]+K_a*([.F183]-mu_z)" office:value-type="float" office:value="8.324062568191E-050" calcext:value-type="float">
            <text:p>8,324062568191E-50</text:p>
          </table:table-cell>
          <table:table-cell table:formula="of:=[.H182]+delta_t*[.G182]" office:value-type="float" office:value="-0.000000163839999842437" calcext:value-type="float">
            <text:p>-1,63839999842437E-07</text:p>
          </table:table-cell>
          <table:table-cell table:formula="of:=[.I182]+delta_t*[.H182]+0.5*delta_t^2*[.G182]" office:value-type="float" office:value="-0.0162530184510812" calcext:value-type="float">
            <text:p>-0,0162530185</text:p>
          </table:table-cell>
          <table:table-cell table:formula="of:=(1-K_a)*[.J182]+K_a*[.F183]-mu_z" office:value-type="float" office:value="-0.869565217391303" calcext:value-type="float">
            <text:p>-0,8695652174</text:p>
          </table:table-cell>
          <table:table-cell table:formula="of:=[.K182]+delta_t*[.J182]" office:value-type="float" office:value="-1.58419978576816" calcext:value-type="float">
            <text:p>-1,5841997858</text:p>
          </table:table-cell>
          <table:table-cell table:formula="of:=[.L182]+delta_t*[.K182]+0.5*delta_t^2*[.J182]" office:value-type="float" office:value="-1.45932818176693" calcext:value-type="float">
            <text:p>-1,4593281818</text:p>
          </table:table-cell>
        </table:table-row>
        <table:table-row table:style-name="ro1">
          <table:table-cell table:formula="of:=[.A183]+delta_t" office:value-type="float" office:value="1.83296" calcext:value-type="float">
            <text:p>1,83296</text:p>
          </table:table-cell>
          <table:table-cell table:formula="of:=[.B183]" office:value-type="float" office:value="10" calcext:value-type="float">
            <text:p>10</text:p>
          </table:table-cell>
          <table:table-cell table:formula="of:=[.B184]-10" office:value-type="float" office:value="0" calcext:value-type="float">
            <text:p>0</text:p>
          </table:table-cell>
          <table:table-cell table:formula="of:=delta_t*[.C183]+[.D183]" office:value-type="float" office:value="-0.000000163839997846527" calcext:value-type="float">
            <text:p>-1,63839997846527E-07</text:p>
          </table:table-cell>
          <table:table-cell table:formula="of:=[.E183]+delta_t*[.D183]+0.5*delta_t^2*[.C183]" office:value-type="float" office:value="-0.0162530202746894" calcext:value-type="float">
            <text:p>-0,0162530203</text:p>
          </table:table-cell>
          <table:table-cell table:formula="of:=[.B184]+mu_z-10" office:value-type="float" office:value="10" calcext:value-type="float">
            <text:p>10</text:p>
          </table:table-cell>
          <table:table-cell table:formula="of:=(1-K_a)*[.G183]+K_a*([.F184]-mu_z)" office:value-type="float" office:value="6.65925005455279E-051" calcext:value-type="float">
            <text:p>6,65925005455279E-51</text:p>
          </table:table-cell>
          <table:table-cell table:formula="of:=[.H183]+delta_t*[.G183]" office:value-type="float" office:value="-0.000000163839999842437" calcext:value-type="float">
            <text:p>-1,63839999842437E-07</text:p>
          </table:table-cell>
          <table:table-cell table:formula="of:=[.I183]+delta_t*[.H183]+0.5*delta_t^2*[.G183]" office:value-type="float" office:value="-0.0162530201288028" calcext:value-type="float">
            <text:p>-0,0162530201</text:p>
          </table:table-cell>
          <table:table-cell table:formula="of:=(1-K_a)*[.J183]+K_a*[.F184]-mu_z" office:value-type="float" office:value="-0.869565217391303" calcext:value-type="float">
            <text:p>-0,8695652174</text:p>
          </table:table-cell>
          <table:table-cell table:formula="of:=[.K183]+delta_t*[.J183]" office:value-type="float" office:value="-1.59310413359425" calcext:value-type="float">
            <text:p>-1,5931041336</text:p>
          </table:table-cell>
          <table:table-cell table:formula="of:=[.L183]+delta_t*[.K183]+0.5*delta_t^2*[.J183]" office:value-type="float" office:value="-1.47559597783407" calcext:value-type="float">
            <text:p>-1,4755959778</text:p>
          </table:table-cell>
        </table:table-row>
        <table:table-row table:style-name="ro1">
          <table:table-cell table:formula="of:=[.A184]+delta_t" office:value-type="float" office:value="1.8432" calcext:value-type="float">
            <text:p>1,8432</text:p>
          </table:table-cell>
          <table:table-cell table:formula="of:=[.B184]" office:value-type="float" office:value="10" calcext:value-type="float">
            <text:p>10</text:p>
          </table:table-cell>
          <table:table-cell table:formula="of:=[.B185]-10" office:value-type="float" office:value="0" calcext:value-type="float">
            <text:p>0</text:p>
          </table:table-cell>
          <table:table-cell table:formula="of:=delta_t*[.C184]+[.D184]" office:value-type="float" office:value="-0.000000163839997846527" calcext:value-type="float">
            <text:p>-1,63839997846527E-07</text:p>
          </table:table-cell>
          <table:table-cell table:formula="of:=[.E184]+delta_t*[.D184]+0.5*delta_t^2*[.C184]" office:value-type="float" office:value="-0.016253021952411" calcext:value-type="float">
            <text:p>-0,016253022</text:p>
          </table:table-cell>
          <table:table-cell table:formula="of:=[.B185]+mu_z-10" office:value-type="float" office:value="10" calcext:value-type="float">
            <text:p>10</text:p>
          </table:table-cell>
          <table:table-cell table:formula="of:=(1-K_a)*[.G184]+K_a*([.F185]-mu_z)" office:value-type="float" office:value="5.32740004364223E-052" calcext:value-type="float">
            <text:p>5,32740004364223E-52</text:p>
          </table:table-cell>
          <table:table-cell table:formula="of:=[.H184]+delta_t*[.G184]" office:value-type="float" office:value="-0.000000163839999842437" calcext:value-type="float">
            <text:p>-1,63839999842437E-07</text:p>
          </table:table-cell>
          <table:table-cell table:formula="of:=[.I184]+delta_t*[.H184]+0.5*delta_t^2*[.G184]" office:value-type="float" office:value="-0.0162530218065244" calcext:value-type="float">
            <text:p>-0,0162530218</text:p>
          </table:table-cell>
          <table:table-cell table:formula="of:=(1-K_a)*[.J184]+K_a*[.F185]-mu_z" office:value-type="float" office:value="-0.869565217391303" calcext:value-type="float">
            <text:p>-0,8695652174</text:p>
          </table:table-cell>
          <table:table-cell table:formula="of:=[.K184]+delta_t*[.J184]" office:value-type="float" office:value="-1.60200848142034" calcext:value-type="float">
            <text:p>-1,6020084814</text:p>
          </table:table-cell>
          <table:table-cell table:formula="of:=[.L184]+delta_t*[.K184]+0.5*delta_t^2*[.J184]" office:value-type="float" office:value="-1.49195495442294" calcext:value-type="float">
            <text:p>-1,4919549544</text:p>
          </table:table-cell>
        </table:table-row>
        <table:table-row table:style-name="ro1">
          <table:table-cell table:formula="of:=[.A185]+delta_t" office:value-type="float" office:value="1.85344" calcext:value-type="float">
            <text:p>1,85344</text:p>
          </table:table-cell>
          <table:table-cell table:formula="of:=[.B185]" office:value-type="float" office:value="10" calcext:value-type="float">
            <text:p>10</text:p>
          </table:table-cell>
          <table:table-cell table:formula="of:=[.B186]-10" office:value-type="float" office:value="0" calcext:value-type="float">
            <text:p>0</text:p>
          </table:table-cell>
          <table:table-cell table:formula="of:=delta_t*[.C185]+[.D185]" office:value-type="float" office:value="-0.000000163839997846527" calcext:value-type="float">
            <text:p>-1,63839997846527E-07</text:p>
          </table:table-cell>
          <table:table-cell table:formula="of:=[.E185]+delta_t*[.D185]+0.5*delta_t^2*[.C185]" office:value-type="float" office:value="-0.0162530236301326" calcext:value-type="float">
            <text:p>-0,0162530236</text:p>
          </table:table-cell>
          <table:table-cell table:formula="of:=[.B186]+mu_z-10" office:value-type="float" office:value="10" calcext:value-type="float">
            <text:p>10</text:p>
          </table:table-cell>
          <table:table-cell table:formula="of:=(1-K_a)*[.G185]+K_a*([.F186]-mu_z)" office:value-type="float" office:value="4.26192003491379E-053" calcext:value-type="float">
            <text:p>4,26192003491379E-53</text:p>
          </table:table-cell>
          <table:table-cell table:formula="of:=[.H185]+delta_t*[.G185]" office:value-type="float" office:value="-0.000000163839999842437" calcext:value-type="float">
            <text:p>-1,63839999842437E-07</text:p>
          </table:table-cell>
          <table:table-cell table:formula="of:=[.I185]+delta_t*[.H185]+0.5*delta_t^2*[.G185]" office:value-type="float" office:value="-0.016253023484246" calcext:value-type="float">
            <text:p>-0,0162530235</text:p>
          </table:table-cell>
          <table:table-cell table:formula="of:=(1-K_a)*[.J185]+K_a*[.F186]-mu_z" office:value-type="float" office:value="-0.869565217391303" calcext:value-type="float">
            <text:p>-0,8695652174</text:p>
          </table:table-cell>
          <table:table-cell table:formula="of:=[.K185]+delta_t*[.J185]" office:value-type="float" office:value="-1.61091282924642" calcext:value-type="float">
            <text:p>-1,6109128292</text:p>
          </table:table-cell>
          <table:table-cell table:formula="of:=[.L185]+delta_t*[.K185]+0.5*delta_t^2*[.J185]" office:value-type="float" office:value="-1.50840511153356" calcext:value-type="float">
            <text:p>-1,5084051115</text:p>
          </table:table-cell>
        </table:table-row>
        <table:table-row table:style-name="ro1">
          <table:table-cell table:formula="of:=[.A186]+delta_t" office:value-type="float" office:value="1.86368" calcext:value-type="float">
            <text:p>1,86368</text:p>
          </table:table-cell>
          <table:table-cell table:formula="of:=[.B186]" office:value-type="float" office:value="10" calcext:value-type="float">
            <text:p>10</text:p>
          </table:table-cell>
          <table:table-cell table:formula="of:=[.B187]-10" office:value-type="float" office:value="0" calcext:value-type="float">
            <text:p>0</text:p>
          </table:table-cell>
          <table:table-cell table:formula="of:=delta_t*[.C186]+[.D186]" office:value-type="float" office:value="-0.000000163839997846527" calcext:value-type="float">
            <text:p>-1,63839997846527E-07</text:p>
          </table:table-cell>
          <table:table-cell table:formula="of:=[.E186]+delta_t*[.D186]+0.5*delta_t^2*[.C186]" office:value-type="float" office:value="-0.0162530253078541" calcext:value-type="float">
            <text:p>-0,0162530253</text:p>
          </table:table-cell>
          <table:table-cell table:formula="of:=[.B187]+mu_z-10" office:value-type="float" office:value="10" calcext:value-type="float">
            <text:p>10</text:p>
          </table:table-cell>
          <table:table-cell table:formula="of:=(1-K_a)*[.G186]+K_a*([.F187]-mu_z)" office:value-type="float" office:value="3.40953602793103E-054" calcext:value-type="float">
            <text:p>3,40953602793103E-54</text:p>
          </table:table-cell>
          <table:table-cell table:formula="of:=[.H186]+delta_t*[.G186]" office:value-type="float" office:value="-0.000000163839999842437" calcext:value-type="float">
            <text:p>-1,63839999842437E-07</text:p>
          </table:table-cell>
          <table:table-cell table:formula="of:=[.I186]+delta_t*[.H186]+0.5*delta_t^2*[.G186]" office:value-type="float" office:value="-0.0162530251619676" calcext:value-type="float">
            <text:p>-0,0162530252</text:p>
          </table:table-cell>
          <table:table-cell table:formula="of:=(1-K_a)*[.J186]+K_a*[.F187]-mu_z" office:value-type="float" office:value="-0.869565217391303" calcext:value-type="float">
            <text:p>-0,8695652174</text:p>
          </table:table-cell>
          <table:table-cell table:formula="of:=[.K186]+delta_t*[.J186]" office:value-type="float" office:value="-1.61981717707251" calcext:value-type="float">
            <text:p>-1,6198171771</text:p>
          </table:table-cell>
          <table:table-cell table:formula="of:=[.L186]+delta_t*[.K186]+0.5*delta_t^2*[.J186]" office:value-type="float" office:value="-1.52494644916591" calcext:value-type="float">
            <text:p>-1,5249464492</text:p>
          </table:table-cell>
        </table:table-row>
        <table:table-row table:style-name="ro1">
          <table:table-cell table:formula="of:=[.A187]+delta_t" office:value-type="float" office:value="1.87392" calcext:value-type="float">
            <text:p>1,87392</text:p>
          </table:table-cell>
          <table:table-cell table:formula="of:=[.B187]" office:value-type="float" office:value="10" calcext:value-type="float">
            <text:p>10</text:p>
          </table:table-cell>
          <table:table-cell table:formula="of:=[.B188]-10" office:value-type="float" office:value="0" calcext:value-type="float">
            <text:p>0</text:p>
          </table:table-cell>
          <table:table-cell table:formula="of:=delta_t*[.C187]+[.D187]" office:value-type="float" office:value="-0.000000163839997846527" calcext:value-type="float">
            <text:p>-1,63839997846527E-07</text:p>
          </table:table-cell>
          <table:table-cell table:formula="of:=[.E187]+delta_t*[.D187]+0.5*delta_t^2*[.C187]" office:value-type="float" office:value="-0.0162530269855757" calcext:value-type="float">
            <text:p>-0,016253027</text:p>
          </table:table-cell>
          <table:table-cell table:formula="of:=[.B188]+mu_z-10" office:value-type="float" office:value="10" calcext:value-type="float">
            <text:p>10</text:p>
          </table:table-cell>
          <table:table-cell table:formula="of:=(1-K_a)*[.G187]+K_a*([.F188]-mu_z)" office:value-type="float" office:value="2.72762882234482E-055" calcext:value-type="float">
            <text:p>2,72762882234482E-55</text:p>
          </table:table-cell>
          <table:table-cell table:formula="of:=[.H187]+delta_t*[.G187]" office:value-type="float" office:value="-0.000000163839999842437" calcext:value-type="float">
            <text:p>-1,63839999842437E-07</text:p>
          </table:table-cell>
          <table:table-cell table:formula="of:=[.I187]+delta_t*[.H187]+0.5*delta_t^2*[.G187]" office:value-type="float" office:value="-0.0162530268396892" calcext:value-type="float">
            <text:p>-0,0162530268</text:p>
          </table:table-cell>
          <table:table-cell table:formula="of:=(1-K_a)*[.J187]+K_a*[.F188]-mu_z" office:value-type="float" office:value="-0.869565217391303" calcext:value-type="float">
            <text:p>-0,8695652174</text:p>
          </table:table-cell>
          <table:table-cell table:formula="of:=[.K187]+delta_t*[.J187]" office:value-type="float" office:value="-1.6287215248986" calcext:value-type="float">
            <text:p>-1,6287215249</text:p>
          </table:table-cell>
          <table:table-cell table:formula="of:=[.L187]+delta_t*[.K187]+0.5*delta_t^2*[.J187]" office:value-type="float" office:value="-1.54157896732" calcext:value-type="float">
            <text:p>-1,5415789673</text:p>
          </table:table-cell>
        </table:table-row>
        <table:table-row table:style-name="ro1">
          <table:table-cell table:formula="of:=[.A188]+delta_t" office:value-type="float" office:value="1.88416" calcext:value-type="float">
            <text:p>1,88416</text:p>
          </table:table-cell>
          <table:table-cell table:formula="of:=[.B188]" office:value-type="float" office:value="10" calcext:value-type="float">
            <text:p>10</text:p>
          </table:table-cell>
          <table:table-cell table:formula="of:=[.B189]-10" office:value-type="float" office:value="0" calcext:value-type="float">
            <text:p>0</text:p>
          </table:table-cell>
          <table:table-cell table:formula="of:=delta_t*[.C188]+[.D188]" office:value-type="float" office:value="-0.000000163839997846527" calcext:value-type="float">
            <text:p>-1,63839997846527E-07</text:p>
          </table:table-cell>
          <table:table-cell table:formula="of:=[.E188]+delta_t*[.D188]+0.5*delta_t^2*[.C188]" office:value-type="float" office:value="-0.0162530286632973" calcext:value-type="float">
            <text:p>-0,0162530287</text:p>
          </table:table-cell>
          <table:table-cell table:formula="of:=[.B189]+mu_z-10" office:value-type="float" office:value="10" calcext:value-type="float">
            <text:p>10</text:p>
          </table:table-cell>
          <table:table-cell table:formula="of:=(1-K_a)*[.G188]+K_a*([.F189]-mu_z)" office:value-type="float" office:value="2.18210305787585E-056" calcext:value-type="float">
            <text:p>2,18210305787585E-56</text:p>
          </table:table-cell>
          <table:table-cell table:formula="of:=[.H188]+delta_t*[.G188]" office:value-type="float" office:value="-0.000000163839999842437" calcext:value-type="float">
            <text:p>-1,63839999842437E-07</text:p>
          </table:table-cell>
          <table:table-cell table:formula="of:=[.I188]+delta_t*[.H188]+0.5*delta_t^2*[.G188]" office:value-type="float" office:value="-0.0162530285174107" calcext:value-type="float">
            <text:p>-0,0162530285</text:p>
          </table:table-cell>
          <table:table-cell table:formula="of:=(1-K_a)*[.J188]+K_a*[.F189]-mu_z" office:value-type="float" office:value="-0.869565217391303" calcext:value-type="float">
            <text:p>-0,8695652174</text:p>
          </table:table-cell>
          <table:table-cell table:formula="of:=[.K188]+delta_t*[.J188]" office:value-type="float" office:value="-1.63762587272468" calcext:value-type="float">
            <text:p>-1,6376258727</text:p>
          </table:table-cell>
          <table:table-cell table:formula="of:=[.L188]+delta_t*[.K188]+0.5*delta_t^2*[.J188]" office:value-type="float" office:value="-1.55830266599583" calcext:value-type="float">
            <text:p>-1,558302666</text:p>
          </table:table-cell>
        </table:table-row>
        <table:table-row table:style-name="ro1">
          <table:table-cell table:formula="of:=[.A189]+delta_t" office:value-type="float" office:value="1.8944" calcext:value-type="float">
            <text:p>1,8944</text:p>
          </table:table-cell>
          <table:table-cell table:formula="of:=[.B189]" office:value-type="float" office:value="10" calcext:value-type="float">
            <text:p>10</text:p>
          </table:table-cell>
          <table:table-cell table:formula="of:=[.B190]-10" office:value-type="float" office:value="0" calcext:value-type="float">
            <text:p>0</text:p>
          </table:table-cell>
          <table:table-cell table:formula="of:=delta_t*[.C189]+[.D189]" office:value-type="float" office:value="-0.000000163839997846527" calcext:value-type="float">
            <text:p>-1,63839997846527E-07</text:p>
          </table:table-cell>
          <table:table-cell table:formula="of:=[.E189]+delta_t*[.D189]+0.5*delta_t^2*[.C189]" office:value-type="float" office:value="-0.0162530303410189" calcext:value-type="float">
            <text:p>-0,0162530303</text:p>
          </table:table-cell>
          <table:table-cell table:formula="of:=[.B190]+mu_z-10" office:value-type="float" office:value="10" calcext:value-type="float">
            <text:p>10</text:p>
          </table:table-cell>
          <table:table-cell table:formula="of:=(1-K_a)*[.G189]+K_a*([.F190]-mu_z)" office:value-type="float" office:value="1.74568244630068E-057" calcext:value-type="float">
            <text:p>1,74568244630068E-57</text:p>
          </table:table-cell>
          <table:table-cell table:formula="of:=[.H189]+delta_t*[.G189]" office:value-type="float" office:value="-0.000000163839999842437" calcext:value-type="float">
            <text:p>-1,63839999842437E-07</text:p>
          </table:table-cell>
          <table:table-cell table:formula="of:=[.I189]+delta_t*[.H189]+0.5*delta_t^2*[.G189]" office:value-type="float" office:value="-0.0162530301951323" calcext:value-type="float">
            <text:p>-0,0162530302</text:p>
          </table:table-cell>
          <table:table-cell table:formula="of:=(1-K_a)*[.J189]+K_a*[.F190]-mu_z" office:value-type="float" office:value="-0.869565217391303" calcext:value-type="float">
            <text:p>-0,8695652174</text:p>
          </table:table-cell>
          <table:table-cell table:formula="of:=[.K189]+delta_t*[.J189]" office:value-type="float" office:value="-1.64653022055077" calcext:value-type="float">
            <text:p>-1,6465302206</text:p>
          </table:table-cell>
          <table:table-cell table:formula="of:=[.L189]+delta_t*[.K189]+0.5*delta_t^2*[.J189]" office:value-type="float" office:value="-1.5751175451934" calcext:value-type="float">
            <text:p>-1,5751175452</text:p>
          </table:table-cell>
        </table:table-row>
        <table:table-row table:style-name="ro1">
          <table:table-cell table:formula="of:=[.A190]+delta_t" office:value-type="float" office:value="1.90464" calcext:value-type="float">
            <text:p>1,90464</text:p>
          </table:table-cell>
          <table:table-cell table:formula="of:=[.B190]" office:value-type="float" office:value="10" calcext:value-type="float">
            <text:p>10</text:p>
          </table:table-cell>
          <table:table-cell table:formula="of:=[.B191]-10" office:value-type="float" office:value="0" calcext:value-type="float">
            <text:p>0</text:p>
          </table:table-cell>
          <table:table-cell table:formula="of:=delta_t*[.C190]+[.D190]" office:value-type="float" office:value="-0.000000163839997846527" calcext:value-type="float">
            <text:p>-1,63839997846527E-07</text:p>
          </table:table-cell>
          <table:table-cell table:formula="of:=[.E190]+delta_t*[.D190]+0.5*delta_t^2*[.C190]" office:value-type="float" office:value="-0.0162530320187404" calcext:value-type="float">
            <text:p>-0,016253032</text:p>
          </table:table-cell>
          <table:table-cell table:formula="of:=[.B191]+mu_z-10" office:value-type="float" office:value="10" calcext:value-type="float">
            <text:p>10</text:p>
          </table:table-cell>
          <table:table-cell table:formula="of:=(1-K_a)*[.G190]+K_a*([.F191]-mu_z)" office:value-type="float" office:value="1.39654595704055E-058" calcext:value-type="float">
            <text:p>1,39654595704055E-58</text:p>
          </table:table-cell>
          <table:table-cell table:formula="of:=[.H190]+delta_t*[.G190]" office:value-type="float" office:value="-0.000000163839999842437" calcext:value-type="float">
            <text:p>-1,63839999842437E-07</text:p>
          </table:table-cell>
          <table:table-cell table:formula="of:=[.I190]+delta_t*[.H190]+0.5*delta_t^2*[.G190]" office:value-type="float" office:value="-0.0162530318728539" calcext:value-type="float">
            <text:p>-0,0162530319</text:p>
          </table:table-cell>
          <table:table-cell table:formula="of:=(1-K_a)*[.J190]+K_a*[.F191]-mu_z" office:value-type="float" office:value="-0.869565217391303" calcext:value-type="float">
            <text:p>-0,8695652174</text:p>
          </table:table-cell>
          <table:table-cell table:formula="of:=[.K190]+delta_t*[.J190]" office:value-type="float" office:value="-1.65543456837686" calcext:value-type="float">
            <text:p>-1,6554345684</text:p>
          </table:table-cell>
          <table:table-cell table:formula="of:=[.L190]+delta_t*[.K190]+0.5*delta_t^2*[.J190]" office:value-type="float" office:value="-1.59202360491271" calcext:value-type="float">
            <text:p>-1,5920236049</text:p>
          </table:table-cell>
        </table:table-row>
        <table:table-row table:style-name="ro1">
          <table:table-cell table:formula="of:=[.A191]+delta_t" office:value-type="float" office:value="1.91488" calcext:value-type="float">
            <text:p>1,91488</text:p>
          </table:table-cell>
          <table:table-cell table:formula="of:=[.B191]" office:value-type="float" office:value="10" calcext:value-type="float">
            <text:p>10</text:p>
          </table:table-cell>
          <table:table-cell table:formula="of:=[.B192]-10" office:value-type="float" office:value="0" calcext:value-type="float">
            <text:p>0</text:p>
          </table:table-cell>
          <table:table-cell table:formula="of:=delta_t*[.C191]+[.D191]" office:value-type="float" office:value="-0.000000163839997846527" calcext:value-type="float">
            <text:p>-1,63839997846527E-07</text:p>
          </table:table-cell>
          <table:table-cell table:formula="of:=[.E191]+delta_t*[.D191]+0.5*delta_t^2*[.C191]" office:value-type="float" office:value="-0.016253033696462" calcext:value-type="float">
            <text:p>-0,0162530337</text:p>
          </table:table-cell>
          <table:table-cell table:formula="of:=[.B192]+mu_z-10" office:value-type="float" office:value="10" calcext:value-type="float">
            <text:p>10</text:p>
          </table:table-cell>
          <table:table-cell table:formula="of:=(1-K_a)*[.G191]+K_a*([.F192]-mu_z)" office:value-type="float" office:value="1.11723676563244E-059" calcext:value-type="float">
            <text:p>1,11723676563244E-59</text:p>
          </table:table-cell>
          <table:table-cell table:formula="of:=[.H191]+delta_t*[.G191]" office:value-type="float" office:value="-0.000000163839999842437" calcext:value-type="float">
            <text:p>-1,63839999842437E-07</text:p>
          </table:table-cell>
          <table:table-cell table:formula="of:=[.I191]+delta_t*[.H191]+0.5*delta_t^2*[.G191]" office:value-type="float" office:value="-0.0162530335505755" calcext:value-type="float">
            <text:p>-0,0162530336</text:p>
          </table:table-cell>
          <table:table-cell table:formula="of:=(1-K_a)*[.J191]+K_a*[.F192]-mu_z" office:value-type="float" office:value="-0.869565217391303" calcext:value-type="float">
            <text:p>-0,8695652174</text:p>
          </table:table-cell>
          <table:table-cell table:formula="of:=[.K191]+delta_t*[.J191]" office:value-type="float" office:value="-1.66433891620294" calcext:value-type="float">
            <text:p>-1,6643389162</text:p>
          </table:table-cell>
          <table:table-cell table:formula="of:=[.L191]+delta_t*[.K191]+0.5*delta_t^2*[.J191]" office:value-type="float" office:value="-1.60902084515376" calcext:value-type="float">
            <text:p>-1,6090208452</text:p>
          </table:table-cell>
        </table:table-row>
        <table:table-row table:style-name="ro1">
          <table:table-cell table:formula="of:=[.A192]+delta_t" office:value-type="float" office:value="1.92512" calcext:value-type="float">
            <text:p>1,92512</text:p>
          </table:table-cell>
          <table:table-cell table:formula="of:=[.B192]" office:value-type="float" office:value="10" calcext:value-type="float">
            <text:p>10</text:p>
          </table:table-cell>
          <table:table-cell table:formula="of:=[.B193]-10" office:value-type="float" office:value="0" calcext:value-type="float">
            <text:p>0</text:p>
          </table:table-cell>
          <table:table-cell table:formula="of:=delta_t*[.C192]+[.D192]" office:value-type="float" office:value="-0.000000163839997846527" calcext:value-type="float">
            <text:p>-1,63839997846527E-07</text:p>
          </table:table-cell>
          <table:table-cell table:formula="of:=[.E192]+delta_t*[.D192]+0.5*delta_t^2*[.C192]" office:value-type="float" office:value="-0.0162530353741836" calcext:value-type="float">
            <text:p>-0,0162530354</text:p>
          </table:table-cell>
          <table:table-cell table:formula="of:=[.B193]+mu_z-10" office:value-type="float" office:value="10" calcext:value-type="float">
            <text:p>10</text:p>
          </table:table-cell>
          <table:table-cell table:formula="of:=(1-K_a)*[.G192]+K_a*([.F193]-mu_z)" office:value-type="float" office:value="8.93789412505948E-061" calcext:value-type="float">
            <text:p>8,93789412505948E-61</text:p>
          </table:table-cell>
          <table:table-cell table:formula="of:=[.H192]+delta_t*[.G192]" office:value-type="float" office:value="-0.000000163839999842437" calcext:value-type="float">
            <text:p>-1,63839999842437E-07</text:p>
          </table:table-cell>
          <table:table-cell table:formula="of:=[.I192]+delta_t*[.H192]+0.5*delta_t^2*[.G192]" office:value-type="float" office:value="-0.0162530352282971" calcext:value-type="float">
            <text:p>-0,0162530352</text:p>
          </table:table-cell>
          <table:table-cell table:formula="of:=(1-K_a)*[.J192]+K_a*[.F193]-mu_z" office:value-type="float" office:value="-0.869565217391303" calcext:value-type="float">
            <text:p>-0,8695652174</text:p>
          </table:table-cell>
          <table:table-cell table:formula="of:=[.K192]+delta_t*[.J192]" office:value-type="float" office:value="-1.67324326402903" calcext:value-type="float">
            <text:p>-1,673243264</text:p>
          </table:table-cell>
          <table:table-cell table:formula="of:=[.L192]+delta_t*[.K192]+0.5*delta_t^2*[.J192]" office:value-type="float" office:value="-1.62610926591655" calcext:value-type="float">
            <text:p>-1,6261092659</text:p>
          </table:table-cell>
        </table:table-row>
        <table:table-row table:style-name="ro1">
          <table:table-cell table:formula="of:=[.A193]+delta_t" office:value-type="float" office:value="1.93536" calcext:value-type="float">
            <text:p>1,93536</text:p>
          </table:table-cell>
          <table:table-cell table:formula="of:=[.B193]" office:value-type="float" office:value="10" calcext:value-type="float">
            <text:p>10</text:p>
          </table:table-cell>
          <table:table-cell table:formula="of:=[.B194]-10" office:value-type="float" office:value="0" calcext:value-type="float">
            <text:p>0</text:p>
          </table:table-cell>
          <table:table-cell table:formula="of:=delta_t*[.C193]+[.D193]" office:value-type="float" office:value="-0.000000163839997846527" calcext:value-type="float">
            <text:p>-1,63839997846527E-07</text:p>
          </table:table-cell>
          <table:table-cell table:formula="of:=[.E193]+delta_t*[.D193]+0.5*delta_t^2*[.C193]" office:value-type="float" office:value="-0.0162530370519052" calcext:value-type="float">
            <text:p>-0,0162530371</text:p>
          </table:table-cell>
          <table:table-cell table:formula="of:=[.B194]+mu_z-10" office:value-type="float" office:value="10" calcext:value-type="float">
            <text:p>10</text:p>
          </table:table-cell>
          <table:table-cell table:formula="of:=(1-K_a)*[.G193]+K_a*([.F194]-mu_z)" office:value-type="float" office:value="7.15031530004758E-062" calcext:value-type="float">
            <text:p>7,15031530004758E-62</text:p>
          </table:table-cell>
          <table:table-cell table:formula="of:=[.H193]+delta_t*[.G193]" office:value-type="float" office:value="-0.000000163839999842437" calcext:value-type="float">
            <text:p>-1,63839999842437E-07</text:p>
          </table:table-cell>
          <table:table-cell table:formula="of:=[.I193]+delta_t*[.H193]+0.5*delta_t^2*[.G193]" office:value-type="float" office:value="-0.0162530369060187" calcext:value-type="float">
            <text:p>-0,0162530369</text:p>
          </table:table-cell>
          <table:table-cell table:formula="of:=(1-K_a)*[.J193]+K_a*[.F194]-mu_z" office:value-type="float" office:value="-0.869565217391303" calcext:value-type="float">
            <text:p>-0,8695652174</text:p>
          </table:table-cell>
          <table:table-cell table:formula="of:=[.K193]+delta_t*[.J193]" office:value-type="float" office:value="-1.68214761185512" calcext:value-type="float">
            <text:p>-1,6821476119</text:p>
          </table:table-cell>
          <table:table-cell table:formula="of:=[.L193]+delta_t*[.K193]+0.5*delta_t^2*[.J193]" office:value-type="float" office:value="-1.64328886720108" calcext:value-type="float">
            <text:p>-1,6432888672</text:p>
          </table:table-cell>
        </table:table-row>
        <table:table-row table:style-name="ro1">
          <table:table-cell table:formula="of:=[.A194]+delta_t" office:value-type="float" office:value="1.9456" calcext:value-type="float">
            <text:p>1,9456</text:p>
          </table:table-cell>
          <table:table-cell table:formula="of:=[.B194]" office:value-type="float" office:value="10" calcext:value-type="float">
            <text:p>10</text:p>
          </table:table-cell>
          <table:table-cell table:formula="of:=[.B195]-10" office:value-type="float" office:value="0" calcext:value-type="float">
            <text:p>0</text:p>
          </table:table-cell>
          <table:table-cell table:formula="of:=delta_t*[.C194]+[.D194]" office:value-type="float" office:value="-0.000000163839997846527" calcext:value-type="float">
            <text:p>-1,63839997846527E-07</text:p>
          </table:table-cell>
          <table:table-cell table:formula="of:=[.E194]+delta_t*[.D194]+0.5*delta_t^2*[.C194]" office:value-type="float" office:value="-0.0162530387296267" calcext:value-type="float">
            <text:p>-0,0162530387</text:p>
          </table:table-cell>
          <table:table-cell table:formula="of:=[.B195]+mu_z-10" office:value-type="float" office:value="10" calcext:value-type="float">
            <text:p>10</text:p>
          </table:table-cell>
          <table:table-cell table:formula="of:=(1-K_a)*[.G194]+K_a*([.F195]-mu_z)" office:value-type="float" office:value="5.72025224003806E-063" calcext:value-type="float">
            <text:p>5,72025224003806E-63</text:p>
          </table:table-cell>
          <table:table-cell table:formula="of:=[.H194]+delta_t*[.G194]" office:value-type="float" office:value="-0.000000163839999842437" calcext:value-type="float">
            <text:p>-1,63839999842437E-07</text:p>
          </table:table-cell>
          <table:table-cell table:formula="of:=[.I194]+delta_t*[.H194]+0.5*delta_t^2*[.G194]" office:value-type="float" office:value="-0.0162530385837403" calcext:value-type="float">
            <text:p>-0,0162530386</text:p>
          </table:table-cell>
          <table:table-cell table:formula="of:=(1-K_a)*[.J194]+K_a*[.F195]-mu_z" office:value-type="float" office:value="-0.869565217391303" calcext:value-type="float">
            <text:p>-0,8695652174</text:p>
          </table:table-cell>
          <table:table-cell table:formula="of:=[.K194]+delta_t*[.J194]" office:value-type="float" office:value="-1.6910519596812" calcext:value-type="float">
            <text:p>-1,6910519597</text:p>
          </table:table-cell>
          <table:table-cell table:formula="of:=[.L194]+delta_t*[.K194]+0.5*delta_t^2*[.J194]" office:value-type="float" office:value="-1.66055964900734" calcext:value-type="float">
            <text:p>-1,660559649</text:p>
          </table:table-cell>
        </table:table-row>
        <table:table-row table:style-name="ro1">
          <table:table-cell table:formula="of:=[.A195]+delta_t" office:value-type="float" office:value="1.95584" calcext:value-type="float">
            <text:p>1,95584</text:p>
          </table:table-cell>
          <table:table-cell table:formula="of:=[.B195]" office:value-type="float" office:value="10" calcext:value-type="float">
            <text:p>10</text:p>
          </table:table-cell>
          <table:table-cell table:formula="of:=[.B196]-10" office:value-type="float" office:value="0" calcext:value-type="float">
            <text:p>0</text:p>
          </table:table-cell>
          <table:table-cell table:formula="of:=delta_t*[.C195]+[.D195]" office:value-type="float" office:value="-0.000000163839997846527" calcext:value-type="float">
            <text:p>-1,63839997846527E-07</text:p>
          </table:table-cell>
          <table:table-cell table:formula="of:=[.E195]+delta_t*[.D195]+0.5*delta_t^2*[.C195]" office:value-type="float" office:value="-0.0162530404073483" calcext:value-type="float">
            <text:p>-0,0162530404</text:p>
          </table:table-cell>
          <table:table-cell table:formula="of:=[.B196]+mu_z-10" office:value-type="float" office:value="10" calcext:value-type="float">
            <text:p>10</text:p>
          </table:table-cell>
          <table:table-cell table:formula="of:=(1-K_a)*[.G195]+K_a*([.F196]-mu_z)" office:value-type="float" office:value="4.57620179203045E-064" calcext:value-type="float">
            <text:p>4,57620179203045E-64</text:p>
          </table:table-cell>
          <table:table-cell table:formula="of:=[.H195]+delta_t*[.G195]" office:value-type="float" office:value="-0.000000163839999842437" calcext:value-type="float">
            <text:p>-1,63839999842437E-07</text:p>
          </table:table-cell>
          <table:table-cell table:formula="of:=[.I195]+delta_t*[.H195]+0.5*delta_t^2*[.G195]" office:value-type="float" office:value="-0.0162530402614619" calcext:value-type="float">
            <text:p>-0,0162530403</text:p>
          </table:table-cell>
          <table:table-cell table:formula="of:=(1-K_a)*[.J195]+K_a*[.F196]-mu_z" office:value-type="float" office:value="-0.869565217391303" calcext:value-type="float">
            <text:p>-0,8695652174</text:p>
          </table:table-cell>
          <table:table-cell table:formula="of:=[.K195]+delta_t*[.J195]" office:value-type="float" office:value="-1.69995630750729" calcext:value-type="float">
            <text:p>-1,6999563075</text:p>
          </table:table-cell>
          <table:table-cell table:formula="of:=[.L195]+delta_t*[.K195]+0.5*delta_t^2*[.J195]" office:value-type="float" office:value="-1.67792161133535" calcext:value-type="float">
            <text:p>-1,6779216113</text:p>
          </table:table-cell>
        </table:table-row>
        <table:table-row table:style-name="ro1">
          <table:table-cell table:formula="of:=[.A196]+delta_t" office:value-type="float" office:value="1.96608" calcext:value-type="float">
            <text:p>1,96608</text:p>
          </table:table-cell>
          <table:table-cell table:formula="of:=[.B196]" office:value-type="float" office:value="10" calcext:value-type="float">
            <text:p>10</text:p>
          </table:table-cell>
          <table:table-cell table:formula="of:=[.B197]-10" office:value-type="float" office:value="0" calcext:value-type="float">
            <text:p>0</text:p>
          </table:table-cell>
          <table:table-cell table:formula="of:=delta_t*[.C196]+[.D196]" office:value-type="float" office:value="-0.000000163839997846527" calcext:value-type="float">
            <text:p>-1,63839997846527E-07</text:p>
          </table:table-cell>
          <table:table-cell table:formula="of:=[.E196]+delta_t*[.D196]+0.5*delta_t^2*[.C196]" office:value-type="float" office:value="-0.0162530420850699" calcext:value-type="float">
            <text:p>-0,0162530421</text:p>
          </table:table-cell>
          <table:table-cell table:formula="of:=[.B197]+mu_z-10" office:value-type="float" office:value="10" calcext:value-type="float">
            <text:p>10</text:p>
          </table:table-cell>
          <table:table-cell table:formula="of:=(1-K_a)*[.G196]+K_a*([.F197]-mu_z)" office:value-type="float" office:value="3.66096143362436E-065" calcext:value-type="float">
            <text:p>3,66096143362436E-65</text:p>
          </table:table-cell>
          <table:table-cell table:formula="of:=[.H196]+delta_t*[.G196]" office:value-type="float" office:value="-0.000000163839999842437" calcext:value-type="float">
            <text:p>-1,63839999842437E-07</text:p>
          </table:table-cell>
          <table:table-cell table:formula="of:=[.I196]+delta_t*[.H196]+0.5*delta_t^2*[.G196]" office:value-type="float" office:value="-0.0162530419391835" calcext:value-type="float">
            <text:p>-0,0162530419</text:p>
          </table:table-cell>
          <table:table-cell table:formula="of:=(1-K_a)*[.J196]+K_a*[.F197]-mu_z" office:value-type="float" office:value="-0.869565217391303" calcext:value-type="float">
            <text:p>-0,8695652174</text:p>
          </table:table-cell>
          <table:table-cell table:formula="of:=[.K196]+delta_t*[.J196]" office:value-type="float" office:value="-1.70886065533338" calcext:value-type="float">
            <text:p>-1,7088606553</text:p>
          </table:table-cell>
          <table:table-cell table:formula="of:=[.L196]+delta_t*[.K196]+0.5*delta_t^2*[.J196]" office:value-type="float" office:value="-1.69537475418509" calcext:value-type="float">
            <text:p>-1,6953747542</text:p>
          </table:table-cell>
        </table:table-row>
        <table:table-row table:style-name="ro1">
          <table:table-cell table:formula="of:=[.A197]+delta_t" office:value-type="float" office:value="1.97632" calcext:value-type="float">
            <text:p>1,97632</text:p>
          </table:table-cell>
          <table:table-cell table:formula="of:=[.B197]" office:value-type="float" office:value="10" calcext:value-type="float">
            <text:p>10</text:p>
          </table:table-cell>
          <table:table-cell table:formula="of:=[.B198]-10" office:value-type="float" office:value="0" calcext:value-type="float">
            <text:p>0</text:p>
          </table:table-cell>
          <table:table-cell table:formula="of:=delta_t*[.C197]+[.D197]" office:value-type="float" office:value="-0.000000163839997846527" calcext:value-type="float">
            <text:p>-1,63839997846527E-07</text:p>
          </table:table-cell>
          <table:table-cell table:formula="of:=[.E197]+delta_t*[.D197]+0.5*delta_t^2*[.C197]" office:value-type="float" office:value="-0.0162530437627915" calcext:value-type="float">
            <text:p>-0,0162530438</text:p>
          </table:table-cell>
          <table:table-cell table:formula="of:=[.B198]+mu_z-10" office:value-type="float" office:value="10" calcext:value-type="float">
            <text:p>10</text:p>
          </table:table-cell>
          <table:table-cell table:formula="of:=(1-K_a)*[.G197]+K_a*([.F198]-mu_z)" office:value-type="float" office:value="2.92876914689948E-066" calcext:value-type="float">
            <text:p>2,92876914689948E-66</text:p>
          </table:table-cell>
          <table:table-cell table:formula="of:=[.H197]+delta_t*[.G197]" office:value-type="float" office:value="-0.000000163839999842437" calcext:value-type="float">
            <text:p>-1,63839999842437E-07</text:p>
          </table:table-cell>
          <table:table-cell table:formula="of:=[.I197]+delta_t*[.H197]+0.5*delta_t^2*[.G197]" office:value-type="float" office:value="-0.0162530436169051" calcext:value-type="float">
            <text:p>-0,0162530436</text:p>
          </table:table-cell>
          <table:table-cell table:formula="of:=(1-K_a)*[.J197]+K_a*[.F198]-mu_z" office:value-type="float" office:value="-0.869565217391303" calcext:value-type="float">
            <text:p>-0,8695652174</text:p>
          </table:table-cell>
          <table:table-cell table:formula="of:=[.K197]+delta_t*[.J197]" office:value-type="float" office:value="-1.71776500315946" calcext:value-type="float">
            <text:p>-1,7177650032</text:p>
          </table:table-cell>
          <table:table-cell table:formula="of:=[.L197]+delta_t*[.K197]+0.5*delta_t^2*[.J197]" office:value-type="float" office:value="-1.71291907755658" calcext:value-type="float">
            <text:p>-1,7129190776</text:p>
          </table:table-cell>
        </table:table-row>
        <table:table-row table:style-name="ro1">
          <table:table-cell table:formula="of:=[.A198]+delta_t" office:value-type="float" office:value="1.98656" calcext:value-type="float">
            <text:p>1,98656</text:p>
          </table:table-cell>
          <table:table-cell table:formula="of:=[.B198]" office:value-type="float" office:value="10" calcext:value-type="float">
            <text:p>10</text:p>
          </table:table-cell>
          <table:table-cell table:formula="of:=[.B199]-10" office:value-type="float" office:value="0" calcext:value-type="float">
            <text:p>0</text:p>
          </table:table-cell>
          <table:table-cell table:formula="of:=delta_t*[.C198]+[.D198]" office:value-type="float" office:value="-0.000000163839997846527" calcext:value-type="float">
            <text:p>-1,63839997846527E-07</text:p>
          </table:table-cell>
          <table:table-cell table:formula="of:=[.E198]+delta_t*[.D198]+0.5*delta_t^2*[.C198]" office:value-type="float" office:value="-0.0162530454405131" calcext:value-type="float">
            <text:p>-0,0162530454</text:p>
          </table:table-cell>
          <table:table-cell table:formula="of:=[.B199]+mu_z-10" office:value-type="float" office:value="10" calcext:value-type="float">
            <text:p>10</text:p>
          </table:table-cell>
          <table:table-cell table:formula="of:=(1-K_a)*[.G198]+K_a*([.F199]-mu_z)" office:value-type="float" office:value="2.34301531751959E-067" calcext:value-type="float">
            <text:p>2,34301531751959E-67</text:p>
          </table:table-cell>
          <table:table-cell table:formula="of:=[.H198]+delta_t*[.G198]" office:value-type="float" office:value="-0.000000163839999842437" calcext:value-type="float">
            <text:p>-1,63839999842437E-07</text:p>
          </table:table-cell>
          <table:table-cell table:formula="of:=[.I198]+delta_t*[.H198]+0.5*delta_t^2*[.G198]" office:value-type="float" office:value="-0.0162530452946267" calcext:value-type="float">
            <text:p>-0,0162530453</text:p>
          </table:table-cell>
          <table:table-cell table:formula="of:=(1-K_a)*[.J198]+K_a*[.F199]-mu_z" office:value-type="float" office:value="-0.869565217391303" calcext:value-type="float">
            <text:p>-0,8695652174</text:p>
          </table:table-cell>
          <table:table-cell table:formula="of:=[.K198]+delta_t*[.J198]" office:value-type="float" office:value="-1.72666935098555" calcext:value-type="float">
            <text:p>-1,726669351</text:p>
          </table:table-cell>
          <table:table-cell table:formula="of:=[.L198]+delta_t*[.K198]+0.5*delta_t^2*[.J198]" office:value-type="float" office:value="-1.7305545814498" calcext:value-type="float">
            <text:p>-1,7305545814</text:p>
          </table:table-cell>
        </table:table-row>
        <table:table-row table:style-name="ro1">
          <table:table-cell table:formula="of:=[.A199]+delta_t" office:value-type="float" office:value="1.9968" calcext:value-type="float">
            <text:p>1,9968</text:p>
          </table:table-cell>
          <table:table-cell table:formula="of:=[.B199]" office:value-type="float" office:value="10" calcext:value-type="float">
            <text:p>10</text:p>
          </table:table-cell>
          <table:table-cell table:formula="of:=[.B200]-10" office:value-type="float" office:value="0" calcext:value-type="float">
            <text:p>0</text:p>
          </table:table-cell>
          <table:table-cell table:formula="of:=delta_t*[.C199]+[.D199]" office:value-type="float" office:value="-0.000000163839997846527" calcext:value-type="float">
            <text:p>-1,63839997846527E-07</text:p>
          </table:table-cell>
          <table:table-cell table:formula="of:=[.E199]+delta_t*[.D199]+0.5*delta_t^2*[.C199]" office:value-type="float" office:value="-0.0162530471182346" calcext:value-type="float">
            <text:p>-0,0162530471</text:p>
          </table:table-cell>
          <table:table-cell table:formula="of:=[.B200]+mu_z-10" office:value-type="float" office:value="10" calcext:value-type="float">
            <text:p>10</text:p>
          </table:table-cell>
          <table:table-cell table:formula="of:=(1-K_a)*[.G199]+K_a*([.F200]-mu_z)" office:value-type="float" office:value="1.87441225401567E-068" calcext:value-type="float">
            <text:p>1,87441225401567E-68</text:p>
          </table:table-cell>
          <table:table-cell table:formula="of:=[.H199]+delta_t*[.G199]" office:value-type="float" office:value="-0.000000163839999842437" calcext:value-type="float">
            <text:p>-1,63839999842437E-07</text:p>
          </table:table-cell>
          <table:table-cell table:formula="of:=[.I199]+delta_t*[.H199]+0.5*delta_t^2*[.G199]" office:value-type="float" office:value="-0.0162530469723483" calcext:value-type="float">
            <text:p>-0,016253047</text:p>
          </table:table-cell>
          <table:table-cell table:formula="of:=(1-K_a)*[.J199]+K_a*[.F200]-mu_z" office:value-type="float" office:value="-0.869565217391303" calcext:value-type="float">
            <text:p>-0,8695652174</text:p>
          </table:table-cell>
          <table:table-cell table:formula="of:=[.K199]+delta_t*[.J199]" office:value-type="float" office:value="-1.73557369881164" calcext:value-type="float">
            <text:p>-1,7355736988</text:p>
          </table:table-cell>
          <table:table-cell table:formula="of:=[.L199]+delta_t*[.K199]+0.5*delta_t^2*[.J199]" office:value-type="float" office:value="-1.74828126586476" calcext:value-type="float">
            <text:p>-1,7482812659</text:p>
          </table:table-cell>
        </table:table-row>
        <table:table-row table:style-name="ro1">
          <table:table-cell table:formula="of:=[.A200]+delta_t" office:value-type="float" office:value="2.00704" calcext:value-type="float">
            <text:p>2,00704</text:p>
          </table:table-cell>
          <table:table-cell table:formula="of:=[.B200]" office:value-type="float" office:value="10" calcext:value-type="float">
            <text:p>10</text:p>
          </table:table-cell>
          <table:table-cell table:formula="of:=[.B201]-10" office:value-type="float" office:value="0" calcext:value-type="float">
            <text:p>0</text:p>
          </table:table-cell>
          <table:table-cell table:formula="of:=delta_t*[.C200]+[.D200]" office:value-type="float" office:value="-0.000000163839997846527" calcext:value-type="float">
            <text:p>-1,63839997846527E-07</text:p>
          </table:table-cell>
          <table:table-cell table:formula="of:=[.E200]+delta_t*[.D200]+0.5*delta_t^2*[.C200]" office:value-type="float" office:value="-0.0162530487959562" calcext:value-type="float">
            <text:p>-0,0162530488</text:p>
          </table:table-cell>
          <table:table-cell table:formula="of:=[.B201]+mu_z-10" office:value-type="float" office:value="10" calcext:value-type="float">
            <text:p>10</text:p>
          </table:table-cell>
          <table:table-cell table:formula="of:=(1-K_a)*[.G200]+K_a*([.F201]-mu_z)" office:value-type="float" office:value="1.49952980321253E-069" calcext:value-type="float">
            <text:p>1,49952980321253E-69</text:p>
          </table:table-cell>
          <table:table-cell table:formula="of:=[.H200]+delta_t*[.G200]" office:value-type="float" office:value="-0.000000163839999842437" calcext:value-type="float">
            <text:p>-1,63839999842437E-07</text:p>
          </table:table-cell>
          <table:table-cell table:formula="of:=[.I200]+delta_t*[.H200]+0.5*delta_t^2*[.G200]" office:value-type="float" office:value="-0.0162530486500699" calcext:value-type="float">
            <text:p>-0,0162530487</text:p>
          </table:table-cell>
          <table:table-cell table:formula="of:=(1-K_a)*[.J200]+K_a*[.F201]-mu_z" office:value-type="float" office:value="-0.869565217391303" calcext:value-type="float">
            <text:p>-0,8695652174</text:p>
          </table:table-cell>
          <table:table-cell table:formula="of:=[.K200]+delta_t*[.J200]" office:value-type="float" office:value="-1.74447804663772" calcext:value-type="float">
            <text:p>-1,7444780466</text:p>
          </table:table-cell>
          <table:table-cell table:formula="of:=[.L200]+delta_t*[.K200]+0.5*delta_t^2*[.J200]" office:value-type="float" office:value="-1.76609913080146" calcext:value-type="float">
            <text:p>-1,7660991308</text:p>
          </table:table-cell>
        </table:table-row>
        <table:table-row table:style-name="ro1">
          <table:table-cell table:formula="of:=[.A201]+delta_t" office:value-type="float" office:value="2.01728" calcext:value-type="float">
            <text:p>2,01728</text:p>
          </table:table-cell>
          <table:table-cell table:formula="of:=[.B201]" office:value-type="float" office:value="10" calcext:value-type="float">
            <text:p>10</text:p>
          </table:table-cell>
          <table:table-cell table:formula="of:=[.B202]-10" office:value-type="float" office:value="0" calcext:value-type="float">
            <text:p>0</text:p>
          </table:table-cell>
          <table:table-cell table:formula="of:=delta_t*[.C201]+[.D201]" office:value-type="float" office:value="-0.000000163839997846527" calcext:value-type="float">
            <text:p>-1,63839997846527E-07</text:p>
          </table:table-cell>
          <table:table-cell table:formula="of:=[.E201]+delta_t*[.D201]+0.5*delta_t^2*[.C201]" office:value-type="float" office:value="-0.0162530504736778" calcext:value-type="float">
            <text:p>-0,0162530505</text:p>
          </table:table-cell>
          <table:table-cell table:formula="of:=[.B202]+mu_z-10" office:value-type="float" office:value="10" calcext:value-type="float">
            <text:p>10</text:p>
          </table:table-cell>
          <table:table-cell table:formula="of:=(1-K_a)*[.G201]+K_a*([.F202]-mu_z)" office:value-type="float" office:value="1.19962384257003E-070" calcext:value-type="float">
            <text:p>1,19962384257003E-70</text:p>
          </table:table-cell>
          <table:table-cell table:formula="of:=[.H201]+delta_t*[.G201]" office:value-type="float" office:value="-0.000000163839999842437" calcext:value-type="float">
            <text:p>-1,63839999842437E-07</text:p>
          </table:table-cell>
          <table:table-cell table:formula="of:=[.I201]+delta_t*[.H201]+0.5*delta_t^2*[.G201]" office:value-type="float" office:value="-0.0162530503277915" calcext:value-type="float">
            <text:p>-0,0162530503</text:p>
          </table:table-cell>
          <table:table-cell table:formula="of:=(1-K_a)*[.J201]+K_a*[.F202]-mu_z" office:value-type="float" office:value="-0.869565217391303" calcext:value-type="float">
            <text:p>-0,8695652174</text:p>
          </table:table-cell>
          <table:table-cell table:formula="of:=[.K201]+delta_t*[.J201]" office:value-type="float" office:value="-1.75338239446381" calcext:value-type="float">
            <text:p>-1,7533823945</text:p>
          </table:table-cell>
          <table:table-cell table:formula="of:=[.L201]+delta_t*[.K201]+0.5*delta_t^2*[.J201]" office:value-type="float" office:value="-1.7840081762599" calcext:value-type="float">
            <text:p>-1,7840081763</text:p>
          </table:table-cell>
        </table:table-row>
        <table:table-row table:style-name="ro1">
          <table:table-cell table:formula="of:=[.A202]+delta_t" office:value-type="float" office:value="2.02752" calcext:value-type="float">
            <text:p>2,02752</text:p>
          </table:table-cell>
          <table:table-cell table:formula="of:=[.B202]" office:value-type="float" office:value="10" calcext:value-type="float">
            <text:p>10</text:p>
          </table:table-cell>
          <table:table-cell table:formula="of:=[.B203]-10" office:value-type="float" office:value="0" calcext:value-type="float">
            <text:p>0</text:p>
          </table:table-cell>
          <table:table-cell table:formula="of:=delta_t*[.C202]+[.D202]" office:value-type="float" office:value="-0.000000163839997846527" calcext:value-type="float">
            <text:p>-1,63839997846527E-07</text:p>
          </table:table-cell>
          <table:table-cell table:formula="of:=[.E202]+delta_t*[.D202]+0.5*delta_t^2*[.C202]" office:value-type="float" office:value="-0.0162530521513994" calcext:value-type="float">
            <text:p>-0,0162530522</text:p>
          </table:table-cell>
          <table:table-cell table:formula="of:=[.B203]+mu_z-10" office:value-type="float" office:value="10" calcext:value-type="float">
            <text:p>10</text:p>
          </table:table-cell>
          <table:table-cell table:formula="of:=(1-K_a)*[.G202]+K_a*([.F203]-mu_z)" office:value-type="float" office:value="9.59699074056021E-072" calcext:value-type="float">
            <text:p>9,59699074056021E-72</text:p>
          </table:table-cell>
          <table:table-cell table:formula="of:=[.H202]+delta_t*[.G202]" office:value-type="float" office:value="-0.000000163839999842437" calcext:value-type="float">
            <text:p>-1,63839999842437E-07</text:p>
          </table:table-cell>
          <table:table-cell table:formula="of:=[.I202]+delta_t*[.H202]+0.5*delta_t^2*[.G202]" office:value-type="float" office:value="-0.0162530520055131" calcext:value-type="float">
            <text:p>-0,016253052</text:p>
          </table:table-cell>
          <table:table-cell table:formula="of:=(1-K_a)*[.J202]+K_a*[.F203]-mu_z" office:value-type="float" office:value="-0.869565217391303" calcext:value-type="float">
            <text:p>-0,8695652174</text:p>
          </table:table-cell>
          <table:table-cell table:formula="of:=[.K202]+delta_t*[.J202]" office:value-type="float" office:value="-1.7622867422899" calcext:value-type="float">
            <text:p>-1,7622867423</text:p>
          </table:table-cell>
          <table:table-cell table:formula="of:=[.L202]+delta_t*[.K202]+0.5*delta_t^2*[.J202]" office:value-type="float" office:value="-1.80200840224008" calcext:value-type="float">
            <text:p>-1,8020084022</text:p>
          </table:table-cell>
        </table:table-row>
        <table:table-row table:style-name="ro1">
          <table:table-cell table:formula="of:=[.A203]+delta_t" office:value-type="float" office:value="2.03776" calcext:value-type="float">
            <text:p>2,03776</text:p>
          </table:table-cell>
          <table:table-cell table:formula="of:=[.B203]" office:value-type="float" office:value="10" calcext:value-type="float">
            <text:p>10</text:p>
          </table:table-cell>
          <table:table-cell table:formula="of:=[.B204]-10" office:value-type="float" office:value="0" calcext:value-type="float">
            <text:p>0</text:p>
          </table:table-cell>
          <table:table-cell table:formula="of:=delta_t*[.C203]+[.D203]" office:value-type="float" office:value="-0.000000163839997846527" calcext:value-type="float">
            <text:p>-1,63839997846527E-07</text:p>
          </table:table-cell>
          <table:table-cell table:formula="of:=[.E203]+delta_t*[.D203]+0.5*delta_t^2*[.C203]" office:value-type="float" office:value="-0.0162530538291209" calcext:value-type="float">
            <text:p>-0,0162530538</text:p>
          </table:table-cell>
          <table:table-cell table:formula="of:=[.B204]+mu_z-10" office:value-type="float" office:value="10" calcext:value-type="float">
            <text:p>10</text:p>
          </table:table-cell>
          <table:table-cell table:formula="of:=(1-K_a)*[.G203]+K_a*([.F204]-mu_z)" office:value-type="float" office:value="7.67759259244816E-073" calcext:value-type="float">
            <text:p>7,67759259244816E-73</text:p>
          </table:table-cell>
          <table:table-cell table:formula="of:=[.H203]+delta_t*[.G203]" office:value-type="float" office:value="-0.000000163839999842437" calcext:value-type="float">
            <text:p>-1,63839999842437E-07</text:p>
          </table:table-cell>
          <table:table-cell table:formula="of:=[.I203]+delta_t*[.H203]+0.5*delta_t^2*[.G203]" office:value-type="float" office:value="-0.0162530536832347" calcext:value-type="float">
            <text:p>-0,0162530537</text:p>
          </table:table-cell>
          <table:table-cell table:formula="of:=(1-K_a)*[.J203]+K_a*[.F204]-mu_z" office:value-type="float" office:value="-0.869565217391303" calcext:value-type="float">
            <text:p>-0,8695652174</text:p>
          </table:table-cell>
          <table:table-cell table:formula="of:=[.K203]+delta_t*[.J203]" office:value-type="float" office:value="-1.77119109011599" calcext:value-type="float">
            <text:p>-1,7711910901</text:p>
          </table:table-cell>
          <table:table-cell table:formula="of:=[.L203]+delta_t*[.K203]+0.5*delta_t^2*[.J203]" office:value-type="float" office:value="-1.820099808742" calcext:value-type="float">
            <text:p>-1,8200998087</text:p>
          </table:table-cell>
        </table:table-row>
        <table:table-row table:style-name="ro1">
          <table:table-cell table:formula="of:=[.A204]+delta_t" office:value-type="float" office:value="2.048" calcext:value-type="float">
            <text:p>2,048</text:p>
          </table:table-cell>
          <table:table-cell table:formula="of:=[.B204]" office:value-type="float" office:value="10" calcext:value-type="float">
            <text:p>10</text:p>
          </table:table-cell>
          <table:table-cell table:formula="of:=[.B205]-10" office:value-type="float" office:value="0" calcext:value-type="float">
            <text:p>0</text:p>
          </table:table-cell>
          <table:table-cell table:formula="of:=delta_t*[.C204]+[.D204]" office:value-type="float" office:value="-0.000000163839997846527" calcext:value-type="float">
            <text:p>-1,63839997846527E-07</text:p>
          </table:table-cell>
          <table:table-cell table:formula="of:=[.E204]+delta_t*[.D204]+0.5*delta_t^2*[.C204]" office:value-type="float" office:value="-0.0162530555068425" calcext:value-type="float">
            <text:p>-0,0162530555</text:p>
          </table:table-cell>
          <table:table-cell table:formula="of:=[.B205]+mu_z-10" office:value-type="float" office:value="10" calcext:value-type="float">
            <text:p>10</text:p>
          </table:table-cell>
          <table:table-cell table:formula="of:=(1-K_a)*[.G204]+K_a*([.F205]-mu_z)" office:value-type="float" office:value="6.14207407395853E-074" calcext:value-type="float">
            <text:p>6,14207407395853E-74</text:p>
          </table:table-cell>
          <table:table-cell table:formula="of:=[.H204]+delta_t*[.G204]" office:value-type="float" office:value="-0.000000163839999842437" calcext:value-type="float">
            <text:p>-1,63839999842437E-07</text:p>
          </table:table-cell>
          <table:table-cell table:formula="of:=[.I204]+delta_t*[.H204]+0.5*delta_t^2*[.G204]" office:value-type="float" office:value="-0.0162530553609563" calcext:value-type="float">
            <text:p>-0,0162530554</text:p>
          </table:table-cell>
          <table:table-cell table:formula="of:=(1-K_a)*[.J204]+K_a*[.F205]-mu_z" office:value-type="float" office:value="-0.869565217391303" calcext:value-type="float">
            <text:p>-0,8695652174</text:p>
          </table:table-cell>
          <table:table-cell table:formula="of:=[.K204]+delta_t*[.J204]" office:value-type="float" office:value="-1.78009543794207" calcext:value-type="float">
            <text:p>-1,7800954379</text:p>
          </table:table-cell>
          <table:table-cell table:formula="of:=[.L204]+delta_t*[.K204]+0.5*delta_t^2*[.J204]" office:value-type="float" office:value="-1.83828239576565" calcext:value-type="float">
            <text:p>-1,8382823958</text:p>
          </table:table-cell>
        </table:table-row>
        <table:table-row table:style-name="ro1">
          <table:table-cell table:formula="of:=[.A205]+delta_t" office:value-type="float" office:value="2.05824" calcext:value-type="float">
            <text:p>2,05824</text:p>
          </table:table-cell>
          <table:table-cell table:formula="of:=[.B205]" office:value-type="float" office:value="10" calcext:value-type="float">
            <text:p>10</text:p>
          </table:table-cell>
          <table:table-cell table:formula="of:=[.B206]-10" office:value-type="float" office:value="0" calcext:value-type="float">
            <text:p>0</text:p>
          </table:table-cell>
          <table:table-cell table:formula="of:=delta_t*[.C205]+[.D205]" office:value-type="float" office:value="-0.000000163839997846527" calcext:value-type="float">
            <text:p>-1,63839997846527E-07</text:p>
          </table:table-cell>
          <table:table-cell table:formula="of:=[.E205]+delta_t*[.D205]+0.5*delta_t^2*[.C205]" office:value-type="float" office:value="-0.0162530571845641" calcext:value-type="float">
            <text:p>-0,0162530572</text:p>
          </table:table-cell>
          <table:table-cell table:formula="of:=[.B206]+mu_z-10" office:value-type="float" office:value="10" calcext:value-type="float">
            <text:p>10</text:p>
          </table:table-cell>
          <table:table-cell table:formula="of:=(1-K_a)*[.G205]+K_a*([.F206]-mu_z)" office:value-type="float" office:value="4.91365925916682E-075" calcext:value-type="float">
            <text:p>4,91365925916682E-75</text:p>
          </table:table-cell>
          <table:table-cell table:formula="of:=[.H205]+delta_t*[.G205]" office:value-type="float" office:value="-0.000000163839999842437" calcext:value-type="float">
            <text:p>-1,63839999842437E-07</text:p>
          </table:table-cell>
          <table:table-cell table:formula="of:=[.I205]+delta_t*[.H205]+0.5*delta_t^2*[.G205]" office:value-type="float" office:value="-0.0162530570386779" calcext:value-type="float">
            <text:p>-0,016253057</text:p>
          </table:table-cell>
          <table:table-cell table:formula="of:=(1-K_a)*[.J205]+K_a*[.F206]-mu_z" office:value-type="float" office:value="-0.869565217391303" calcext:value-type="float">
            <text:p>-0,8695652174</text:p>
          </table:table-cell>
          <table:table-cell table:formula="of:=[.K205]+delta_t*[.J205]" office:value-type="float" office:value="-1.78899978576816" calcext:value-type="float">
            <text:p>-1,7889997858</text:p>
          </table:table-cell>
          <table:table-cell table:formula="of:=[.L205]+delta_t*[.K205]+0.5*delta_t^2*[.J205]" office:value-type="float" office:value="-1.85655616331105" calcext:value-type="float">
            <text:p>-1,8565561633</text:p>
          </table:table-cell>
        </table:table-row>
      </table:table>
      <table:table table:name="Tabelle2" table:style-name="ta1">
        <table:shapes>
          <draw:frame draw:z-index="0" draw:style-name="gr1" draw:text-style-name="P1" svg:width="159.99mm" svg:height="89.99mm" svg:x="96.43mm" svg:y="14.54mm">
            <loext:p draw:notify-on-update-of-ranges="Tabelle2.C4:Tabelle2.C27 Tabelle2.D4:Tabelle2.D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k</text:p>
          </table:table-cell>
          <table:table-cell office:value-type="float" office:value="0.6" calcext:value-type="float">
            <text:p>0,6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u</text:p>
          </table:table-cell>
          <table:table-cell office:value-type="float" office:value="0.4" calcext:value-type="float">
            <text:p>0,4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alman(a-mu)</text:p>
          </table:table-cell>
          <table:table-cell table:style-name="Default" office:value-type="string" calcext:value-type="string">
            <text:p>Kalman(a)-mu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(1-k)*[.C4]+k*([.B5]-mu)" office:value-type="float" office:value="0.36" calcext:value-type="float">
            <text:p>0,36</text:p>
          </table:table-cell>
          <table:table-cell table:formula="of:=(1-k)*[.C4]+k*[.B5]-mu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1-k)*[.C5]+k*([.B6]-mu)" office:value-type="float" office:value="0.504" calcext:value-type="float">
            <text:p>0,504</text:p>
          </table:table-cell>
          <table:table-cell table:formula="of:=(1-k)*[.C5]+k*[.B6]-mu" office:value-type="float" office:value="0.344" calcext:value-type="float">
            <text:p>0,3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1-k)*[.C6]+k*([.B7]-mu)" office:value-type="float" office:value="0.5616" calcext:value-type="float">
            <text:p>0,5616</text:p>
          </table:table-cell>
          <table:table-cell table:formula="of:=(1-k)*[.C6]+k*[.B7]-mu" office:value-type="float" office:value="0.4016" calcext:value-type="float">
            <text:p>0,40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1-k)*[.C7]+k*([.B8]-mu)" office:value-type="float" office:value="0.58464" calcext:value-type="float">
            <text:p>0,58464</text:p>
          </table:table-cell>
          <table:table-cell table:formula="of:=(1-k)*[.C7]+k*[.B8]-mu" office:value-type="float" office:value="0.42464" calcext:value-type="float">
            <text:p>0,424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(1-k)*[.C8]+k*([.B9]-mu)" office:value-type="float" office:value="0.593856" calcext:value-type="float">
            <text:p>0,593856</text:p>
          </table:table-cell>
          <table:table-cell table:formula="of:=(1-k)*[.C8]+k*[.B9]-mu" office:value-type="float" office:value="0.433856" calcext:value-type="float">
            <text:p>0,4338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1-k)*[.C9]+k*([.B10]-mu)" office:value-type="float" office:value="0.5975424" calcext:value-type="float">
            <text:p>0,5975424</text:p>
          </table:table-cell>
          <table:table-cell table:formula="of:=(1-k)*[.C9]+k*[.B10]-mu" office:value-type="float" office:value="0.4375424" calcext:value-type="float">
            <text:p>0,43754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(1-k)*[.C10]+k*([.B11]-mu)" office:value-type="float" office:value="0.59901696" calcext:value-type="float">
            <text:p>0,59901696</text:p>
          </table:table-cell>
          <table:table-cell table:formula="of:=(1-k)*[.C10]+k*[.B11]-mu" office:value-type="float" office:value="0.43901696" calcext:value-type="float">
            <text:p>0,439016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(1-k)*[.C11]+k*([.B12]-mu)" office:value-type="float" office:value="0.599606784" calcext:value-type="float">
            <text:p>0,599606784</text:p>
          </table:table-cell>
          <table:table-cell table:formula="of:=(1-k)*[.C11]+k*[.B12]-mu" office:value-type="float" office:value="0.439606784" calcext:value-type="float">
            <text:p>0,4396067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1-k)*[.C12]+k*([.B13]-mu)" office:value-type="float" office:value="0.5998427136" calcext:value-type="float">
            <text:p>0,5998427136</text:p>
          </table:table-cell>
          <table:table-cell table:formula="of:=(1-k)*[.C12]+k*[.B13]-mu" office:value-type="float" office:value="0.4398427136" calcext:value-type="float">
            <text:p>0,43984271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(1-k)*[.C13]+k*([.B14]-mu)" office:value-type="float" office:value="0.59993708544" calcext:value-type="float">
            <text:p>0,5999370854</text:p>
          </table:table-cell>
          <table:table-cell table:formula="of:=(1-k)*[.C13]+k*[.B14]-mu" office:value-type="float" office:value="0.43993708544" calcext:value-type="float">
            <text:p>0,43993708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(1-k)*[.C14]+k*([.B15]-mu)" office:value-type="float" office:value="0.599974834176" calcext:value-type="float">
            <text:p>0,5999748342</text:p>
          </table:table-cell>
          <table:table-cell table:formula="of:=(1-k)*[.C14]+k*[.B15]-mu" office:value-type="float" office:value="0.439974834176" calcext:value-type="float">
            <text:p>0,43997483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(1-k)*[.C15]+k*([.B16]-mu)" office:value-type="float" office:value="0.5999899336704" calcext:value-type="float">
            <text:p>0,5999899337</text:p>
          </table:table-cell>
          <table:table-cell table:formula="of:=(1-k)*[.C15]+k*[.B16]-mu" office:value-type="float" office:value="0.4399899336704" calcext:value-type="float">
            <text:p>0,43998993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(1-k)*[.C16]+k*([.B17]-mu)" office:value-type="float" office:value="0.59999597346816" calcext:value-type="float">
            <text:p>0,5999959735</text:p>
          </table:table-cell>
          <table:table-cell table:formula="of:=(1-k)*[.C16]+k*[.B17]-mu" office:value-type="float" office:value="0.43999597346816" calcext:value-type="float">
            <text:p>0,43999597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(1-k)*[.C17]+k*([.B18]-mu)" office:value-type="float" office:value="0.599998389387264" calcext:value-type="float">
            <text:p>0,5999983894</text:p>
          </table:table-cell>
          <table:table-cell table:formula="of:=(1-k)*[.C17]+k*[.B18]-mu" office:value-type="float" office:value="0.439998389387264" calcext:value-type="float">
            <text:p>0,43999838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(1-k)*[.C18]+k*([.B19]-mu)" office:value-type="float" office:value="0.599999355754906" calcext:value-type="float">
            <text:p>0,5999993558</text:p>
          </table:table-cell>
          <table:table-cell table:formula="of:=(1-k)*[.C18]+k*[.B19]-mu" office:value-type="float" office:value="0.439999355754906" calcext:value-type="float">
            <text:p>0,43999935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(1-k)*[.C19]+k*([.B20]-mu)" office:value-type="float" office:value="0.599999742301962" calcext:value-type="float">
            <text:p>0,5999997423</text:p>
          </table:table-cell>
          <table:table-cell table:formula="of:=(1-k)*[.C19]+k*[.B20]-mu" office:value-type="float" office:value="0.439999742301962" calcext:value-type="float">
            <text:p>0,43999974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(1-k)*[.C20]+k*([.B21]-mu)" office:value-type="float" office:value="0.599999896920785" calcext:value-type="float">
            <text:p>0,5999998969</text:p>
          </table:table-cell>
          <table:table-cell table:formula="of:=(1-k)*[.C20]+k*[.B21]-mu" office:value-type="float" office:value="0.439999896920785" calcext:value-type="float">
            <text:p>0,43999989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(1-k)*[.C21]+k*([.B22]-mu)" office:value-type="float" office:value="0.599999958768314" calcext:value-type="float">
            <text:p>0,5999999588</text:p>
          </table:table-cell>
          <table:table-cell table:formula="of:=(1-k)*[.C21]+k*[.B22]-mu" office:value-type="float" office:value="0.439999958768314" calcext:value-type="float">
            <text:p>0,43999995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(1-k)*[.C22]+k*([.B23]-mu)" office:value-type="float" office:value="0.599999983507326" calcext:value-type="float">
            <text:p>0,5999999835</text:p>
          </table:table-cell>
          <table:table-cell table:formula="of:=(1-k)*[.C22]+k*[.B23]-mu" office:value-type="float" office:value="0.439999983507326" calcext:value-type="float">
            <text:p>0,43999998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(1-k)*[.C23]+k*([.B24]-mu)" office:value-type="float" office:value="0.59999999340293" calcext:value-type="float">
            <text:p>0,5999999934</text:p>
          </table:table-cell>
          <table:table-cell table:formula="of:=(1-k)*[.C23]+k*[.B24]-mu" office:value-type="float" office:value="0.43999999340293" calcext:value-type="float">
            <text:p>0,43999999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(1-k)*[.C24]+k*([.B25]-mu)" office:value-type="float" office:value="0.599999997361172" calcext:value-type="float">
            <text:p>0,5999999974</text:p>
          </table:table-cell>
          <table:table-cell table:formula="of:=(1-k)*[.C24]+k*[.B25]-mu" office:value-type="float" office:value="0.439999997361172" calcext:value-type="float">
            <text:p>0,43999999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(1-k)*[.C25]+k*([.B26]-mu)" office:value-type="float" office:value="0.599999998944469" calcext:value-type="float">
            <text:p>0,5999999989</text:p>
          </table:table-cell>
          <table:table-cell table:formula="of:=(1-k)*[.C25]+k*[.B26]-mu" office:value-type="float" office:value="0.439999998944469" calcext:value-type="float">
            <text:p>0,43999999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(1-k)*[.C26]+k*([.B27]-mu)" office:value-type="float" office:value="0.599999999577788" calcext:value-type="float">
            <text:p>0,5999999996</text:p>
          </table:table-cell>
          <table:table-cell table:formula="of:=(1-k)*[.C26]+k*[.B27]-mu" office:value-type="float" office:value="0.439999999577788" calcext:value-type="float">
            <text:p>0,4399999996</text:p>
          </table:table-cell>
        </table:table-row>
      </table:table>
      <table:named-expressions>
        <table:named-range table:name="delta_t" table:base-cell-address="$Tabelle1.$A$3" table:cell-range-address="$Tabelle1.$B$3"/>
        <table:named-range table:name="k" table:base-cell-address="$Tabelle2.$B$1" table:cell-range-address="$Tabelle2.$B$1"/>
        <table:named-range table:name="K_a" table:base-cell-address="$Tabelle1.$B$2" table:cell-range-address="$Tabelle1.$B$2"/>
        <table:named-range table:name="mu" table:base-cell-address="$Tabelle2.$B$2" table:cell-range-address="$Tabelle2.$B$2"/>
        <table:named-range table:name="mu_z" table:base-cell-address="$Tabelle1.$B$1" table:cell-range-address="$Tabelle1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Arend</meta:initial-creator>
    <meta:creation-date>2018-01-14T15:48:31.485810009</meta:creation-date>
    <dc:date>2018-01-14T19:46:52.369754867</dc:date>
    <dc:creator>Oliver Arend</dc:creator>
    <meta:editing-duration>PT3M10S</meta:editing-duration>
    <meta:editing-cycles>1</meta:editing-cycles>
    <meta:document-statistic meta:table-count="2" meta:cell-count="2548" meta:object-count="2"/>
    <meta:generator>LibreOffice/5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3" chart:maximum="3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-6" chart:maximum="6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4 1 5" chart:style-name="ch1">
        <chart:legend chart:legend-position="end" svg:x="12.857cm" svg:y="2.956cm" style:legend-expansion="high" chart:style-name="ch2"/>
        <chart:plot-area chart:style-name="ch3" table:cell-range-address="Tabelle1.D4:Tabelle1.E206 Tabelle1.H4:Tabelle1.I206 Tabelle1.K4:Tabelle1.L206" chart:data-source-has-labels="row" svg:x="0.32cm" svg:y="0.18cm" svg:width="12.217cm" svg:height="8.64cm">
          <chartooo:coordinate-region svg:x="0.862cm" svg:y="0.379cm" svg:width="11.132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Tabelle1.D5:Tabelle1.D206" chart:label-cell-address="Tabelle1.D4:Tabelle1.D4" chart:class="chart:line">
            <chart:data-point chart:repeated="202"/>
          </chart:series>
          <chart:series chart:attached-axis="secondary-y" chart:style-name="ch9" chart:values-cell-range-address="Tabelle1.H5:Tabelle1.H206" chart:label-cell-address="Tabelle1.H4:Tabelle1.H4" chart:class="chart:line">
            <chart:data-point chart:repeated="202"/>
          </chart:series>
          <chart:series chart:attached-axis="secondary-y" chart:style-name="ch10" chart:values-cell-range-address="Tabelle1.K5:Tabelle1.K206" chart:label-cell-address="Tabelle1.K4:Tabelle1.K4" chart:class="chart:line">
            <chart:data-point chart:repeated="202"/>
          </chart:series>
          <chart:series chart:attached-axis="primary-y" chart:style-name="ch11" chart:values-cell-range-address="Tabelle1.E5:Tabelle1.E206" chart:label-cell-address="Tabelle1.E4:Tabelle1.E4" chart:class="chart:line">
            <chart:data-point chart:repeated="202"/>
          </chart:series>
          <chart:series chart:attached-axis="primary-y" chart:style-name="ch12" chart:values-cell-range-address="Tabelle1.I5:Tabelle1.I206" chart:label-cell-address="Tabelle1.I4:Tabelle1.I4" chart:class="chart:line">
            <chart:data-point chart:repeated="202"/>
          </chart:series>
          <chart:series chart:attached-axis="primary-y" chart:style-name="ch13" chart:values-cell-range-address="Tabelle1.L5:Tabelle1.L206" chart:label-cell-address="Tabelle1.L4:Tabelle1.L4" chart:class="chart:line">
            <chart:data-point chart:repeated="20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_real</text:p>
                <draw:g>
                  <svg:desc>Tabelle1.D4:Tabelle1.D4</svg:desc>
                </draw:g>
              </table:table-cell>
              <table:table-cell office:value-type="string">
                <text:p>v (K(z-mu))</text:p>
                <draw:g>
                  <svg:desc>Tabelle1.H4:Tabelle1.H4</svg:desc>
                </draw:g>
              </table:table-cell>
              <table:table-cell office:value-type="string">
                <text:p>v (Kz – mu)</text:p>
                <draw:g>
                  <svg:desc>Tabelle1.K4:Tabelle1.K4</svg:desc>
                </draw:g>
              </table:table-cell>
              <table:table-cell office:value-type="string">
                <text:p>h_real</text:p>
                <draw:g>
                  <svg:desc>Tabelle1.E4:Tabelle1.E4</svg:desc>
                </draw:g>
              </table:table-cell>
              <table:table-cell office:value-type="string">
                <text:p>h (K(z-mu))</text:p>
                <draw:g>
                  <svg:desc>Tabelle1.I4:Tabelle1.I4</svg:desc>
                </draw:g>
              </table:table-cell>
              <table:table-cell office:value-type="string">
                <text:p>h (Kz – mu)</text:p>
                <draw:g>
                  <svg:desc>Tabelle1.L4:Tabelle1.L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D5:Tabelle1.D206</svg:desc>
                </draw:g>
              </table:table-cell>
              <table:table-cell office:value-type="float" office:value="0">
                <text:p>0</text:p>
                <draw:g>
                  <svg:desc>Tabelle1.H5:Tabelle1.H206</svg:desc>
                </draw:g>
              </table:table-cell>
              <table:table-cell office:value-type="float" office:value="0">
                <text:p>0</text:p>
                <draw:g>
                  <svg:desc>Tabelle1.K5:Tabelle1.K206</svg:desc>
                </draw:g>
              </table:table-cell>
              <table:table-cell office:value-type="float" office:value="0">
                <text:p>0</text:p>
                <draw:g>
                  <svg:desc>Tabelle1.E5:Tabelle1.E206</svg:desc>
                </draw:g>
              </table:table-cell>
              <table:table-cell office:value-type="float" office:value="0">
                <text:p>0</text:p>
                <draw:g>
                  <svg:desc>Tabelle1.I5:Tabelle1.I206</svg:desc>
                </draw:g>
              </table:table-cell>
              <table:table-cell office:value-type="float" office:value="0">
                <text:p>0</text:p>
                <draw:g>
                  <svg:desc>Tabelle1.L5:Tabelle1.L2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24">
                <text:p>0.1024</text:p>
              </table:table-cell>
              <table:table-cell office:value-type="float" office:value="0.094208">
                <text:p>0.094208</text:p>
              </table:table-cell>
              <table:table-cell office:value-type="float" office:value="0.086016">
                <text:p>0.086016</text:p>
              </table:table-cell>
              <table:table-cell office:value-type="float" office:value="0.000524288">
                <text:p>0.000524288</text:p>
              </table:table-cell>
              <table:table-cell office:value-type="float" office:value="0.00048234496">
                <text:p>0.00048234496</text:p>
              </table:table-cell>
              <table:table-cell office:value-type="float" office:value="0.00044040192">
                <text:p>0.00044040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48">
                <text:p>0.2048</text:p>
              </table:table-cell>
              <table:table-cell office:value-type="float" office:value="0.19595264">
                <text:p>0.19595264</text:p>
              </table:table-cell>
              <table:table-cell office:value-type="float" office:value="0.17891328">
                <text:p>0.17891328</text:p>
              </table:table-cell>
              <table:table-cell office:value-type="float" office:value="0.002097152">
                <text:p>0.002097152</text:p>
              </table:table-cell>
              <table:table-cell office:value-type="float" office:value="0.0019679674368">
                <text:p>0.0019679674368</text:p>
              </table:table-cell>
              <table:table-cell office:value-type="float" office:value="0.0017968398336">
                <text:p>0.00179683983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72">
                <text:p>0.3072</text:p>
              </table:table-cell>
              <table:table-cell office:value-type="float" office:value="0.2983002112">
                <text:p>0.2983002112</text:p>
              </table:table-cell>
              <table:table-cell office:value-type="float" office:value="0.2723610624">
                <text:p>0.2723610624</text:p>
              </table:table-cell>
              <table:table-cell office:value-type="float" office:value="0.004718592">
                <text:p>0.004718592</text:p>
              </table:table-cell>
              <table:table-cell office:value-type="float" office:value="0.004498542034944">
                <text:p>0.004498542034944</text:p>
              </table:table-cell>
              <table:table-cell office:value-type="float" office:value="0.004107364466688">
                <text:p>0.004107364466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096">
                <text:p>0.4096</text:p>
              </table:table-cell>
              <table:table-cell office:value-type="float" office:value="0.400696016896">
                <text:p>0.400696016896</text:p>
              </table:table-cell>
              <table:table-cell office:value-type="float" office:value="0.365852884992">
                <text:p>0.365852884992</text:p>
              </table:table-cell>
              <table:table-cell office:value-type="float" office:value="0.008388608">
                <text:p>0.008388608</text:p>
              </table:table-cell>
              <table:table-cell office:value-type="float" office:value="0.00807740272279552">
                <text:p>0.00807740272279552</text:p>
              </table:table-cell>
              <table:table-cell office:value-type="float" office:value="0.00737501987733504">
                <text:p>0.00737501987733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12">
                <text:p>0.512</text:p>
              </table:table-cell>
              <table:table-cell office:value-type="float" office:value="0.50309568135168">
                <text:p>0.50309568135168</text:p>
              </table:table-cell>
              <table:table-cell office:value-type="float" office:value="0.45934823079936">
                <text:p>0.45934823079936</text:p>
              </table:table-cell>
              <table:table-cell office:value-type="float" office:value="0.0131072">
                <text:p>0.0131072</text:p>
              </table:table-cell>
              <table:table-cell office:value-type="float" office:value="0.0127048162178236">
                <text:p>0.0127048162178236</text:p>
              </table:table-cell>
              <table:table-cell office:value-type="float" office:value="0.0116000495901868">
                <text:p>0.01160004959018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44">
                <text:p>0.6144</text:p>
              </table:table-cell>
              <table:table-cell office:value-type="float" office:value="0.605495654508135">
                <text:p>0.605495654508135</text:p>
              </table:table-cell>
              <table:table-cell office:value-type="float" office:value="0.552843858463949">
                <text:p>0.552843858463949</text:p>
              </table:table-cell>
              <table:table-cell office:value-type="float" office:value="0.018874368">
                <text:p>0.018874368</text:p>
              </table:table-cell>
              <table:table-cell office:value-type="float" office:value="0.0183808038574259">
                <text:p>0.0183808038574259</text:p>
              </table:table-cell>
              <table:table-cell office:value-type="float" office:value="0.016782473087215">
                <text:p>0.0167824730872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168">
                <text:p>0.7168</text:p>
              </table:table-cell>
              <table:table-cell office:value-type="float" office:value="0.707895652360651">
                <text:p>0.707895652360651</text:p>
              </table:table-cell>
              <table:table-cell office:value-type="float" office:value="0.646339508677116">
                <text:p>0.646339508677116</text:p>
              </table:table-cell>
              <table:table-cell office:value-type="float" office:value="0.025690112">
                <text:p>0.025690112</text:p>
              </table:table-cell>
              <table:table-cell office:value-type="float" office:value="0.0251053673485941">
                <text:p>0.0251053673485941</text:p>
              </table:table-cell>
              <table:table-cell office:value-type="float" office:value="0.0229222919269772">
                <text:p>0.02292229192697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92">
                <text:p>0.8192</text:p>
              </table:table-cell>
              <table:table-cell office:value-type="float" office:value="0.810295652188852">
                <text:p>0.810295652188852</text:p>
              </table:table-cell>
              <table:table-cell office:value-type="float" office:value="0.73983516069417">
                <text:p>0.73983516069417</text:p>
              </table:table-cell>
              <table:table-cell office:value-type="float" office:value="0.033554432">
                <text:p>0.033554432</text:p>
              </table:table-cell>
              <table:table-cell office:value-type="float" office:value="0.0328785068278875">
                <text:p>0.0328785068278875</text:p>
              </table:table-cell>
              <table:table-cell office:value-type="float" office:value="0.0300195062341582">
                <text:p>0.03001950623415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216">
                <text:p>0.9216</text:p>
              </table:table-cell>
              <table:table-cell office:value-type="float" office:value="0.912695652175109">
                <text:p>0.912695652175109</text:p>
              </table:table-cell>
              <table:table-cell office:value-type="float" office:value="0.833330812855534">
                <text:p>0.833330812855534</text:p>
              </table:table-cell>
              <table:table-cell office:value-type="float" office:value="0.042467328">
                <text:p>0.042467328</text:p>
              </table:table-cell>
              <table:table-cell office:value-type="float" office:value="0.041700222306231">
                <text:p>0.041700222306231</text:p>
              </table:table-cell>
              <table:table-cell office:value-type="float" office:value="0.0380741160187327">
                <text:p>0.03807411601873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24">
                <text:p>1.024</text:p>
              </table:table-cell>
              <table:table-cell office:value-type="float" office:value="1.01509565217401">
                <text:p>1.01509565217401</text:p>
              </table:table-cell>
              <table:table-cell office:value-type="float" office:value="0.926826465028443">
                <text:p>0.926826465028443</text:p>
              </table:table-cell>
              <table:table-cell office:value-type="float" office:value="0.0524288">
                <text:p>0.0524288</text:p>
              </table:table-cell>
              <table:table-cell office:value-type="float" office:value="0.0515705137844985">
                <text:p>0.0515705137844985</text:p>
              </table:table-cell>
              <table:table-cell office:value-type="float" office:value="0.0470861212814986">
                <text:p>0.04708612128149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264">
                <text:p>1.1264</text:p>
              </table:table-cell>
              <table:table-cell office:value-type="float" office:value="1.11749565217392">
                <text:p>1.11749565217392</text:p>
              </table:table-cell>
              <table:table-cell office:value-type="float" office:value="1.02032211720228">
                <text:p>1.02032211720228</text:p>
              </table:table-cell>
              <table:table-cell office:value-type="float" office:value="0.063438848">
                <text:p>0.063438848</text:p>
              </table:table-cell>
              <table:table-cell office:value-type="float" office:value="0.0624893812627599">
                <text:p>0.0624893812627599</text:p>
              </table:table-cell>
              <table:table-cell office:value-type="float" office:value="0.0570555220225199">
                <text:p>0.05705552202251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288">
                <text:p>1.2288</text:p>
              </table:table-cell>
              <table:table-cell office:value-type="float" office:value="1.21989565217391">
                <text:p>1.21989565217391</text:p>
              </table:table-cell>
              <table:table-cell office:value-type="float" office:value="1.11381776937618">
                <text:p>1.11381776937618</text:p>
              </table:table-cell>
              <table:table-cell office:value-type="float" office:value="0.075497472">
                <text:p>0.075497472</text:p>
              </table:table-cell>
              <table:table-cell office:value-type="float" office:value="0.0744568247410208">
                <text:p>0.0744568247410208</text:p>
              </table:table-cell>
              <table:table-cell office:value-type="float" office:value="0.0679823182418016">
                <text:p>0.06798231824180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312">
                <text:p>1.3312</text:p>
              </table:table-cell>
              <table:table-cell office:value-type="float" office:value="1.32229565217391">
                <text:p>1.32229565217391</text:p>
              </table:table-cell>
              <table:table-cell office:value-type="float" office:value="1.2073134215501">
                <text:p>1.2073134215501</text:p>
              </table:table-cell>
              <table:table-cell office:value-type="float" office:value="0.088604672">
                <text:p>0.088604672</text:p>
              </table:table-cell>
              <table:table-cell office:value-type="float" office:value="0.0874728442192817">
                <text:p>0.0874728442192817</text:p>
              </table:table-cell>
              <table:table-cell office:value-type="float" office:value="0.0798665099393442">
                <text:p>0.07986650993934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336">
                <text:p>1.4336</text:p>
              </table:table-cell>
              <table:table-cell office:value-type="float" office:value="1.42469565217391">
                <text:p>1.42469565217391</text:p>
              </table:table-cell>
              <table:table-cell office:value-type="float" office:value="1.30080907372401">
                <text:p>1.30080907372401</text:p>
              </table:table-cell>
              <table:table-cell office:value-type="float" office:value="0.102760448">
                <text:p>0.102760448</text:p>
              </table:table-cell>
              <table:table-cell office:value-type="float" office:value="0.101537439697543">
                <text:p>0.101537439697543</text:p>
              </table:table-cell>
              <table:table-cell office:value-type="float" office:value="0.0927080971151476">
                <text:p>0.0927080971151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36">
                <text:p>1.536</text:p>
              </table:table-cell>
              <table:table-cell office:value-type="float" office:value="1.52709565217391">
                <text:p>1.52709565217391</text:p>
              </table:table-cell>
              <table:table-cell office:value-type="float" office:value="1.39430472589792">
                <text:p>1.39430472589792</text:p>
              </table:table-cell>
              <table:table-cell office:value-type="float" office:value="0.1179648">
                <text:p>0.1179648</text:p>
              </table:table-cell>
              <table:table-cell office:value-type="float" office:value="0.116650611175803">
                <text:p>0.116650611175803</text:p>
              </table:table-cell>
              <table:table-cell office:value-type="float" office:value="0.106507079769212">
                <text:p>0.1065070797692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384">
                <text:p>1.6384</text:p>
              </table:table-cell>
              <table:table-cell office:value-type="float" office:value="1.62949565217391">
                <text:p>1.62949565217391</text:p>
              </table:table-cell>
              <table:table-cell office:value-type="float" office:value="1.48780037807183">
                <text:p>1.48780037807183</text:p>
              </table:table-cell>
              <table:table-cell office:value-type="float" office:value="0.134217728">
                <text:p>0.134217728</text:p>
              </table:table-cell>
              <table:table-cell office:value-type="float" office:value="0.132812358654064">
                <text:p>0.132812358654064</text:p>
              </table:table-cell>
              <table:table-cell office:value-type="float" office:value="0.121263457901537">
                <text:p>0.1212634579015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408">
                <text:p>1.7408</text:p>
              </table:table-cell>
              <table:table-cell office:value-type="float" office:value="1.73189565217391">
                <text:p>1.73189565217391</text:p>
              </table:table-cell>
              <table:table-cell office:value-type="float" office:value="1.58129603024575">
                <text:p>1.58129603024575</text:p>
              </table:table-cell>
              <table:table-cell office:value-type="float" office:value="0.151519232">
                <text:p>0.151519232</text:p>
              </table:table-cell>
              <table:table-cell office:value-type="float" office:value="0.150022682132325">
                <text:p>0.150022682132325</text:p>
              </table:table-cell>
              <table:table-cell office:value-type="float" office:value="0.136977231512123">
                <text:p>0.1369772315121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432">
                <text:p>1.8432</text:p>
              </table:table-cell>
              <table:table-cell office:value-type="float" office:value="1.83429565217391">
                <text:p>1.83429565217391</text:p>
              </table:table-cell>
              <table:table-cell office:value-type="float" office:value="1.67479168241966">
                <text:p>1.67479168241966</text:p>
              </table:table-cell>
              <table:table-cell office:value-type="float" office:value="0.169869312">
                <text:p>0.169869312</text:p>
              </table:table-cell>
              <table:table-cell office:value-type="float" office:value="0.168281581610586">
                <text:p>0.168281581610586</text:p>
              </table:table-cell>
              <table:table-cell office:value-type="float" office:value="0.15364840060097">
                <text:p>0.153648400600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456">
                <text:p>1.9456</text:p>
              </table:table-cell>
              <table:table-cell office:value-type="float" office:value="1.93669565217391">
                <text:p>1.93669565217391</text:p>
              </table:table-cell>
              <table:table-cell office:value-type="float" office:value="1.76828733459357">
                <text:p>1.76828733459357</text:p>
              </table:table-cell>
              <table:table-cell office:value-type="float" office:value="0.189267968">
                <text:p>0.189267968</text:p>
              </table:table-cell>
              <table:table-cell office:value-type="float" office:value="0.187589057088847">
                <text:p>0.187589057088847</text:p>
              </table:table-cell>
              <table:table-cell office:value-type="float" office:value="0.171276965168078">
                <text:p>0.1712769651680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48">
                <text:p>2.048</text:p>
              </table:table-cell>
              <table:table-cell office:value-type="float" office:value="2.03909565217391">
                <text:p>2.03909565217391</text:p>
              </table:table-cell>
              <table:table-cell office:value-type="float" office:value="1.86178298676749">
                <text:p>1.86178298676749</text:p>
              </table:table-cell>
              <table:table-cell office:value-type="float" office:value="0.2097152">
                <text:p>0.2097152</text:p>
              </table:table-cell>
              <table:table-cell office:value-type="float" office:value="0.207945108567108">
                <text:p>0.207945108567108</text:p>
              </table:table-cell>
              <table:table-cell office:value-type="float" office:value="0.189862925213446">
                <text:p>0.1898629252134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504">
                <text:p>2.1504</text:p>
              </table:table-cell>
              <table:table-cell office:value-type="float" office:value="2.14149565217391">
                <text:p>2.14149565217391</text:p>
              </table:table-cell>
              <table:table-cell office:value-type="float" office:value="1.9552786389414">
                <text:p>1.9552786389414</text:p>
              </table:table-cell>
              <table:table-cell office:value-type="float" office:value="0.231211008">
                <text:p>0.231211008</text:p>
              </table:table-cell>
              <table:table-cell office:value-type="float" office:value="0.229349736045369">
                <text:p>0.229349736045369</text:p>
              </table:table-cell>
              <table:table-cell office:value-type="float" office:value="0.209406280737076">
                <text:p>0.2094062807370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528">
                <text:p>2.2528</text:p>
              </table:table-cell>
              <table:table-cell office:value-type="float" office:value="2.24389565217391">
                <text:p>2.24389565217391</text:p>
              </table:table-cell>
              <table:table-cell office:value-type="float" office:value="2.04877429111531">
                <text:p>2.04877429111531</text:p>
              </table:table-cell>
              <table:table-cell office:value-type="float" office:value="0.253755392">
                <text:p>0.253755392</text:p>
              </table:table-cell>
              <table:table-cell office:value-type="float" office:value="0.25180293952363">
                <text:p>0.25180293952363</text:p>
              </table:table-cell>
              <table:table-cell office:value-type="float" office:value="0.229907031738966">
                <text:p>0.2299070317389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552">
                <text:p>2.3552</text:p>
              </table:table-cell>
              <table:table-cell office:value-type="float" office:value="2.34629565217391">
                <text:p>2.34629565217391</text:p>
              </table:table-cell>
              <table:table-cell office:value-type="float" office:value="2.14226994328923">
                <text:p>2.14226994328923</text:p>
              </table:table-cell>
              <table:table-cell office:value-type="float" office:value="0.277348352">
                <text:p>0.277348352</text:p>
              </table:table-cell>
              <table:table-cell office:value-type="float" office:value="0.27530471900189">
                <text:p>0.27530471900189</text:p>
              </table:table-cell>
              <table:table-cell office:value-type="float" office:value="0.251365178219117">
                <text:p>0.2513651782191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576">
                <text:p>2.4576</text:p>
              </table:table-cell>
              <table:table-cell office:value-type="float" office:value="2.44869565217391">
                <text:p>2.44869565217391</text:p>
              </table:table-cell>
              <table:table-cell office:value-type="float" office:value="2.23576559546314">
                <text:p>2.23576559546314</text:p>
              </table:table-cell>
              <table:table-cell office:value-type="float" office:value="0.301989888">
                <text:p>0.301989888</text:p>
              </table:table-cell>
              <table:table-cell office:value-type="float" office:value="0.299855074480151">
                <text:p>0.299855074480151</text:p>
              </table:table-cell>
              <table:table-cell office:value-type="float" office:value="0.273780720177529">
                <text:p>0.2737807201775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6">
                <text:p>2.56</text:p>
              </table:table-cell>
              <table:table-cell office:value-type="float" office:value="2.55109565217391">
                <text:p>2.55109565217391</text:p>
              </table:table-cell>
              <table:table-cell office:value-type="float" office:value="2.32926124763705">
                <text:p>2.32926124763705</text:p>
              </table:table-cell>
              <table:table-cell office:value-type="float" office:value="0.32768">
                <text:p>0.32768</text:p>
              </table:table-cell>
              <table:table-cell office:value-type="float" office:value="0.325454005958412">
                <text:p>0.325454005958412</text:p>
              </table:table-cell>
              <table:table-cell office:value-type="float" office:value="0.297153657614202">
                <text:p>0.2971536576142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624">
                <text:p>2.6624</text:p>
              </table:table-cell>
              <table:table-cell office:value-type="float" office:value="2.65349565217391">
                <text:p>2.65349565217391</text:p>
              </table:table-cell>
              <table:table-cell office:value-type="float" office:value="2.42275689981096">
                <text:p>2.42275689981096</text:p>
              </table:table-cell>
              <table:table-cell office:value-type="float" office:value="0.354418688">
                <text:p>0.354418688</text:p>
              </table:table-cell>
              <table:table-cell office:value-type="float" office:value="0.352101513436673">
                <text:p>0.352101513436673</text:p>
              </table:table-cell>
              <table:table-cell office:value-type="float" office:value="0.321483990529136">
                <text:p>0.3214839905291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648">
                <text:p>2.7648</text:p>
              </table:table-cell>
              <table:table-cell office:value-type="float" office:value="2.75589565217391">
                <text:p>2.75589565217391</text:p>
              </table:table-cell>
              <table:table-cell office:value-type="float" office:value="2.51625255198488">
                <text:p>2.51625255198488</text:p>
              </table:table-cell>
              <table:table-cell office:value-type="float" office:value="0.382205952">
                <text:p>0.382205952</text:p>
              </table:table-cell>
              <table:table-cell office:value-type="float" office:value="0.379797596914934">
                <text:p>0.379797596914934</text:p>
              </table:table-cell>
              <table:table-cell office:value-type="float" office:value="0.346771718922331">
                <text:p>0.3467717189223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672">
                <text:p>2.8672</text:p>
              </table:table-cell>
              <table:table-cell office:value-type="float" office:value="2.85829565217391">
                <text:p>2.85829565217391</text:p>
              </table:table-cell>
              <table:table-cell office:value-type="float" office:value="2.60974820415879">
                <text:p>2.60974820415879</text:p>
              </table:table-cell>
              <table:table-cell office:value-type="float" office:value="0.411041792">
                <text:p>0.411041792</text:p>
              </table:table-cell>
              <table:table-cell office:value-type="float" office:value="0.408542256393195">
                <text:p>0.408542256393195</text:p>
              </table:table-cell>
              <table:table-cell office:value-type="float" office:value="0.373016842793787">
                <text:p>0.3730168427937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696">
                <text:p>2.9696</text:p>
              </table:table-cell>
              <table:table-cell office:value-type="float" office:value="2.96069565217391">
                <text:p>2.96069565217391</text:p>
              </table:table-cell>
              <table:table-cell office:value-type="float" office:value="2.7032438563327">
                <text:p>2.7032438563327</text:p>
              </table:table-cell>
              <table:table-cell office:value-type="float" office:value="0.440926208">
                <text:p>0.440926208</text:p>
              </table:table-cell>
              <table:table-cell office:value-type="float" office:value="0.438335491871456">
                <text:p>0.438335491871456</text:p>
              </table:table-cell>
              <table:table-cell office:value-type="float" office:value="0.400219362143503">
                <text:p>0.4002193621435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072">
                <text:p>3.072</text:p>
              </table:table-cell>
              <table:table-cell office:value-type="float" office:value="3.06309565217391">
                <text:p>3.06309565217391</text:p>
              </table:table-cell>
              <table:table-cell office:value-type="float" office:value="2.79673950850662">
                <text:p>2.79673950850662</text:p>
              </table:table-cell>
              <table:table-cell office:value-type="float" office:value="0.4718592">
                <text:p>0.4718592</text:p>
              </table:table-cell>
              <table:table-cell office:value-type="float" office:value="0.469177303349716">
                <text:p>0.469177303349716</text:p>
              </table:table-cell>
              <table:table-cell office:value-type="float" office:value="0.428379276971481">
                <text:p>0.4283792769714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744">
                <text:p>3.1744</text:p>
              </table:table-cell>
              <table:table-cell office:value-type="float" office:value="3.16549565217391">
                <text:p>3.16549565217391</text:p>
              </table:table-cell>
              <table:table-cell office:value-type="float" office:value="2.89023516068053">
                <text:p>2.89023516068053</text:p>
              </table:table-cell>
              <table:table-cell office:value-type="float" office:value="0.503840768">
                <text:p>0.503840768</text:p>
              </table:table-cell>
              <table:table-cell office:value-type="float" office:value="0.501067690827977">
                <text:p>0.501067690827977</text:p>
              </table:table-cell>
              <table:table-cell office:value-type="float" office:value="0.457496587277719">
                <text:p>0.4574965872777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768">
                <text:p>3.2768</text:p>
              </table:table-cell>
              <table:table-cell office:value-type="float" office:value="3.26789565217391">
                <text:p>3.26789565217391</text:p>
              </table:table-cell>
              <table:table-cell office:value-type="float" office:value="2.98373081285444">
                <text:p>2.98373081285444</text:p>
              </table:table-cell>
              <table:table-cell office:value-type="float" office:value="0.536870912">
                <text:p>0.536870912</text:p>
              </table:table-cell>
              <table:table-cell office:value-type="float" office:value="0.534006654306238">
                <text:p>0.534006654306238</text:p>
              </table:table-cell>
              <table:table-cell office:value-type="float" office:value="0.487571293062218">
                <text:p>0.4875712930622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792">
                <text:p>3.3792</text:p>
              </table:table-cell>
              <table:table-cell office:value-type="float" office:value="3.37029565217391">
                <text:p>3.37029565217391</text:p>
              </table:table-cell>
              <table:table-cell office:value-type="float" office:value="3.07722646502835">
                <text:p>3.07722646502835</text:p>
              </table:table-cell>
              <table:table-cell office:value-type="float" office:value="0.570949632">
                <text:p>0.570949632</text:p>
              </table:table-cell>
              <table:table-cell office:value-type="float" office:value="0.567994193784499">
                <text:p>0.567994193784499</text:p>
              </table:table-cell>
              <table:table-cell office:value-type="float" office:value="0.518603394324978">
                <text:p>0.5186033943249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816">
                <text:p>3.4816</text:p>
              </table:table-cell>
              <table:table-cell office:value-type="float" office:value="3.47269565217391">
                <text:p>3.47269565217391</text:p>
              </table:table-cell>
              <table:table-cell office:value-type="float" office:value="3.17072211720227">
                <text:p>3.17072211720227</text:p>
              </table:table-cell>
              <table:table-cell office:value-type="float" office:value="0.606076928">
                <text:p>0.606076928</text:p>
              </table:table-cell>
              <table:table-cell office:value-type="float" office:value="0.60303030926276">
                <text:p>0.60303030926276</text:p>
              </table:table-cell>
              <table:table-cell office:value-type="float" office:value="0.550592891065999">
                <text:p>0.5505928910659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84">
                <text:p>3.584</text:p>
              </table:table-cell>
              <table:table-cell office:value-type="float" office:value="3.57509565217391">
                <text:p>3.57509565217391</text:p>
              </table:table-cell>
              <table:table-cell office:value-type="float" office:value="3.26421776937618">
                <text:p>3.26421776937618</text:p>
              </table:table-cell>
              <table:table-cell office:value-type="float" office:value="0.6422528">
                <text:p>0.6422528</text:p>
              </table:table-cell>
              <table:table-cell office:value-type="float" office:value="0.639115000741021">
                <text:p>0.639115000741021</text:p>
              </table:table-cell>
              <table:table-cell office:value-type="float" office:value="0.58353978328528">
                <text:p>0.583539783285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864">
                <text:p>3.6864</text:p>
              </table:table-cell>
              <table:table-cell office:value-type="float" office:value="3.67749565217391">
                <text:p>3.67749565217391</text:p>
              </table:table-cell>
              <table:table-cell office:value-type="float" office:value="3.35771342155009">
                <text:p>3.35771342155009</text:p>
              </table:table-cell>
              <table:table-cell office:value-type="float" office:value="0.679477248">
                <text:p>0.679477248</text:p>
              </table:table-cell>
              <table:table-cell office:value-type="float" office:value="0.676248268219282">
                <text:p>0.676248268219282</text:p>
              </table:table-cell>
              <table:table-cell office:value-type="float" office:value="0.617444070982823">
                <text:p>0.6174440709828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584">
                <text:p>3.584</text:p>
              </table:table-cell>
              <table:table-cell office:value-type="float" office:value="3.59147965217391">
                <text:p>3.59147965217391</text:p>
              </table:table-cell>
              <table:table-cell office:value-type="float" office:value="3.26279307372401">
                <text:p>3.26279307372401</text:p>
              </table:table-cell>
              <table:table-cell office:value-type="float" office:value="0.716701696">
                <text:p>0.716701696</text:p>
              </table:table-cell>
              <table:table-cell office:value-type="float" office:value="0.713465421777543">
                <text:p>0.713465421777543</text:p>
              </table:table-cell>
              <table:table-cell office:value-type="float" office:value="0.651341064238626">
                <text:p>0.6513410642386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4816">
                <text:p>3.4816</text:p>
              </table:table-cell>
              <table:table-cell office:value-type="float" office:value="3.49039037217391">
                <text:p>3.49039037217391</text:p>
              </table:table-cell>
              <table:table-cell office:value-type="float" office:value="3.15279944589792">
                <text:p>3.15279944589792</text:p>
              </table:table-cell>
              <table:table-cell office:value-type="float" office:value="0.752877568">
                <text:p>0.752877568</text:p>
              </table:table-cell>
              <table:table-cell office:value-type="float" office:value="0.749724596302204">
                <text:p>0.749724596302204</text:p>
              </table:table-cell>
              <table:table-cell office:value-type="float" office:value="0.68418889793909">
                <text:p>0.684188897939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3792">
                <text:p>3.3792</text:p>
              </table:table-cell>
              <table:table-cell office:value-type="float" office:value="3.38809522977391">
                <text:p>3.38809522977391</text:p>
              </table:table-cell>
              <table:table-cell office:value-type="float" office:value="3.04159995567183">
                <text:p>3.04159995567183</text:p>
              </table:table-cell>
              <table:table-cell office:value-type="float" office:value="0.788004864">
                <text:p>0.788004864</text:p>
              </table:table-cell>
              <table:table-cell office:value-type="float" office:value="0.784942442584176">
                <text:p>0.784942442584176</text:p>
              </table:table-cell>
              <table:table-cell office:value-type="float" office:value="0.715904222875127">
                <text:p>0.7159042228751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2768">
                <text:p>3.2768</text:p>
              </table:table-cell>
              <table:table-cell office:value-type="float" office:value="3.28570361838191">
                <text:p>3.28570361838191</text:p>
              </table:table-cell>
              <table:table-cell office:value-type="float" office:value="2.93030399645375">
                <text:p>2.93030399645375</text:p>
              </table:table-cell>
              <table:table-cell office:value-type="float" office:value="0.822083584">
                <text:p>0.822083584</text:p>
              </table:table-cell>
              <table:table-cell office:value-type="float" office:value="0.819112292686734">
                <text:p>0.819112292686734</text:p>
              </table:table-cell>
              <table:table-cell office:value-type="float" office:value="0.74648037111001">
                <text:p>0.74648037111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1744">
                <text:p>3.1744</text:p>
              </table:table-cell>
              <table:table-cell office:value-type="float" office:value="3.18330428947055">
                <text:p>3.18330428947055</text:p>
              </table:table-cell>
              <table:table-cell office:value-type="float" office:value="2.8190003197163">
                <text:p>2.8190003197163</text:p>
              </table:table-cell>
              <table:table-cell office:value-type="float" office:value="0.855113728">
                <text:p>0.855113728</text:p>
              </table:table-cell>
              <table:table-cell office:value-type="float" office:value="0.852233613174939">
                <text:p>0.852233613174939</text:p>
              </table:table-cell>
              <table:table-cell office:value-type="float" office:value="0.775916809208801">
                <text:p>0.7759168092088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072">
                <text:p>3.072</text:p>
              </table:table-cell>
              <table:table-cell office:value-type="float" office:value="3.08090434315764">
                <text:p>3.08090434315764</text:p>
              </table:table-cell>
              <table:table-cell office:value-type="float" office:value="2.7076960255773">
                <text:p>2.7076960255773</text:p>
              </table:table-cell>
              <table:table-cell office:value-type="float" office:value="0.887095296">
                <text:p>0.887095296</text:p>
              </table:table-cell>
              <table:table-cell office:value-type="float" office:value="0.884306361373995">
                <text:p>0.884306361373995</text:p>
              </table:table-cell>
              <table:table-cell office:value-type="float" office:value="0.804213494496704">
                <text:p>0.8042134944967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696">
                <text:p>2.9696</text:p>
              </table:table-cell>
              <table:table-cell office:value-type="float" office:value="2.97850434745261">
                <text:p>2.97850434745261</text:p>
              </table:table-cell>
              <table:table-cell office:value-type="float" office:value="2.59639168204618">
                <text:p>2.59639168204618</text:p>
              </table:table-cell>
              <table:table-cell office:value-type="float" office:value="0.918028288">
                <text:p>0.918028288</text:p>
              </table:table-cell>
              <table:table-cell office:value-type="float" office:value="0.91533053386992">
                <text:p>0.91533053386992</text:p>
              </table:table-cell>
              <table:table-cell office:value-type="float" office:value="0.831370423559737">
                <text:p>0.8313704235597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8672">
                <text:p>2.8672</text:p>
              </table:table-cell>
              <table:table-cell office:value-type="float" office:value="2.87610434779621">
                <text:p>2.87610434779621</text:p>
              </table:table-cell>
              <table:table-cell office:value-type="float" office:value="2.48508733456369">
                <text:p>2.48508733456369</text:p>
              </table:table-cell>
              <table:table-cell office:value-type="float" office:value="0.947912704">
                <text:p>0.947912704</text:p>
              </table:table-cell>
              <table:table-cell office:value-type="float" office:value="0.945306130389594">
                <text:p>0.945306130389594</text:p>
              </table:table-cell>
              <table:table-cell office:value-type="float" office:value="0.857387596124779">
                <text:p>0.8573875961247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7648">
                <text:p>2.7648</text:p>
              </table:table-cell>
              <table:table-cell office:value-type="float" office:value="2.77370434782369">
                <text:p>2.77370434782369</text:p>
              </table:table-cell>
              <table:table-cell office:value-type="float" office:value="2.37378298676509">
                <text:p>2.37378298676509</text:p>
              </table:table-cell>
              <table:table-cell office:value-type="float" office:value="0.976748543999999">
                <text:p>0.976748543999999</text:p>
              </table:table-cell>
              <table:table-cell office:value-type="float" office:value="0.974233150911168">
                <text:p>0.974233150911168</text:p>
              </table:table-cell>
              <table:table-cell office:value-type="float" office:value="0.882265012169983">
                <text:p>0.8822650121699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624">
                <text:p>2.6624</text:p>
              </table:table-cell>
              <table:table-cell office:value-type="float" office:value="2.67130434782589">
                <text:p>2.67130434782589</text:p>
              </table:table-cell>
              <table:table-cell office:value-type="float" office:value="2.26247863894121">
                <text:p>2.26247863894121</text:p>
              </table:table-cell>
              <table:table-cell office:value-type="float" office:value="1.004535808">
                <text:p>1.004535808</text:p>
              </table:table-cell>
              <table:table-cell office:value-type="float" office:value="1.00211159543289">
                <text:p>1.00211159543289</text:p>
              </table:table-cell>
              <table:table-cell office:value-type="float" office:value="0.906002671693599">
                <text:p>0.9060026716935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56">
                <text:p>2.56</text:p>
              </table:table-cell>
              <table:table-cell office:value-type="float" office:value="2.56890434782607">
                <text:p>2.56890434782607</text:p>
              </table:table-cell>
              <table:table-cell office:value-type="float" office:value="2.1511742911153">
                <text:p>2.1511742911153</text:p>
              </table:table-cell>
              <table:table-cell office:value-type="float" office:value="1.031274496">
                <text:p>1.031274496</text:p>
              </table:table-cell>
              <table:table-cell office:value-type="float" office:value="1.02894146395463">
                <text:p>1.02894146395463</text:p>
              </table:table-cell>
              <table:table-cell office:value-type="float" office:value="0.928600574695488">
                <text:p>0.9286005746954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576">
                <text:p>2.4576</text:p>
              </table:table-cell>
              <table:table-cell office:value-type="float" office:value="2.46650434782608">
                <text:p>2.46650434782608</text:p>
              </table:table-cell>
              <table:table-cell office:value-type="float" office:value="2.03986994328922">
                <text:p>2.03986994328922</text:p>
              </table:table-cell>
              <table:table-cell office:value-type="float" office:value="1.056964608">
                <text:p>1.056964608</text:p>
              </table:table-cell>
              <table:table-cell office:value-type="float" office:value="1.05472275647637">
                <text:p>1.05472275647637</text:p>
              </table:table-cell>
              <table:table-cell office:value-type="float" office:value="0.950058721175639">
                <text:p>0.9500587211756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552">
                <text:p>2.3552</text:p>
              </table:table-cell>
              <table:table-cell office:value-type="float" office:value="2.36410434782608">
                <text:p>2.36410434782608</text:p>
              </table:table-cell>
              <table:table-cell office:value-type="float" office:value="1.92856559546314">
                <text:p>1.92856559546314</text:p>
              </table:table-cell>
              <table:table-cell office:value-type="float" office:value="1.081606144">
                <text:p>1.081606144</text:p>
              </table:table-cell>
              <table:table-cell office:value-type="float" office:value="1.07945547299811">
                <text:p>1.07945547299811</text:p>
              </table:table-cell>
              <table:table-cell office:value-type="float" office:value="0.970377111134051">
                <text:p>0.970377111134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2528">
                <text:p>2.2528</text:p>
              </table:table-cell>
              <table:table-cell office:value-type="float" office:value="2.26170434782608">
                <text:p>2.26170434782608</text:p>
              </table:table-cell>
              <table:table-cell office:value-type="float" office:value="1.81726124763705">
                <text:p>1.81726124763705</text:p>
              </table:table-cell>
              <table:table-cell office:value-type="float" office:value="1.105199104">
                <text:p>1.105199104</text:p>
              </table:table-cell>
              <table:table-cell office:value-type="float" office:value="1.10313961351985">
                <text:p>1.10313961351985</text:p>
              </table:table-cell>
              <table:table-cell office:value-type="float" office:value="0.989555744570724">
                <text:p>0.9895557445707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1504">
                <text:p>2.1504</text:p>
              </table:table-cell>
              <table:table-cell office:value-type="float" office:value="2.15930434782608">
                <text:p>2.15930434782608</text:p>
              </table:table-cell>
              <table:table-cell office:value-type="float" office:value="1.70595689981096">
                <text:p>1.70595689981096</text:p>
              </table:table-cell>
              <table:table-cell office:value-type="float" office:value="1.127743488">
                <text:p>1.127743488</text:p>
              </table:table-cell>
              <table:table-cell office:value-type="float" office:value="1.12577517804159">
                <text:p>1.12577517804159</text:p>
              </table:table-cell>
              <table:table-cell office:value-type="float" office:value="1.00759462148566">
                <text:p>1.007594621485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48">
                <text:p>2.048</text:p>
              </table:table-cell>
              <table:table-cell office:value-type="float" office:value="2.05690434782608">
                <text:p>2.05690434782608</text:p>
              </table:table-cell>
              <table:table-cell office:value-type="float" office:value="1.59465255198488">
                <text:p>1.59465255198488</text:p>
              </table:table-cell>
              <table:table-cell office:value-type="float" office:value="1.149239296">
                <text:p>1.149239296</text:p>
              </table:table-cell>
              <table:table-cell office:value-type="float" office:value="1.14736216656333">
                <text:p>1.14736216656333</text:p>
              </table:table-cell>
              <table:table-cell office:value-type="float" office:value="1.02449374187885">
                <text:p>1.024493741878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9456">
                <text:p>1.9456</text:p>
              </table:table-cell>
              <table:table-cell office:value-type="float" office:value="1.95450434782609">
                <text:p>1.95450434782609</text:p>
              </table:table-cell>
              <table:table-cell office:value-type="float" office:value="1.48334820415879">
                <text:p>1.48334820415879</text:p>
              </table:table-cell>
              <table:table-cell office:value-type="float" office:value="1.169686528">
                <text:p>1.169686528</text:p>
              </table:table-cell>
              <table:table-cell office:value-type="float" office:value="1.16790057908507">
                <text:p>1.16790057908507</text:p>
              </table:table-cell>
              <table:table-cell office:value-type="float" office:value="1.04025310575031">
                <text:p>1.040253105750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8432">
                <text:p>1.8432</text:p>
              </table:table-cell>
              <table:table-cell office:value-type="float" office:value="1.85210434782609">
                <text:p>1.85210434782609</text:p>
              </table:table-cell>
              <table:table-cell office:value-type="float" office:value="1.3720438563327">
                <text:p>1.3720438563327</text:p>
              </table:table-cell>
              <table:table-cell office:value-type="float" office:value="1.189085184">
                <text:p>1.189085184</text:p>
              </table:table-cell>
              <table:table-cell office:value-type="float" office:value="1.18739041560681">
                <text:p>1.18739041560681</text:p>
              </table:table-cell>
              <table:table-cell office:value-type="float" office:value="1.05487271310002">
                <text:p>1.054872713100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7408">
                <text:p>1.7408</text:p>
              </table:table-cell>
              <table:table-cell office:value-type="float" office:value="1.74970434782609">
                <text:p>1.74970434782609</text:p>
              </table:table-cell>
              <table:table-cell office:value-type="float" office:value="1.26073950850662">
                <text:p>1.26073950850662</text:p>
              </table:table-cell>
              <table:table-cell office:value-type="float" office:value="1.207435264">
                <text:p>1.207435264</text:p>
              </table:table-cell>
              <table:table-cell office:value-type="float" office:value="1.20583167612854">
                <text:p>1.20583167612854</text:p>
              </table:table-cell>
              <table:table-cell office:value-type="float" office:value="1.068352563928">
                <text:p>1.0683525639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384">
                <text:p>1.6384</text:p>
              </table:table-cell>
              <table:table-cell office:value-type="float" office:value="1.64730434782608">
                <text:p>1.64730434782608</text:p>
              </table:table-cell>
              <table:table-cell office:value-type="float" office:value="1.14943516068053">
                <text:p>1.14943516068053</text:p>
              </table:table-cell>
              <table:table-cell office:value-type="float" office:value="1.224736768">
                <text:p>1.224736768</text:p>
              </table:table-cell>
              <table:table-cell office:value-type="float" office:value="1.22322436065028">
                <text:p>1.22322436065028</text:p>
              </table:table-cell>
              <table:table-cell office:value-type="float" office:value="1.08069265823424">
                <text:p>1.080692658234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36">
                <text:p>1.536</text:p>
              </table:table-cell>
              <table:table-cell office:value-type="float" office:value="1.54490434782608">
                <text:p>1.54490434782608</text:p>
              </table:table-cell>
              <table:table-cell office:value-type="float" office:value="1.03813081285444">
                <text:p>1.03813081285444</text:p>
              </table:table-cell>
              <table:table-cell office:value-type="float" office:value="1.240989696">
                <text:p>1.240989696</text:p>
              </table:table-cell>
              <table:table-cell office:value-type="float" office:value="1.23956846917202">
                <text:p>1.23956846917202</text:p>
              </table:table-cell>
              <table:table-cell office:value-type="float" office:value="1.09189299601874">
                <text:p>1.091892996018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336">
                <text:p>1.4336</text:p>
              </table:table-cell>
              <table:table-cell office:value-type="float" office:value="1.44250434782608">
                <text:p>1.44250434782608</text:p>
              </table:table-cell>
              <table:table-cell office:value-type="float" office:value="0.926826465028355">
                <text:p>0.926826465028355</text:p>
              </table:table-cell>
              <table:table-cell office:value-type="float" office:value="1.256194048">
                <text:p>1.256194048</text:p>
              </table:table-cell>
              <table:table-cell office:value-type="float" office:value="1.25486400169376">
                <text:p>1.25486400169376</text:p>
              </table:table-cell>
              <table:table-cell office:value-type="float" office:value="1.1019535772815">
                <text:p>1.10195357728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312">
                <text:p>1.3312</text:p>
              </table:table-cell>
              <table:table-cell office:value-type="float" office:value="1.34010434782608">
                <text:p>1.34010434782608</text:p>
              </table:table-cell>
              <table:table-cell office:value-type="float" office:value="0.815522117202268">
                <text:p>0.815522117202268</text:p>
              </table:table-cell>
              <table:table-cell office:value-type="float" office:value="1.270349824">
                <text:p>1.270349824</text:p>
              </table:table-cell>
              <table:table-cell office:value-type="float" office:value="1.2691109582155">
                <text:p>1.2691109582155</text:p>
              </table:table-cell>
              <table:table-cell office:value-type="float" office:value="1.11087440202252">
                <text:p>1.110874402022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288">
                <text:p>1.2288</text:p>
              </table:table-cell>
              <table:table-cell office:value-type="float" office:value="1.23770434782608">
                <text:p>1.23770434782608</text:p>
              </table:table-cell>
              <table:table-cell office:value-type="float" office:value="0.704217769376181">
                <text:p>0.704217769376181</text:p>
              </table:table-cell>
              <table:table-cell office:value-type="float" office:value="1.283457024">
                <text:p>1.283457024</text:p>
              </table:table-cell>
              <table:table-cell office:value-type="float" office:value="1.28230933873724">
                <text:p>1.28230933873724</text:p>
              </table:table-cell>
              <table:table-cell office:value-type="float" office:value="1.1186554702418">
                <text:p>1.11865547024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264">
                <text:p>1.1264</text:p>
              </table:table-cell>
              <table:table-cell office:value-type="float" office:value="1.13530434782608">
                <text:p>1.13530434782608</text:p>
              </table:table-cell>
              <table:table-cell office:value-type="float" office:value="0.592913421550094">
                <text:p>0.592913421550094</text:p>
              </table:table-cell>
              <table:table-cell office:value-type="float" office:value="1.295515648">
                <text:p>1.295515648</text:p>
              </table:table-cell>
              <table:table-cell office:value-type="float" office:value="1.29445914325898">
                <text:p>1.29445914325898</text:p>
              </table:table-cell>
              <table:table-cell office:value-type="float" office:value="1.12529678193934">
                <text:p>1.125296781939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24">
                <text:p>1.024</text:p>
              </table:table-cell>
              <table:table-cell office:value-type="float" office:value="1.03290434782608">
                <text:p>1.03290434782608</text:p>
              </table:table-cell>
              <table:table-cell office:value-type="float" office:value="0.481609073724007">
                <text:p>0.481609073724007</text:p>
              </table:table-cell>
              <table:table-cell office:value-type="float" office:value="1.306525696">
                <text:p>1.306525696</text:p>
              </table:table-cell>
              <table:table-cell office:value-type="float" office:value="1.30556037178072">
                <text:p>1.30556037178072</text:p>
              </table:table-cell>
              <table:table-cell office:value-type="float" office:value="1.13079833711515">
                <text:p>1.130798337115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216">
                <text:p>0.9216</text:p>
              </table:table-cell>
              <table:table-cell office:value-type="float" office:value="0.930504347826085">
                <text:p>0.930504347826085</text:p>
              </table:table-cell>
              <table:table-cell office:value-type="float" office:value="0.37030472589792">
                <text:p>0.37030472589792</text:p>
              </table:table-cell>
              <table:table-cell office:value-type="float" office:value="1.316487168">
                <text:p>1.316487168</text:p>
              </table:table-cell>
              <table:table-cell office:value-type="float" office:value="1.31561302430246">
                <text:p>1.31561302430246</text:p>
              </table:table-cell>
              <table:table-cell office:value-type="float" office:value="1.13516013576921">
                <text:p>1.135160135769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192">
                <text:p>0.8192</text:p>
              </table:table-cell>
              <table:table-cell office:value-type="float" office:value="0.828104347826084">
                <text:p>0.828104347826084</text:p>
              </table:table-cell>
              <table:table-cell office:value-type="float" office:value="0.259000378071833">
                <text:p>0.259000378071833</text:p>
              </table:table-cell>
              <table:table-cell office:value-type="float" office:value="1.325400064">
                <text:p>1.325400064</text:p>
              </table:table-cell>
              <table:table-cell office:value-type="float" office:value="1.3246171008242">
                <text:p>1.3246171008242</text:p>
              </table:table-cell>
              <table:table-cell office:value-type="float" office:value="1.13838217790154">
                <text:p>1.138382177901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168">
                <text:p>0.7168</text:p>
              </table:table-cell>
              <table:table-cell office:value-type="float" office:value="0.725704347826084">
                <text:p>0.725704347826084</text:p>
              </table:table-cell>
              <table:table-cell office:value-type="float" office:value="0.147696030245746">
                <text:p>0.147696030245746</text:p>
              </table:table-cell>
              <table:table-cell office:value-type="float" office:value="1.333264384">
                <text:p>1.333264384</text:p>
              </table:table-cell>
              <table:table-cell office:value-type="float" office:value="1.33257260134594">
                <text:p>1.33257260134594</text:p>
              </table:table-cell>
              <table:table-cell office:value-type="float" office:value="1.14046446351212">
                <text:p>1.140464463512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144">
                <text:p>0.6144</text:p>
              </table:table-cell>
              <table:table-cell office:value-type="float" office:value="0.623304347826084">
                <text:p>0.623304347826084</text:p>
              </table:table-cell>
              <table:table-cell office:value-type="float" office:value="0.0363916824196588">
                <text:p>0.0363916824196588</text:p>
              </table:table-cell>
              <table:table-cell office:value-type="float" office:value="1.340080128">
                <text:p>1.340080128</text:p>
              </table:table-cell>
              <table:table-cell office:value-type="float" office:value="1.33947952586767">
                <text:p>1.33947952586767</text:p>
              </table:table-cell>
              <table:table-cell office:value-type="float" office:value="1.14140699260097">
                <text:p>1.141406992600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12">
                <text:p>0.512</text:p>
              </table:table-cell>
              <table:table-cell office:value-type="float" office:value="0.520904347826084">
                <text:p>0.520904347826084</text:p>
              </table:table-cell>
              <table:table-cell office:value-type="float" office:value="-0.0749126654064282">
                <text:p>-0.0749126654064282</text:p>
              </table:table-cell>
              <table:table-cell office:value-type="float" office:value="1.345847296">
                <text:p>1.345847296</text:p>
              </table:table-cell>
              <table:table-cell office:value-type="float" office:value="1.34533787438941">
                <text:p>1.34533787438941</text:p>
              </table:table-cell>
              <table:table-cell office:value-type="float" office:value="1.14120976516808">
                <text:p>1.141209765168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096">
                <text:p>0.4096</text:p>
              </table:table-cell>
              <table:table-cell office:value-type="float" office:value="0.418504347826084">
                <text:p>0.418504347826084</text:p>
              </table:table-cell>
              <table:table-cell office:value-type="float" office:value="-0.186217013232515">
                <text:p>-0.186217013232515</text:p>
              </table:table-cell>
              <table:table-cell office:value-type="float" office:value="1.350565888">
                <text:p>1.350565888</text:p>
              </table:table-cell>
              <table:table-cell office:value-type="float" office:value="1.35014764691115">
                <text:p>1.35014764691115</text:p>
              </table:table-cell>
              <table:table-cell office:value-type="float" office:value="1.13987278121345">
                <text:p>1.139872781213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072">
                <text:p>0.3072</text:p>
              </table:table-cell>
              <table:table-cell office:value-type="float" office:value="0.316104347826084">
                <text:p>0.316104347826084</text:p>
              </table:table-cell>
              <table:table-cell office:value-type="float" office:value="-0.297521361058602">
                <text:p>-0.297521361058602</text:p>
              </table:table-cell>
              <table:table-cell office:value-type="float" office:value="1.354235904">
                <text:p>1.354235904</text:p>
              </table:table-cell>
              <table:table-cell office:value-type="float" office:value="1.35390884343289">
                <text:p>1.35390884343289</text:p>
              </table:table-cell>
              <table:table-cell office:value-type="float" office:value="1.13739604073707">
                <text:p>1.137396040737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048">
                <text:p>0.2048</text:p>
              </table:table-cell>
              <table:table-cell office:value-type="float" office:value="0.213704347826084">
                <text:p>0.213704347826084</text:p>
              </table:table-cell>
              <table:table-cell office:value-type="float" office:value="-0.408825708884689">
                <text:p>-0.408825708884689</text:p>
              </table:table-cell>
              <table:table-cell office:value-type="float" office:value="1.356857344">
                <text:p>1.356857344</text:p>
              </table:table-cell>
              <table:table-cell office:value-type="float" office:value="1.35662146395463">
                <text:p>1.35662146395463</text:p>
              </table:table-cell>
              <table:table-cell office:value-type="float" office:value="1.13377954373897">
                <text:p>1.133779543738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024">
                <text:p>0.1024</text:p>
              </table:table-cell>
              <table:table-cell office:value-type="float" office:value="0.111304347826084">
                <text:p>0.111304347826084</text:p>
              </table:table-cell>
              <table:table-cell office:value-type="float" office:value="-0.520130056710776">
                <text:p>-0.520130056710776</text:p>
              </table:table-cell>
              <table:table-cell office:value-type="float" office:value="1.358430208">
                <text:p>1.358430208</text:p>
              </table:table-cell>
              <table:table-cell office:value-type="float" office:value="1.35828550847637">
                <text:p>1.35828550847637</text:p>
              </table:table-cell>
              <table:table-cell office:value-type="float" office:value="1.12902329021912">
                <text:p>1.129023290219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.00890434782608443">
                <text:p>0.00890434782608443</text:p>
              </table:table-cell>
              <table:table-cell office:value-type="float" office:value="-0.631434404536863">
                <text:p>-0.631434404536863</text:p>
              </table:table-cell>
              <table:table-cell office:value-type="float" office:value="1.358954496">
                <text:p>1.358954496</text:p>
              </table:table-cell>
              <table:table-cell office:value-type="float" office:value="1.35890097699811">
                <text:p>1.35890097699811</text:p>
              </table:table-cell>
              <table:table-cell office:value-type="float" office:value="1.12312728017753">
                <text:p>1.123127280177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024">
                <text:p>-0.1024</text:p>
              </table:table-cell>
              <table:table-cell office:value-type="float" office:value="-0.0934956521739156">
                <text:p>-0.0934956521739156</text:p>
              </table:table-cell>
              <table:table-cell office:value-type="float" office:value="-0.74273875236295">
                <text:p>-0.74273875236295</text:p>
              </table:table-cell>
              <table:table-cell office:value-type="float" office:value="1.358430208">
                <text:p>1.358430208</text:p>
              </table:table-cell>
              <table:table-cell office:value-type="float" office:value="1.35846786951985">
                <text:p>1.35846786951985</text:p>
              </table:table-cell>
              <table:table-cell office:value-type="float" office:value="1.1160915136142">
                <text:p>1.11609151361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048">
                <text:p>-0.2048</text:p>
              </table:table-cell>
              <table:table-cell office:value-type="float" office:value="-0.195895652173916">
                <text:p>-0.195895652173916</text:p>
              </table:table-cell>
              <table:table-cell office:value-type="float" office:value="-0.854043100189037">
                <text:p>-0.854043100189037</text:p>
              </table:table-cell>
              <table:table-cell office:value-type="float" office:value="1.356857344">
                <text:p>1.356857344</text:p>
              </table:table-cell>
              <table:table-cell office:value-type="float" office:value="1.35698618604159">
                <text:p>1.35698618604159</text:p>
              </table:table-cell>
              <table:table-cell office:value-type="float" office:value="1.10791599052914">
                <text:p>1.107915990529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3072">
                <text:p>-0.3072</text:p>
              </table:table-cell>
              <table:table-cell office:value-type="float" office:value="-0.298295652173916">
                <text:p>-0.298295652173916</text:p>
              </table:table-cell>
              <table:table-cell office:value-type="float" office:value="-0.965347448015124">
                <text:p>-0.965347448015124</text:p>
              </table:table-cell>
              <table:table-cell office:value-type="float" office:value="1.354235904">
                <text:p>1.354235904</text:p>
              </table:table-cell>
              <table:table-cell office:value-type="float" office:value="1.35445592656333">
                <text:p>1.35445592656333</text:p>
              </table:table-cell>
              <table:table-cell office:value-type="float" office:value="1.09860071092233">
                <text:p>1.098600710922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4096">
                <text:p>-0.4096</text:p>
              </table:table-cell>
              <table:table-cell office:value-type="float" office:value="-0.400695652173916">
                <text:p>-0.400695652173916</text:p>
              </table:table-cell>
              <table:table-cell office:value-type="float" office:value="-1.07665179584121">
                <text:p>-1.07665179584121</text:p>
              </table:table-cell>
              <table:table-cell office:value-type="float" office:value="1.350565888">
                <text:p>1.350565888</text:p>
              </table:table-cell>
              <table:table-cell office:value-type="float" office:value="1.35087709108506">
                <text:p>1.35087709108506</text:p>
              </table:table-cell>
              <table:table-cell office:value-type="float" office:value="1.08814567479379">
                <text:p>1.088145674793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512">
                <text:p>-0.512</text:p>
              </table:table-cell>
              <table:table-cell office:value-type="float" office:value="-0.503095652173916">
                <text:p>-0.503095652173916</text:p>
              </table:table-cell>
              <table:table-cell office:value-type="float" office:value="-1.1879561436673">
                <text:p>-1.1879561436673</text:p>
              </table:table-cell>
              <table:table-cell office:value-type="float" office:value="1.345847296">
                <text:p>1.345847296</text:p>
              </table:table-cell>
              <table:table-cell office:value-type="float" office:value="1.3462496796068">
                <text:p>1.3462496796068</text:p>
              </table:table-cell>
              <table:table-cell office:value-type="float" office:value="1.0765508821435">
                <text:p>1.07655088214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6144">
                <text:p>-0.6144</text:p>
              </table:table-cell>
              <table:table-cell office:value-type="float" office:value="-0.605495652173916">
                <text:p>-0.605495652173916</text:p>
              </table:table-cell>
              <table:table-cell office:value-type="float" office:value="-1.29926049149339">
                <text:p>-1.29926049149339</text:p>
              </table:table-cell>
              <table:table-cell office:value-type="float" office:value="1.340080128">
                <text:p>1.340080128</text:p>
              </table:table-cell>
              <table:table-cell office:value-type="float" office:value="1.34057369212854">
                <text:p>1.34057369212854</text:p>
              </table:table-cell>
              <table:table-cell office:value-type="float" office:value="1.06381633297148">
                <text:p>1.063816332971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7168">
                <text:p>-0.7168</text:p>
              </table:table-cell>
              <table:table-cell office:value-type="float" office:value="-0.707895652173916">
                <text:p>-0.707895652173916</text:p>
              </table:table-cell>
              <table:table-cell office:value-type="float" office:value="-1.41056483931947">
                <text:p>-1.41056483931947</text:p>
              </table:table-cell>
              <table:table-cell office:value-type="float" office:value="1.333264384">
                <text:p>1.333264384</text:p>
              </table:table-cell>
              <table:table-cell office:value-type="float" office:value="1.33384912865028">
                <text:p>1.33384912865028</text:p>
              </table:table-cell>
              <table:table-cell office:value-type="float" office:value="1.04994202727772">
                <text:p>1.049942027277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8192">
                <text:p>-0.8192</text:p>
              </table:table-cell>
              <table:table-cell office:value-type="float" office:value="-0.810295652173916">
                <text:p>-0.810295652173916</text:p>
              </table:table-cell>
              <table:table-cell office:value-type="float" office:value="-1.52186918714556">
                <text:p>-1.52186918714556</text:p>
              </table:table-cell>
              <table:table-cell office:value-type="float" office:value="1.325400064">
                <text:p>1.325400064</text:p>
              </table:table-cell>
              <table:table-cell office:value-type="float" office:value="1.32607598917202">
                <text:p>1.32607598917202</text:p>
              </table:table-cell>
              <table:table-cell office:value-type="float" office:value="1.03492796506222">
                <text:p>1.034927965062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9216">
                <text:p>-0.9216</text:p>
              </table:table-cell>
              <table:table-cell office:value-type="float" office:value="-0.912695652173916">
                <text:p>-0.912695652173916</text:p>
              </table:table-cell>
              <table:table-cell office:value-type="float" office:value="-1.63317353497165">
                <text:p>-1.63317353497165</text:p>
              </table:table-cell>
              <table:table-cell office:value-type="float" office:value="1.316487168">
                <text:p>1.316487168</text:p>
              </table:table-cell>
              <table:table-cell office:value-type="float" office:value="1.31725427369376">
                <text:p>1.31725427369376</text:p>
              </table:table-cell>
              <table:table-cell office:value-type="float" office:value="1.01877414632498">
                <text:p>1.018774146324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024">
                <text:p>-1.024</text:p>
              </table:table-cell>
              <table:table-cell office:value-type="float" office:value="-1.01509565217392">
                <text:p>-1.01509565217392</text:p>
              </table:table-cell>
              <table:table-cell office:value-type="float" office:value="-1.74447788279773">
                <text:p>-1.74447788279773</text:p>
              </table:table-cell>
              <table:table-cell office:value-type="float" office:value="1.306525696">
                <text:p>1.306525696</text:p>
              </table:table-cell>
              <table:table-cell office:value-type="float" office:value="1.3073839822155">
                <text:p>1.3073839822155</text:p>
              </table:table-cell>
              <table:table-cell office:value-type="float" office:value="1.001480571066">
                <text:p>1.0014805710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1264">
                <text:p>-1.1264</text:p>
              </table:table-cell>
              <table:table-cell office:value-type="float" office:value="-1.11749565217392">
                <text:p>-1.11749565217392</text:p>
              </table:table-cell>
              <table:table-cell office:value-type="float" office:value="-1.85578223062382">
                <text:p>-1.85578223062382</text:p>
              </table:table-cell>
              <table:table-cell office:value-type="float" office:value="1.295515648">
                <text:p>1.295515648</text:p>
              </table:table-cell>
              <table:table-cell office:value-type="float" office:value="1.29646511473724">
                <text:p>1.29646511473724</text:p>
              </table:table-cell>
              <table:table-cell office:value-type="float" office:value="0.983047239285278">
                <text:p>0.9830472392852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2288">
                <text:p>-1.2288</text:p>
              </table:table-cell>
              <table:table-cell office:value-type="float" office:value="-1.21989565217392">
                <text:p>-1.21989565217392</text:p>
              </table:table-cell>
              <table:table-cell office:value-type="float" office:value="-1.96708657844991">
                <text:p>-1.96708657844991</text:p>
              </table:table-cell>
              <table:table-cell office:value-type="float" office:value="1.283457024">
                <text:p>1.283457024</text:p>
              </table:table-cell>
              <table:table-cell office:value-type="float" office:value="1.28449767125898">
                <text:p>1.28449767125898</text:p>
              </table:table-cell>
              <table:table-cell office:value-type="float" office:value="0.96347415098282">
                <text:p>0.963474150982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3312">
                <text:p>-1.3312</text:p>
              </table:table-cell>
              <table:table-cell office:value-type="float" office:value="-1.32229565217392">
                <text:p>-1.32229565217392</text:p>
              </table:table-cell>
              <table:table-cell office:value-type="float" office:value="-2.07839092627599">
                <text:p>-2.07839092627599</text:p>
              </table:table-cell>
              <table:table-cell office:value-type="float" office:value="1.270349824">
                <text:p>1.270349824</text:p>
              </table:table-cell>
              <table:table-cell office:value-type="float" office:value="1.27148165178072">
                <text:p>1.27148165178072</text:p>
              </table:table-cell>
              <table:table-cell office:value-type="float" office:value="0.942761306158624">
                <text:p>0.9427613061586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4336">
                <text:p>-1.4336</text:p>
              </table:table-cell>
              <table:table-cell office:value-type="float" office:value="-1.42469565217392">
                <text:p>-1.42469565217392</text:p>
              </table:table-cell>
              <table:table-cell office:value-type="float" office:value="-2.18969527410208">
                <text:p>-2.18969527410208</text:p>
              </table:table-cell>
              <table:table-cell office:value-type="float" office:value="1.256194048">
                <text:p>1.256194048</text:p>
              </table:table-cell>
              <table:table-cell office:value-type="float" office:value="1.25741705630246">
                <text:p>1.25741705630246</text:p>
              </table:table-cell>
              <table:table-cell office:value-type="float" office:value="0.920908704812688">
                <text:p>0.9209087048126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536">
                <text:p>-1.536</text:p>
              </table:table-cell>
              <table:table-cell office:value-type="float" office:value="-1.52709565217392">
                <text:p>-1.52709565217392</text:p>
              </table:table-cell>
              <table:table-cell office:value-type="float" office:value="-2.30099962192817">
                <text:p>-2.30099962192817</text:p>
              </table:table-cell>
              <table:table-cell office:value-type="float" office:value="1.240989696">
                <text:p>1.240989696</text:p>
              </table:table-cell>
              <table:table-cell office:value-type="float" office:value="1.24230388482419">
                <text:p>1.24230388482419</text:p>
              </table:table-cell>
              <table:table-cell office:value-type="float" office:value="0.897916346945013">
                <text:p>0.8979163469450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6384">
                <text:p>-1.6384</text:p>
              </table:table-cell>
              <table:table-cell office:value-type="float" office:value="-1.62949565217392">
                <text:p>-1.62949565217392</text:p>
              </table:table-cell>
              <table:table-cell office:value-type="float" office:value="-2.41230396975425">
                <text:p>-2.41230396975425</text:p>
              </table:table-cell>
              <table:table-cell office:value-type="float" office:value="1.224736768">
                <text:p>1.224736768</text:p>
              </table:table-cell>
              <table:table-cell office:value-type="float" office:value="1.22614213734593">
                <text:p>1.22614213734593</text:p>
              </table:table-cell>
              <table:table-cell office:value-type="float" office:value="0.873784232555599">
                <text:p>0.8737842325555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7408">
                <text:p>-1.7408</text:p>
              </table:table-cell>
              <table:table-cell office:value-type="float" office:value="-1.73189565217392">
                <text:p>-1.73189565217392</text:p>
              </table:table-cell>
              <table:table-cell office:value-type="float" office:value="-2.52360831758034">
                <text:p>-2.52360831758034</text:p>
              </table:table-cell>
              <table:table-cell office:value-type="float" office:value="1.207435264">
                <text:p>1.207435264</text:p>
              </table:table-cell>
              <table:table-cell office:value-type="float" office:value="1.20893181386767">
                <text:p>1.20893181386767</text:p>
              </table:table-cell>
              <table:table-cell office:value-type="float" office:value="0.848512361644446">
                <text:p>0.8485123616444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8432">
                <text:p>-1.8432</text:p>
              </table:table-cell>
              <table:table-cell office:value-type="float" office:value="-1.83429565217392">
                <text:p>-1.83429565217392</text:p>
              </table:table-cell>
              <table:table-cell office:value-type="float" office:value="-2.63491266540643">
                <text:p>-2.63491266540643</text:p>
              </table:table-cell>
              <table:table-cell office:value-type="float" office:value="1.189085184">
                <text:p>1.189085184</text:p>
              </table:table-cell>
              <table:table-cell office:value-type="float" office:value="1.19067291438941">
                <text:p>1.19067291438941</text:p>
              </table:table-cell>
              <table:table-cell office:value-type="float" office:value="0.822100734211554">
                <text:p>0.8221007342115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9456">
                <text:p>-1.9456</text:p>
              </table:table-cell>
              <table:table-cell office:value-type="float" office:value="-1.93669565217392">
                <text:p>-1.93669565217392</text:p>
              </table:table-cell>
              <table:table-cell office:value-type="float" office:value="-2.74621701323252">
                <text:p>-2.74621701323252</text:p>
              </table:table-cell>
              <table:table-cell office:value-type="float" office:value="1.169686528">
                <text:p>1.169686528</text:p>
              </table:table-cell>
              <table:table-cell office:value-type="float" office:value="1.17136543891115">
                <text:p>1.17136543891115</text:p>
              </table:table-cell>
              <table:table-cell office:value-type="float" office:value="0.794549350256923">
                <text:p>0.7945493502569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.048">
                <text:p>-2.048</text:p>
              </table:table-cell>
              <table:table-cell office:value-type="float" office:value="-2.03909565217392">
                <text:p>-2.03909565217392</text:p>
              </table:table-cell>
              <table:table-cell office:value-type="float" office:value="-2.8575213610586">
                <text:p>-2.8575213610586</text:p>
              </table:table-cell>
              <table:table-cell office:value-type="float" office:value="1.149239296">
                <text:p>1.149239296</text:p>
              </table:table-cell>
              <table:table-cell office:value-type="float" office:value="1.15100938743289">
                <text:p>1.15100938743289</text:p>
              </table:table-cell>
              <table:table-cell office:value-type="float" office:value="0.765858209780552">
                <text:p>0.7658582097805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.1504">
                <text:p>-2.1504</text:p>
              </table:table-cell>
              <table:table-cell office:value-type="float" office:value="-2.14149565217392">
                <text:p>-2.14149565217392</text:p>
              </table:table-cell>
              <table:table-cell office:value-type="float" office:value="-2.96882570888469">
                <text:p>-2.96882570888469</text:p>
              </table:table-cell>
              <table:table-cell office:value-type="float" office:value="1.127743488">
                <text:p>1.127743488</text:p>
              </table:table-cell>
              <table:table-cell office:value-type="float" office:value="1.12960475995463">
                <text:p>1.12960475995463</text:p>
              </table:table-cell>
              <table:table-cell office:value-type="float" office:value="0.736027312782443">
                <text:p>0.7360273127824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.2528">
                <text:p>-2.2528</text:p>
              </table:table-cell>
              <table:table-cell office:value-type="float" office:value="-2.24389565217392">
                <text:p>-2.24389565217392</text:p>
              </table:table-cell>
              <table:table-cell office:value-type="float" office:value="-3.08013005671078">
                <text:p>-3.08013005671078</text:p>
              </table:table-cell>
              <table:table-cell office:value-type="float" office:value="1.105199104">
                <text:p>1.105199104</text:p>
              </table:table-cell>
              <table:table-cell office:value-type="float" office:value="1.10715155647637">
                <text:p>1.10715155647637</text:p>
              </table:table-cell>
              <table:table-cell office:value-type="float" office:value="0.705056659262594">
                <text:p>0.7050566592625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.3552">
                <text:p>-2.3552</text:p>
              </table:table-cell>
              <table:table-cell office:value-type="float" office:value="-2.34629565217392">
                <text:p>-2.34629565217392</text:p>
              </table:table-cell>
              <table:table-cell office:value-type="float" office:value="-3.19143440453686">
                <text:p>-3.19143440453686</text:p>
              </table:table-cell>
              <table:table-cell office:value-type="float" office:value="1.081606144">
                <text:p>1.081606144</text:p>
              </table:table-cell>
              <table:table-cell office:value-type="float" office:value="1.08364977699811">
                <text:p>1.08364977699811</text:p>
              </table:table-cell>
              <table:table-cell office:value-type="float" office:value="0.672946249221006">
                <text:p>0.6729462492210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.4576">
                <text:p>-2.4576</text:p>
              </table:table-cell>
              <table:table-cell office:value-type="float" office:value="-2.44869565217392">
                <text:p>-2.44869565217392</text:p>
              </table:table-cell>
              <table:table-cell office:value-type="float" office:value="-3.30273875236295">
                <text:p>-3.30273875236295</text:p>
              </table:table-cell>
              <table:table-cell office:value-type="float" office:value="1.056964608">
                <text:p>1.056964608</text:p>
              </table:table-cell>
              <table:table-cell office:value-type="float" office:value="1.05909942151985">
                <text:p>1.05909942151985</text:p>
              </table:table-cell>
              <table:table-cell office:value-type="float" office:value="0.639696082657679">
                <text:p>0.6396960826576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.56">
                <text:p>-2.56</text:p>
              </table:table-cell>
              <table:table-cell office:value-type="float" office:value="-2.55109565217392">
                <text:p>-2.55109565217392</text:p>
              </table:table-cell>
              <table:table-cell office:value-type="float" office:value="-3.41404310018904">
                <text:p>-3.41404310018904</text:p>
              </table:table-cell>
              <table:table-cell office:value-type="float" office:value="1.031274496">
                <text:p>1.031274496</text:p>
              </table:table-cell>
              <table:table-cell office:value-type="float" office:value="1.03350049004159">
                <text:p>1.03350049004159</text:p>
              </table:table-cell>
              <table:table-cell office:value-type="float" office:value="0.605306159572613">
                <text:p>0.6053061595726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.6624">
                <text:p>-2.6624</text:p>
              </table:table-cell>
              <table:table-cell office:value-type="float" office:value="-2.65349565217392">
                <text:p>-2.65349565217392</text:p>
              </table:table-cell>
              <table:table-cell office:value-type="float" office:value="-3.52534744801513">
                <text:p>-3.52534744801513</text:p>
              </table:table-cell>
              <table:table-cell office:value-type="float" office:value="1.004535808">
                <text:p>1.004535808</text:p>
              </table:table-cell>
              <table:table-cell office:value-type="float" office:value="1.00685298256332">
                <text:p>1.00685298256332</text:p>
              </table:table-cell>
              <table:table-cell office:value-type="float" office:value="0.569776479965808">
                <text:p>0.5697764799658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.7648">
                <text:p>-2.7648</text:p>
              </table:table-cell>
              <table:table-cell office:value-type="float" office:value="-2.75589565217391">
                <text:p>-2.75589565217391</text:p>
              </table:table-cell>
              <table:table-cell office:value-type="float" office:value="-3.63665179584121">
                <text:p>-3.63665179584121</text:p>
              </table:table-cell>
              <table:table-cell office:value-type="float" office:value="0.976748543999997">
                <text:p>0.976748543999997</text:p>
              </table:table-cell>
              <table:table-cell office:value-type="float" office:value="0.979156899085063">
                <text:p>0.979156899085063</text:p>
              </table:table-cell>
              <table:table-cell office:value-type="float" office:value="0.533107043837263">
                <text:p>0.5331070438372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.8672">
                <text:p>-2.8672</text:p>
              </table:table-cell>
              <table:table-cell office:value-type="float" office:value="-2.85829565217391">
                <text:p>-2.85829565217391</text:p>
              </table:table-cell>
              <table:table-cell office:value-type="float" office:value="-3.7479561436673">
                <text:p>-3.7479561436673</text:p>
              </table:table-cell>
              <table:table-cell office:value-type="float" office:value="0.947912703999997">
                <text:p>0.947912703999997</text:p>
              </table:table-cell>
              <table:table-cell office:value-type="float" office:value="0.950412239606802">
                <text:p>0.950412239606802</text:p>
              </table:table-cell>
              <table:table-cell office:value-type="float" office:value="0.49529785118698">
                <text:p>0.495297851186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.9696">
                <text:p>-2.9696</text:p>
              </table:table-cell>
              <table:table-cell office:value-type="float" office:value="-2.96069565217391">
                <text:p>-2.96069565217391</text:p>
              </table:table-cell>
              <table:table-cell office:value-type="float" office:value="-3.85926049149339">
                <text:p>-3.85926049149339</text:p>
              </table:table-cell>
              <table:table-cell office:value-type="float" office:value="0.918028287999997">
                <text:p>0.918028287999997</text:p>
              </table:table-cell>
              <table:table-cell office:value-type="float" office:value="0.920619004128541">
                <text:p>0.920619004128541</text:p>
              </table:table-cell>
              <table:table-cell office:value-type="float" office:value="0.456348902014957">
                <text:p>0.4563489020149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3.072">
                <text:p>-3.072</text:p>
              </table:table-cell>
              <table:table-cell office:value-type="float" office:value="-3.06309565217391">
                <text:p>-3.06309565217391</text:p>
              </table:table-cell>
              <table:table-cell office:value-type="float" office:value="-3.97056483931947">
                <text:p>-3.97056483931947</text:p>
              </table:table-cell>
              <table:table-cell office:value-type="float" office:value="0.887095295999997">
                <text:p>0.887095295999997</text:p>
              </table:table-cell>
              <table:table-cell office:value-type="float" office:value="0.88977719265028">
                <text:p>0.88977719265028</text:p>
              </table:table-cell>
              <table:table-cell office:value-type="float" office:value="0.416260196321195">
                <text:p>0.4162601963211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3.1744">
                <text:p>-3.1744</text:p>
              </table:table-cell>
              <table:table-cell office:value-type="float" office:value="-3.16549565217391">
                <text:p>-3.16549565217391</text:p>
              </table:table-cell>
              <table:table-cell office:value-type="float" office:value="-4.08186918714556">
                <text:p>-4.08186918714556</text:p>
              </table:table-cell>
              <table:table-cell office:value-type="float" office:value="0.855113727999997">
                <text:p>0.855113727999997</text:p>
              </table:table-cell>
              <table:table-cell office:value-type="float" office:value="0.857886805172019">
                <text:p>0.857886805172019</text:p>
              </table:table-cell>
              <table:table-cell office:value-type="float" office:value="0.375031734105694">
                <text:p>0.3750317341056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3.2768">
                <text:p>-3.2768</text:p>
              </table:table-cell>
              <table:table-cell office:value-type="float" office:value="-3.26789565217391">
                <text:p>-3.26789565217391</text:p>
              </table:table-cell>
              <table:table-cell office:value-type="float" office:value="-4.19317353497165">
                <text:p>-4.19317353497165</text:p>
              </table:table-cell>
              <table:table-cell office:value-type="float" office:value="0.822083583999997">
                <text:p>0.822083583999997</text:p>
              </table:table-cell>
              <table:table-cell office:value-type="float" office:value="0.824947841693759">
                <text:p>0.824947841693759</text:p>
              </table:table-cell>
              <table:table-cell office:value-type="float" office:value="0.332663515368454">
                <text:p>0.3326635153684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3.3792">
                <text:p>-3.3792</text:p>
              </table:table-cell>
              <table:table-cell office:value-type="float" office:value="-3.37029565217391">
                <text:p>-3.37029565217391</text:p>
              </table:table-cell>
              <table:table-cell office:value-type="float" office:value="-4.30447788279774">
                <text:p>-4.30447788279774</text:p>
              </table:table-cell>
              <table:table-cell office:value-type="float" office:value="0.788004863999997">
                <text:p>0.788004863999997</text:p>
              </table:table-cell>
              <table:table-cell office:value-type="float" office:value="0.790960302215498">
                <text:p>0.790960302215498</text:p>
              </table:table-cell>
              <table:table-cell office:value-type="float" office:value="0.289155540109475">
                <text:p>0.2891555401094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3.4816">
                <text:p>-3.4816</text:p>
              </table:table-cell>
              <table:table-cell office:value-type="float" office:value="-3.47269565217391">
                <text:p>-3.47269565217391</text:p>
              </table:table-cell>
              <table:table-cell office:value-type="float" office:value="-4.41578223062382">
                <text:p>-4.41578223062382</text:p>
              </table:table-cell>
              <table:table-cell office:value-type="float" office:value="0.752877567999997">
                <text:p>0.752877567999997</text:p>
              </table:table-cell>
              <table:table-cell office:value-type="float" office:value="0.755924186737237">
                <text:p>0.755924186737237</text:p>
              </table:table-cell>
              <table:table-cell office:value-type="float" office:value="0.244507808328756">
                <text:p>0.2445078083287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3.584">
                <text:p>-3.584</text:p>
              </table:table-cell>
              <table:table-cell office:value-type="float" office:value="-3.57509565217391">
                <text:p>-3.57509565217391</text:p>
              </table:table-cell>
              <table:table-cell office:value-type="float" office:value="-4.52708657844991">
                <text:p>-4.52708657844991</text:p>
              </table:table-cell>
              <table:table-cell office:value-type="float" office:value="0.716701695999997">
                <text:p>0.716701695999997</text:p>
              </table:table-cell>
              <table:table-cell office:value-type="float" office:value="0.719839495258976">
                <text:p>0.719839495258976</text:p>
              </table:table-cell>
              <table:table-cell office:value-type="float" office:value="0.198720320026299">
                <text:p>0.1987203200262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3.6864">
                <text:p>-3.6864</text:p>
              </table:table-cell>
              <table:table-cell office:value-type="float" office:value="-3.67749565217391">
                <text:p>-3.67749565217391</text:p>
              </table:table-cell>
              <table:table-cell office:value-type="float" office:value="-4.638390926276">
                <text:p>-4.638390926276</text:p>
              </table:table-cell>
              <table:table-cell office:value-type="float" office:value="0.679477247999997">
                <text:p>0.679477247999997</text:p>
              </table:table-cell>
              <table:table-cell office:value-type="float" office:value="0.682706227780715">
                <text:p>0.682706227780715</text:p>
              </table:table-cell>
              <table:table-cell office:value-type="float" office:value="0.151793075202102">
                <text:p>0.1517930752021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3.7888">
                <text:p>-3.7888</text:p>
              </table:table-cell>
              <table:table-cell office:value-type="float" office:value="-3.77989565217391">
                <text:p>-3.77989565217391</text:p>
              </table:table-cell>
              <table:table-cell office:value-type="float" office:value="-4.74969527410208">
                <text:p>-4.74969527410208</text:p>
              </table:table-cell>
              <table:table-cell office:value-type="float" office:value="0.641204223999997">
                <text:p>0.641204223999997</text:p>
              </table:table-cell>
              <table:table-cell office:value-type="float" office:value="0.644524384302454">
                <text:p>0.644524384302454</text:p>
              </table:table-cell>
              <table:table-cell office:value-type="float" office:value="0.103726073856166">
                <text:p>0.1037260738561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.8912">
                <text:p>-3.8912</text:p>
              </table:table-cell>
              <table:table-cell office:value-type="float" office:value="-3.88229565217391">
                <text:p>-3.88229565217391</text:p>
              </table:table-cell>
              <table:table-cell office:value-type="float" office:value="-4.86099962192817">
                <text:p>-4.86099962192817</text:p>
              </table:table-cell>
              <table:table-cell office:value-type="float" office:value="0.601882623999997">
                <text:p>0.601882623999997</text:p>
              </table:table-cell>
              <table:table-cell office:value-type="float" office:value="0.605293964824193">
                <text:p>0.605293964824193</text:p>
              </table:table-cell>
              <table:table-cell office:value-type="float" office:value="0.0545193159884914">
                <text:p>0.05451931598849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.9936">
                <text:p>-3.9936</text:p>
              </table:table-cell>
              <table:table-cell office:value-type="float" office:value="-3.98469565217391">
                <text:p>-3.98469565217391</text:p>
              </table:table-cell>
              <table:table-cell office:value-type="float" office:value="-4.97230396975426">
                <text:p>-4.97230396975426</text:p>
              </table:table-cell>
              <table:table-cell office:value-type="float" office:value="0.561512447999997">
                <text:p>0.561512447999997</text:p>
              </table:table-cell>
              <table:table-cell office:value-type="float" office:value="0.565014969345932">
                <text:p>0.565014969345932</text:p>
              </table:table-cell>
              <table:table-cell office:value-type="float" office:value="0.0041728015990774">
                <text:p>0.00417280159907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4.096">
                <text:p>-4.096</text:p>
              </table:table-cell>
              <table:table-cell office:value-type="float" office:value="-4.08709565217391">
                <text:p>-4.08709565217391</text:p>
              </table:table-cell>
              <table:table-cell office:value-type="float" office:value="-5.08360831758034">
                <text:p>-5.08360831758034</text:p>
              </table:table-cell>
              <table:table-cell office:value-type="float" office:value="0.520093695999997">
                <text:p>0.520093695999997</text:p>
              </table:table-cell>
              <table:table-cell office:value-type="float" office:value="0.523687397867671">
                <text:p>0.523687397867671</text:p>
              </table:table-cell>
              <table:table-cell office:value-type="float" office:value="-0.0473134693120757">
                <text:p>-0.04731346931207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4.1984">
                <text:p>-4.1984</text:p>
              </table:table-cell>
              <table:table-cell office:value-type="float" office:value="-4.18949565217391">
                <text:p>-4.18949565217391</text:p>
              </table:table-cell>
              <table:table-cell office:value-type="float" office:value="-5.19491266540643">
                <text:p>-5.19491266540643</text:p>
              </table:table-cell>
              <table:table-cell office:value-type="float" office:value="0.477626367999997">
                <text:p>0.477626367999997</text:p>
              </table:table-cell>
              <table:table-cell office:value-type="float" office:value="0.48131125038941">
                <text:p>0.48131125038941</text:p>
              </table:table-cell>
              <table:table-cell office:value-type="float" office:value="-0.099939496744968">
                <text:p>-0.0999394967449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4.3008">
                <text:p>-4.3008</text:p>
              </table:table-cell>
              <table:table-cell office:value-type="float" office:value="-4.29189565217391">
                <text:p>-4.29189565217391</text:p>
              </table:table-cell>
              <table:table-cell office:value-type="float" office:value="-5.30621701323252">
                <text:p>-5.30621701323252</text:p>
              </table:table-cell>
              <table:table-cell office:value-type="float" office:value="0.434110463999997">
                <text:p>0.434110463999997</text:p>
              </table:table-cell>
              <table:table-cell office:value-type="float" office:value="0.437886526911149">
                <text:p>0.437886526911149</text:p>
              </table:table-cell>
              <table:table-cell office:value-type="float" office:value="-0.153705280699599">
                <text:p>-0.1537052806995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4.4032">
                <text:p>-4.4032</text:p>
              </table:table-cell>
              <table:table-cell office:value-type="float" office:value="-4.39429565217391">
                <text:p>-4.39429565217391</text:p>
              </table:table-cell>
              <table:table-cell office:value-type="float" office:value="-5.4175213610586">
                <text:p>-5.4175213610586</text:p>
              </table:table-cell>
              <table:table-cell office:value-type="float" office:value="0.389545983999997">
                <text:p>0.389545983999997</text:p>
              </table:table-cell>
              <table:table-cell office:value-type="float" office:value="0.393413227432889">
                <text:p>0.393413227432889</text:p>
              </table:table-cell>
              <table:table-cell office:value-type="float" office:value="-0.20861082117597">
                <text:p>-0.208610821175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4.15857778688">
                <text:p>-4.15857778688</text:p>
              </table:table-cell>
              <table:table-cell office:value-type="float" office:value="-4.17743521610351">
                <text:p>-4.17743521610351</text:p>
              </table:table-cell>
              <table:table-cell office:value-type="float" office:value="-5.20956527281429">
                <text:p>-5.20956527281429</text:p>
              </table:table-cell>
              <table:table-cell office:value-type="float" office:value="0.345709681731172">
                <text:p>0.345709681731172</text:p>
              </table:table-cell>
              <table:table-cell office:value-type="float" office:value="0.349525965387308">
                <text:p>0.349525965387308</text:p>
              </table:table-cell>
              <table:table-cell office:value-type="float" office:value="-0.263021504741399">
                <text:p>-0.2630215047413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.91395557376">
                <text:p>-3.91395557376</text:p>
              </table:table-cell>
              <table:table-cell office:value-type="float" office:value="-3.93503394514748">
                <text:p>-3.93503394514748</text:p>
              </table:table-cell>
              <table:table-cell office:value-type="float" office:value="-4.97606834968434">
                <text:p>-4.97606834968434</text:p>
              </table:table-cell>
              <table:table-cell office:value-type="float" office:value="0.304378310924695">
                <text:p>0.304378310924695</text:p>
              </table:table-cell>
              <table:table-cell office:value-type="float" office:value="0.307990123281703">
                <text:p>0.307990123281703</text:p>
              </table:table-cell>
              <table:table-cell office:value-type="float" office:value="-0.315171948888592">
                <text:p>-0.3151719488885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.66933336064">
                <text:p>-3.66933336064</text:p>
              </table:table-cell>
              <table:table-cell office:value-type="float" office:value="-3.6905894074006">
                <text:p>-3.6905894074006</text:p>
              </table:table-cell>
              <table:table-cell office:value-type="float" office:value="-4.74052815976355">
                <text:p>-4.74052815976355</text:p>
              </table:table-cell>
              <table:table-cell office:value-type="float" office:value="0.265551871580567">
                <text:p>0.265551871580567</text:p>
              </table:table-cell>
              <table:table-cell office:value-type="float" office:value="0.268946931716657">
                <text:p>0.268946931716657</text:p>
              </table:table-cell>
              <table:table-cell office:value-type="float" office:value="-0.364920923016965">
                <text:p>-0.3649209230169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.42471114752">
                <text:p>-3.42471114752</text:p>
              </table:table-cell>
              <table:table-cell office:value-type="float" office:value="-3.44598140831045">
                <text:p>-3.44598140831045</text:p>
              </table:table-cell>
              <table:table-cell office:value-type="float" office:value="-4.50482450849948">
                <text:p>-4.50482450849948</text:p>
              </table:table-cell>
              <table:table-cell office:value-type="float" office:value="0.229230363698788">
                <text:p>0.229230363698788</text:p>
              </table:table-cell>
              <table:table-cell office:value-type="float" office:value="0.232407689140216">
                <text:p>0.232407689140216</text:p>
              </table:table-cell>
              <table:table-cell office:value-type="float" office:value="-0.412257128678472">
                <text:p>-0.4122571286784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.1800889344">
                <text:p>-3.1800889344</text:p>
              </table:table-cell>
              <table:table-cell office:value-type="float" office:value="-3.20136033231284">
                <text:p>-3.20136033231284</text:p>
              </table:table-cell>
              <table:table-cell office:value-type="float" office:value="-4.26910778032796">
                <text:p>-4.26910778032796</text:p>
              </table:table-cell>
              <table:table-cell office:value-type="float" office:value="0.195413787279357">
                <text:p>0.195413787279357</text:p>
              </table:table-cell>
              <table:table-cell office:value-type="float" office:value="0.198373299428225">
                <text:p>0.198373299428225</text:p>
              </table:table-cell>
              <table:table-cell office:value-type="float" office:value="-0.457179661997269">
                <text:p>-0.4571796619972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.93546672128">
                <text:p>-2.93546672128</text:p>
              </table:table-cell>
              <table:table-cell office:value-type="float" office:value="-2.95673821016263">
                <text:p>-2.95673821016263</text:p>
              </table:table-cell>
              <table:table-cell office:value-type="float" office:value="-4.03339000600384">
                <text:p>-4.03339000600384</text:p>
              </table:table-cell>
              <table:table-cell office:value-type="float" office:value="0.164102142322276">
                <text:p>0.164102142322276</text:p>
              </table:table-cell>
              <table:table-cell office:value-type="float" office:value="0.166843834890751">
                <text:p>0.166843834890751</text:p>
              </table:table-cell>
              <table:table-cell office:value-type="float" office:value="-0.499688450663287">
                <text:p>-0.4996884506632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.69084450816">
                <text:p>-2.69084450816</text:p>
              </table:table-cell>
              <table:table-cell office:value-type="float" office:value="-2.71211600432021">
                <text:p>-2.71211600432021</text:p>
              </table:table-cell>
              <table:table-cell office:value-type="float" office:value="-3.79767214798751">
                <text:p>-3.79767214798751</text:p>
              </table:table-cell>
              <table:table-cell office:value-type="float" office:value="0.135295428827543">
                <text:p>0.135295428827543</text:p>
              </table:table-cell>
              <table:table-cell office:value-type="float" office:value="0.137819301312599">
                <text:p>0.137819301312599</text:p>
              </table:table-cell>
              <table:table-cell office:value-type="float" office:value="-0.539783488891723">
                <text:p>-0.5397834888917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2.44622229504">
                <text:p>-2.44622229504</text:p>
              </table:table-cell>
              <table:table-cell office:value-type="float" office:value="-2.46749379178242">
                <text:p>-2.46749379178242</text:p>
              </table:table-cell>
              <table:table-cell office:value-type="float" office:value="-3.5619542832758">
                <text:p>-3.5619542832758</text:p>
              </table:table-cell>
              <table:table-cell office:value-type="float" office:value="0.108993646795159">
                <text:p>0.108993646795159</text:p>
              </table:table-cell>
              <table:table-cell office:value-type="float" office:value="0.111299699156553">
                <text:p>0.111299699156553</text:p>
              </table:table-cell>
              <table:table-cell office:value-type="float" office:value="-0.577464776219791">
                <text:p>-0.5774647762197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2.20160008192">
                <text:p>-2.20160008192</text:p>
              </table:table-cell>
              <table:table-cell office:value-type="float" office:value="-2.22287157870899">
                <text:p>-2.22287157870899</text:p>
              </table:table-cell>
              <table:table-cell office:value-type="float" office:value="-3.32623641802846">
                <text:p>-3.32623641802846</text:p>
              </table:table-cell>
              <table:table-cell office:value-type="float" office:value="0.0851967962251237">
                <text:p>0.0851967962251237</text:p>
              </table:table-cell>
              <table:table-cell office:value-type="float" office:value="0.0872850284596371">
                <text:p>0.0872850284596371</text:p>
              </table:table-cell>
              <table:table-cell office:value-type="float" office:value="-0.612732312610469">
                <text:p>-0.6127323126104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9569778688">
                <text:p>-1.9569778688</text:p>
              </table:table-cell>
              <table:table-cell office:value-type="float" office:value="-1.97824936559272">
                <text:p>-1.97824936559272</text:p>
              </table:table-cell>
              <table:table-cell office:value-type="float" office:value="-3.09051855273828">
                <text:p>-3.09051855273828</text:p>
              </table:table-cell>
              <table:table-cell office:value-type="float" office:value="0.0639048771174373">
                <text:p>0.0639048771174373</text:p>
              </table:table-cell>
              <table:table-cell office:value-type="float" office:value="0.0657752892248124">
                <text:p>0.0657752892248124</text:p>
              </table:table-cell>
              <table:table-cell office:value-type="float" office:value="-0.645586098060795">
                <text:p>-0.6455860980607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71235565568">
                <text:p>-1.71235565568</text:p>
              </table:table-cell>
              <table:table-cell office:value-type="float" office:value="-1.73362715247302">
                <text:p>-1.73362715247302</text:p>
              </table:table-cell>
              <table:table-cell office:value-type="float" office:value="-2.85480068744466">
                <text:p>-2.85480068744466</text:p>
              </table:table-cell>
              <table:table-cell office:value-type="float" office:value="0.0451178894720998">
                <text:p>0.0451178894720998</text:p>
              </table:table-cell>
              <table:table-cell office:value-type="float" office:value="0.0467704814523158">
                <text:p>0.0467704814523158</text:p>
              </table:table-cell>
              <table:table-cell office:value-type="float" office:value="-0.676026132570531">
                <text:p>-0.6760261325705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.46773344256">
                <text:p>-1.46773344256</text:p>
              </table:table-cell>
              <table:table-cell office:value-type="float" office:value="-1.48900493935304">
                <text:p>-1.48900493935304</text:p>
              </table:table-cell>
              <table:table-cell office:value-type="float" office:value="-2.61908282215077">
                <text:p>-2.61908282215077</text:p>
              </table:table-cell>
              <table:table-cell office:value-type="float" office:value="0.028835833289111">
                <text:p>0.028835833289111</text:p>
              </table:table-cell>
              <table:table-cell office:value-type="float" office:value="0.0302706051421664">
                <text:p>0.0302706051421664</text:p>
              </table:table-cell>
              <table:table-cell office:value-type="float" office:value="-0.70405241613966">
                <text:p>-0.704052416139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.22311122944">
                <text:p>-1.22311122944</text:p>
              </table:table-cell>
              <table:table-cell office:value-type="float" office:value="-1.24438272623304">
                <text:p>-1.24438272623304</text:p>
              </table:table-cell>
              <table:table-cell office:value-type="float" office:value="-2.38336495685686">
                <text:p>-2.38336495685686</text:p>
              </table:table-cell>
              <table:table-cell office:value-type="float" office:value="0.015058708568471">
                <text:p>0.015058708568471</text:p>
              </table:table-cell>
              <table:table-cell office:value-type="float" office:value="0.0162756602943656">
                <text:p>0.0162756602943656</text:p>
              </table:table-cell>
              <table:table-cell office:value-type="float" office:value="-0.729664948768179">
                <text:p>-0.7296649487681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978489016319998">
                <text:p>-0.978489016319998</text:p>
              </table:table-cell>
              <table:table-cell office:value-type="float" office:value="-0.999760513113043">
                <text:p>-0.999760513113043</text:p>
              </table:table-cell>
              <table:table-cell office:value-type="float" office:value="-2.14764709156295">
                <text:p>-2.14764709156295</text:p>
              </table:table-cell>
              <table:table-cell office:value-type="float" office:value="0.00378651531017982">
                <text:p>0.00378651531017982</text:p>
              </table:table-cell>
              <table:table-cell office:value-type="float" office:value="0.00478564690891364">
                <text:p>0.00478564690891364</text:p>
              </table:table-cell>
              <table:table-cell office:value-type="float" office:value="-0.752863730456088">
                <text:p>-0.7528637304560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733866803199998">
                <text:p>-0.733866803199998</text:p>
              </table:table-cell>
              <table:table-cell office:value-type="float" office:value="-0.755138299993043">
                <text:p>-0.755138299993043</text:p>
              </table:table-cell>
              <table:table-cell office:value-type="float" office:value="-1.91192922626904">
                <text:p>-1.91192922626904</text:p>
              </table:table-cell>
              <table:table-cell office:value-type="float" office:value="-0.00498074648576256">
                <text:p>-0.00498074648576256</text:p>
              </table:table-cell>
              <table:table-cell office:value-type="float" office:value="-0.00419943501418953">
                <text:p>-0.00419943501418953</text:p>
              </table:table-cell>
              <table:table-cell office:value-type="float" office:value="-0.773648761203388">
                <text:p>-0.7736487612033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489244590079998">
                <text:p>-0.489244590079998</text:p>
              </table:table-cell>
              <table:table-cell office:value-type="float" office:value="-0.510516086873043">
                <text:p>-0.510516086873043</text:p>
              </table:table-cell>
              <table:table-cell office:value-type="float" office:value="-1.67621136097512">
                <text:p>-1.67621136097512</text:p>
              </table:table-cell>
              <table:table-cell office:value-type="float" office:value="-0.0112430768193561">
                <text:p>-0.0112430768193561</text:p>
              </table:table-cell>
              <table:table-cell office:value-type="float" office:value="-0.0106795854749439">
                <text:p>-0.0106795854749439</text:p>
              </table:table-cell>
              <table:table-cell office:value-type="float" office:value="-0.792020041010078">
                <text:p>-0.7920200410100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244622376959998">
                <text:p>-0.244622376959998</text:p>
              </table:table-cell>
              <table:table-cell office:value-type="float" office:value="-0.265893873753043">
                <text:p>-0.265893873753043</text:p>
              </table:table-cell>
              <table:table-cell office:value-type="float" office:value="-1.44049349568121">
                <text:p>-1.44049349568121</text:p>
              </table:table-cell>
              <table:table-cell office:value-type="float" office:value="-0.0150004756906009">
                <text:p>-0.0150004756906009</text:p>
              </table:table-cell>
              <table:table-cell office:value-type="float" office:value="-0.0146548044733495">
                <text:p>-0.0146548044733495</text:p>
              </table:table-cell>
              <table:table-cell office:value-type="float" office:value="-0.807977569876159">
                <text:p>-0.8079775698761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212716606330433">
                <text:p>-0.0212716606330433</text:p>
              </table:table-cell>
              <table:table-cell office:value-type="float" office:value="-1.2047756303873">
                <text:p>-1.2047756303873</text:p>
              </table:table-cell>
              <table:table-cell office:value-type="float" office:value="-0.0162529430994969">
                <text:p>-0.0162529430994969</text:p>
              </table:table-cell>
              <table:table-cell office:value-type="float" office:value="-0.0161250920094062">
                <text:p>-0.0161250920094062</text:p>
              </table:table-cell>
              <table:table-cell office:value-type="float" office:value="-0.821521347801629">
                <text:p>-0.8215213478016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170188358344332">
                <text:p>-0.00170188358344332</text:p>
              </table:table-cell>
              <table:table-cell office:value-type="float" office:value="-1.19411020116378">
                <text:p>-1.19411020116378</text:p>
              </table:table-cell>
              <table:table-cell office:value-type="float" office:value="-0.0162529447772185">
                <text:p>-0.0162529447772185</text:p>
              </table:table-cell>
              <table:table-cell office:value-type="float" office:value="-0.0162427165557946">
                <text:p>-0.0162427165557946</text:p>
              </table:table-cell>
              <table:table-cell office:value-type="float" office:value="-0.833803643259171">
                <text:p>-0.8338036432591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13630141947532">
                <text:p>-0.00013630141947532</text:p>
              </table:table-cell>
              <table:table-cell office:value-type="float" office:value="-1.2014489668259">
                <text:p>-1.2014489668259</text:p>
              </table:table-cell>
              <table:table-cell office:value-type="float" office:value="-0.0162529464549401">
                <text:p>-0.0162529464549401</text:p>
              </table:table-cell>
              <table:table-cell office:value-type="float" office:value="-0.0162521280630096">
                <text:p>-0.0162521280630096</text:p>
              </table:table-cell>
              <table:table-cell office:value-type="float" office:value="-0.846068906199278">
                <text:p>-0.8460689061992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110548463578807">
                <text:p>-0.0000110548463578807</text:p>
              </table:table-cell>
              <table:table-cell office:value-type="float" office:value="-1.21022806807887">
                <text:p>-1.21022806807887</text:p>
              </table:table-cell>
              <table:table-cell office:value-type="float" office:value="-0.0162529481326616">
                <text:p>-0.0162529481326616</text:p>
              </table:table-cell>
              <table:table-cell office:value-type="float" office:value="-0.0162528825270906">
                <text:p>-0.0162528825270906</text:p>
              </table:table-cell>
              <table:table-cell office:value-type="float" office:value="-0.858416692617991">
                <text:p>-0.8584166926179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10351205084855">
                <text:p>-0.0000010351205084855</text:p>
              </table:table-cell>
              <table:table-cell office:value-type="float" office:value="-1.21912239617911">
                <text:p>-1.21912239617911</text:p>
              </table:table-cell>
              <table:table-cell office:value-type="float" office:value="-0.0162529498103832">
                <text:p>-0.0162529498103832</text:p>
              </table:table-cell>
              <table:table-cell office:value-type="float" office:value="-0.016252944427721">
                <text:p>-0.016252944427721</text:p>
              </table:table-cell>
              <table:table-cell office:value-type="float" office:value="-0.870854966994991">
                <text:p>-0.8708549669949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233542440533881">
                <text:p>-0.000000233542440533881</text:p>
              </table:table-cell>
              <table:table-cell office:value-type="float" office:value="-1.22802594242713">
                <text:p>-1.22802594242713</text:p>
              </table:table-cell>
              <table:table-cell office:value-type="float" office:value="-0.0162529514881048">
                <text:p>-0.0162529514881048</text:p>
              </table:table-cell>
              <table:table-cell office:value-type="float" office:value="-0.0162529509232753">
                <text:p>-0.0162529509232753</text:p>
              </table:table-cell>
              <table:table-cell office:value-type="float" office:value="-0.883384366488655">
                <text:p>-0.8833843664886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9416195097752">
                <text:p>-0.000000169416195097752</text:p>
              </table:table-cell>
              <table:table-cell office:value-type="float" office:value="-1.23693022612697">
                <text:p>-1.23693022612697</text:p>
              </table:table-cell>
              <table:table-cell office:value-type="float" office:value="-0.0162529531658264">
                <text:p>-0.0162529531658264</text:p>
              </table:table-cell>
              <table:table-cell office:value-type="float" office:value="-0.0162529529864235">
                <text:p>-0.0162529529864235</text:p>
              </table:table-cell>
              <table:table-cell office:value-type="float" office:value="-0.896004942071652">
                <text:p>-0.8960049420716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4286095462862">
                <text:p>-0.000000164286095462862</text:p>
              </table:table-cell>
              <table:table-cell office:value-type="float" office:value="-1.24583456882296">
                <text:p>-1.24583456882296</text:p>
              </table:table-cell>
              <table:table-cell office:value-type="float" office:value="-0.0162529548435479">
                <text:p>-0.0162529548435479</text:p>
              </table:table-cell>
              <table:table-cell office:value-type="float" office:value="-0.0162529546949792">
                <text:p>-0.0162529546949792</text:p>
              </table:table-cell>
              <table:table-cell office:value-type="float" office:value="-0.908716697821796">
                <text:p>-0.9087166978217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75687492071">
                <text:p>-0.000000163875687492071</text:p>
              </table:table-cell>
              <table:table-cell office:value-type="float" office:value="-1.25473891623864">
                <text:p>-1.25473891623864</text:p>
              </table:table-cell>
              <table:table-cell office:value-type="float" office:value="-0.0162529565212695">
                <text:p>-0.0162529565212695</text:p>
              </table:table-cell>
              <table:table-cell office:value-type="float" office:value="-0.0162529563751676">
                <text:p>-0.0162529563751676</text:p>
              </table:table-cell>
              <table:table-cell office:value-type="float" office:value="-0.921519634065311">
                <text:p>-0.9215196340653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42854854407">
                <text:p>-0.000000163842854854407</text:p>
              </table:table-cell>
              <table:table-cell office:value-type="float" office:value="-1.26364326403189">
                <text:p>-1.26364326403189</text:p>
              </table:table-cell>
              <table:table-cell office:value-type="float" office:value="-0.0162529581989911">
                <text:p>-0.0162529581989911</text:p>
              </table:table-cell>
              <table:table-cell office:value-type="float" office:value="-0.0162529580530865">
                <text:p>-0.0162529580530865</text:p>
              </table:table-cell>
              <table:table-cell office:value-type="float" office:value="-0.934413750828296">
                <text:p>-0.9344137508282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40228243394">
                <text:p>-0.000000163840228243394</text:p>
              </table:table-cell>
              <table:table-cell office:value-type="float" office:value="-1.27254761185535">
                <text:p>-1.27254761185535</text:p>
              </table:table-cell>
              <table:table-cell office:value-type="float" office:value="-0.0162529598767127">
                <text:p>-0.0162529598767127</text:p>
              </table:table-cell>
              <table:table-cell office:value-type="float" office:value="-0.0162529597308239">
                <text:p>-0.0162529597308239</text:p>
              </table:table-cell>
              <table:table-cell office:value-type="float" office:value="-0.947399048112839">
                <text:p>-0.9473990481128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40018114513">
                <text:p>-0.000000163840018114513</text:p>
              </table:table-cell>
              <table:table-cell office:value-type="float" office:value="-1.28145195968123">
                <text:p>-1.28145195968123</text:p>
              </table:table-cell>
              <table:table-cell office:value-type="float" office:value="-0.0162529615544342">
                <text:p>-0.0162529615544342</text:p>
              </table:table-cell>
              <table:table-cell office:value-type="float" office:value="-0.0162529614085468">
                <text:p>-0.0162529614085468</text:p>
              </table:table-cell>
              <table:table-cell office:value-type="float" office:value="-0.960475525919106">
                <text:p>-0.9604755259191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40001304203">
                <text:p>-0.000000163840001304203</text:p>
              </table:table-cell>
              <table:table-cell office:value-type="float" office:value="-1.2903563075073">
                <text:p>-1.2903563075073</text:p>
              </table:table-cell>
              <table:table-cell office:value-type="float" office:value="-0.0162529632321558">
                <text:p>-0.0162529632321558</text:p>
              </table:table-cell>
              <table:table-cell office:value-type="float" office:value="-0.0162529630862684">
                <text:p>-0.0162529630862684</text:p>
              </table:table-cell>
              <table:table-cell office:value-type="float" office:value="-0.973643184247112">
                <text:p>-0.9736431842471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959378">
                <text:p>-0.000000163839999959378</text:p>
              </table:table-cell>
              <table:table-cell office:value-type="float" office:value="-1.29926065533338">
                <text:p>-1.29926065533338</text:p>
              </table:table-cell>
              <table:table-cell office:value-type="float" office:value="-0.0162529649098774">
                <text:p>-0.0162529649098774</text:p>
              </table:table-cell>
              <table:table-cell office:value-type="float" office:value="-0.0162529647639901">
                <text:p>-0.0162529647639901</text:p>
              </table:table-cell>
              <table:table-cell office:value-type="float" office:value="-0.986902023096856">
                <text:p>-0.9869020230968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51792">
                <text:p>-0.000000163839999851792</text:p>
              </table:table-cell>
              <table:table-cell office:value-type="float" office:value="-1.30816500315947">
                <text:p>-1.30816500315947</text:p>
              </table:table-cell>
              <table:table-cell office:value-type="float" office:value="-0.016252966587599">
                <text:p>-0.016252966587599</text:p>
              </table:table-cell>
              <table:table-cell office:value-type="float" office:value="-0.0162529664417117">
                <text:p>-0.0162529664417117</text:p>
              </table:table-cell>
              <table:table-cell office:value-type="float" office:value="-1.00025204246834">
                <text:p>-1.000252042468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3185">
                <text:p>-0.000000163839999843185</text:p>
              </table:table-cell>
              <table:table-cell office:value-type="float" office:value="-1.31706935098556">
                <text:p>-1.31706935098556</text:p>
              </table:table-cell>
              <table:table-cell office:value-type="float" office:value="-0.0162529682653205">
                <text:p>-0.0162529682653205</text:p>
              </table:table-cell>
              <table:table-cell office:value-type="float" office:value="-0.0162529681194333">
                <text:p>-0.0162529681194333</text:p>
              </table:table-cell>
              <table:table-cell office:value-type="float" office:value="-1.01369324236156">
                <text:p>-1.013693242361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97">
                <text:p>-0.000000163839999842497</text:p>
              </table:table-cell>
              <table:table-cell office:value-type="float" office:value="-1.32597369881164">
                <text:p>-1.32597369881164</text:p>
              </table:table-cell>
              <table:table-cell office:value-type="float" office:value="-0.0162529699430421">
                <text:p>-0.0162529699430421</text:p>
              </table:table-cell>
              <table:table-cell office:value-type="float" office:value="-0.0162529697971549">
                <text:p>-0.0162529697971549</text:p>
              </table:table-cell>
              <table:table-cell office:value-type="float" office:value="-1.02722562277652">
                <text:p>-1.027225622776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41">
                <text:p>-0.000000163839999842441</text:p>
              </table:table-cell>
              <table:table-cell office:value-type="float" office:value="-1.33487804663773">
                <text:p>-1.33487804663773</text:p>
              </table:table-cell>
              <table:table-cell office:value-type="float" office:value="-0.0162529716207637">
                <text:p>-0.0162529716207637</text:p>
              </table:table-cell>
              <table:table-cell office:value-type="float" office:value="-0.0162529714748764">
                <text:p>-0.0162529714748764</text:p>
              </table:table-cell>
              <table:table-cell office:value-type="float" office:value="-1.04084918371322">
                <text:p>-1.040849183713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34378239446382">
                <text:p>-1.34378239446382</text:p>
              </table:table-cell>
              <table:table-cell office:value-type="float" office:value="-0.0162529732984853">
                <text:p>-0.0162529732984853</text:p>
              </table:table-cell>
              <table:table-cell office:value-type="float" office:value="-0.016252973152598">
                <text:p>-0.016252973152598</text:p>
              </table:table-cell>
              <table:table-cell office:value-type="float" office:value="-1.05456392517166">
                <text:p>-1.054563925171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3526867422899">
                <text:p>-1.3526867422899</text:p>
              </table:table-cell>
              <table:table-cell office:value-type="float" office:value="-0.0162529749762069">
                <text:p>-0.0162529749762069</text:p>
              </table:table-cell>
              <table:table-cell office:value-type="float" office:value="-0.0162529748303196">
                <text:p>-0.0162529748303196</text:p>
              </table:table-cell>
              <table:table-cell office:value-type="float" office:value="-1.06836984715184">
                <text:p>-1.068369847151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36159109011599">
                <text:p>-1.36159109011599</text:p>
              </table:table-cell>
              <table:table-cell office:value-type="float" office:value="-0.0162529766539284">
                <text:p>-0.0162529766539284</text:p>
              </table:table-cell>
              <table:table-cell office:value-type="float" office:value="-0.0162529765080412">
                <text:p>-0.0162529765080412</text:p>
              </table:table-cell>
              <table:table-cell office:value-type="float" office:value="-1.08226694965376">
                <text:p>-1.082266949653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37049543794208">
                <text:p>-1.37049543794208</text:p>
              </table:table-cell>
              <table:table-cell office:value-type="float" office:value="-0.01625297833165">
                <text:p>-0.01625297833165</text:p>
              </table:table-cell>
              <table:table-cell office:value-type="float" office:value="-0.0162529781857628">
                <text:p>-0.0162529781857628</text:p>
              </table:table-cell>
              <table:table-cell office:value-type="float" office:value="-1.09625523267742">
                <text:p>-1.096255232677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37939978576816">
                <text:p>-1.37939978576816</text:p>
              </table:table-cell>
              <table:table-cell office:value-type="float" office:value="-0.0162529800093716">
                <text:p>-0.0162529800093716</text:p>
              </table:table-cell>
              <table:table-cell office:value-type="float" office:value="-0.0162529798634844">
                <text:p>-0.0162529798634844</text:p>
              </table:table-cell>
              <table:table-cell office:value-type="float" office:value="-1.11033469622282">
                <text:p>-1.110334696222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38830413359425">
                <text:p>-1.38830413359425</text:p>
              </table:table-cell>
              <table:table-cell office:value-type="float" office:value="-0.0162529816870932">
                <text:p>-0.0162529816870932</text:p>
              </table:table-cell>
              <table:table-cell office:value-type="float" office:value="-0.016252981541206">
                <text:p>-0.016252981541206</text:p>
              </table:table-cell>
              <table:table-cell office:value-type="float" office:value="-1.12450534028995">
                <text:p>-1.124505340289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39720848142034">
                <text:p>-1.39720848142034</text:p>
              </table:table-cell>
              <table:table-cell office:value-type="float" office:value="-0.0162529833648147">
                <text:p>-0.0162529833648147</text:p>
              </table:table-cell>
              <table:table-cell office:value-type="float" office:value="-0.0162529832189276">
                <text:p>-0.0162529832189276</text:p>
              </table:table-cell>
              <table:table-cell office:value-type="float" office:value="-1.13876716487883">
                <text:p>-1.138767164878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40611282924642">
                <text:p>-1.40611282924642</text:p>
              </table:table-cell>
              <table:table-cell office:value-type="float" office:value="-0.0162529850425363">
                <text:p>-0.0162529850425363</text:p>
              </table:table-cell>
              <table:table-cell office:value-type="float" office:value="-0.0162529848966492">
                <text:p>-0.0162529848966492</text:p>
              </table:table-cell>
              <table:table-cell office:value-type="float" office:value="-1.15312016998944">
                <text:p>-1.153120169989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41501717707251">
                <text:p>-1.41501717707251</text:p>
              </table:table-cell>
              <table:table-cell office:value-type="float" office:value="-0.0162529867202579">
                <text:p>-0.0162529867202579</text:p>
              </table:table-cell>
              <table:table-cell office:value-type="float" office:value="-0.0162529865743708">
                <text:p>-0.0162529865743708</text:p>
              </table:table-cell>
              <table:table-cell office:value-type="float" office:value="-1.16756435562179">
                <text:p>-1.167564355621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4239215248986">
                <text:p>-1.4239215248986</text:p>
              </table:table-cell>
              <table:table-cell office:value-type="float" office:value="-0.0162529883979795">
                <text:p>-0.0162529883979795</text:p>
              </table:table-cell>
              <table:table-cell office:value-type="float" office:value="-0.0162529882520924">
                <text:p>-0.0162529882520924</text:p>
              </table:table-cell>
              <table:table-cell office:value-type="float" office:value="-1.18209972177588">
                <text:p>-1.182099721775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43282587272469">
                <text:p>-1.43282587272469</text:p>
              </table:table-cell>
              <table:table-cell office:value-type="float" office:value="-0.016252990075701">
                <text:p>-0.016252990075701</text:p>
              </table:table-cell>
              <table:table-cell office:value-type="float" office:value="-0.016252989929814">
                <text:p>-0.016252989929814</text:p>
              </table:table-cell>
              <table:table-cell office:value-type="float" office:value="-1.19672626845172">
                <text:p>-1.196726268451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44173022055077">
                <text:p>-1.44173022055077</text:p>
              </table:table-cell>
              <table:table-cell office:value-type="float" office:value="-0.0162529917534226">
                <text:p>-0.0162529917534226</text:p>
              </table:table-cell>
              <table:table-cell office:value-type="float" office:value="-0.0162529916075356">
                <text:p>-0.0162529916075356</text:p>
              </table:table-cell>
              <table:table-cell office:value-type="float" office:value="-1.21144399564929">
                <text:p>-1.211443995649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45063456837686">
                <text:p>-1.45063456837686</text:p>
              </table:table-cell>
              <table:table-cell office:value-type="float" office:value="-0.0162529934311442">
                <text:p>-0.0162529934311442</text:p>
              </table:table-cell>
              <table:table-cell office:value-type="float" office:value="-0.0162529932852572">
                <text:p>-0.0162529932852572</text:p>
              </table:table-cell>
              <table:table-cell office:value-type="float" office:value="-1.2262529033686">
                <text:p>-1.22625290336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45953891620295">
                <text:p>-1.45953891620295</text:p>
              </table:table-cell>
              <table:table-cell office:value-type="float" office:value="-0.0162529951088658">
                <text:p>-0.0162529951088658</text:p>
              </table:table-cell>
              <table:table-cell office:value-type="float" office:value="-0.0162529949629788">
                <text:p>-0.0162529949629788</text:p>
              </table:table-cell>
              <table:table-cell office:value-type="float" office:value="-1.24115299160964">
                <text:p>-1.241152991609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46844326402903">
                <text:p>-1.46844326402903</text:p>
              </table:table-cell>
              <table:table-cell office:value-type="float" office:value="-0.0162529967865873">
                <text:p>-0.0162529967865873</text:p>
              </table:table-cell>
              <table:table-cell office:value-type="float" office:value="-0.0162529966407004">
                <text:p>-0.0162529966407004</text:p>
              </table:table-cell>
              <table:table-cell office:value-type="float" office:value="-1.25614426037243">
                <text:p>-1.256144260372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47734761185512">
                <text:p>-1.47734761185512</text:p>
              </table:table-cell>
              <table:table-cell office:value-type="float" office:value="-0.0162529984643089">
                <text:p>-0.0162529984643089</text:p>
              </table:table-cell>
              <table:table-cell office:value-type="float" office:value="-0.016252998318422">
                <text:p>-0.016252998318422</text:p>
              </table:table-cell>
              <table:table-cell office:value-type="float" office:value="-1.27122670965696">
                <text:p>-1.271226709656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48625195968121">
                <text:p>-1.48625195968121</text:p>
              </table:table-cell>
              <table:table-cell office:value-type="float" office:value="-0.0162530001420305">
                <text:p>-0.0162530001420305</text:p>
              </table:table-cell>
              <table:table-cell office:value-type="float" office:value="-0.0162529999961436">
                <text:p>-0.0162529999961436</text:p>
              </table:table-cell>
              <table:table-cell office:value-type="float" office:value="-1.28640033946322">
                <text:p>-1.286400339463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49515630750729">
                <text:p>-1.49515630750729</text:p>
              </table:table-cell>
              <table:table-cell office:value-type="float" office:value="-0.0162530018197521">
                <text:p>-0.0162530018197521</text:p>
              </table:table-cell>
              <table:table-cell office:value-type="float" office:value="-0.0162530016738652">
                <text:p>-0.0162530016738652</text:p>
              </table:table-cell>
              <table:table-cell office:value-type="float" office:value="-1.30166514979123">
                <text:p>-1.301665149791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50406065533338">
                <text:p>-1.50406065533338</text:p>
              </table:table-cell>
              <table:table-cell office:value-type="float" office:value="-0.0162530034974736">
                <text:p>-0.0162530034974736</text:p>
              </table:table-cell>
              <table:table-cell office:value-type="float" office:value="-0.0162530033515868">
                <text:p>-0.0162530033515868</text:p>
              </table:table-cell>
              <table:table-cell office:value-type="float" office:value="-1.31702114064097">
                <text:p>-1.317021140640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51296500315947">
                <text:p>-1.51296500315947</text:p>
              </table:table-cell>
              <table:table-cell office:value-type="float" office:value="-0.0162530051751952">
                <text:p>-0.0162530051751952</text:p>
              </table:table-cell>
              <table:table-cell office:value-type="float" office:value="-0.0162530050293084">
                <text:p>-0.0162530050293084</text:p>
              </table:table-cell>
              <table:table-cell office:value-type="float" office:value="-1.33246831201246">
                <text:p>-1.332468312012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52186935098555">
                <text:p>-1.52186935098555</text:p>
              </table:table-cell>
              <table:table-cell office:value-type="float" office:value="-0.0162530068529168">
                <text:p>-0.0162530068529168</text:p>
              </table:table-cell>
              <table:table-cell office:value-type="float" office:value="-0.01625300670703">
                <text:p>-0.01625300670703</text:p>
              </table:table-cell>
              <table:table-cell office:value-type="float" office:value="-1.34800666390568">
                <text:p>-1.348006663905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53077369881164">
                <text:p>-1.53077369881164</text:p>
              </table:table-cell>
              <table:table-cell office:value-type="float" office:value="-0.0162530085306384">
                <text:p>-0.0162530085306384</text:p>
              </table:table-cell>
              <table:table-cell office:value-type="float" office:value="-0.0162530083847516">
                <text:p>-0.0162530083847516</text:p>
              </table:table-cell>
              <table:table-cell office:value-type="float" office:value="-1.36363619632064">
                <text:p>-1.363636196320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53967804663773">
                <text:p>-1.53967804663773</text:p>
              </table:table-cell>
              <table:table-cell office:value-type="float" office:value="-0.01625301020836">
                <text:p>-0.01625301020836</text:p>
              </table:table-cell>
              <table:table-cell office:value-type="float" office:value="-0.0162530100624732">
                <text:p>-0.0162530100624732</text:p>
              </table:table-cell>
              <table:table-cell office:value-type="float" office:value="-1.37935690925734">
                <text:p>-1.379356909257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54858239446381">
                <text:p>-1.54858239446381</text:p>
              </table:table-cell>
              <table:table-cell office:value-type="float" office:value="-0.0162530118860815">
                <text:p>-0.0162530118860815</text:p>
              </table:table-cell>
              <table:table-cell office:value-type="float" office:value="-0.0162530117401948">
                <text:p>-0.0162530117401948</text:p>
              </table:table-cell>
              <table:table-cell office:value-type="float" office:value="-1.39516880271578">
                <text:p>-1.395168802715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5574867422899">
                <text:p>-1.5574867422899</text:p>
              </table:table-cell>
              <table:table-cell office:value-type="float" office:value="-0.0162530135638031">
                <text:p>-0.0162530135638031</text:p>
              </table:table-cell>
              <table:table-cell office:value-type="float" office:value="-0.0162530134179164">
                <text:p>-0.0162530134179164</text:p>
              </table:table-cell>
              <table:table-cell office:value-type="float" office:value="-1.41107187669596">
                <text:p>-1.411071876695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56639109011599">
                <text:p>-1.56639109011599</text:p>
              </table:table-cell>
              <table:table-cell office:value-type="float" office:value="-0.0162530152415247">
                <text:p>-0.0162530152415247</text:p>
              </table:table-cell>
              <table:table-cell office:value-type="float" office:value="-0.016253015095638">
                <text:p>-0.016253015095638</text:p>
              </table:table-cell>
              <table:table-cell office:value-type="float" office:value="-1.42706613119788">
                <text:p>-1.427066131197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57529543794207">
                <text:p>-1.57529543794207</text:p>
              </table:table-cell>
              <table:table-cell office:value-type="float" office:value="-0.0162530169192463">
                <text:p>-0.0162530169192463</text:p>
              </table:table-cell>
              <table:table-cell office:value-type="float" office:value="-0.0162530167733596">
                <text:p>-0.0162530167733596</text:p>
              </table:table-cell>
              <table:table-cell office:value-type="float" office:value="-1.44315156622154">
                <text:p>-1.443151566221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58419978576816">
                <text:p>-1.58419978576816</text:p>
              </table:table-cell>
              <table:table-cell office:value-type="float" office:value="-0.0162530185969678">
                <text:p>-0.0162530185969678</text:p>
              </table:table-cell>
              <table:table-cell office:value-type="float" office:value="-0.0162530184510812">
                <text:p>-0.0162530184510812</text:p>
              </table:table-cell>
              <table:table-cell office:value-type="float" office:value="-1.45932818176693">
                <text:p>-1.4593281817669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59310413359425">
                <text:p>-1.59310413359425</text:p>
              </table:table-cell>
              <table:table-cell office:value-type="float" office:value="-0.0162530202746894">
                <text:p>-0.0162530202746894</text:p>
              </table:table-cell>
              <table:table-cell office:value-type="float" office:value="-0.0162530201288028">
                <text:p>-0.0162530201288028</text:p>
              </table:table-cell>
              <table:table-cell office:value-type="float" office:value="-1.47559597783407">
                <text:p>-1.475595977834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60200848142034">
                <text:p>-1.60200848142034</text:p>
              </table:table-cell>
              <table:table-cell office:value-type="float" office:value="-0.016253021952411">
                <text:p>-0.016253021952411</text:p>
              </table:table-cell>
              <table:table-cell office:value-type="float" office:value="-0.0162530218065244">
                <text:p>-0.0162530218065244</text:p>
              </table:table-cell>
              <table:table-cell office:value-type="float" office:value="-1.49195495442294">
                <text:p>-1.491954954422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61091282924642">
                <text:p>-1.61091282924642</text:p>
              </table:table-cell>
              <table:table-cell office:value-type="float" office:value="-0.0162530236301326">
                <text:p>-0.0162530236301326</text:p>
              </table:table-cell>
              <table:table-cell office:value-type="float" office:value="-0.016253023484246">
                <text:p>-0.016253023484246</text:p>
              </table:table-cell>
              <table:table-cell office:value-type="float" office:value="-1.50840511153356">
                <text:p>-1.508405111533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61981717707251">
                <text:p>-1.61981717707251</text:p>
              </table:table-cell>
              <table:table-cell office:value-type="float" office:value="-0.0162530253078541">
                <text:p>-0.0162530253078541</text:p>
              </table:table-cell>
              <table:table-cell office:value-type="float" office:value="-0.0162530251619676">
                <text:p>-0.0162530251619676</text:p>
              </table:table-cell>
              <table:table-cell office:value-type="float" office:value="-1.52494644916591">
                <text:p>-1.524946449165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6287215248986">
                <text:p>-1.6287215248986</text:p>
              </table:table-cell>
              <table:table-cell office:value-type="float" office:value="-0.0162530269855757">
                <text:p>-0.0162530269855757</text:p>
              </table:table-cell>
              <table:table-cell office:value-type="float" office:value="-0.0162530268396892">
                <text:p>-0.0162530268396892</text:p>
              </table:table-cell>
              <table:table-cell office:value-type="float" office:value="-1.54157896732">
                <text:p>-1.541578967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63762587272468">
                <text:p>-1.63762587272468</text:p>
              </table:table-cell>
              <table:table-cell office:value-type="float" office:value="-0.0162530286632973">
                <text:p>-0.0162530286632973</text:p>
              </table:table-cell>
              <table:table-cell office:value-type="float" office:value="-0.0162530285174107">
                <text:p>-0.0162530285174107</text:p>
              </table:table-cell>
              <table:table-cell office:value-type="float" office:value="-1.55830266599583">
                <text:p>-1.558302665995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64653022055077">
                <text:p>-1.64653022055077</text:p>
              </table:table-cell>
              <table:table-cell office:value-type="float" office:value="-0.0162530303410189">
                <text:p>-0.0162530303410189</text:p>
              </table:table-cell>
              <table:table-cell office:value-type="float" office:value="-0.0162530301951323">
                <text:p>-0.0162530301951323</text:p>
              </table:table-cell>
              <table:table-cell office:value-type="float" office:value="-1.5751175451934">
                <text:p>-1.57511754519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65543456837686">
                <text:p>-1.65543456837686</text:p>
              </table:table-cell>
              <table:table-cell office:value-type="float" office:value="-0.0162530320187404">
                <text:p>-0.0162530320187404</text:p>
              </table:table-cell>
              <table:table-cell office:value-type="float" office:value="-0.0162530318728539">
                <text:p>-0.0162530318728539</text:p>
              </table:table-cell>
              <table:table-cell office:value-type="float" office:value="-1.59202360491271">
                <text:p>-1.592023604912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66433891620294">
                <text:p>-1.66433891620294</text:p>
              </table:table-cell>
              <table:table-cell office:value-type="float" office:value="-0.016253033696462">
                <text:p>-0.016253033696462</text:p>
              </table:table-cell>
              <table:table-cell office:value-type="float" office:value="-0.0162530335505755">
                <text:p>-0.0162530335505755</text:p>
              </table:table-cell>
              <table:table-cell office:value-type="float" office:value="-1.60902084515376">
                <text:p>-1.609020845153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67324326402903">
                <text:p>-1.67324326402903</text:p>
              </table:table-cell>
              <table:table-cell office:value-type="float" office:value="-0.0162530353741836">
                <text:p>-0.0162530353741836</text:p>
              </table:table-cell>
              <table:table-cell office:value-type="float" office:value="-0.0162530352282971">
                <text:p>-0.0162530352282971</text:p>
              </table:table-cell>
              <table:table-cell office:value-type="float" office:value="-1.62610926591655">
                <text:p>-1.626109265916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68214761185512">
                <text:p>-1.68214761185512</text:p>
              </table:table-cell>
              <table:table-cell office:value-type="float" office:value="-0.0162530370519052">
                <text:p>-0.0162530370519052</text:p>
              </table:table-cell>
              <table:table-cell office:value-type="float" office:value="-0.0162530369060187">
                <text:p>-0.0162530369060187</text:p>
              </table:table-cell>
              <table:table-cell office:value-type="float" office:value="-1.64328886720108">
                <text:p>-1.643288867201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6910519596812">
                <text:p>-1.6910519596812</text:p>
              </table:table-cell>
              <table:table-cell office:value-type="float" office:value="-0.0162530387296267">
                <text:p>-0.0162530387296267</text:p>
              </table:table-cell>
              <table:table-cell office:value-type="float" office:value="-0.0162530385837403">
                <text:p>-0.0162530385837403</text:p>
              </table:table-cell>
              <table:table-cell office:value-type="float" office:value="-1.66055964900734">
                <text:p>-1.660559649007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69995630750729">
                <text:p>-1.69995630750729</text:p>
              </table:table-cell>
              <table:table-cell office:value-type="float" office:value="-0.0162530404073483">
                <text:p>-0.0162530404073483</text:p>
              </table:table-cell>
              <table:table-cell office:value-type="float" office:value="-0.0162530402614619">
                <text:p>-0.0162530402614619</text:p>
              </table:table-cell>
              <table:table-cell office:value-type="float" office:value="-1.67792161133535">
                <text:p>-1.677921611335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70886065533338">
                <text:p>-1.70886065533338</text:p>
              </table:table-cell>
              <table:table-cell office:value-type="float" office:value="-0.0162530420850699">
                <text:p>-0.0162530420850699</text:p>
              </table:table-cell>
              <table:table-cell office:value-type="float" office:value="-0.0162530419391835">
                <text:p>-0.0162530419391835</text:p>
              </table:table-cell>
              <table:table-cell office:value-type="float" office:value="-1.69537475418509">
                <text:p>-1.6953747541850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71776500315946">
                <text:p>-1.71776500315946</text:p>
              </table:table-cell>
              <table:table-cell office:value-type="float" office:value="-0.0162530437627915">
                <text:p>-0.0162530437627915</text:p>
              </table:table-cell>
              <table:table-cell office:value-type="float" office:value="-0.0162530436169051">
                <text:p>-0.0162530436169051</text:p>
              </table:table-cell>
              <table:table-cell office:value-type="float" office:value="-1.71291907755658">
                <text:p>-1.712919077556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72666935098555">
                <text:p>-1.72666935098555</text:p>
              </table:table-cell>
              <table:table-cell office:value-type="float" office:value="-0.0162530454405131">
                <text:p>-0.0162530454405131</text:p>
              </table:table-cell>
              <table:table-cell office:value-type="float" office:value="-0.0162530452946267">
                <text:p>-0.0162530452946267</text:p>
              </table:table-cell>
              <table:table-cell office:value-type="float" office:value="-1.7305545814498">
                <text:p>-1.730554581449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73557369881164">
                <text:p>-1.73557369881164</text:p>
              </table:table-cell>
              <table:table-cell office:value-type="float" office:value="-0.0162530471182346">
                <text:p>-0.0162530471182346</text:p>
              </table:table-cell>
              <table:table-cell office:value-type="float" office:value="-0.0162530469723483">
                <text:p>-0.0162530469723483</text:p>
              </table:table-cell>
              <table:table-cell office:value-type="float" office:value="-1.74828126586476">
                <text:p>-1.748281265864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74447804663772">
                <text:p>-1.74447804663772</text:p>
              </table:table-cell>
              <table:table-cell office:value-type="float" office:value="-0.0162530487959562">
                <text:p>-0.0162530487959562</text:p>
              </table:table-cell>
              <table:table-cell office:value-type="float" office:value="-0.0162530486500699">
                <text:p>-0.0162530486500699</text:p>
              </table:table-cell>
              <table:table-cell office:value-type="float" office:value="-1.76609913080146">
                <text:p>-1.766099130801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75338239446381">
                <text:p>-1.75338239446381</text:p>
              </table:table-cell>
              <table:table-cell office:value-type="float" office:value="-0.0162530504736778">
                <text:p>-0.0162530504736778</text:p>
              </table:table-cell>
              <table:table-cell office:value-type="float" office:value="-0.0162530503277915">
                <text:p>-0.0162530503277915</text:p>
              </table:table-cell>
              <table:table-cell office:value-type="float" office:value="-1.7840081762599">
                <text:p>-1.78400817625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7622867422899">
                <text:p>-1.7622867422899</text:p>
              </table:table-cell>
              <table:table-cell office:value-type="float" office:value="-0.0162530521513994">
                <text:p>-0.0162530521513994</text:p>
              </table:table-cell>
              <table:table-cell office:value-type="float" office:value="-0.0162530520055131">
                <text:p>-0.0162530520055131</text:p>
              </table:table-cell>
              <table:table-cell office:value-type="float" office:value="-1.80200840224008">
                <text:p>-1.802008402240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77119109011599">
                <text:p>-1.77119109011599</text:p>
              </table:table-cell>
              <table:table-cell office:value-type="float" office:value="-0.0162530538291209">
                <text:p>-0.0162530538291209</text:p>
              </table:table-cell>
              <table:table-cell office:value-type="float" office:value="-0.0162530536832347">
                <text:p>-0.0162530536832347</text:p>
              </table:table-cell>
              <table:table-cell office:value-type="float" office:value="-1.820099808742">
                <text:p>-1.8200998087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78009543794207">
                <text:p>-1.78009543794207</text:p>
              </table:table-cell>
              <table:table-cell office:value-type="float" office:value="-0.0162530555068425">
                <text:p>-0.0162530555068425</text:p>
              </table:table-cell>
              <table:table-cell office:value-type="float" office:value="-0.0162530553609563">
                <text:p>-0.0162530553609563</text:p>
              </table:table-cell>
              <table:table-cell office:value-type="float" office:value="-1.83828239576565">
                <text:p>-1.838282395765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00000163839997846527">
                <text:p>-0.000000163839997846527</text:p>
              </table:table-cell>
              <table:table-cell office:value-type="float" office:value="-0.000000163839999842437">
                <text:p>-0.000000163839999842437</text:p>
              </table:table-cell>
              <table:table-cell office:value-type="float" office:value="-1.78899978576816">
                <text:p>-1.78899978576816</text:p>
              </table:table-cell>
              <table:table-cell office:value-type="float" office:value="-0.0162530571845641">
                <text:p>-0.0162530571845641</text:p>
              </table:table-cell>
              <table:table-cell office:value-type="float" office:value="-0.0162530570386779">
                <text:p>-0.0162530570386779</text:p>
              </table:table-cell>
              <table:table-cell office:value-type="float" office:value="-1.85655616331105">
                <text:p>-1.856556163311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3.952cm" style:legend-expansion="high" chart:style-name="ch2"/>
        <chart:plot-area chart:style-name="ch3" table:cell-range-address="Tabelle2.C4:Tabelle2.D27" svg:x="0.32cm" svg:y="0.18cm" svg:width="12.693cm" svg:height="8.64cm">
          <chartooo:coordinate-region svg:x="1.047cm" svg:y="0.38cm" svg:width="11.77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2.C4:Tabelle2.C27" chart:class="chart:line">
            <chart:data-point chart:repeated="24"/>
          </chart:series>
          <chart:series chart:style-name="ch7" chart:values-cell-range-address="Tabelle2.D4:Tabelle2.D27" chart:class="chart:line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2.C4:Tabelle2.C27</svg:desc>
                </draw:g>
              </table:table-cell>
              <table:table-cell office:value-type="float" office:value="0">
                <text:p>0</text:p>
                <draw:g>
                  <svg:desc>Tabelle2.D4:Tabelle2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6">
                <text:p>0.3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4">
                <text:p>0.504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616">
                <text:p>0.5616</text:p>
              </table:table-cell>
              <table:table-cell office:value-type="float" office:value="0.4016">
                <text:p>0.4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464">
                <text:p>0.58464</text:p>
              </table:table-cell>
              <table:table-cell office:value-type="float" office:value="0.42464">
                <text:p>0.424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93856">
                <text:p>0.593856</text:p>
              </table:table-cell>
              <table:table-cell office:value-type="float" office:value="0.433856">
                <text:p>0.4338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975424">
                <text:p>0.5975424</text:p>
              </table:table-cell>
              <table:table-cell office:value-type="float" office:value="0.4375424">
                <text:p>0.43754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901696">
                <text:p>0.59901696</text:p>
              </table:table-cell>
              <table:table-cell office:value-type="float" office:value="0.43901696">
                <text:p>0.439016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9606784">
                <text:p>0.599606784</text:p>
              </table:table-cell>
              <table:table-cell office:value-type="float" office:value="0.439606784">
                <text:p>0.4396067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98427136">
                <text:p>0.5998427136</text:p>
              </table:table-cell>
              <table:table-cell office:value-type="float" office:value="0.4398427136">
                <text:p>0.4398427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993708544">
                <text:p>0.59993708544</text:p>
              </table:table-cell>
              <table:table-cell office:value-type="float" office:value="0.43993708544">
                <text:p>0.439937085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9974834176">
                <text:p>0.599974834176</text:p>
              </table:table-cell>
              <table:table-cell office:value-type="float" office:value="0.439974834176">
                <text:p>0.4399748341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999899336704">
                <text:p>0.5999899336704</text:p>
              </table:table-cell>
              <table:table-cell office:value-type="float" office:value="0.4399899336704">
                <text:p>0.43998993367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9999597346816">
                <text:p>0.59999597346816</text:p>
              </table:table-cell>
              <table:table-cell office:value-type="float" office:value="0.43999597346816">
                <text:p>0.439995973468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99998389387264">
                <text:p>0.599998389387264</text:p>
              </table:table-cell>
              <table:table-cell office:value-type="float" office:value="0.439998389387264">
                <text:p>0.4399983893872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99999355754906">
                <text:p>0.599999355754906</text:p>
              </table:table-cell>
              <table:table-cell office:value-type="float" office:value="0.439999355754906">
                <text:p>0.4399993557549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9999742301962">
                <text:p>0.599999742301962</text:p>
              </table:table-cell>
              <table:table-cell office:value-type="float" office:value="0.439999742301962">
                <text:p>0.4399997423019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99999896920785">
                <text:p>0.599999896920785</text:p>
              </table:table-cell>
              <table:table-cell office:value-type="float" office:value="0.439999896920785">
                <text:p>0.4399998969207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99999958768314">
                <text:p>0.599999958768314</text:p>
              </table:table-cell>
              <table:table-cell office:value-type="float" office:value="0.439999958768314">
                <text:p>0.4399999587683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99999983507326">
                <text:p>0.599999983507326</text:p>
              </table:table-cell>
              <table:table-cell office:value-type="float" office:value="0.439999983507326">
                <text:p>0.4399999835073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9999999340293">
                <text:p>0.59999999340293</text:p>
              </table:table-cell>
              <table:table-cell office:value-type="float" office:value="0.43999999340293">
                <text:p>0.439999993402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99999997361172">
                <text:p>0.599999997361172</text:p>
              </table:table-cell>
              <table:table-cell office:value-type="float" office:value="0.439999997361172">
                <text:p>0.4399999973611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99999998944469">
                <text:p>0.599999998944469</text:p>
              </table:table-cell>
              <table:table-cell office:value-type="float" office:value="0.439999998944469">
                <text:p>0.4399999989444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99999999577788">
                <text:p>0.599999999577788</text:p>
              </table:table-cell>
              <table:table-cell office:value-type="float" office:value="0.439999999577788">
                <text:p>0.4399999995777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